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2.425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3.452cm"/>
    </style:style>
    <style:style style:name="co6" style:family="table-column">
      <style:table-column-properties fo:break-before="auto" style:column-width="3.591cm"/>
    </style:style>
    <style:style style:name="co7" style:family="table-column">
      <style:table-column-properties fo:break-before="auto" style:column-width="5.948cm"/>
    </style:style>
    <style:style style:name="co8" style:family="table-column">
      <style:table-column-properties fo:break-before="auto" style:column-width="3.032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3.138cm"/>
    </style:style>
    <style:style style:name="co11" style:family="table-column">
      <style:table-column-properties fo:break-before="auto" style:column-width="4.013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1.877cm"/>
    </style:style>
    <style:style style:name="co14" style:family="table-column">
      <style:table-column-properties fo:break-before="auto" style:column-width="3.919cm"/>
    </style:style>
    <style:style style:name="co15" style:family="table-column">
      <style:table-column-properties fo:break-before="auto" style:column-width="6.851cm"/>
    </style:style>
    <style:style style:name="co16" style:family="table-column">
      <style:table-column-properties fo:break-before="auto" style:column-width="2.092cm"/>
    </style:style>
    <style:style style:name="co17" style:family="table-column">
      <style:table-column-properties fo:break-before="auto" style:column-width="3.854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997cm" fo:break-before="auto" style:use-optimal-row-height="true"/>
    </style:style>
    <style:style style:name="ro3" style:family="table-row">
      <style:table-row-properties style:row-height="1.506cm" fo:break-before="auto" style:use-optimal-row-height="true"/>
    </style:style>
    <style:style style:name="ro4" style:family="table-row">
      <style:table-row-properties style:row-height="3.941cm" fo:break-before="auto" style:use-optimal-row-height="true"/>
    </style:style>
    <style:style style:name="ro5" style:family="table-row">
      <style:table-row-properties style:row-height="2.974cm" fo:break-before="auto" style:use-optimal-row-height="true"/>
    </style:style>
    <style:style style:name="ro6" style:family="table-row">
      <style:table-row-properties style:row-height="1.99cm" fo:break-before="auto" style:use-optimal-row-height="true"/>
    </style:style>
    <style:style style:name="ro7" style:family="table-row">
      <style:table-row-properties style:row-height="2.485cm" fo:break-before="auto" style:use-optimal-row-height="true"/>
    </style:style>
    <style:style style:name="ro8" style:family="table-row">
      <style:table-row-properties style:row-height="4.441cm" fo:break-before="auto" style:use-optimal-row-height="true"/>
    </style:style>
    <style:style style:name="ro9" style:family="table-row">
      <style:table-row-properties style:row-height="1.02cm" fo:break-before="auto" style:use-optimal-row-height="true"/>
    </style:style>
    <style:style style:name="ro10" style:family="table-row">
      <style:table-row-properties style:row-height="8.841cm" fo:break-before="auto" style:use-optimal-row-height="true"/>
    </style:style>
    <style:style style:name="ro11" style:family="table-row">
      <style:table-row-properties style:row-height="3.457cm" fo:break-before="auto" style:use-optimal-row-height="true"/>
    </style:style>
    <style:style style:name="ro12" style:family="table-row">
      <style:table-row-properties style:row-height="19.105cm" fo:break-before="auto" style:use-optimal-row-height="true"/>
    </style:style>
    <style:style style:name="ro13" style:family="table-row">
      <style:table-row-properties style:row-height="42.097cm" fo:break-before="auto" style:use-optimal-row-height="true"/>
    </style:style>
    <style:style style:name="ro14" style:family="table-row">
      <style:table-row-properties style:row-height="0.501cm" fo:break-before="auto" style:use-optimal-row-height="true"/>
    </style:style>
    <style:style style:name="ro15" style:family="table-row">
      <style:table-row-properties style:row-height="12.749cm" fo:break-before="auto" style:use-optimal-row-height="true"/>
    </style:style>
    <style:style style:name="ro16" style:family="table-row">
      <style:table-row-properties style:row-height="7.862cm" fo:break-before="auto" style:use-optimal-row-height="true"/>
    </style:style>
    <style:style style:name="ro17" style:family="table-row">
      <style:table-row-properties style:row-height="5.408cm" fo:break-before="auto" style:use-optimal-row-height="true"/>
    </style:style>
    <style:style style:name="ro18" style:family="table-row">
      <style:table-row-properties style:row-height="10.296cm" fo:break-before="auto" style:use-optimal-row-height="true"/>
    </style:style>
    <style:style style:name="ro19" style:family="table-row">
      <style:table-row-properties style:row-height="1.023cm" fo:break-before="auto" style:use-optimal-row-height="true"/>
    </style:style>
    <style:style style:name="ro20" style:family="table-row">
      <style:table-row-properties style:row-height="2.646cm" fo:break-before="auto" style:use-optimal-row-height="true"/>
    </style:style>
    <style:style style:name="ro21" style:family="table-row">
      <style:table-row-properties style:row-height="2.782cm" fo:break-before="auto" style:use-optimal-row-height="true"/>
    </style:style>
    <style:style style:name="ro22" style:family="table-row">
      <style:table-row-properties style:row-height="4.925cm" fo:break-before="auto" style:use-optimal-row-height="true"/>
    </style:style>
    <style:style style:name="ro23" style:family="table-row">
      <style:table-row-properties style:row-height="1.87cm" fo:break-before="auto" style:use-optimal-row-height="true"/>
    </style:style>
    <style:style style:name="ro24" style:family="table-row">
      <style:table-row-properties style:row-height="2.762cm" fo:break-before="auto" style:use-optimal-row-height="true"/>
    </style:style>
    <style:style style:name="ro25" style:family="table-row">
      <style:table-row-properties style:row-height="1.815cm" fo:break-before="auto" style:use-optimal-row-height="true"/>
    </style:style>
    <style:style style:name="ro26" style:family="table-row">
      <style:table-row-properties style:row-height="2.357cm" fo:break-before="auto" style:use-optimal-row-height="true"/>
    </style:style>
    <style:style style:name="ro27" style:family="table-row">
      <style:table-row-properties style:row-height="1.371cm" fo:break-before="auto" style:use-optimal-row-height="true"/>
    </style:style>
    <style:style style:name="ro28" style:family="table-row">
      <style:table-row-properties style:row-height="2.26cm" fo:break-before="auto" style:use-optimal-row-height="true"/>
    </style:style>
    <style:style style:name="ro29" style:family="table-row">
      <style:table-row-properties style:row-height="3.69cm" fo:break-before="auto" style:use-optimal-row-height="true"/>
    </style:style>
    <style:style style:name="ro30" style:family="table-row">
      <style:table-row-properties style:row-height="2.82cm" fo:break-before="auto" style:use-optimal-row-height="true"/>
    </style:style>
    <style:style style:name="ro31" style:family="table-row">
      <style:table-row-properties style:row-height="3.168cm" fo:break-before="auto" style:use-optimal-row-height="true"/>
    </style:style>
    <style:style style:name="ro32" style:family="table-row">
      <style:table-row-properties style:row-height="2.24cm" fo:break-before="auto" style:use-optimal-row-height="true"/>
    </style:style>
    <style:style style:name="ro33" style:family="table-row">
      <style:table-row-properties style:row-height="1.189cm" fo:break-before="auto" style:use-optimal-row-height="true"/>
    </style:style>
    <style:style style:name="ro34" style:family="table-row">
      <style:table-row-properties style:row-height="3.974cm" fo:break-before="auto" style:use-optimal-row-height="true"/>
    </style:style>
    <style:style style:name="ro35" style:family="table-row">
      <style:table-row-properties style:row-height="4.096cm" fo:break-before="auto" style:use-optimal-row-height="true"/>
    </style:style>
    <style:style style:name="ro36" style:family="table-row">
      <style:table-row-properties style:row-height="1.312cm" fo:break-before="auto" style:use-optimal-row-height="true"/>
    </style:style>
    <style:style style:name="ro37" style:family="table-row">
      <style:table-row-properties style:row-height="5.907cm" fo:break-before="auto" style:use-optimal-row-height="true"/>
    </style:style>
    <style:style style:name="ro38" style:family="table-row">
      <style:table-row-properties style:row-height="3.399cm" fo:break-before="auto" style:use-optimal-row-height="true"/>
    </style:style>
    <style:style style:name="ro39" style:family="table-row">
      <style:table-row-properties style:row-height="1.764cm" fo:break-before="auto" style:use-optimal-row-height="true"/>
    </style:style>
    <style:style style:name="ro40" style:family="table-row">
      <style:table-row-properties style:row-height="1.572cm" fo:break-before="auto" style:use-optimal-row-height="true"/>
    </style:style>
    <style:style style:name="ro41" style:family="table-row">
      <style:table-row-properties style:row-height="3.979cm" fo:break-before="auto" style:use-optimal-row-height="true"/>
    </style:style>
    <style:style style:name="ro42" style:family="table-row">
      <style:table-row-properties style:row-height="2.935cm" fo:break-before="auto" style:use-optimal-row-height="true"/>
    </style:style>
    <style:style style:name="ro43" style:family="table-row">
      <style:table-row-properties style:row-height="1.776cm" fo:break-before="auto" style:use-optimal-row-height="true"/>
    </style:style>
    <style:style style:name="ro44" style:family="table-row">
      <style:table-row-properties style:row-height="2.727cm" fo:break-before="auto" style:use-optimal-row-height="true"/>
    </style:style>
    <style:style style:name="ro45" style:family="table-row">
      <style:table-row-properties style:row-height="3.515cm" fo:break-before="auto" style:use-optimal-row-height="true"/>
    </style:style>
    <style:style style:name="ro46" style:family="table-row">
      <style:table-row-properties style:row-height="1.954cm" fo:break-before="auto" style:use-optimal-row-height="true"/>
    </style:style>
    <style:style style:name="ro47" style:family="table-row">
      <style:table-row-properties style:row-height="4.674cm" fo:break-before="auto" style:use-optimal-row-height="true"/>
    </style:style>
    <style:style style:name="ro48" style:family="table-row">
      <style:table-row-properties style:row-height="1.092cm" fo:break-before="auto" style:use-optimal-row-height="true"/>
    </style:style>
    <style:style style:name="ro49" style:family="table-row">
      <style:table-row-properties style:row-height="2.145cm" fo:break-before="auto" style:use-optimal-row-height="true"/>
    </style:style>
    <style:style style:name="ro50" style:family="table-row">
      <style:table-row-properties style:row-height="1.97cm" fo:break-before="auto" style:use-optimal-row-height="true"/>
    </style:style>
    <style:style style:name="ro51" style:family="table-row">
      <style:table-row-properties style:row-height="4.482cm" fo:break-before="auto" style:use-optimal-row-height="true"/>
    </style:style>
    <style:style style:name="ro52" style:family="table-row">
      <style:table-row-properties style:row-height="2.06cm" fo:break-before="auto" style:use-optimal-row-height="true"/>
    </style:style>
    <style:style style:name="ro53" style:family="table-row">
      <style:table-row-properties style:row-height="2.464cm" fo:break-before="auto" style:use-optimal-row-height="true"/>
    </style:style>
    <style:style style:name="ro54" style:family="table-row">
      <style:table-row-properties style:row-height="1.252cm" fo:break-before="auto" style:use-optimal-row-height="true"/>
    </style:style>
    <style:style style:name="ro55" style:family="table-row">
      <style:table-row-properties style:row-height="1.656cm" fo:break-before="auto" style:use-optimal-row-height="true"/>
    </style:style>
    <style:style style:name="ro56" style:family="table-row">
      <style:table-row-properties style:row-height="3.418cm" fo:break-before="auto" style:use-optimal-row-height="true"/>
    </style:style>
    <style:style style:name="ro57" style:family="table-row">
      <style:table-row-properties style:row-height="2.868cm" fo:break-before="auto" style:use-optimal-row-height="true"/>
    </style:style>
    <style:style style:name="ro58" style:family="table-row">
      <style:table-row-properties style:row-height="2.704cm" fo:break-before="auto" style:use-optimal-row-height="true"/>
    </style:style>
    <style:style style:name="ro59" style:family="table-row">
      <style:table-row-properties style:row-height="1.603cm" fo:break-before="auto" style:use-optimal-row-height="true"/>
    </style:style>
    <style:style style:name="ro60" style:family="table-row">
      <style:table-row-properties style:row-height="1.718cm" fo:break-before="auto" style:use-optimal-row-height="true"/>
    </style:style>
    <style:style style:name="ro61" style:family="table-row">
      <style:table-row-properties style:row-height="1.081cm" fo:break-before="auto" style:use-optimal-row-height="true"/>
    </style:style>
    <style:style style:name="ro62" style:family="table-row">
      <style:table-row-properties style:row-height="2.124cm" fo:break-before="auto" style:use-optimal-row-height="true"/>
    </style:style>
    <style:style style:name="ro63" style:family="table-row">
      <style:table-row-properties style:row-height="1.66cm" fo:break-before="auto" style:use-optimal-row-height="true"/>
    </style:style>
    <style:style style:name="ro64" style:family="table-row">
      <style:table-row-properties style:row-height="5.255cm" fo:break-before="auto" style:use-optimal-row-height="true"/>
    </style:style>
    <style:style style:name="ro65" style:family="table-row">
      <style:table-row-properties style:row-height="9.89cm" fo:break-before="auto" style:use-optimal-row-height="true"/>
    </style:style>
    <style:style style:name="ro66" style:family="table-row">
      <style:table-row-properties style:row-height="2.877cm" fo:break-before="auto" style:use-optimal-row-height="true"/>
    </style:style>
    <style:style style:name="ro67" style:family="table-row">
      <style:table-row-properties style:row-height="2.298cm" fo:break-before="auto" style:use-optimal-row-height="true"/>
    </style:style>
    <style:style style:name="ro68" style:family="table-row">
      <style:table-row-properties style:row-height="6.297cm" fo:break-before="auto" style:use-optimal-row-height="true"/>
    </style:style>
    <style:style style:name="ro69" style:family="table-row">
      <style:table-row-properties style:row-height="12.21cm" fo:break-before="auto" style:use-optimal-row-height="true"/>
    </style:style>
    <style:style style:name="ro70" style:family="table-row">
      <style:table-row-properties style:row-height="6.414cm" fo:break-before="auto" style:use-optimal-row-height="true"/>
    </style:style>
    <style:style style:name="ro71" style:family="table-row">
      <style:table-row-properties style:row-height="5.775cm" fo:break-before="auto" style:use-optimal-row-height="true"/>
    </style:style>
    <style:style style:name="ro72" style:family="table-row">
      <style:table-row-properties style:row-height="4.733cm" fo:break-before="auto" style:use-optimal-row-height="true"/>
    </style:style>
    <style:style style:name="ro73" style:family="table-row">
      <style:table-row-properties style:row-height="4.21cm" fo:break-before="auto" style:use-optimal-row-height="true"/>
    </style:style>
    <style:style style:name="ro74" style:family="table-row">
      <style:table-row-properties style:row-height="6.992cm" fo:break-before="auto" style:use-optimal-row-height="true"/>
    </style:style>
    <style:style style:name="ro75" style:family="table-row">
      <style:table-row-properties style:row-height="7.341cm" fo:break-before="auto" style:use-optimal-row-height="true"/>
    </style:style>
    <style:style style:name="ro76" style:family="table-row">
      <style:table-row-properties style:row-height="8.384cm" fo:break-before="auto" style:use-optimal-row-height="true"/>
    </style:style>
    <style:style style:name="ro77" style:family="table-row">
      <style:table-row-properties style:row-height="5.138cm" fo:break-before="auto" style:use-optimal-row-height="true"/>
    </style:style>
    <style:style style:name="ro78" style:family="table-row">
      <style:table-row-properties style:row-height="0.487cm" fo:break-before="auto" style:use-optimal-row-height="true"/>
    </style:style>
    <style:style style:name="ro79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 fo:wrap-option="wrap"/>
      <style:text-properties style:font-name="Calibri2" fo:font-size="10pt" style:font-size-asian="10pt" style:font-size-complex="10pt"/>
    </style:style>
    <style:style style:name="ce1" style:family="table-cell" style:parent-style-name="Default">
      <style:table-cell-properties fo:background-color="transparent" fo:wrap-option="wrap"/>
      <style:text-properties style:font-name="Calibri2" fo:font-size="10pt" style:font-size-asian="10pt" style:font-size-complex="10pt"/>
    </style:style>
    <style:style style:name="ce11" style:family="table-cell" style:parent-style-name="Default">
      <style:table-cell-properties fo:background-color="#ffff00" fo:wrap-option="wrap"/>
      <style:text-properties style:font-name="Calibri2" fo:font-size="10pt" style:font-size-asian="10pt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2" fo:font-size="10pt" style:font-size-asian="10pt" style:font-size-complex="10pt"/>
    </style:style>
    <style:style style:name="ce81" style:family="table-cell" style:parent-style-name="Default">
      <style:table-cell-properties fo:background-color="transparent" fo:wrap-option="wrap" fo:border="none"/>
      <style:text-properties style:font-name="Calibri2" fo:font-size="10pt" style:font-size-asian="10pt" style:font-size-complex="10pt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2" fo:font-size="10pt" style:font-size-asian="10pt" style:font-size-complex="10pt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ext-properties fo:font-size="12pt"/>
    </style:style>
    <style:style style:name="ce104" style:family="table-cell" style:parent-style-name="Default">
      <style:table-cell-properties fo:wrap-option="wrap"/>
    </style:style>
    <style:style style:name="ce118" style:family="table-cell" style:parent-style-name="Default">
      <style:table-cell-properties fo:background-color="transparent" fo:wrap-option="wrap"/>
      <style:text-properties style:font-name="Calibri" fo:font-size="8pt" style:font-size-asian="8pt" style:font-name-complex="Calibri" style:font-size-complex="8pt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Noto Sans Arabic" style:font-size-complex="6.80000019073486pt" style:language-complex="none" style:country-complex="none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e2e2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none"/>
      <style:text-properties fo:color="#2e2e2e" style:font-name="Calibri2" fo:font-size="10pt" style:font-name-asian="Verdana" style:font-size-asian="10pt" style:font-name-complex="Verdana" style:font-size-complex="10pt"/>
    </style:style>
    <style:style style:name="ce125" style:family="table-cell" style:parent-style-name="Default">
      <style:table-cell-properties fo:background-color="transparent" fo:wrap-option="wrap" fo:border="none"/>
      <style:text-properties fo:color="#2e2e2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126" style:family="table-cell" style:parent-style-name="Default">
      <style:table-cell-properties fo:background-color="transparent" fo:wrap-option="wrap"/>
      <style:text-properties fo:color="#2e2e2e" style:font-name="Calibri2" fo:font-size="10pt" style:font-size-asian="10pt" style:font-name-complex="Calibri" style:font-size-complex="10pt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/>
      <style:text-properties style:use-window-font-color="true" style:font-name="Calibri2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129" style:family="table-cell" style:parent-style-name="Default">
      <style:table-cell-properties fo:background-color="transparent" fo:wrap-option="wrap"/>
      <style:text-properties style:font-name="Calibri2" fo:font-size="10pt" style:font-size-asian="10pt" style:font-name-complex="Calibri" style:font-size-complex="10pt"/>
    </style:style>
    <style:style style:name="ce130" style:family="table-cell" style:parent-style-name="Default">
      <style:table-cell-properties fo:background-color="transparent" fo:wrap-option="wrap"/>
      <style:text-properties style:use-window-font-color="true" style:font-name="Calibri1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131" style:family="table-cell" style:parent-style-name="Default">
      <style:table-cell-properties fo:background-color="transparent" fo:wrap-option="wrap"/>
      <style:text-properties fo:font-size="12pt" style:font-size-asian="10pt" style:font-size-complex="10pt"/>
    </style:style>
    <style:style style:name="ce132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transparent" fo:wrap-option="wrap"/>
      <style:text-properties style:font-name="Calibri" fo:font-size="8pt" style:font-size-asian="8pt" style:font-size-complex="8pt"/>
    </style:style>
    <style:style style:name="ce144" style:family="table-cell" style:parent-style-name="Default">
      <style:table-cell-properties fo:background-color="transparent" fo:wrap-option="wrap"/>
      <style:text-properties style:font-name="Times New Roman" fo:font-size="10pt" style:font-size-asian="10pt" style:font-name-complex="Times New Roman" style:font-size-complex="10pt"/>
    </style:style>
    <style:style style:name="ce145" style:family="table-cell" style:parent-style-name="Default">
      <style:table-cell-properties fo:background-color="transparent"/>
      <style:text-properties style:font-name="Times New Roman" fo:font-size="10pt" style:font-size-asian="10pt" style:font-name-complex="Times New Roman" style:font-size-complex="10pt"/>
    </style:style>
    <style:style style:name="ce1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/>
      <style:text-properties fo:color="#2e2e2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2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/>
      <style:text-properties fo:font-size="12pt"/>
    </style:style>
    <style:style style:name="ce1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language="none" fo:country="none" fo:font-style="normal" fo:text-shadow="none" style:text-underline-style="none" fo:font-weight="normal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1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transparent" fo:wrap-option="wrap"/>
      <style:text-properties fo:color="#000081" style:font-name="Calibri1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/>
      <style:text-properties fo:color="#000080" style:font-name="Calibri" fo:font-size="8pt" style:text-underline-style="solid" style:text-underline-width="auto" style:text-underline-color="font-color" style:font-size-asian="8pt" style:font-name-complex="Calibri" style:font-size-complex="8pt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3" style:family="table-cell" style:parent-style-name="Default">
      <style:table-cell-properties fo:background-color="transparent" fo:wrap-option="wrap"/>
      <style:text-properties style:use-window-font-color="true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1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font-name-asian="Calibri1" style:font-size-asian="10pt" style:language-asian="none" style:country-asian="none" style:font-style-asian="normal" style:font-weight-asian="normal" style:font-name-complex="Calibri1" style:font-size-complex="10pt" style:language-complex="none" style:country-complex="none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/>
      <style:text-properties fo:color="#164194"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ce19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>
      <style:text-properties style:use-window-font-color="true" fo:font-size="12pt" fo:language="none" fo:country="none" fo:font-weight="normal" style:font-name-asian="DejaVu Sans" style:font-size-asian="6.80000019073486pt" style:language-asian="none" style:country-asian="none" style:font-weight-asian="normal" style:font-name-complex="Noto Sans Arabic" style:font-size-complex="6.80000019073486pt" style:language-complex="none" style:country-complex="none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8" style:family="table-cell" style:parent-style-name="Default">
      <style:table-cell-properties fo:background-color="transparent" fo:wrap-option="wrap"/>
      <style:text-properties style:font-name="Calibri2" fo:font-size="12pt" style:font-size-asian="10pt" style:font-size-complex="10pt"/>
    </style:style>
    <style:style style:name="ce202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2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/>
      <style:text-properties fo:font-size="12pt"/>
    </style:style>
    <style:style style:name="ce2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>
      <style:table-cell-properties fo:background-color="transparent" fo:wrap-option="wrap"/>
      <style:text-properties style:font-name="Calibri" fo:font-size="11pt" style:font-size-asian="11pt" style:font-size-complex="11pt"/>
    </style:style>
    <style:style style:name="ce83" style:family="table-cell" style:parent-style-name="Default">
      <style:text-properties fo:color="#2e2e2e" style:text-outline="false" style:text-line-through-style="none" style:text-line-through-type="none" style:font-name="Calibri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fo:color="#000000" style:text-outline="false" style:text-line-through-style="none" style:text-line-through-type="none" style:font-name="Calibri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 fo:wrap-option="wrap"/>
      <style:text-properties fo:color="#2e2e2e" style:text-outline="false" style:text-line-through-style="none" style:text-line-through-type="none" style:font-name="Calibri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transparent" fo:wrap-option="wrap"/>
      <style:text-properties fo:color="#000081" style:font-name="Calibri2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7" style:family="table-cell" style:parent-style-name="Default"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  <style:style style:name="ce10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0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5" style:family="table-cell" style:parent-style-name="Pivot_20_Table_20_Value">
      <style:table-cell-properties fo:border-bottom="none" fo:border-left="0.99pt solid #000000" fo:border-right="none" fo:border-top="none"/>
    </style:style>
    <style:style style:name="ce11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3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6" style:family="table-cell" style:parent-style-name="Pivot_20_Table_20_Value">
      <style:table-cell-properties fo:border-bottom="none" fo:border-left="none" fo:border-right="none" fo:border-top="0.99pt solid #000000"/>
    </style:style>
    <style:style style:name="ce137" style:family="table-cell" style:parent-style-name="Pivot_20_Table_20_Value">
      <style:table-cell-properties fo:border-bottom="0.99pt solid #000000" fo:border-left="none" fo:border-right="none" fo:border-top="none"/>
    </style:style>
    <style:style style:name="ce138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46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47" style:family="table-cell" style:parent-style-name="Pivot_20_Table_20_Value">
      <style:table-cell-properties fo:border-bottom="none" fo:border-left="none" fo:border-right="0.99pt solid #000000" fo:border-top="none"/>
    </style:style>
    <style:style style:name="ce151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5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15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56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157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158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15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5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libri1" style:font-name-asian="Calibri1" style:font-name-complex="Calibri1"/>
    </style:style>
    <style:style style:name="T5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2" fo:font-size="12pt" style:font-size-asian="10pt" style:font-size-complex="10pt"/>
    </style:style>
    <style:style style:name="T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2pt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2e2e2e" style:font-name="Verdana" fo:font-size="9pt" style:font-size-asian="9pt" style:font-size-complex="9pt"/>
    </style:style>
    <style:style style:name="T13" style:family="text">
      <style:text-properties fo:color="#2e2e2e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2e2e2e" style:font-name="Verdana" fo:font-size="9pt" style:font-name-asian="Verdana" style:font-name-complex="Verdana" style:font-size-asian="9pt" style:font-size-complex="9pt"/>
    </style:style>
    <style:style style:name="T1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Calibri2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8pt" style:font-size-asian="8pt" style:font-size-complex="8pt"/>
    </style:style>
    <style:style style:name="T18" style:family="text">
      <style:text-properties style:font-name="Calibri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/>
    </style:style>
    <style:style style:name="T2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Verdana" fo:font-size="9pt" style:font-name-asian="Verdana" style:font-name-complex="Verdana" style:font-size-asian="9pt" style:font-size-complex="9pt"/>
    </style:style>
    <style:style style:name="T2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style:font-name-asian="Calibri" style:font-name-complex="Calibri"/>
    </style:style>
    <style:style style:name="T27" style:family="text">
      <style:text-properties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8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29" style:family="text">
      <style:text-properties style:use-window-font-color="true" style:font-name="Calibri1"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/>
    </style:style>
    <style:style style:name="T30" style:family="text">
      <style:text-properties style:use-window-font-color="true" style:font-name="Calibri1" fo:font-size="8pt" fo:font-weight="normal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31" style:family="text">
      <style:text-properties fo:font-size="12pt" style:text-underline-style="solid" style:text-underline-width="auto" style:text-underline-color="font-color"/>
    </style:style>
    <style:style style:name="T32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3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Calibri1" fo:font-size="10pt" style:font-name-asian="Calibri1" style:font-name-complex="Calibri1" style:font-size-asian="10pt" style:font-size-complex="10pt"/>
    </style:style>
    <style:style style:name="T35" style:family="text">
      <style:text-properties style:use-window-font-color="true" style:font-name="Calibri1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/>
    </style:style>
    <style:style style:name="T36" style:family="text">
      <style:text-properties style:use-window-font-color="true" style:font-name="Calibri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Times New Roman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41" style:family="text">
      <style:text-properties style:use-window-font-color="true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style:use-window-font-color="true" style:font-name="Times New Roman1" fo:font-size="10pt" fo:font-weight="normal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6" table:number-columns-repeated="998" table:default-cell-style-name="ce1"/>
        <table:table-row table:style-name="ro1">
          <table:table-cell table:style-name="ce3" office:value-type="string" calcext:value-type="string">
            <table:cell-range-source table:name="HTML_all" xlink:type="simple" xlink:href="https://www.ianus-fdz.de/it-empfehlungen/admin/structure/entityform_types/manage/lehrangebote_eingabe/submissions/autofields_table" table:filter-name="calc_HTML_WebQuery" table:last-column-spanned="1" table:last-row-spanned="1"/>
            <text:p>Semester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Stadt</text:p>
          </table:table-cell>
          <table:table-cell table:style-name="ce3" office:value-type="string" calcext:value-type="string">
            <text:p>Einrichtung</text:p>
          </table:table-cell>
          <table:table-cell table:style-name="ce3" office:value-type="string" calcext:value-type="string">
            <text:p>Institut</text:p>
          </table:table-cell>
          <table:table-cell table:style-name="ce3" office:value-type="string" calcext:value-type="string">
            <text:p>Studiengang/Modul</text:p>
          </table:table-cell>
          <table:table-cell table:style-name="ce3" office:value-type="string" calcext:value-type="string">
            <text:p>Veranstaltungstitel</text:p>
          </table:table-cell>
          <table:table-cell table:style-name="ce3" office:value-type="string" calcext:value-type="string">
            <text:p>Veranstaltungstyp</text:p>
          </table:table-cell>
          <table:table-cell table:style-name="ce3" office:value-type="string" calcext:value-type="string">
            <text:p>Zielgruppe</text:p>
          </table:table-cell>
          <table:table-cell table:style-name="ce3" office:value-type="string" calcext:value-type="string">
            <text:p>Lehrende</text:p>
          </table:table-cell>
          <table:table-cell table:style-name="ce3" office:value-type="string" calcext:value-type="string">
            <text:p>LehrNachn1</text:p>
          </table:table-cell>
          <table:table-cell table:style-name="ce3" office:value-type="string" calcext:value-type="string">
            <text:p>LehrVorn1</text:p>
          </table:table-cell>
          <table:table-cell table:style-name="ce3" office:value-type="string" calcext:value-type="string">
            <text:p>LehrNachn2</text:p>
          </table:table-cell>
          <table:table-cell table:style-name="ce3" office:value-type="string" calcext:value-type="string">
            <text:p>LehrVorn2</text:p>
          </table:table-cell>
          <table:table-cell table:style-name="ce3" office:value-type="string" calcext:value-type="string">
            <text:p>LehrNachn3</text:p>
          </table:table-cell>
          <table:table-cell table:style-name="ce3" office:value-type="string" calcext:value-type="string">
            <text:p>LehrVorn3</text:p>
          </table:table-cell>
          <table:table-cell table:style-name="ce3" office:value-type="string" calcext:value-type="string">
            <text:p>LehrNachn4</text:p>
          </table:table-cell>
          <table:table-cell table:style-name="ce3" office:value-type="string" calcext:value-type="string">
            <text:p>LehrVorn4</text:p>
          </table:table-cell>
          <table:table-cell table:style-name="ce3" office:value-type="string" calcext:value-type="string">
            <text:p>LehrNachn5</text:p>
          </table:table-cell>
          <table:table-cell table:style-name="ce3" office:value-type="string" calcext:value-type="string">
            <text:p>LehrNachn6</text:p>
          </table:table-cell>
          <table:table-cell table:style-name="ce3" office:value-type="string" calcext:value-type="string">
            <text:p>LehrNachn7</text:p>
          </table:table-cell>
          <table:table-cell table:style-name="ce3" office:value-type="string" calcext:value-type="string">
            <text:p>Inhalte</text:p>
          </table:table-cell>
          <table:table-cell table:style-name="ce3" office:value-type="string" calcext:value-type="string">
            <text:p>Notiz</text:p>
          </table:table-cell>
          <table:table-cell table:style-name="ce3" office:value-type="string" calcext:value-type="string">
            <text:p>Nach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Position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Dokt, Postdokt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s/>Rodney</text:p>
          </table:table-cell>
          <table:table-cell office:value-type="string" calcext:value-type="string">
            <text:p><text:s/>Cowey</text:p>
          </table:table-cell>
          <table:table-cell office:value-type="string" calcext:value-type="string">
            <text:p><text:s/>James</text:p>
          </table:table-cell>
          <table:table-cell table:number-columns-repeated="7"/>
          <table:table-cell office:value-type="string" calcext:value-type="string">
            <text:p>Datenkuratierung,Dig. Editieren,Online-Ressourcen,Metadaten,Digital Humanities,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s://www.klass-archaeologie.uni-muenchen.de/studium_lehre/lehrveranstaltungen...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WP 16.1 WP 19.1 P 2.0.1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Köb, Ingrun</text:p>
          </table:table-cell>
          <table:table-cell office:value-type="string" calcext:value-type="string">
            <text:p><text:s/>Köb</text:p>
          </table:table-cell>
          <table:table-cell office:value-type="string" calcext:value-type="string">
            <text:p><text:s/>Ingrun</text:p>
          </table:table-cell>
          <table:table-cell table:number-columns-repeated="9"/>
          <table:table-cell office:value-type="string" calcext:value-type="string">
            <text:p>Bildbearbeitung,Fotografie,Digital Humanities</text:p>
          </table:table-cell>
          <table:table-cell/>
          <table:table-cell office:value-type="string" calcext:value-type="string">
            <text:p>Ingrun</text:p>
          </table:table-cell>
          <table:table-cell office:value-type="string" calcext:value-type="string">
            <text:p>Dr. Köb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 / Schwerpunktmodul 1 Archäoinformatik</text:p>
          </table:table-cell>
          <table:table-cell office:value-type="string" calcext:value-type="string">
            <text:p>Kernkompetenzen Archäoinformatik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9"/>
          <table:table-cell office:value-type="string" calcext:value-type="string">
            <text:p>Archivierung,Datenkuratierung,Statistik,Programmierung,Visualisierung,Datenbanken,Datenmanagement,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</text:p>
          </table:table-cell>
          <table:table-cell office:value-type="string" calcext:value-type="string">
            <text:p>Computational approaches to ancient cities and settlement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9"/>
          <table:table-cell office:value-type="string" calcext:value-type="string">
            <text:p>Space Syntax,Spatial Analysis,GIS,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 und BA Medienwissenschaft (Medieninformatik) / Aufbaumodul</text:p>
          </table:table-cell>
          <table:table-cell office:value-type="string" calcext:value-type="string">
            <text:p>Archäogaming - Konzepte von Vergangenheit in Computer- und Videospiel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midt, Sophie, Wieners, Jan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<text:s/>Sophie</text:p>
          </table:table-cell>
          <table:table-cell office:value-type="string" calcext:value-type="string">
            <text:p><text:s/>Wieners</text:p>
          </table:table-cell>
          <table:table-cell office:value-type="string" calcext:value-type="string">
            <text:p><text:s/>Jan</text:p>
          </table:table-cell>
          <table:table-cell table:number-columns-repeated="7"/>
          <table:table-cell office:value-type="string" calcext:value-type="string">
            <text:p>Internet,Datenpräsentation,Audio und Video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Gebrauchsspurenanalyse in der Prax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arten-Buga, Hella, Meller, Birte</text:p>
          </table:table-cell>
          <table:table-cell office:value-type="string" calcext:value-type="string">
            <text:p>Harten-Buga</text:p>
          </table:table-cell>
          <table:table-cell office:value-type="string" calcext:value-type="string">
            <text:p><text:s/>Hella</text:p>
          </table:table-cell>
          <table:table-cell office:value-type="string" calcext:value-type="string">
            <text:p><text:s/>Meller</text:p>
          </table:table-cell>
          <table:table-cell office:value-type="string" calcext:value-type="string">
            <text:p><text:s/>Birte</text:p>
          </table:table-cell>
          <table:table-cell table:number-columns-repeated="7"/>
          <table:table-cell office:value-type="string" calcext:value-type="string">
            <text:p>Digitale Datenauswertung,Dig. Methoden &amp; Theorien,Digitale Vermessung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A Vor- und Frühgeschichtliche Archäologie MA Vor- und Frühgeschichtliche Archäologie</text:p>
          </table:table-cell>
          <table:table-cell office:value-type="string" calcext:value-type="string">
            <text:p>Analyse von Keramik – Typologie und Techn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Thielen, Laura, Spallek, Clemens</text:p>
          </table:table-cell>
          <table:table-cell office:value-type="string" calcext:value-type="string">
            <text:p>Thielen</text:p>
          </table:table-cell>
          <table:table-cell office:value-type="string" calcext:value-type="string">
            <text:p><text:s/>Laura</text:p>
          </table:table-cell>
          <table:table-cell office:value-type="string" calcext:value-type="string">
            <text:p><text:s/>Spallek</text:p>
          </table:table-cell>
          <table:table-cell office:value-type="string" calcext:value-type="string">
            <text:p><text:s/>Clemens</text:p>
          </table:table-cell>
          <table:table-cell table:number-columns-repeated="7"/>
          <table:table-cell office:value-type="string" calcext:value-type="string">
            <text:p>Archivierung,Zeichnen,Datenbanken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<text:s/>Lang</text:p>
          </table:table-cell>
          <table:table-cell office:value-type="string" calcext:value-type="string">
            <text:p>Jörn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Laufer </text:p>
          </table:table-cell>
          <table:table-cell office:value-type="string" calcext:value-type="string">
            <text:p>Eric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".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<text:s/>Bazzechi</text:p>
          </table:table-cell>
          <table:table-cell office:value-type="string" calcext:value-type="string">
            <text:p>Elisa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Zwischen Tempeln und Kreuzkuppelkirchen. Das materielle Erbe Süditaliens zwischen griechischen Kolonien und byzantinischer Zeit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, Dr. Armin Bergmeier</text:p>
          </table:table-cell>
          <table:table-cell office:value-type="string" calcext:value-type="string">
            <text:p><text:s/>Lang</text:p>
          </table:table-cell>
          <table:table-cell table:style-name="Default" office:value-type="string" calcext:value-type="string">
            <text:p>Jörn </text:p>
          </table:table-cell>
          <table:table-cell office:value-type="string" calcext:value-type="string">
            <text:p>Bergmeier</text:p>
          </table:table-cell>
          <table:table-cell office:value-type="string" calcext:value-type="string">
            <text:p>Armin</text:p>
          </table:table-cell>
          <table:table-cell table:number-columns-repeated="7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<text:s/>Lang</text:p>
          </table:table-cell>
          <table:table-cell table:style-name="Default" office:value-type="string" calcext:value-type="string">
            <text:p>Jörn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Exkursio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<text:s/>Bazzechi</text:p>
          </table:table-cell>
          <table:table-cell office:value-type="string" calcext:value-type="string">
            <text:p>Elisa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Hans-Peter Müller</text:p>
          </table:table-cell>
          <table:table-cell office:value-type="string" calcext:value-type="string">
            <text:p><text:s/>Müller</text:p>
          </table:table-cell>
          <table:table-cell office:value-type="string" calcext:value-type="string">
            <text:p>Hans-Peter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Archaische Plas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D Dr. Susanne Moraw</text:p>
          </table:table-cell>
          <table:table-cell office:value-type="string" calcext:value-type="string">
            <text:p>Moraw</text:p>
          </table:table-cell>
          <table:table-cell office:value-type="string" calcext:value-type="string">
            <text:p>Susanne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Laufer </text:p>
          </table:table-cell>
          <table:table-cell office:value-type="string" calcext:value-type="string">
            <text:p>Eric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!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Elisa Bazzechi</text:p>
          </table:table-cell>
          <table:table-cell office:value-type="string" calcext:value-type="string">
            <text:p><text:s/>Bazzechi</text:p>
          </table:table-cell>
          <table:table-cell office:value-type="string" calcext:value-type="string">
            <text:p>Elisa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O Isis und...Aphrodite?! Graeco-ägyptische Terrakot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essica Böttcher-Ebers, Caroline Böhme</text:p>
          </table:table-cell>
          <table:table-cell office:value-type="string" calcext:value-type="string">
            <text:p><text:s/>Böttcher-Ebers</text:p>
          </table:table-cell>
          <table:table-cell table:style-name="ce84" office:value-type="string" calcext:value-type="string">
            <text:p><text:s/>Jessica</text:p>
          </table:table-cell>
          <table:table-cell office:value-type="string" calcext:value-type="string">
            <text:p>Böhme</text:p>
          </table:table-cell>
          <table:table-cell office:value-type="string" calcext:value-type="string">
            <text:p>Caroline</text:p>
          </table:table-cell>
          <table:table-cell table:number-columns-repeated="7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Einführung in die Klassische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<text:s/>Lang</text:p>
          </table:table-cell>
          <table:table-cell table:style-name="Default" office:value-type="string" calcext:value-type="string">
            <text:p>Jörn </text:p>
          </table:table-cell>
          <table:table-cell table:number-columns-repeated="11"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Digitale Fun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tefanie Blaschta, M.A.</text:p>
          </table:table-cell>
          <table:table-cell office:value-type="string" calcext:value-type="string">
            <text:p>Blaschta</text:p>
          </table:table-cell>
          <table:table-cell office:value-type="string" calcext:value-type="string">
            <text:p>Stefanie</text:p>
          </table:table-cell>
          <table:table-cell table:number-columns-repeated="9"/>
          <table:table-cell office:value-type="string" calcext:value-type="string">
            <text:p>Archivierung,Software und Tools,Metadaten,Visualisierung,Zeichnen,CAD,Bildbearbeitung,Digitale Dokumentation,Fotografie,Digitalisierung,Digital Humanities,Digitale Ressourcen,Digitale Vermessung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Erstellen von Audioguides für das Ägyptische Museum und Einführung ins Museumsmanagemen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Franziska Naether, PD Dr. Nadja Braun</text:p>
          </table:table-cell>
          <table:table-cell office:value-type="string" calcext:value-type="string">
            <text:p><text:s/>Naether</text:p>
          </table:table-cell>
          <table:table-cell table:style-name="ce84" office:value-type="string" calcext:value-type="string">
            <text:p><text:s/>Franziska</text:p>
          </table:table-cell>
          <table:table-cell office:value-type="string" calcext:value-type="string">
            <text:p><text:s/>PDBraun</text:p>
          </table:table-cell>
          <table:table-cell office:value-type="string" calcext:value-type="string">
            <text:p><text:s/>Nadja</text:p>
          </table:table-cell>
          <table:table-cell table:number-columns-repeated="7"/>
          <table:table-cell office:value-type="string" calcext:value-type="string">
            <text:p>Archivierung,Software und Tools,Online-Ressourcen,Internet,Metadaten,Webtechnologien,Audio und Video,Digital Humanities,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Ägyptologie</text:p>
          </table:table-cell>
          <table:table-cell office:value-type="string" calcext:value-type="string">
            <text:p>Verarbeitung digitaler Daten in der Ägyptologie – Teil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Franziska Naether, Maria-Victoria Schuffenhauer</text:p>
          </table:table-cell>
          <table:table-cell office:value-type="string" calcext:value-type="string">
            <text:p><text:s/>Naether</text:p>
          </table:table-cell>
          <table:table-cell table:style-name="ce84" office:value-type="string" calcext:value-type="string">
            <text:p><text:s/>Franziska</text:p>
          </table:table-cell>
          <table:table-cell office:value-type="string" calcext:value-type="string">
            <text:p>Schuffenhauer</text:p>
          </table:table-cell>
          <table:table-cell office:value-type="string" calcext:value-type="string">
            <text:p>Maria-Victoria</text:p>
          </table:table-cell>
          <table:table-cell table:number-columns-repeated="7"/>
          <table:table-cell office:value-type="string" calcext:value-type="string">
            <text:p>Archivierung,Datenkuratierung,Dig. Editieren,Software und Tools,Online-Ressourcen,Internet,Metadaten,Visualisierung,Zeichnen,GIS,Datenbanken,Datenmanagement,Bildbearbeitung,Digitale Dokumentation,Digitalisierung,Digital Humanities,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Bildbearbeitung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Knoll</text:p>
          </table:table-cell>
          <table:table-cell office:value-type="string" calcext:value-type="string">
            <text:p>Samantha</text:p>
          </table:table-cell>
          <table:table-cell table:number-columns-repeated="9"/>
          <table:table-cell office:value-type="string" calcext:value-type="string">
            <text:p>Visualisierung,Datenbanken,Datenmanagement,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Gestalten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Knoll</text:p>
          </table:table-cell>
          <table:table-cell office:value-type="string" calcext:value-type="string">
            <text:p>Samantha</text:p>
          </table:table-cell>
          <table:table-cell table:number-columns-repeated="9"/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</text:p>
          </table:table-cell>
          <table:table-cell office:value-type="string" calcext:value-type="string">
            <text:p>1- und 2-Fach-BA</text:p>
          </table:table-cell>
          <table:table-cell office:value-type="string" calcext:value-type="string">
            <text:p>Moderne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Beate</text:p>
          </table:table-cell>
          <table:table-cell table:number-columns-repeated="9"/>
          <table:table-cell office:value-type="string" calcext:value-type="string">
            <text:p>Metadaten,Visualisierung,GIS,Geophysik,Datenbanken,Datenmanagement,Datenpräsentation,Digitale Dokumentation,Dig. Methoden &amp; Theorien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Ur- und Frühgeschichte: Theorie und Praxi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oquan So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aoquan</text:p>
          </table:table-cell>
          <table:table-cell table:number-columns-repeated="9"/>
          <table:table-cell office:value-type="string" calcext:value-type="string">
            <text:p>Datenkuratierung,Software und Tools,Visualisierung,GIS,Digitale Dokumentation,Dig. Methoden &amp; Theori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Archäologie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Weissovà</text:p>
          </table:table-cell>
          <table:table-cell office:value-type="string" calcext:value-type="string">
            <text:p>Barbora</text:p>
          </table:table-cell>
          <table:table-cell table:number-columns-repeated="9"/>
          <table:table-cell office:value-type="string" calcext:value-type="string">
            <text:p>Datenkuratierung,Software und Tools,Visualisierung,GIS,Datenbanken,Digitale Datenauswertung,Digitale Dokumentation,Dig. Methoden &amp; Theorien,Digitalisierung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Schwerpunktmodul Klassische Archäologie, 1- und 2-Fach-BA Archäologische Wissenschaften</text:p>
          </table:table-cell>
          <table:table-cell office:value-type="string" calcext:value-type="string">
            <text:p>Angewandte Archäoinformatik: Fallbeispiel Ro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Sonstige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Weissovà</text:p>
          </table:table-cell>
          <table:table-cell office:value-type="string" calcext:value-type="string">
            <text:p>Barbora</text:p>
          </table:table-cell>
          <table:table-cell table:number-columns-repeated="9"/>
          <table:table-cell office:value-type="string" calcext:value-type="string">
            <text:p>3D-Modellierung,Software und Tools,Spatial Analysis,Visualisierung,GIS,Datenbanken,Datenmanagement,Datenpräsentation,CAD,Digitale Datenauswertung,Digitale Dokumentation,Dig. Methoden &amp; Theorien,Digitalisierung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Kg2, Kv2</text:p>
          </table:table-cell>
          <table:table-cell office:value-type="string" calcext:value-type="string">
            <text:p>Geophysik im Flachwass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9"/>
          <table:table-cell office:value-type="string" calcext:value-type="string">
            <text:p>Geophysik</text:p>
          </table:table-cell>
          <table:table-cell office:value-type="string" calcext:value-type="string">
            <text:p>Vorbereitende Übung für das Praktikum "Maritime Archäologie im Schleigebiet - Geophysik"</text:p>
          </table:table-cell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aktikum, 5,33 SWS, Teil der Module Kg2, Kv2</text:p>
          </table:table-cell>
          <table:table-cell office:value-type="string" calcext:value-type="string">
            <text:p>Maritime Archäologie im Schleigebiet - Geophysik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9"/>
          <table:table-cell office:value-type="string" calcext:value-type="string">
            <text:p>Geophys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1, Bv1, Bg2, Bv2, Dg1, Dv1, Dg2, Dv2</text:p>
          </table:table-cell>
          <table:table-cell office:value-type="string" calcext:value-type="string">
            <text:p>Einführung in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Oliver</text:p>
          </table:table-cell>
          <table:table-cell table:number-columns-repeated="9"/>
          <table:table-cell office:value-type="string" calcext:value-type="string">
            <text:p>Software und Tools,Programmierung,Datenbanken,Datenmanagement,EDV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2, Bv2, Cg2, Cv2, Dg1, Dv1</text:p>
          </table:table-cell>
          <table:table-cell office:value-type="string" calcext:value-type="string">
            <text:p>AutoCAD: Dokumentation, Aufbereitung und Auswert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9"/>
          <table:table-cell office:value-type="string" calcext:value-type="string">
            <text:p>CAD,Digitale Datenauswertung,Digitale Dokumentation,Dig. Methoden &amp; Theorien,Digitale Vermessung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s Moduls Bv2</text:p>
          </table:table-cell>
          <table:table-cell office:value-type="string" calcext:value-type="string">
            <text:p>Aktuelle Forschung in der Quantitativ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Oliver</text:p>
          </table:table-cell>
          <table:table-cell table:number-columns-repeated="9"/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BA-UFG 50%: Module A3 und A4 sowie B3 und B4 BA-UFG 25%: C2, C3 MA-UFG: A4 MA GeoArch: C2</text:p>
          </table:table-cell>
          <table:table-cell office:value-type="string" calcext:value-type="string">
            <text:p>Tools for the Digital Humanities: Working with text, part II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hinoto, Maria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<text:s/>Maria</text:p>
          </table:table-cell>
          <table:table-cell table:number-columns-repeated="9"/>
          <table:table-cell office:value-type="string" calcext:value-type="string">
            <text:p>Archivierung,Dig. Editieren,Software und Tools,Programmierung,Metadaten,Datenmanagement,Auszeichnungssprachen,Digitale Dokumentation,Dig. Methoden &amp; Theorien,Digitalisierung,Digital Humanities,Digitale Ressourcen</text:p>
          </table:table-cell>
          <table:table-cell office:value-type="string" calcext:value-type="string">
            <text:p>Teilnahme an Teil I im Sommersemester 2018 ist Teilnahmevoraussetzung.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qis.hu-berlin.de/lupo/rds?state=verpublish&amp;status=init&amp;vmfile=no&amp;publish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sterstudiengang Klassische Archäologie/MA 7</text:p>
          </table:table-cell>
          <table:table-cell office:value-type="string" calcext:value-type="string">
            <text:p>Die digitale Ausstellung. Digitalisierung der Laokoon-Ausstellung in Video und als Websei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enning, Dr. Agnes</text:p>
          </table:table-cell>
          <table:table-cell office:value-type="string" calcext:value-type="string">
            <text:p>Henning</text:p>
          </table:table-cell>
          <table:table-cell office:value-type="string" calcext:value-type="string">
            <text:p>Agnes</text:p>
          </table:table-cell>
          <table:table-cell table:number-columns-repeated="9"/>
          <table:table-cell office:value-type="string" calcext:value-type="string">
            <text:p>Online-Ressourcen,Internet,Visualisierung,Webtechnologien,Audio und Video,Digitale Dokumentation</text:p>
          </table:table-cell>
          <table:table-cell/>
          <table:table-cell office:value-type="string" calcext:value-type="string">
            <text:p>Keweloh-Kaletta</text:p>
          </table:table-cell>
          <table:table-cell office:value-type="string" calcext:value-type="string">
            <text:p>Anneke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10">
          <table:table-cell office:value-type="string" calcext:value-type="string">
            <text:p>WiSe 2018/19</text:p>
          </table:table-cell>
          <table:table-cell office:value-type="string" calcext:value-type="string">
            <text:p>http://www.univis.uni-kiel.de/form?__s=2&amp;dsc=anew/lecture_view&amp;print=1&amp;anonymous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Klassische Altertumskunde</text:p>
          </table:table-cell>
          <table:table-cell office:value-type="string" calcext:value-type="string">
            <text:p>Zwei-Fächer-Bachelor of Arts Klassische Archäologie, Modul PHF-klar-F.1 (Museologische Übung) Ein-Fach-Bachelor of Arts Prähistorische und Historische Archäologie mit Anteil Klassische Archäologie, Modul PHF-klar-F.1 (Museologische Übung)</text:p>
          </table:table-cell>
          <table:table-cell office:value-type="string" calcext:value-type="string">
            <text:p>NUMiD - Neue Wege für alte Münz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Bendschus, Torsten</text:p>
          </table:table-cell>
          <table:table-cell office:value-type="string" calcext:value-type="string">
            <text:p>Bendschus</text:p>
          </table:table-cell>
          <table:table-cell office:value-type="string" calcext:value-type="string">
            <text:p><text:s/>Torsten</text:p>
          </table:table-cell>
          <table:table-cell table:number-columns-repeated="9"/>
          <table:table-cell office:value-type="string" calcext:value-type="string">
            <text:p>Datenkuratierung,Online-Ressourcen,Internet,Datenbanken,Datenmanagement,Bildbearbeitung,Digitale Dokumentation,Dig. Methoden &amp; Theorien,Fotografie,Digitalisierung,Digital Humanities,Digitale Ressourcen</text:p>
          </table:table-cell>
          <table:table-cell office:value-type="string" calcext:value-type="string">
            <text:p>Im Rahmen des Forschungs- und Digitalisierungsverbundes „Netzwerk universitärer Münzsammlungen in Deutschland“ (NUMiD) werden die Münzbestände der Kieler Antikensammlung grundlegend dokumentiert, analysiert und in einem modernen interaktiven Objektkatalog online zugänglich gemacht….</text:p>
          </table:table-cell>
          <table:table-cell office:value-type="string" calcext:value-type="string">
            <text:p>Bendschus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11">
          <table:table-cell office:value-type="string" calcext:value-type="string">
            <text:p>WiSe 2018/19</text:p>
          </table:table-cell>
          <table:table-cell office:value-type="string" calcext:value-type="string">
            <text:p>https://www.uni-muenster.de/UrFruehGeschichte/studieren/lehrangebot_der_abteilun...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Historisches Seminar - Abteilung für Ur- und Frühgeschichtliche Archäologie</text:p>
          </table:table-cell>
          <table:table-cell office:value-type="string" calcext:value-type="string">
            <text:p>MA Modul 2</text:p>
          </table:table-cell>
          <table:table-cell office:value-type="string" calcext:value-type="string">
            <text:p>Geographische Informationssysteme (GIS)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Claudia Tappert</text:p>
          </table:table-cell>
          <table:table-cell office:value-type="string" calcext:value-type="string">
            <text:p>Tappert</text:p>
          </table:table-cell>
          <table:table-cell office:value-type="string" calcext:value-type="string">
            <text:p>Claudia</text:p>
          </table:table-cell>
          <table:table-cell table:number-columns-repeated="9"/>
          <table:table-cell office:value-type="string" calcext:value-type="string">
            <text:p>Spatial Analysis,Internet,Visualisierung,GIS,Datenbanken,Datenmanagement,Datenpräsentation,Digitale Datenauswertung,Dig. Methoden &amp; Theorien,Digitalisierung,Digital Humanities,Digitale Ressourcen</text:p>
          </table:table-cell>
          <table:table-cell/>
          <table:table-cell office:value-type="string" calcext:value-type="string">
            <text:p>Schnipp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12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office:value-type="string" calcext:value-type="string">
            <text:p><text:span text:style-name="T1">Philologisch-Historische Fakultät, </text:span>Klassische Archäologie</text:p>
          </table:table-cell>
          <table:table-cell office:value-type="string" calcext:value-type="string">
            <text:p>Kunst- und Kulturgeschichte Hauptfach, 5. Version gültig ab SS 2018 &gt; B, Aufbaumodule Pflichtbereich 1-4 (HF) &gt; KUK-0002 (=KuKBac-11-MT) - Methoden und Theorien der Kunst- und Kulturgeschichte in disziplinärer oder interdisziplinärer Perspektive &gt; Methoden und Theorien 1 Klassische Archäologie 1 Kunst- und Kulturgeschichte Nebenfach, 5. Version gültig ab SS 2018 &gt; B, Aufbaumodule 1/2 (NF) &gt; KUK-0002 (=KuKBac-41-MT) - Methoden und Theorien der Kunst- und Kulturgeschichte in disziplinärer oder interdisziplinärer Perspektive &gt; Methoden und Theorien 1 Klassische Archäologie 1</text:p>
          </table:table-cell>
          <table:table-cell office:value-type="string" calcext:value-type="string">
            <text:p>Mal ganz objektiv – Photographie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homas Dworschak</text:p>
          </table:table-cell>
          <table:table-cell office:value-type="string" calcext:value-type="string">
            <text:p>Dworschak</text:p>
          </table:table-cell>
          <table:table-cell office:value-type="string" calcext:value-type="string">
            <text:p>Thomas</text:p>
          </table:table-cell>
          <table:table-cell table:number-columns-repeated="9"/>
          <table:table-cell office:value-type="string" calcext:value-type="string">
            <text:p>Bildbearbeitung,Fotografie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13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<text:span text:style-name="T1">Philologisch-Historische Fakultät, </text:span>Klassische Archäologie</text:p>
          </table:table-cell>
          <table:table-cell office:value-type="string" calcext:value-type="string">
            <text:p>Kunst- und Kulturgeschichte Kunst- und Kulturgeschichte Hauptfach <text:s/>Aufbaumodule Wahlpflichtbereich (HF) &gt; KUK-0007 (=KuKBac-17-FA/WP) - Fallstudien: Exemplarische Fallstudien der Kunst- und Kulturgeschichte in disziplinärer Perspektive &gt; Fallstudien Klassische Archäologie Kunst- und Kulturgeschichte Hauptfach, 5. Version gültig ab SS 2018 &gt; B, Aufbaumodule Pflichtbereich 1-4 (HF) &gt; KUK-0003 (=KuKBac-12-FA) - Exemplarische Fallstudien der Kunst- und Kulturgeschichte in disziplinärer oder interdisziplinärer Perspektive &gt; Fallstudien Klassische Archäologie 1 Kunst- und Kulturgeschichte Nebenfach, 5. Version gültig ab SS 2018 &gt; B, Aufbaumodule 1/2 (NF) &gt; KUK-0003 (=KuKBac-42-FA) - Exemplarische Fallstudien der Kunst- und Kulturgeschichte in disziplinärer oder interdisziplinärer Perspektive &gt; Fallstudien Klassische Archäologie 1 Kunst- und Kulturgeschichte Wahlbereichsangebot, 5. Version gültig ab SS 2018 &gt; Wahlbereich Kunst- und Kulturgeschichte (B, Aufbaumodule für fachfremde Studierende) &gt; KUK-0003 - Fallstudien &gt; Fallstudien Klassische Archäologie 1 Bachelor Wahlbereich Phil.-Hist., 5. Version gültig ab WS 2018/19 &gt; Wahlbereich Kunst- und Kulturgeschichte (B, Aufbaumodule für fachfremde Studierende) &gt; KUK-0003 - Fallstudien &gt; Fallstudien Klassische Archäologie 1</text:p>
          </table:table-cell>
          <table:table-cell office:value-type="string" calcext:value-type="string">
            <text:p>Digitales Publizieren für KulturwissenschaftlerInnen. Einführung in XML und seine praktische Anwendung (HTML, PEI, EPUB)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Ursula Welsch</text:p>
          </table:table-cell>
          <table:table-cell office:value-type="string" calcext:value-type="string">
            <text:p>Welsch</text:p>
          </table:table-cell>
          <table:table-cell office:value-type="string" calcext:value-type="string">
            <text:p>Ursula</text:p>
          </table:table-cell>
          <table:table-cell table:number-columns-repeated="9"/>
          <table:table-cell office:value-type="string" calcext:value-type="string">
            <text:p>Programmierung,Online-Ressourcen,Internet,Digitalisierung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Profilier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Giese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Photogrammetrie,Software und Tools,Laserscanning,Visualisierung,Zeichnen,CAD,Bildbearbeitung,3D Scan,Digitale Dokumentation,Fotografie,Digitale Vermessung,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Giese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Bildbearbeitung,Digitale Dokumentation,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Kreisel</text:p>
          </table:table-cell>
          <table:table-cell office:value-type="string" calcext:value-type="string">
            <text:p><text:s/>Arnold</text:p>
          </table:table-cell>
          <table:table-cell table:number-columns-repeated="9"/>
          <table:table-cell office:value-type="string" calcext:value-type="string">
            <text:p>Zeichnen,CAD,Digitale Dokumentation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://www.altorientalistik.uni-wuerzburg.de/fileadmin/04080300/user_upload/_tem...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Insitut für Altertumswissenschaften</text:p>
          </table:table-cell>
          <table:table-cell office:value-type="string" calcext:value-type="string">
            <text:p>Altorientalistik</text:p>
          </table:table-cell>
          <table:table-cell office:value-type="string" calcext:value-type="string">
            <text:p>ALTORIENTALISTIK UND DIGITAL HUMANITIES: STANDARDS UND WERKZEUGE FÜR EIGENE PROJEKT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Müller, Gerfrid G.W.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<text:s/>Gerfrid G.W.</text:p>
          </table:table-cell>
          <table:table-cell table:number-columns-repeated="9"/>
          <table:table-cell office:value-type="string" calcext:value-type="string">
            <text:p>Software und Tools,Programmierung,Webtechnologien,Datenbanken,Auszeichnungssprachen,Digital Humanities,3D</text:p>
          </table:table-cell>
          <table:table-cell/>
          <table:table-cell office:value-type="string" calcext:value-type="string">
            <text:p>Mueller</text:p>
          </table:table-cell>
          <table:table-cell office:value-type="string" calcext:value-type="string">
            <text:p>Gerfrid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SM1, AM1, EM5</text:p>
          </table:table-cell>
          <table:table-cell office:value-type="string" calcext:value-type="string">
            <text:p>Kernkompetenzen Archäoinformatik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office:value-type="string" calcext:value-type="string">
            <text:p><text:s/>Hageneuer</text:p>
          </table:table-cell>
          <table:table-cell office:value-type="string" calcext:value-type="string">
            <text:p><text:s/>Sebastian</text:p>
          </table:table-cell>
          <table:table-cell table:number-columns-repeated="7"/>
          <table:table-cell office:value-type="string" calcext:value-type="string">
            <text:p>3D-Modellierung,Spatial Analysis,Visualisierung,Zeichnen,GIS,CAD,Digitale Dokumentation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/SM2 und SM3a Archäoinformatik</text:p>
          </table:table-cell>
          <table:table-cell office:value-type="string" calcext:value-type="string">
            <text:p>3D recording and documentation of material cultur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office:value-type="string" calcext:value-type="string">
            <text:p><text:s/>Hageneuer</text:p>
          </table:table-cell>
          <table:table-cell office:value-type="string" calcext:value-type="string">
            <text:p><text:s/>Sebastian</text:p>
          </table:table-cell>
          <table:table-cell table:number-columns-repeated="7"/>
          <table:table-cell office:value-type="string" calcext:value-type="string">
            <text:p>Archivierung,Photogrammetrie,Laserscanning,Bildbearbeitung,3D Scan,Digitale Dokumentation,Fotografie,Digitalisierung,Digitale Vermessung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SoSe 2018</text:p>
          </table:table-cell>
          <table:table-cell office:value-type="string" calcext:value-type="string">
            <text:p>https://lsf.uni-heidelberg.de/qisserver/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3D 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Cramer-Langer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SoSe 2018</text:p>
          </table:table-cell>
          <table:table-cell office:value-type="string" calcext:value-type="string">
            <text:p>http://www.fu-berlin.de/vv/de/lv/438872?m=176082&amp;pc=74982&amp;sm=3838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Institut für Prähistorische Archäologie</text:p>
          </table:table-cell>
          <table:table-cell office:value-type="string" calcext:value-type="string">
            <text:p>Bachelorstudiengang Altertumswissenschaften / Einführung in die Methoden des Faches A - Quantitative und numerische Methoden</text:p>
          </table:table-cell>
          <table:table-cell office:value-type="string" calcext:value-type="string">
            <text:p>Qualität und Quantität - Auswertung formalisierter Beschrei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oth, Georg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<text:s/>Georg</text:p>
          </table:table-cell>
          <table:table-cell table:number-columns-repeated="9"/>
          <table:table-cell office:value-type="string" calcext:value-type="string">
            <text:p>Statistik</text:p>
          </table:table-cell>
          <table:table-cell office:value-type="string" calcext:value-type="string">
            <text:p>Software: PAST und Spreadsheet-Programme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SoSe 20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</text:p>
          </table:table-cell>
          <table:table-cell office:value-type="string" calcext:value-type="string">
            <text:p>Geographische Informationssysteme (GIS) in der Archäologie – Eine Einführung in Q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Christoph Brückner M.A.</text:p>
          </table:table-cell>
          <table:table-cell office:value-type="string" calcext:value-type="string">
            <text:p>Brückner </text:p>
          </table:table-cell>
          <table:table-cell office:value-type="string" calcext:value-type="string">
            <text:p>Christoph</text:p>
          </table:table-cell>
          <table:table-cell table:number-columns-repeated="9"/>
          <table:table-cell office:value-type="string" calcext:value-type="string">
            <text:p>Visualisierung,Zeichnen,GIS</text:p>
          </table:table-cell>
          <table:table-cell/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11">
          <table:table-cell office:value-type="string" calcext:value-type="string">
            <text:p>SoSe 2018</text:p>
          </table:table-cell>
          <table:table-cell office:value-type="string" calcext:value-type="string">
            <text:p>http://archaeologie.uni-koeln.de/sites/archaeologie/Dokumente/Studium/VV/So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Archäoinformatik</text:p>
          </table:table-cell>
          <table:table-cell office:value-type="string" calcext:value-type="string">
            <text:p>Die Grabkammer in Weiden. Von der Erfassung/Erforschung bis zum virtuellen Modell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Eckhard Deschler-Erb, Sebastian Hageneuer, Sabrina Geiermann</text:p>
          </table:table-cell>
          <table:table-cell office:value-type="string" calcext:value-type="string">
            <text:p>Deschler-Erb</text:p>
          </table:table-cell>
          <table:table-cell office:value-type="string" calcext:value-type="string">
            <text:p>Eckhard</text:p>
          </table:table-cell>
          <table:table-cell office:value-type="string" calcext:value-type="string">
            <text:p><text:s/>Hageneuer</text:p>
          </table:table-cell>
          <table:table-cell office:value-type="string" calcext:value-type="string">
            <text:p><text:s/>Sebastian</text:p>
          </table:table-cell>
          <table:table-cell office:value-type="string" calcext:value-type="string">
            <text:p>Geiermann</text:p>
          </table:table-cell>
          <table:table-cell office:value-type="string" calcext:value-type="string">
            <text:p>Sabrina</text:p>
          </table:table-cell>
          <table:table-cell table:number-columns-repeated="5"/>
          <table:table-cell office:value-type="string" calcext:value-type="string">
            <text:p>3D-Modellierung,Photogrammetrie,Laserscanning,Visualisierung,Datenpräsentation,3D Scan,Digitale Dokumentation,Dig. Methoden &amp; Theorien,Digitalisierung,Digitale Vermessung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SoSe 2018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unst- und Kulturgeschichte/Feldstudien</text:p>
          </table:table-cell>
          <table:table-cell office:value-type="string" calcext:value-type="string">
            <text:p>Facetten des römischen Spanien: von Urbanisierung, Landwirtschaft bis zu „guten“ Kaisern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hanna Stöger, Annalize Rheeder M.A.</text:p>
          </table:table-cell>
          <table:table-cell table:style-name="Default" office:value-type="string" calcext:value-type="string">
            <text:p>Stöger</text:p>
          </table:table-cell>
          <table:table-cell table:style-name="Default" office:value-type="string" calcext:value-type="string">
            <text:p>Johanna</text:p>
          </table:table-cell>
          <table:table-cell office:value-type="string" calcext:value-type="string">
            <text:p>Rheeder </text:p>
          </table:table-cell>
          <table:table-cell office:value-type="string" calcext:value-type="string">
            <text:p>Annalize</text:p>
          </table:table-cell>
          <table:table-cell table:number-columns-repeated="7"/>
          <table:table-cell office:value-type="string" calcext:value-type="string">
            <text:p>Visualisierung,Datenpräsentation,Audio und Video,Digitalisierung</text:p>
          </table:table-cell>
          <table:table-cell/>
          <table:table-cell office:value-type="string" calcext:value-type="string">
            <text:p>Götz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table:style-name="Default" office:value-type="string" calcext:value-type="string">
            <text:p>Institut für Archäologische Wissenschaften - Denkmalwissenschaften - Kunstgeschichte</text:p>
          </table:table-cell>
          <table:table-cell table:style-name="Default" office:value-type="string" calcext:value-type="string">
            <text:p>Masterstudiengang Denkmalpflege</text:p>
          </table:table-cell>
          <table:table-cell table:style-name="Default" office:value-type="string" calcext:value-type="string">
            <text:p>Geodätische Grundlagen des Bauaufmaß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Jürgen Giese</text:p>
          </table:table-cell>
          <table:table-cell table:style-name="Default" office:value-type="string" calcext:value-type="string">
            <text:p>Giese</text:p>
          </table:table-cell>
          <table:table-cell table:style-name="Default" office:value-type="string" calcext:value-type="string">
            <text:p>Jürgen</text:p>
          </table:table-cell>
          <table:table-cell table:style-name="Default" table:number-columns-repeated="9"/>
          <table:table-cell table:style-name="Default" office:value-type="string" calcext:value-type="string">
            <text:p>Digitale Dokumentation,Digitale Vermessung</text:p>
          </table:table-cell>
          <table:table-cell table:style-name="Default" table:number-columns-repeated="6"/>
          <table:table-cell table:number-columns-repeated="996"/>
        </table:table-row>
        <table:table-row table:style-name="ro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table:style-name="Default" office:value-type="string" calcext:value-type="string">
            <text:p>Institut für Archäologische Wissenschaften - Denkmalwissenschaften - Kunstgeschichte</text:p>
          </table:table-cell>
          <table:table-cell table:style-name="Default" office:value-type="string" calcext:value-type="string">
            <text:p>Masterstudiengang Denkmalpflege</text:p>
          </table:table-cell>
          <table:table-cell table:style-name="Default" office:value-type="string" calcext:value-type="string">
            <text:p>Digitale Baudokumentation und Visualisierung 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Jürgen Giese</text:p>
          </table:table-cell>
          <table:table-cell table:style-name="Default" office:value-type="string" calcext:value-type="string">
            <text:p>Giese</text:p>
          </table:table-cell>
          <table:table-cell table:style-name="Default" office:value-type="string" calcext:value-type="string">
            <text:p>Jürgen</text:p>
          </table:table-cell>
          <table:table-cell table:style-name="Default" table:number-columns-repeated="9"/>
          <table:table-cell table:style-name="Default" office:value-type="string" calcext:value-type="string">
            <text:p>Photogrammetrie,Visualisierung,Zeichnen,CAD,Digitale Dokumentation,Fotografie,Digitale Vermessung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-Universität zu Berlin und Berlin-Brandenburgische Akademie der Wissenschaften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BA Latein / MA Klassische Philologie</text:p>
          </table:table-cell>
          <table:table-cell table:style-name="Default" office:value-type="string" calcext:value-type="string">
            <text:p>Philologica electronica - digitale Methoden der Klassischen Phil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tzer, Ulrich</text:p>
          </table:table-cell>
          <table:table-cell table:style-name="Default" office:value-type="string" calcext:value-type="string">
            <text:p>Schmitzer</text:p>
          </table:table-cell>
          <table:table-cell table:style-name="Default" office:value-type="string" calcext:value-type="string">
            <text:p><text:s/>Ulrich</text:p>
          </table:table-cell>
          <table:table-cell table:style-name="Default" table:number-columns-repeated="9"/>
          <table:table-cell table:style-name="Default" office:value-type="string" calcext:value-type="string">
            <text:p>Digitale Ressourcen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Digital Humanities BA; Archäologische Wissenschaften BA/MA</text:p>
          </table:table-cell>
          <table:table-cell table:style-name="Default" office:value-type="string" calcext:value-type="string">
            <text:p>Römische Terra Sigillata – digitale Methoden und die Suche nach dem antiken Arbeitsprozess mit Reliefbilder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einhardt, Corinna, Bauer, Frank</text:p>
          </table:table-cell>
          <table:table-cell table:style-name="Default" office:value-type="string" calcext:value-type="string">
            <text:p>Reinhardt</text:p>
          </table:table-cell>
          <table:table-cell table:style-name="Default" office:value-type="string" calcext:value-type="string">
            <text:p><text:s/>Corinna</text:p>
          </table:table-cell>
          <table:table-cell table:style-name="Default" office:value-type="string" calcext:value-type="string">
            <text:p><text:s/>Bauer</text:p>
          </table:table-cell>
          <table:table-cell table:style-name="Default" office:value-type="string" calcext:value-type="string">
            <text:p><text:s/>Frank</text:p>
          </table:table-cell>
          <table:table-cell table:style-name="Default" table:number-columns-repeated="7"/>
          <table:table-cell table:style-name="Default" office:value-type="string" calcext:value-type="string">
            <text:p>Software und Tools,Visualisierung,Digitale Dokumentation,Dig. Methoden &amp; Theorien,Fotografie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KLA-BA-HF-M3; KLA-BA-NF-M2</text:p>
          </table:table-cell>
          <table:table-cell table:style-name="Default" office:value-type="string" calcext:value-type="string">
            <text:p>Erarbeiten eines E-Learning-Konzepts für die Vasen der Originalsammlung der Goethe-Universität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ienhard, Demian</text:p>
          </table:table-cell>
          <table:table-cell table:style-name="Default" office:value-type="string" calcext:value-type="string">
            <text:p>Lienhard</text:p>
          </table:table-cell>
          <table:table-cell table:style-name="Default" office:value-type="string" calcext:value-type="string">
            <text:p><text:s/>Demian</text:p>
          </table:table-cell>
          <table:table-cell table:style-name="Default" table:number-columns-repeated="9"/>
          <table:table-cell table:style-name="Default" office:value-type="string" calcext:value-type="string">
            <text:p>Dig. Editieren,Online-Ressourcen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Physische Geographie</text:p>
          </table:table-cell>
          <table:table-cell table:style-name="Default" office:value-type="string" calcext:value-type="string">
            <text:p>Nebenfachstudiengang Archäometrie für Archäologen</text:p>
          </table:table-cell>
          <table:table-cell table:style-name="Default" office:value-type="string" calcext:value-type="string">
            <text:p>Fernerkundung und GIS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zolff, Irene</text:p>
          </table:table-cell>
          <table:table-cell table:style-name="Default" office:value-type="string" calcext:value-type="string">
            <text:p>Marzolff</text:p>
          </table:table-cell>
          <table:table-cell table:style-name="Default" office:value-type="string" calcext:value-type="string">
            <text:p><text:s/>Irene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Spatial Analysis,Visualisierung,GIS,Bildbearbeitung,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table:style-name="Default"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Einführung in die digitale Bildwissenschaft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Reiche</text:p>
          </table:table-cell>
          <table:table-cell table:style-name="Default" office:value-type="string" calcext:value-type="string">
            <text:p>Ruth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Dig. Methoden &amp; Theorien,Digital Humanities,Digitale Ressourcen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table:style-name="Default"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Theorie des digitalen Bild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Reiche</text:p>
          </table:table-cell>
          <table:table-cell table:style-name="Default" office:value-type="string" calcext:value-type="string">
            <text:p>Ruth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table:style-name="Default"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Digitale Bildbearbeit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Reiche</text:p>
          </table:table-cell>
          <table:table-cell table:style-name="Default" office:value-type="string" calcext:value-type="string">
            <text:p>Ruth</text:p>
          </table:table-cell>
          <table:table-cell table:style-name="Default" table:number-columns-repeated="9"/>
          <table:table-cell table:style-name="Default" office:value-type="string" calcext:value-type="string">
            <text:p>Bildbearbeitung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BA ab 12/13 (HF/NF): AÜ, ABK2 BA ab 16/17 (HF/NF): Ü, WB1-FV MA A3 (Projektarbeit), EMCC (Vertiefungsmodul 2: Methodik, ggf. HA) MA A3 (Projekt + Lektüre)</text:p>
          </table:table-cell>
          <table:table-cell table:style-name="Default" office:value-type="string" calcext:value-type="string">
            <text:p>Fieldschool Xan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eifert, Martina, Babucic, Nikola</text:p>
          </table:table-cell>
          <table:table-cell table:style-name="Default" office:value-type="string" calcext:value-type="string">
            <text:p>Seifert</text:p>
          </table:table-cell>
          <table:table-cell table:style-name="Default" office:value-type="string" calcext:value-type="string">
            <text:p><text:s/>Martina</text:p>
          </table:table-cell>
          <table:table-cell table:style-name="Default" office:value-type="string" calcext:value-type="string">
            <text:p><text:s/>Babucic</text:p>
          </table:table-cell>
          <table:table-cell table:style-name="Default" office:value-type="string" calcext:value-type="string">
            <text:p><text:s/>Nikola</text:p>
          </table:table-cell>
          <table:table-cell table:style-name="Default" table:number-columns-repeated="7"/>
          <table:table-cell table:style-name="Default" office:value-type="string" calcext:value-type="string">
            <text:p>Geophysik</text:p>
          </table:table-cell>
          <table:table-cell table:style-name="Default" table:number-columns-repeated="6"/>
          <table:table-cell table:number-columns-repeated="996"/>
        </table:table-row>
        <table:table-row table:style-name="ro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, Post-Doc</text:p>
          </table:table-cell>
          <table:table-cell table:style-name="Default" office:value-type="string" calcext:value-type="string">
            <text:p>Research Webinar on Greek Papyri in the British Library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st, Rodney, Berkes, Lajos</text:p>
          </table:table-cell>
          <table:table-cell table:style-name="Default" office:value-type="string" calcext:value-type="string">
            <text:p>Ast</text:p>
          </table:table-cell>
          <table:table-cell table:style-name="Default" office:value-type="string" calcext:value-type="string">
            <text:p><text:s/>Rodney</text:p>
          </table:table-cell>
          <table:table-cell table:style-name="Default" office:value-type="string" calcext:value-type="string">
            <text:p><text:s/>Berkes</text:p>
          </table:table-cell>
          <table:table-cell table:style-name="Default" office:value-type="string" calcext:value-type="string">
            <text:p><text:s/>Lajos</text:p>
          </table:table-cell>
          <table:table-cell table:style-name="Default" table:number-columns-repeated="7"/>
          <table:table-cell table:style-name="Default" office:value-type="string" calcext:value-type="string">
            <text:p>Archivierung,Datenkuratierung,Dig. Editieren,Online-Ressourcen,Metadaten,Datenbanken,Datenmanagement,Digitalisierung</text:p>
          </table:table-cell>
          <table:table-cell table:style-name="Default" table:number-columns-repeated="6"/>
          <table:table-cell table:number-columns-repeated="996"/>
        </table:table-row>
        <table:table-row table:style-name="ro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, Post-Doc</text:p>
          </table:table-cell>
          <table:table-cell table:style-name="Default" office:value-type="string" calcext:value-type="string">
            <text:p>Digitale Papyr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st, Rodney, Cowey, James</text:p>
          </table:table-cell>
          <table:table-cell table:style-name="Default" office:value-type="string" calcext:value-type="string">
            <text:p>Ast</text:p>
          </table:table-cell>
          <table:table-cell table:style-name="Default" office:value-type="string" calcext:value-type="string">
            <text:p><text:s/>Rodney</text:p>
          </table:table-cell>
          <table:table-cell table:style-name="Default" office:value-type="string" calcext:value-type="string">
            <text:p><text:s/>Cowey</text:p>
          </table:table-cell>
          <table:table-cell table:style-name="Default" office:value-type="string" calcext:value-type="string">
            <text:p><text:s/>James</text:p>
          </table:table-cell>
          <table:table-cell table:style-name="Default" table:number-columns-repeated="7"/>
          <table:table-cell table:style-name="Default" office:value-type="string" calcext:value-type="string">
            <text:p>Datenkuratierung,Dig. Editieren,Online-Ressourcen,Metadaten,Datenbanken,Datenmanagement,Digitalisierung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Module Bv3, Dv2</text:p>
          </table:table-cell>
          <table:table-cell table:style-name="Default" office:value-type="string" calcext:value-type="string">
            <text:p>Daten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Kneisel, Jutta</text:p>
          </table:table-cell>
          <table:table-cell table:style-name="Default" office:value-type="string" calcext:value-type="string">
            <text:p>Kneisel</text:p>
          </table:table-cell>
          <table:table-cell table:style-name="Default" office:value-type="string" calcext:value-type="string">
            <text:p><text:s/>Jutta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Statistik,GIS,Datenbanken,Datenmanagement,Bildbearbeitung,EDV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Praktikum, 5,33 SWS, Teil der Module Eg3, Ev3; max. 8 Teiln.</text:p>
          </table:table-cell>
          <table:table-cell table:style-name="Default" office:value-type="string" calcext:value-type="string">
            <text:p>Übung zur Vermessung und geophysikalischen Prospektion (200124)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Default" office:value-type="string" calcext:value-type="string">
            <text:p>Geophysik,Digitale Vermessung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2, Bv2, Cg2, Cv2, Dg1, Dv1; max. 16 Teiln.</text:p>
          </table:table-cell>
          <table:table-cell table:style-name="Default" office:value-type="string" calcext:value-type="string">
            <text:p>Einführung in die Archäoinformatik (200131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3, Bv3, Dg2, Dv2</text:p>
          </table:table-cell>
          <table:table-cell table:style-name="Default" office:value-type="string" calcext:value-type="string">
            <text:p>Aktuelle Forschung in der Quantitativen Archäologie (200118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<text:s/>Oliver</text:p>
          </table:table-cell>
          <table:table-cell table:style-name="Default" table:number-columns-repeated="9"/>
          <table:table-cell table:style-name="Default" office:value-type="string" calcext:value-type="string">
            <text:p>Statistik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3, Bv3, Dg2, Dv2</text:p>
          </table:table-cell>
          <table:table-cell table:style-name="Default" office:value-type="string" calcext:value-type="string">
            <text:p>Übung zur Quantitativen Archäologie mit R (200123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<text:s/>Oliver</text:p>
          </table:table-cell>
          <table:table-cell table:style-name="Default" table:number-columns-repeated="9"/>
          <table:table-cell table:style-name="Default" office:value-type="string" calcext:value-type="string">
            <text:p>Statistik,Programmierung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v3, Dv2; max. 10 Teiln</text:p>
          </table:table-cell>
          <table:table-cell table:style-name="Default" office:value-type="string" calcext:value-type="string">
            <text:p>Datenanalyse (200127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Kneisel, Jutta</text:p>
          </table:table-cell>
          <table:table-cell table:style-name="Default" office:value-type="string" calcext:value-type="string">
            <text:p>Kneisel</text:p>
          </table:table-cell>
          <table:table-cell table:style-name="Default" office:value-type="string" calcext:value-type="string">
            <text:p><text:s/>Jutta</text:p>
          </table:table-cell>
          <table:table-cell table:style-name="Default" table:number-columns-repeated="9"/>
          <table:table-cell table:style-name="Default" office:value-type="string" calcext:value-type="string">
            <text:p>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Cg2, Cv2, Dg1, Dv1, Eg1, Ev1; max. 16 Teiln.</text:p>
          </table:table-cell>
          <table:table-cell table:style-name="Default" office:value-type="string" calcext:value-type="string">
            <text:p>Dokumentationsstrategien für Ausgrabungen. Datenbanken und konkrete Anwendungen (200130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Default" office:value-type="string" calcext:value-type="string">
            <text:p>Programmierung,Datenbanken,Datenmanagement,CAD,Digitale Dokumentation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Cg2, Cv2, Dg2, Dv2; max. 16 Teiln.</text:p>
          </table:table-cell>
          <table:table-cell table:style-name="Default" office:value-type="string" calcext:value-type="string">
            <text:p>Wüstung Nordhusen. Beginn einer Auswertung mit heterogenen Informationen (200146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Default" office:value-type="string" calcext:value-type="string">
            <text:p>GIS,Datenmanagement,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Dg2, Dv2, Eg3, Ev3; max. 16 Teiln.</text:p>
          </table:table-cell>
          <table:table-cell table:style-name="Default" office:value-type="string" calcext:value-type="string">
            <text:p>Archäoinformatik - Einzelaspekte (200120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GIS,Datenmanagement,CAD,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Vorlesung, 2 SWS, Teil der Module Bg1, Bv1, Cg1, Cv1, Gg1, Gv1,</text:p>
          </table:table-cell>
          <table:table-cell table:style-name="Default" office:value-type="string" calcext:value-type="string">
            <text:p>Quantitative Archäologie: Konzepte, Methoden, Geschichte (200114)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<text:s/>Oliver</text:p>
          </table:table-cell>
          <table:table-cell table:style-name="Default" table:number-columns-repeated="9"/>
          <table:table-cell table:style-name="Default" office:value-type="string" calcext:value-type="string">
            <text:p>Statistik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informatik, Informationsverarbeitung, Archäologie</text:p>
          </table:table-cell>
          <table:table-cell table:style-name="Default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Hageneuer, Sebastian</text:p>
          </table:table-cell>
          <table:table-cell table:style-name="Default" office:value-type="string" calcext:value-type="string">
            <text:p>Hageneuer</text:p>
          </table:table-cell>
          <table:table-cell table:style-name="Default" office:value-type="string" calcext:value-type="string">
            <text:p><text:s/>Sebastian</text:p>
          </table:table-cell>
          <table:table-cell table:style-name="Default" table:number-columns-repeated="9"/>
          <table:table-cell table:style-name="Default" office:value-type="string" calcext:value-type="string">
            <text:p>3D-Modellierung,Software und Tools,Programmierung,Visualisierung,Digitale Dokumentation,Dig. Methoden &amp; Theorien,3D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AM, EM</text:p>
          </table:table-cell>
          <table:table-cell table:style-name="Default" office:value-type="string" calcext:value-type="string">
            <text:p>Archäoinformatik II. Relational and Spatial 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Visualisierung,Web-Kartierung,GIS,Datenbanken,Datenmanagement,Datenpräsentation,Digitalisierung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AM, EM, SM 3</text:p>
          </table:table-cell>
          <table:table-cell table:style-name="Default" office:value-type="string" calcext:value-type="string">
            <text:p>Theorien und aktuellen Forschungen in der Archäoinformat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SM 3b, SM 4</text:p>
          </table:table-cell>
          <table:table-cell table:style-name="Default" office:value-type="string" calcext:value-type="string">
            <text:p>Spatial analysis of landscapes andurban 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Space Syntax,Spatial Analysis,Statistik,Programmierung,Visualisierung,GIS,Datenmanagement,Datenpräsentation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SM 3b, SM 4</text:p>
          </table:table-cell>
          <table:table-cell table:style-name="Default" office:value-type="string" calcext:value-type="string">
            <text:p>Spatial analysis of landscapes andurban environment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Space Syntax,Spatial Analysis,Statistik,Programmierung,Visualisierung,GIS,Datenmanagement,Datenpräsentation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BA Archäologie / AM und EM</text:p>
          </table:table-cell>
          <table:table-cell table:style-name="Default" office:value-type="string" calcext:value-type="string">
            <text:p>Archäoinformatik I (Basistechnologien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Default" office:value-type="string" calcext:value-type="string">
            <text:p>Recht</text:p>
          </table:table-cell>
          <table:table-cell table:style-name="Default" office:value-type="string" calcext:value-type="string">
            <text:p><text:s/>Alexander</text:p>
          </table:table-cell>
          <table:table-cell table:style-name="Default" table:number-columns-repeated="9"/>
          <table:table-cell table:style-name="Default" office:value-type="string" calcext:value-type="string">
            <text:p>Archivierung,Software und Tools,GIS,Datenbanken,Datenmanagement,CAD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BA und MA Archäologie / EM, AM</text:p>
          </table:table-cell>
          <table:table-cell table:style-name="Default" office:value-type="string" calcext:value-type="string">
            <text:p>Einführung in die Grundlagen der Statistik für Archäolog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Schmidt</text:p>
          </table:table-cell>
          <table:table-cell table:style-name="Default" office:value-type="string" calcext:value-type="string">
            <text:p><text:s/>Sophie</text:p>
          </table:table-cell>
          <table:table-cell table:style-name="Default" table:number-columns-repeated="9"/>
          <table:table-cell table:style-name="Default" office:value-type="string" calcext:value-type="string">
            <text:p>Statistik,Visualisierung,Datenpräsentation,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Informationsverarbeitung, Medieninformatik</text:p>
          </table:table-cell>
          <table:table-cell table:style-name="Default" office:value-type="string" calcext:value-type="string">
            <text:p>Künstliche Intelligenz und Cultural Heritage: Upper Brandberg – Im Louvre der Felsmalerei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Wieners, Jan Gerrit, Eide, Øyvind, Fäder, Eymard</text:p>
          </table:table-cell>
          <table:table-cell table:style-name="Default" office:value-type="string" calcext:value-type="string">
            <text:p>Wieners</text:p>
          </table:table-cell>
          <table:table-cell table:style-name="Default" office:value-type="string" calcext:value-type="string">
            <text:p><text:s/>Jan Gerrit</text:p>
          </table:table-cell>
          <table:table-cell table:style-name="Default" office:value-type="string" calcext:value-type="string">
            <text:p><text:s/>Eide</text:p>
          </table:table-cell>
          <table:table-cell table:style-name="Default" office:value-type="string" calcext:value-type="string">
            <text:p><text:s/>Øyvind</text:p>
          </table:table-cell>
          <table:table-cell table:style-name="Default" office:value-type="string" calcext:value-type="string">
            <text:p><text:s/>Fäder</text:p>
          </table:table-cell>
          <table:table-cell table:style-name="Default" office:value-type="string" calcext:value-type="string">
            <text:p><text:s/>Eymard</text:p>
          </table:table-cell>
          <table:table-cell table:style-name="Default" table:number-columns-repeated="5"/>
          <table:table-cell table:style-name="Default" office:value-type="string" calcext:value-type="string">
            <text:p>Programmierung,Bildbearbeitung,Digitalisierung,Digital Humanities,Digitale Ressourcen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Ägyptologie</text:p>
          </table:table-cell>
          <table:table-cell table:style-name="Default" office:value-type="string" calcext:value-type="string">
            <text:p>Verarbeitung digitaler Daten in der Ägyptologie – Teil 2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<text:s/>Naether</text:p>
          </table:table-cell>
          <table:table-cell table:style-name="Default" office:value-type="string" calcext:value-type="string">
            <text:p>Franziska</text:p>
          </table:table-cell>
          <table:table-cell table:style-name="Default" table:number-columns-repeated="9"/>
          <table:table-cell table:style-name="Default" office:value-type="string" calcext:value-type="string">
            <text:p>Archivierung,Datenkuratierung,Dig. Editieren,Software und Tools,Online-Ressourcen,Internet,Metadaten,Visualisierung,Web-Kartierung,Zeichnen,GIS,Datenbanken,Datenmanagement,Datenpräsentation,Bildbearbeitung,Digitale Dokumentation,Digital Humanities,Digitale Ressourcen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Default" office:value-type="string" calcext:value-type="string">
            <text:p>Demotisch II: Anthologie demotischer literarischer und dokumentarischer Text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<text:s/>Naether</text:p>
          </table:table-cell>
          <table:table-cell table:style-name="Default" office:value-type="string" calcext:value-type="string">
            <text:p>Franziska</text:p>
          </table:table-cell>
          <table:table-cell table:style-name="Default" table:number-columns-repeated="9"/>
          <table:table-cell table:style-name="Default" office:value-type="string" calcext:value-type="string">
            <text:p>Dig. Editieren,Online-Ressourcen,Internet</text:p>
          </table:table-cell>
          <table:table-cell table:style-name="Default" table:number-columns-repeated="6"/>
          <table:table-cell table:number-columns-repeated="996"/>
        </table:table-row>
        <table:table-row table:style-name="ro14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Default" office:value-type="string" calcext:value-type="string">
            <text:p>Der Stein von Rosette – analog und digital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<text:s/>Naether</text:p>
          </table:table-cell>
          <table:table-cell table:style-name="Default" office:value-type="string" calcext:value-type="string">
            <text:p>Franziska</text:p>
          </table:table-cell>
          <table:table-cell table:style-name="Default" table:number-columns-repeated="9"/>
          <table:table-cell table:style-name="Default" office:value-type="string" calcext:value-type="string">
            <text:p>Dig. Editieren,Online-Ressourcen,Internet</text:p>
          </table:table-cell>
          <table:table-cell table:style-name="Default" table:number-columns-repeated="6"/>
          <table:table-cell table:number-columns-repeated="996"/>
        </table:table-row>
        <table:table-row table:style-name="ro6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Vorderasiatische Archäologie</text:p>
          </table:table-cell>
          <table:table-cell table:style-name="Default" office:value-type="string" calcext:value-type="string">
            <text:p>Archäologie Alter Orient</text:p>
          </table:table-cell>
          <table:table-cell table:style-name="Default" office:value-type="string" calcext:value-type="string">
            <text:p>Babylonische Glyptik meets Digital Humaniti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ßberger, Elisa, Kurmangaliev, Anna</text:p>
          </table:table-cell>
          <table:table-cell table:style-name="Default" office:value-type="string" calcext:value-type="string">
            <text:p>Roßberger</text:p>
          </table:table-cell>
          <table:table-cell table:style-name="Default" office:value-type="string" calcext:value-type="string">
            <text:p><text:s/>Elisa</text:p>
          </table:table-cell>
          <table:table-cell table:style-name="Default" office:value-type="string" calcext:value-type="string">
            <text:p><text:s/>Kurmangaliev</text:p>
          </table:table-cell>
          <table:table-cell table:style-name="Default" office:value-type="string" calcext:value-type="string">
            <text:p><text:s/>Anna</text:p>
          </table:table-cell>
          <table:table-cell table:style-name="Default" table:number-columns-repeated="7"/>
          <table:table-cell table:style-name="Default" office:value-type="string" calcext:value-type="string">
            <text:p>Online-Ressourcen,Metadaten,Datenbanken,Datenmanagement,Bildbearbeitung,Digitalisierung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6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Vor- und Frühgeschichtliche Archäologie und Provinzialrömische Archäologie</text:p>
          </table:table-cell>
          <table:table-cell table:style-name="Default" office:value-type="string" calcext:value-type="string">
            <text:p>Bachelor, Magister Artium, Master</text:p>
          </table:table-cell>
          <table:table-cell table:style-name="Default" office:value-type="string" calcext:value-type="string">
            <text:p>Eisenzeit digital: Datenanalyse mit QGIS und MySQ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von Nicolai, Caroline, Lücke, Stephan</text:p>
          </table:table-cell>
          <table:table-cell table:style-name="Default" office:value-type="string" calcext:value-type="string">
            <text:p>von Nicolai</text:p>
          </table:table-cell>
          <table:table-cell table:style-name="Default" office:value-type="string" calcext:value-type="string">
            <text:p><text:s/>Caroline</text:p>
          </table:table-cell>
          <table:table-cell table:style-name="Default" office:value-type="string" calcext:value-type="string">
            <text:p><text:s/>Lücke</text:p>
          </table:table-cell>
          <table:table-cell table:style-name="Default" office:value-type="string" calcext:value-type="string">
            <text:p><text:s/>Stephan</text:p>
          </table:table-cell>
          <table:table-cell table:style-name="Default" table:number-columns-repeated="7"/>
          <table:table-cell table:style-name="Default" office:value-type="string" calcext:value-type="string">
            <text:p>Software und Tools,Spatial Analysis,Visualisierung,GIS,Datenbanken,Datenmanagement,Digitale Datenauswertung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. Frühgeschichtliche Archäologie</text:p>
          </table:table-cell>
          <table:table-cell table:style-name="Default" office:value-type="string" calcext:value-type="string">
            <text:p>Masterstudiengang - MA Modul 2</text:p>
          </table:table-cell>
          <table:table-cell table:style-name="Default" office:value-type="string" calcext:value-type="string">
            <text:p>Theorie und Anwendung statistischer Methoden zur Gräberfeld- und Siedlungsanalys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iegmund, Frank Dr.</text:p>
          </table:table-cell>
          <table:table-cell table:style-name="Default" office:value-type="string" calcext:value-type="string">
            <text:p>Siegmund</text:p>
          </table:table-cell>
          <table:table-cell table:style-name="Default" office:value-type="string" calcext:value-type="string">
            <text:p><text:s/>Frank </text:p>
          </table:table-cell>
          <table:table-cell table:style-name="Default" table:number-columns-repeated="9"/>
          <table:table-cell table:style-name="Default" office:value-type="string" calcext:value-type="string">
            <text:p>Statistik,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nd Frühgeschichtliche Archäologie</text:p>
          </table:table-cell>
          <table:table-cell table:style-name="Default" office:value-type="string" calcext:value-type="string">
            <text:p>Master-Studiengang "Ur- und Frühgeschichte", MA Modul 2 "Angewandte Methodik"</text:p>
          </table:table-cell>
          <table:table-cell table:style-name="Default" office:value-type="string" calcext:value-type="string">
            <text:p>Theorie und Anwendung statistischer Methoden zur Gräberfeld‐ und Siedlungsanalys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iegmund, Frank</text:p>
          </table:table-cell>
          <table:table-cell table:style-name="Default" office:value-type="string" calcext:value-type="string">
            <text:p>Siegmund</text:p>
          </table:table-cell>
          <table:table-cell table:style-name="Default" office:value-type="string" calcext:value-type="string">
            <text:p><text:s/>Frank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Statistik,Datenmanagement,Datenpräsentation</text:p>
          </table:table-cell>
          <table:table-cell table:style-name="Default" table:number-columns-repeated="6"/>
          <table:table-cell table:number-columns-repeated="996"/>
        </table:table-row>
        <table:table-row table:style-name="ro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Digital Humanities, Aufbaumodul Objekte in den Digital Humanities</text:p>
          </table:table-cell>
          <table:table-cell table:style-name="Default" office:value-type="string" calcext:value-type="string">
            <text:p>Digitale Objekt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Essler</text:p>
          </table:table-cell>
          <table:table-cell table:style-name="Default" office:value-type="string" calcext:value-type="string">
            <text:p><text:s/>Holger</text:p>
          </table:table-cell>
          <table:table-cell table:style-name="Default" table:number-columns-repeated="9"/>
          <table:table-cell table:style-name="Default" office:value-type="string" calcext:value-type="string">
            <text:p>Bildbearbeitung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Digital Humanities, Datenbank</text:p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Essler</text:p>
          </table:table-cell>
          <table:table-cell table:style-name="Default" office:value-type="string" calcext:value-type="string">
            <text:p><text:s/>Holger</text:p>
          </table:table-cell>
          <table:table-cell table:style-name="Default" table:number-columns-repeated="9"/>
          <table:table-cell table:style-name="Default" office:value-type="string" calcext:value-type="string">
            <text:p>Datenmanagement,Auszeichnungssprachen,Digitalisierung,Digital Humanities,Digitale Ressourcen</text:p>
          </table:table-cell>
          <table:table-cell table:style-name="Default" table:number-columns-repeated="6"/>
          <table:table-cell table:number-columns-repeated="996"/>
        </table:table-row>
        <table:table-row table:style-name="ro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Lehrstuhl für Vor- und Frühgeschichtliche Archäologie</text:p>
          </table:table-cell>
          <table:table-cell table:style-name="Default" office:value-type="string" calcext:value-type="string">
            <text:p>BA (04-VFG-EX)</text:p>
          </table:table-cell>
          <table:table-cell table:style-name="Default" office:value-type="string" calcext:value-type="string">
            <text:p>Magnetometerprospektionen in Mainfranken</text:p>
          </table:table-cell>
          <table:table-cell table:style-name="Default" office:value-type="string" calcext:value-type="string">
            <text:p>Exkursion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Ostermeier</text:p>
          </table:table-cell>
          <table:table-cell table:style-name="Default" office:value-type="string" calcext:value-type="string">
            <text:p><text:s/>Nils</text:p>
          </table:table-cell>
          <table:table-cell table:style-name="Default" table:number-columns-repeated="9"/>
          <table:table-cell table:style-name="Default" office:value-type="string" calcext:value-type="string">
            <text:p>Geophysik,EDV</text:p>
          </table:table-cell>
          <table:table-cell table:style-name="Default" table:number-columns-repeated="6"/>
          <table:table-cell table:number-columns-repeated="996"/>
        </table:table-row>
        <table:table-row table:style-name="ro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Lehrstuhl für Vor- und Frühgeschichtliche Archäologie</text:p>
          </table:table-cell>
          <table:table-cell table:style-name="Default" office:value-type="string" calcext:value-type="string">
            <text:p>BA / MA (04-VFG-MuTh, -NuE, -FuF, -MuThS, -NuES)</text:p>
          </table:table-cell>
          <table:table-cell table:style-name="Default" office:value-type="string" calcext:value-type="string">
            <text:p>3D-Scanning - Digitalisierung von Fundobjek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Ostermeier</text:p>
          </table:table-cell>
          <table:table-cell table:style-name="Default" office:value-type="string" calcext:value-type="string">
            <text:p><text:s/>Nils</text:p>
          </table:table-cell>
          <table:table-cell table:style-name="Default" table:number-columns-repeated="9"/>
          <table:table-cell table:style-name="Default" office:value-type="string" calcext:value-type="string">
            <text:p>3D Scan</text:p>
          </table:table-cell>
          <table:table-cell table:style-name="Default" table:number-columns-repeated="6"/>
          <table:table-cell table:number-columns-repeated="996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jogustine.uni-mainz.de/scripts/mgrqispi.dll?APPNAME=CampusNet&amp;PRGNAME=CO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BA Archäologien (Ein-Fach/Verbundstudiengang)</text:p>
          </table:table-cell>
          <table:table-cell office:value-type="string" calcext:value-type="string">
            <text:p>Digitale Verarbeitung archäologischer Geo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lammt, Anne</text:p>
          </table:table-cell>
          <table:table-cell office:value-type="string" calcext:value-type="string">
            <text:p>Klammt</text:p>
          </table:table-cell>
          <table:table-cell office:value-type="string" calcext:value-type="string">
            <text:p><text:s/>Anne</text:p>
          </table:table-cell>
          <table:table-cell table:number-columns-repeated="9"/>
          <table:table-cell office:value-type="string" calcext:value-type="string">
            <text:p>Archivierung,Online-Ressourcen,Metadaten,Web-Kartierung,GIS,Datenmanagement,Auszeichnungssprachen,EDV</text:p>
          </table:table-cell>
          <table:table-cell/>
          <table:table-cell office:value-type="string" calcext:value-type="string">
            <text:p>Klammt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15">
          <table:table-cell office:value-type="string" calcext:value-type="string">
            <text:p>WiSe 2017/18</text:p>
          </table:table-cell>
          <table:table-cell office:value-type="string" calcext:value-type="string">
            <text:p>https://basis.uni-bonn.de/qisserver/rds?state=verpublish&amp;status=init&amp;vmfile=no&amp;p...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Rheinische Friedrich-Wilhelms-Universität Bonn</text:p>
          </table:table-cell>
          <table:table-cell office:value-type="string" calcext:value-type="string">
            <text:p>Institut für Archäologie und Kulturanthropologie</text:p>
          </table:table-cell>
          <table:table-cell office:value-type="string" calcext:value-type="string">
            <text:p>Bachelor of Arts Archäologien (B.A.) Bachelor of Arts Archäologien (Zwei-Fach-B.A.) Bachelor of Arts Kunstgesch.u.Archäologie (B.A.) kein Abschluss Pool f. Kunstgeschichte Master of Arts Frg.Arch.u.Arch.Röm.Prov. (M.A.) Master of Arts Klassische Archäologie (M.A.) Master of Arts Ägyptologie (M.A.) Master of Arts Altamerikanistik/Ethnol. (M.A.) kein Abschluss Pool f. Romanistik Master of Arts Kulturs.zu Lateinamerika (M.A.)</text:p>
          </table:table-cell>
          <table:table-cell office:value-type="string" calcext:value-type="string">
            <text:p>Archäoinformatik I: Einführung in die Archäoinformatik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Ulrich Wölfel</text:p>
          </table:table-cell>
          <table:table-cell office:value-type="string" calcext:value-type="string">
            <text:p>Wölfel</text:p>
          </table:table-cell>
          <table:table-cell office:value-type="string" calcext:value-type="string">
            <text:p>Ulrich</text:p>
          </table:table-cell>
          <table:table-cell table:number-columns-repeated="9"/>
          <table:table-cell office:value-type="string" calcext:value-type="string">
            <text:p>3D-Modellierung,GIS,Datenbanken</text:p>
          </table:table-cell>
          <table:table-cell/>
          <table:table-cell office:value-type="string" calcext:value-type="string">
            <text:p>Archut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PhD, Post-Doc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s/>Rodney</text:p>
          </table:table-cell>
          <table:table-cell office:value-type="string" calcext:value-type="string">
            <text:p><text:s/>Cowey</text:p>
          </table:table-cell>
          <table:table-cell office:value-type="string" calcext:value-type="string">
            <text:p><text:s/>James</text:p>
          </table:table-cell>
          <table:table-cell table:number-columns-repeated="7"/>
          <table:table-cell office:value-type="string" calcext:value-type="string">
            <text:p>Datenkuratierung,Dig. Editieren,Digital Humanities,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Einführung in die Digital Humanitie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</text:p>
          </table:table-cell>
          <table:table-cell office:value-type="string" calcext:value-type="string">
            <text:p>Langner</text:p>
          </table:table-cell>
          <table:table-cell office:value-type="string" calcext:value-type="string">
            <text:p><text:s/>Martin</text:p>
          </table:table-cell>
          <table:table-cell table:number-columns-repeated="9"/>
          <table:table-cell office:value-type="string" calcext:value-type="string">
            <text:p>3D-Modellierung,Dig. Editieren,Photogrammetrie,Software und Tools,Spatial Analysis,Statistik,Textanalyse,Programmierung,Online-Ressourcen,Internet,Laserscanning,Metadaten,Visualisierung,Web-Kartierung,GIS,Datenbanken,Datenmanagement,Datenpräsentation,CAD,Bildbearbeitung,3D Scan,Auszeichnungssprachen,Digitale Datenauswertung,Digitale Dokumentation,Dig. Methoden &amp; Theorien,EDV,Fotografie,Digitalisierung,Digital Humanities,Digitale Ressourcen,Digitale Vermessung,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Computergestützte Maßvergleiche an römischen Porträt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, Sporleder, Caroline</text:p>
          </table:table-cell>
          <table:table-cell office:value-type="string" calcext:value-type="string">
            <text:p>Langner</text:p>
          </table:table-cell>
          <table:table-cell office:value-type="string" calcext:value-type="string">
            <text:p><text:s/>Martin</text:p>
          </table:table-cell>
          <table:table-cell office:value-type="string" calcext:value-type="string">
            <text:p><text:s/>Sporleder</text:p>
          </table:table-cell>
          <table:table-cell office:value-type="string" calcext:value-type="string">
            <text:p><text:s/>Caroline</text:p>
          </table:table-cell>
          <table:table-cell table:number-columns-repeated="7"/>
          <table:table-cell office:value-type="string" calcext:value-type="string">
            <text:p>Software und Tools,3D Scan,Digitale Datenauswertung,Dig. Methoden &amp; Theorien,Digital Humanities,Digitale Vermessung,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y.altertum.uni-halle.de/3436_2595808/2595808_3058752/2987893_30...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Martin-Luther-Universität Halle-Wittenberg</text:p>
          </table:table-cell>
          <table:table-cell office:value-type="string" calcext:value-type="string">
            <text:p>Institut für Kunstgeschichte und Archäologien Europas, Seminar für Klassische Archäologie</text:p>
          </table:table-cell>
          <table:table-cell office:value-type="string" calcext:value-type="string">
            <text:p>Hilfmittel und Techniken des Studiengangs</text:p>
          </table:table-cell>
          <table:table-cell office:value-type="string" calcext:value-type="string">
            <text:p>Datenbank Management, GIS und 3D-Visualis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öster, Jan</text:p>
          </table:table-cell>
          <table:table-cell office:value-type="string" calcext:value-type="string">
            <text:p>Köster</text:p>
          </table:table-cell>
          <table:table-cell office:value-type="string" calcext:value-type="string">
            <text:p><text:s/>Jan</text:p>
          </table:table-cell>
          <table:table-cell table:number-columns-repeated="9"/>
          <table:table-cell office:value-type="string" calcext:value-type="string">
            <text:p>3D-Modellierung,GIS,Datenbanken,Bildbearbeitung,Digitale Dokumentation,EDV,Digitalisierung,3D</text:p>
          </table:table-cell>
          <table:table-cell/>
          <table:table-cell office:value-type="string" calcext:value-type="string">
            <text:p>Tanriöver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geschichte.hhu.de/lehrstuehle/alte-geschichte/studiumlehre/lehre-aktu...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office:value-type="string" calcext:value-type="string">
            <text:p>Institut für Geschichtswissenschaften / Abteilung III Alte Geschichte</text:p>
          </table:table-cell>
          <table:table-cell office:value-type="string" calcext:value-type="string">
            <text:p>Geschichte (Master und Bachelor [Kern- und Ergänzungsfach]) Antike Kulturen (Master und Bachelor [Kern- und Ergänzungsfach])</text:p>
          </table:table-cell>
          <table:table-cell office:value-type="string" calcext:value-type="string">
            <text:p>Das "Gallische Sonderreich" zum Anfassen. Historisch-numismatische Übung zum Schatzfund von Brauweil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, Katharina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<text:s/>Katharina</text:p>
          </table:table-cell>
          <table:table-cell table:number-columns-repeated="9"/>
          <table:table-cell office:value-type="string" calcext:value-type="string">
            <text:p>Archivierung,Dig. Editieren,Online-Ressourcen,Datenbanken,Digitale Dokumentation,Digitalisierung,Digitale Ressourcen</text:p>
          </table:table-cell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odul BA75%/50%/25% PM1/PM2/ÜK Modul MA 75% A5 Modul MA 25 % ---</text:p>
          </table:table-cell>
          <table:table-cell office:value-type="string" calcext:value-type="string">
            <text:p>Museumspraktische Übung: Visionen zur Neueinrichtung der Institutssamm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, Maderna, Caterina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office:value-type="string" calcext:value-type="string">
            <text:p><text:s/>Maderna</text:p>
          </table:table-cell>
          <table:table-cell office:value-type="string" calcext:value-type="string">
            <text:p><text:s/>Caterina</text:p>
          </table:table-cell>
          <table:table-cell table:number-columns-repeated="7"/>
          <table:table-cell office:value-type="string" calcext:value-type="string">
            <text:p>3D-Modellierung,Visualis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Giese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3D-Modellierung,Photogrammetrie,Laserscanning,Visualisierung,Zeichnen,CAD,Bildbearbeitung,3D Scan,Digitale Dokumentation,Fotografie,Digitale Vermessung,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Kreisel</text:p>
          </table:table-cell>
          <table:table-cell office:value-type="string" calcext:value-type="string">
            <text:p><text:s/>Arnold</text:p>
          </table:table-cell>
          <table:table-cell table:number-columns-repeated="9"/>
          <table:table-cell office:value-type="string" calcext:value-type="string">
            <text:p>Zeichnen,CAD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Giese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Bildbearbeitung,Digitale Dokumentation,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e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die Baudokument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Giese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Photogrammetrie,Laserscanning,Visualisierung,Zeichnen,CAD,3D Scan,Digitale Dokumentation,Fotografie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www.fbkultur.uni-hamburg.de/vfg/studium/vorlesungsverzeichnis.html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Einführung: Statistik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Dr. Gross, Daniel</text:p>
          </table:table-cell>
          <table:table-cell office:value-type="string" calcext:value-type="string">
            <text:p><text:s/>Gross</text:p>
          </table:table-cell>
          <table:table-cell office:value-type="string" calcext:value-type="string">
            <text:p><text:s/>Daniel</text:p>
          </table:table-cell>
          <table:table-cell table:number-columns-repeated="9"/>
          <table:table-cell office:value-type="string" calcext:value-type="string">
            <text:p>Software und Tools,Statistik,Datenbanken,Digitale Datenauswertung</text:p>
          </table:table-cell>
          <table:table-cell office:value-type="string" calcext:value-type="string">
            <text:p>Eigener Laptop mit vorinstallierten Programmen wünschenswert.</text:p>
          </table:table-cell>
          <table:table-cell office:value-type="string" calcext:value-type="string">
            <text:p>Nikulk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agnes.hu-berlin.de/lupo/rds?state=verpublish&amp;status=init&amp;vmfile=no&amp;publi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A Klassische Archäologie / Praktische Spezialisierung</text:p>
          </table:table-cell>
          <table:table-cell office:value-type="string" calcext:value-type="string">
            <text:p>digitales forum romanum - Konzeption einer e-learning-Plattfor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of. Dr. Susanne Muth, Dr. Agnes Henning</text:p>
          </table:table-cell>
          <table:table-cell office:value-type="string" calcext:value-type="string">
            <text:p>Muth</text:p>
          </table:table-cell>
          <table:table-cell table:style-name="Default" office:value-type="string" calcext:value-type="string">
            <text:p>Susanne </text:p>
          </table:table-cell>
          <table:table-cell office:value-type="string" calcext:value-type="string">
            <text:p>Henning</text:p>
          </table:table-cell>
          <table:table-cell office:value-type="string" calcext:value-type="string">
            <text:p>Agnes</text:p>
          </table:table-cell>
          <table:table-cell table:number-columns-repeated="7"/>
          <table:table-cell office:value-type="string" calcext:value-type="string">
            <text:p>Digital Humanities,Digitale Ressourcen,3D</text:p>
          </table:table-cell>
          <table:table-cell office:value-type="string" calcext:value-type="string">
            <text:p>Termin der Veranstaltung: Bitte Aushang beachten oder ab Semesterbeginn nachfragen unter winckelmann@culture.hu-berlin.de.</text:p>
          </table:table-cell>
          <table:table-cell office:value-type="string" calcext:value-type="string">
            <text:p>Bartz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17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stuttgart.de/cusonline/wbLv.wbShowLVDetail?pStpSpNr=17226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sches Institut</text:p>
          </table:table-cell>
          <table:table-cell office:value-type="string" calcext:value-type="string">
            <text:p>BA (inkl. Lehramt); Basismodul Antike</text:p>
          </table:table-cell>
          <table:table-cell office:value-type="string" calcext:value-type="string">
            <text:p>Alltagsgeschichte der Römischen Kaiserzeit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nas Scherr</text:p>
          </table:table-cell>
          <table:table-cell office:value-type="string" calcext:value-type="string">
            <text:p><text:s/>Jonas Scherr</text:p>
          </table:table-cell>
          <table:table-cell table:number-columns-repeated="10"/>
          <table:table-cell office:value-type="string" calcext:value-type="string">
            <text:p>Software und Tools,Online-Ressourcen,Internet,Datenbanken</text:p>
          </table:table-cell>
          <table:table-cell office:value-type="string" calcext:value-type="string">
            <text:p>Eines der im Proseminar zu behandelnden Themen hinsichtlich der Propädeutik wird der Umgang mit verschiedenen digitalen Ressourcen für altertumswissenschaftliches Arbeiten sein.</text:p>
          </table:table-cell>
          <table:table-cell office:value-type="string" calcext:value-type="string">
            <text:p>Scherr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8 Archäologie MA/AM1 Quartärforschung und Geoarchäologie MA/BM7, SM3</text:p>
          </table:table-cell>
          <table:table-cell office:value-type="string" calcext:value-type="string">
            <text:p>Quantum - GIS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Frank, Thomas, Wendt, Karl Peter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<text:s/>Thomas</text:p>
          </table:table-cell>
          <table:table-cell office:value-type="string" calcext:value-type="string">
            <text:p><text:s/>Wendt</text:p>
          </table:table-cell>
          <table:table-cell office:value-type="string" calcext:value-type="string">
            <text:p><text:s/>Karl Peter</text:p>
          </table:table-cell>
          <table:table-cell table:number-columns-repeated="7"/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3, AM4, EM6, EM8, EM9 Archäologie MA/AM1 Quartärforschung und Geoarchäologie MA/BM7, SM3</text:p>
          </table:table-cell>
          <table:table-cell office:value-type="string" calcext:value-type="string">
            <text:p>Archäologische Statis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office:value-type="string" calcext:value-type="string">
            <text:p>Wotzka</text:p>
          </table:table-cell>
          <table:table-cell office:value-type="string" calcext:value-type="string">
            <text:p><text:s/>Hans-Peter</text:p>
          </table:table-cell>
          <table:table-cell table:number-columns-repeated="9"/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 8, EM9 Archäologie MA/AM1 Quartärforschung und Geoarchäologie MA/BM7, SM3</text:p>
          </table:table-cell>
          <table:table-cell office:value-type="string" calcext:value-type="string">
            <text:p>Einführung in die Software CalPal (Win - Notebook &amp; PC) zur Erstellung von 14C - basierten archäologischen Chronologi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Bernhard Weninger</text:p>
          </table:table-cell>
          <table:table-cell office:value-type="string" calcext:value-type="string">
            <text:p>Weninger</text:p>
          </table:table-cell>
          <table:table-cell office:value-type="string" calcext:value-type="string">
            <text:p>Bernhard</text:p>
          </table:table-cell>
          <table:table-cell table:number-columns-repeated="9"/>
          <table:table-cell office:value-type="string" calcext:value-type="string">
            <text:p>Software und Tool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llgemeine Prospektions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Beate</text:p>
          </table:table-cell>
          <table:table-cell table:number-columns-repeated="9"/>
          <table:table-cell office:value-type="string" calcext:value-type="string">
            <text:p>Spatial Analysis,Visualisierung,Datenbanken,Datenmanagement,Digitale Dokumentation,Digitale Ressourcen,Digitale Vermess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ildbearbeitung in den Kultur- und Bild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ohannes Becker</text:p>
          </table:table-cell>
          <table:table-cell table:style-name="ce112" office:value-type="string" calcext:value-type="string">
            <text:p>Becker</text:p>
          </table:table-cell>
          <table:table-cell table:style-name="ce112" office:value-type="string" calcext:value-type="string">
            <text:p><text:s/>Johannes </text:p>
          </table:table-cell>
          <table:table-cell table:number-columns-repeated="9"/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N</text:p>
          </table:table-cell>
          <table:table-cell table:number-columns-repeated="11"/>
          <table:table-cell office:value-type="string" calcext:value-type="string">
            <text:p>Digitale Datenauswer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Archäologie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icolai Moos</text:p>
          </table:table-cell>
          <table:table-cell office:value-type="string" calcext:value-type="string">
            <text:p>Moos</text:p>
          </table:table-cell>
          <table:table-cell office:value-type="string" calcext:value-type="string">
            <text:p>Nicolai</text:p>
          </table:table-cell>
          <table:table-cell table:number-columns-repeated="9"/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prähistor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ong, Baoqua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<text:s/>Baoquan</text:p>
          </table:table-cell>
          <table:table-cell table:number-columns-repeated="9"/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www.zdv.uni-mainz.de/ottestba/html5/1451_DEU_HTML.php?rd_id=3649945401310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Altertumswissenschaften</text:p>
          </table:table-cell>
          <table:table-cell office:value-type="string" calcext:value-type="string">
            <text:p>AO Phil, Informatik</text:p>
          </table:table-cell>
          <table:table-cell office:value-type="string" calcext:value-type="string">
            <text:p>Digitale Musterkennung und ihre Anwendungsmöglichkeiten in den Altertums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rechel, Doris, Wand , Michael</text:p>
          </table:table-cell>
          <table:table-cell office:value-type="string" calcext:value-type="string">
            <text:p>Prechel</text:p>
          </table:table-cell>
          <table:table-cell office:value-type="string" calcext:value-type="string">
            <text:p><text:s/>Doris</text:p>
          </table:table-cell>
          <table:table-cell office:value-type="string" calcext:value-type="string">
            <text:p><text:s/>Wand </text:p>
          </table:table-cell>
          <table:table-cell office:value-type="string" calcext:value-type="string">
            <text:p><text:s/>Michael</text:p>
          </table:table-cell>
          <table:table-cell table:number-columns-repeated="7"/>
          <table:table-cell office:value-type="string" calcext:value-type="string">
            <text:p>Textanalyse,Programmierung,Online-Ressourcen,Datenbanken,Datenmanagement,Digitale Dokumentation,Dig. Methoden &amp; Theorien,EDV,Digitalisierung,Digital Humanities,Digitale Ressourcen</text:p>
          </table:table-cell>
          <table:table-cell/>
          <table:table-cell office:value-type="string" calcext:value-type="string">
            <text:p>Hub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BA Klassische Archäologie, Praxismodul Übergreifende Kompetenzen MA Klassische Archäologie, Feldforschungs- und Praxismodul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WiSe 2017/18</text:p>
          </table:table-cell>
          <table:table-cell office:value-type="string" calcext:value-type="string">
            <text:p>https://www.digitale-methodik.uni-mainz.de/files/2016/12/Modulhandbuch_DM_Stand_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office:value-type="string" calcext:value-type="string">
            <text:p>i3mainz</text:p>
          </table:table-cell>
          <table:table-cell office:value-type="string" calcext:value-type="string">
            <text:p>Hochschulübergreifender Masterstudiengang Digitale Methodik in den Geistes- und Kulturwissenschaften</text:p>
          </table:table-cell>
          <table:table-cell office:value-type="string" calcext:value-type="string">
            <text:p>Grundlagen der Verarbeitung von raumbezogenen Daten in interdisziplinärem Kontext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i-Christian Bruhn</text:p>
          </table:table-cell>
          <table:table-cell office:value-type="string" calcext:value-type="string">
            <text:p>Bruhn</text:p>
          </table:table-cell>
          <table:table-cell office:value-type="string" calcext:value-type="string">
            <text:p>Kai-Christian</text:p>
          </table:table-cell>
          <table:table-cell table:number-columns-repeated="9"/>
          <table:table-cell office:value-type="string" calcext:value-type="string">
            <text:p>3D-Modellierung,Archivierung,Datenkuratierung,Software und Tools,Online-Ressourcen,Laserscanning,Metadaten,Visualisierung,GIS,Datenbanken,Datenmanagement,Datenpräsentation,Digitale Datenauswertung,Digitalisierung,Digital Humanities,Digitale Ressourcen,3D</text:p>
          </table:table-cell>
          <table:table-cell/>
          <table:table-cell office:value-type="string" calcext:value-type="string">
            <text:p>Bruhn</text:p>
          </table:table-cell>
          <table:table-cell office:value-type="string" calcext:value-type="string">
            <text:p>Kai-Christia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 B.A./UFG 400</text:p>
          </table:table-cell>
          <table:table-cell office:value-type="string" calcext:value-type="string">
            <text:p>Hillshades and more - Höhere Anwendungen von Geographischen Informationssystem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Brückner, Christoph</text:p>
          </table:table-cell>
          <table:table-cell office:value-type="string" calcext:value-type="string">
            <text:p>Brückner</text:p>
          </table:table-cell>
          <table:table-cell office:value-type="string" calcext:value-type="string">
            <text:p><text:s/>Christoph</text:p>
          </table:table-cell>
          <table:table-cell table:number-columns-repeated="9"/>
          <table:table-cell office:value-type="string" calcext:value-type="string">
            <text:p>GIS</text:p>
          </table:table-cell>
          <table:table-cell office:value-type="string" calcext:value-type="string">
            <text:p>Die Übung richtet sich an Studierende mit GIS-Grundkenntnissen. Gearbeitet wird mit ArcGIS.</text:p>
          </table:table-cell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, M.A. Ägyptologie, offen für Interessierte</text:p>
          </table:table-cell>
          <table:table-cell office:value-type="string" calcext:value-type="string">
            <text:p>Digitale Objektbearbeitung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ulz, Stephanie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<text:s/>Stephanie</text:p>
          </table:table-cell>
          <table:table-cell table:number-columns-repeated="9"/>
          <table:table-cell office:value-type="string" calcext:value-type="string">
            <text:p>Software und Tools,Visualisierung,Web-Kartierung,Zeichnen,GIS,Datenmanagement,CAD,Bildbearbeitung,Digitale Dokumentation,Fotografie,Digitale Vermessung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11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 Ägyptologie, offen für Interessierte (E-Learning)</text:p>
          </table:table-cell>
          <table:table-cell office:value-type="string" calcext:value-type="string">
            <text:p>Verarbeitung digitaler Daten in der Ägypt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aether, Franziska, Schuffenhauer, Maria-Victoria</text:p>
          </table:table-cell>
          <table:table-cell office:value-type="string" calcext:value-type="string">
            <text:p>Naether</text:p>
          </table:table-cell>
          <table:table-cell office:value-type="string" calcext:value-type="string">
            <text:p><text:s/>Franziska</text:p>
          </table:table-cell>
          <table:table-cell office:value-type="string" calcext:value-type="string">
            <text:p><text:s/>Schuffenhauer</text:p>
          </table:table-cell>
          <table:table-cell office:value-type="string" calcext:value-type="string">
            <text:p><text:s/>Maria-Victoria</text:p>
          </table:table-cell>
          <table:table-cell table:number-columns-repeated="7"/>
          <table:table-cell office:value-type="string" calcext:value-type="string">
            <text:p>Archivierung,Software und Tools,Online-Ressourcen,Internet,Metadaten,Visualisierung,Web-Kartierung,GIS,Datenbanken,Datenmanagement,Bildbearbeitung,Digitale Dokumentation,Digital Humanities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ländepraktikum – Geomagnetik und Vermessung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9"/>
          <table:table-cell office:value-type="string" calcext:value-type="string">
            <text:p>3D-Modellierung,Visualisierung,GIS,Geophysik,CAD,Digitale Datenauswertung,Digitale Dokumentation,EDV,Digitale Vermess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Hallig Langeneß – Archäologische und geophysikalische Prospektion einer Warft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Wehner</text:p>
          </table:table-cell>
          <table:table-cell office:value-type="string" calcext:value-type="string">
            <text:p><text:s/>Donat</text:p>
          </table:table-cell>
          <table:table-cell table:number-columns-repeated="9"/>
          <table:table-cell office:value-type="string" calcext:value-type="string">
            <text:p>3D-Modellierung,Photogrammetrie,GIS,Geophysik,Digitale Datenauswertung,Digitale Dokumentation,EDV,Digitale Vermess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atenanalyse mit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<text:s/>Oliver</text:p>
          </table:table-cell>
          <table:table-cell table:number-columns-repeated="9"/>
          <table:table-cell office:value-type="string" calcext:value-type="string">
            <text:p>Software und Tools,Spatial Analysis,Statistik,Programmierung,Visualisierung,GIS,Digitale Datenauswertung,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rchäologischer Fil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Wehner</text:p>
          </table:table-cell>
          <table:table-cell office:value-type="string" calcext:value-type="string">
            <text:p><text:s/>Donat</text:p>
          </table:table-cell>
          <table:table-cell table:number-columns-repeated="9"/>
          <table:table-cell office:value-type="string" calcext:value-type="string">
            <text:p>Datenpräsentation,Audio und Video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archäologie - Geofernerkundung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eibrodt, Stefan, Müller-Scheeßel, Nils</text:p>
          </table:table-cell>
          <table:table-cell office:value-type="string" calcext:value-type="string">
            <text:p>Dreibrodt</text:p>
          </table:table-cell>
          <table:table-cell office:value-type="string" calcext:value-type="string">
            <text:p><text:s/>Stefan</text:p>
          </table:table-cell>
          <table:table-cell office:value-type="string" calcext:value-type="string">
            <text:p>Müller-Scheeßel</text:p>
          </table:table-cell>
          <table:table-cell office:value-type="string" calcext:value-type="string">
            <text:p><text:s/>Nils</text:p>
          </table:table-cell>
          <table:table-cell table:number-columns-repeated="7"/>
          <table:table-cell office:value-type="string" calcext:value-type="string">
            <text:p>Spatial Analysis,GIS,Geophysik,Digitale Datenauswertung,Digitale Dokumentation,EDV,Digitale Vermess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graphische Modelle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<text:s/>Oliver</text:p>
          </table:table-cell>
          <table:table-cell table:number-columns-repeated="9"/>
          <table:table-cell office:value-type="string" calcext:value-type="string">
            <text:p>Dig. Methoden &amp; Theorien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Einführung in die Arbeit mit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9"/>
          <table:table-cell office:value-type="string" calcext:value-type="string">
            <text:p>3D-Modellierung,Software und Tools,Visualisierung,CAD,Digitale Datenauswertung,Digitale Dokumentation,EDV,Digitalisier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ie Praxis quantitativer Analyse von Urnengräberfelder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<text:s/>Oliver</text:p>
          </table:table-cell>
          <table:table-cell table:number-columns-repeated="9"/>
          <table:table-cell office:value-type="string" calcext:value-type="string">
            <text:p>Statistik,Digitale Datenauswertung,Dig. Methoden &amp; Theorien,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ltgrabung im GIS-Projek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9"/>
          <table:table-cell office:value-type="string" calcext:value-type="string">
            <text:p>Spatial Analysis,Visualisierung,GIS,Digitale Datenauswertung,Digitale Dokumentation,EDV,Digitalisier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</text:p>
          </table:table-cell>
          <table:table-cell office:value-type="string" calcext:value-type="string">
            <text:p>Archäoinformatik I (Basistechnologien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cht, Alexander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<text:s/>Alexander</text:p>
          </table:table-cell>
          <table:table-cell table:number-columns-repeated="9"/>
          <table:table-cell office:value-type="string" calcext:value-type="string">
            <text:p>Software und Tools,Metadaten,Webtechnologien,Datenbanken,Datenmanagement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B.A. Ergänzungsbereicht</text:p>
          </table:table-cell>
          <table:table-cell office:value-type="string" calcext:value-type="string">
            <text:p>Einführung in die Geschichte und Kulturen des Alten Orients / in die Vorderasiatische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agner-Durand, Elisabeth, Dr.</text:p>
          </table:table-cell>
          <table:table-cell office:value-type="string" calcext:value-type="string">
            <text:p>Wagner-Durand</text:p>
          </table:table-cell>
          <table:table-cell office:value-type="string" calcext:value-type="string">
            <text:p><text:s/>Elisabeth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 M.A. Archäologie / Aufbaumodul 1</text:p>
          </table:table-cell>
          <table:table-cell office:value-type="string" calcext:value-type="string">
            <text:p>Einführung in die Grundlagen der Statistik für Archäolog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chmidt, Sophie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<text:s/>Sophie</text:p>
          </table:table-cell>
          <table:table-cell table:number-columns-repeated="9"/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., M.A. VA</text:p>
          </table:table-cell>
          <table:table-cell office:value-type="string" calcext:value-type="string">
            <text:p>Archäologie der Emotionen: Grundlagen eines neuen Diskur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agner-Durand, Elisabeth, Dr.</text:p>
          </table:table-cell>
          <table:table-cell office:value-type="string" calcext:value-type="string">
            <text:p>Wagner-Durand</text:p>
          </table:table-cell>
          <table:table-cell office:value-type="string" calcext:value-type="string">
            <text:p><text:s/>Elisabeth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., M. A. VA</text:p>
          </table:table-cell>
          <table:table-cell office:value-type="string" calcext:value-type="string">
            <text:p>Konflikttheorie, Friedensforschung und Vorderasiatische Archäologie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<text:s/>Marlies</text:p>
          </table:table-cell>
          <table:table-cell table:number-columns-repeated="11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, B. A. Ergänzungsbereich</text:p>
          </table:table-cell>
          <table:table-cell office:value-type="string" calcext:value-type="string">
            <text:p>Bildet Banden… Zeiten politischer Instabilität im Alten Orient – oder: Die andere Seite der sog. Ereignis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<text:s/>Marlies</text:p>
          </table:table-cell>
          <table:table-cell table:number-columns-repeated="11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M. A. VA</text:p>
          </table:table-cell>
          <table:table-cell office:value-type="string" calcext:value-type="string">
            <text:p>"Disaster-Studies" - Was tun mit Zerstörungshorizonten im archäologischen Befund?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<text:s/>Marlies</text:p>
          </table:table-cell>
          <table:table-cell table:number-columns-repeated="11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A VA und Arch. Wiss.</text:p>
          </table:table-cell>
          <table:table-cell office:value-type="string" calcext:value-type="string">
            <text:p>Konflikte - Kriege - Rebellionen ... Wir lesen (übersetzte!) Altorientalische Texte des 3., 2. und 1. Jt. v. Chr. und analysieren bildliche Dokumentationen der Ereignisse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einz, Marlies, Prof. Dr.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<text:s/>Marlies</text:p>
          </table:table-cell>
          <table:table-cell table:number-columns-repeated="11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11">
          <table:table-cell office:value-type="string" calcext:value-type="string">
            <text:p>WiSe 2017/18</text:p>
          </table:table-cell>
          <table:table-cell office:value-type="string" calcext:value-type="string">
            <text:p>https://lsf.verwaltung.uni-muenchen.de/qisserver/rds?state=verpublish&amp;status=ini...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- Bachelor Archäologie: Europa und Vorderer Orient (Hauptfach) - Master Vor- und Frühgeschichtliche Archäologie</text:p>
          </table:table-cell>
          <table:table-cell office:value-type="string" calcext:value-type="string">
            <text:p>Archäologische Daten und Statistik: Statistische Grundlagen, Analysemethoden, Grafische Darstel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enk, Patrick, Reuß, Simone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<text:s/>Patrick</text:p>
          </table:table-cell>
          <table:table-cell office:value-type="string" calcext:value-type="string">
            <text:p><text:s/>Reuß</text:p>
          </table:table-cell>
          <table:table-cell office:value-type="string" calcext:value-type="string">
            <text:p><text:s/>Simone</text:p>
          </table:table-cell>
          <table:table-cell table:number-columns-repeated="7"/>
          <table:table-cell office:value-type="string" calcext:value-type="string">
            <text:p>Software und Tools,Statistik,Datenmanagement,Datenpräsentation,Digitale Datenauswertung</text:p>
          </table:table-cell>
          <table:table-cell office:value-type="string" calcext:value-type="string">
            <text:p>Die Übung richtet sich sowohl an Anfänger als auch an Fortgeschrittene und ist auch für andere (archäologische) Fächer offen.</text:p>
          </table:table-cell>
          <table:table-cell office:value-type="string" calcext:value-type="string">
            <text:p>Reuß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 und MA Vor- und Frühgeschichtliche Archäologie</text:p>
          </table:table-cell>
          <table:table-cell office:value-type="string" calcext:value-type="string">
            <text:p>Einführung in Geoinformationssysteme (GIS), Geodatenbanken und WebMapping anhand archäologischer Befund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Knoll, David</text:p>
          </table:table-cell>
          <table:table-cell office:value-type="string" calcext:value-type="string">
            <text:p>Knoll</text:p>
          </table:table-cell>
          <table:table-cell office:value-type="string" calcext:value-type="string">
            <text:p><text:s/>David</text:p>
          </table:table-cell>
          <table:table-cell table:number-columns-repeated="9"/>
          <table:table-cell office:value-type="string" calcext:value-type="string">
            <text:p>Spatial Analysis,Web-Kartierung,GIS,Datenbanken,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chelor und Master Vor- und Frühgeschichtliche Archäologie</text:p>
          </table:table-cell>
          <table:table-cell office:value-type="string" calcext:value-type="string">
            <text:p>Theorie und Praxis agentenbasierter Modellier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Linde, Lennart</text:p>
          </table:table-cell>
          <table:table-cell office:value-type="string" calcext:value-type="string">
            <text:p>Linde</text:p>
          </table:table-cell>
          <table:table-cell office:value-type="string" calcext:value-type="string">
            <text:p><text:s/>Lennart</text:p>
          </table:table-cell>
          <table:table-cell table:number-columns-repeated="9"/>
          <table:table-cell office:value-type="string" calcext:value-type="string">
            <text:p>Digitale Datenauswertung,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63177" xlink:type="simple">https://klips2.uni-koeln.de/co/wbLv.wbShowLVDetail?pStpSpNr=163177</text:a></text:p>
          </table:table-cell>
          <table:table-cell table:style-name="ce10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Colloquium in Digital Cultural Heritage</text:p>
          </table:table-cell>
          <table:table-cell table:style-name="ce107" office:value-type="string" calcext:value-type="string">
            <text:p>Kolloquium</text:p>
          </table:table-cell>
          <table:table-cell table:style-name="ce107" office:value-type="string" calcext:value-type="string">
            <text:p>BA, MA, Doktoranden</text:p>
          </table:table-cell>
          <table:table-cell table:style-name="ce107" office:value-type="string" calcext:value-type="string">
            <text:p>Paliou, Eleftheria, Eide, O.</text:p>
          </table:table-cell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<text:s/>Eleftheria</text:p>
          </table:table-cell>
          <table:table-cell table:style-name="ce107" office:value-type="string" calcext:value-type="string">
            <text:p><text:s/>Eide</text:p>
          </table:table-cell>
          <table:table-cell table:style-name="ce107" office:value-type="string" calcext:value-type="string">
            <text:p><text:s/>Oyvind</text:p>
          </table:table-cell>
          <table:table-cell table:style-name="ce107" table:number-columns-repeated="7"/>
          <table:table-cell table:style-name="ce107" office:value-type="string" calcext:value-type="string">
            <text:p>Dig. Methoden &amp; Theorien,Digital Humanities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60785" xlink:type="simple">https://klips2.uni-koeln.de/co/wbLv.wbShowLVDetail?pStpSpNr=160785</text:a></text:p>
          </table:table-cell>
          <table:table-cell table:style-name="ce10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Kernkompetenzen Archäoinformatik II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Paliou, Eleftheria, Hageneuer, Sebastian</text:p>
          </table:table-cell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<text:s/>Eleftheria</text:p>
          </table:table-cell>
          <table:table-cell table:style-name="ce107" office:value-type="string" calcext:value-type="string">
            <text:p><text:s/>Hageneuer</text:p>
          </table:table-cell>
          <table:table-cell table:style-name="ce107" office:value-type="string" calcext:value-type="string">
            <text:p><text:s/>Sebastian</text:p>
          </table:table-cell>
          <table:table-cell table:style-name="ce107" table:number-columns-repeated="7"/>
          <table:table-cell table:style-name="ce107" office:value-type="string" calcext:value-type="string">
            <text:p>Software und Tools,Visualisierung,Web-Kartierung,GIS,Datenbanken,Datenmanagement,Datenpräsentation,CAD,Digitale Dokumentation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1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89967" xlink:type="simple">https://klips2.uni-koeln.de/co/wbLv.wbShowLVDetail?pStpSpNr=189967</text:a></text:p>
          </table:table-cell>
          <table:table-cell table:style-name="ce10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3D recording and documentation of material cultur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Paliou, Eleftheria, Hageneuer, Sebastian</text:p>
          </table:table-cell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<text:s/>Eleftheria</text:p>
          </table:table-cell>
          <table:table-cell table:style-name="ce107" office:value-type="string" calcext:value-type="string">
            <text:p><text:s/>Hageneuer</text:p>
          </table:table-cell>
          <table:table-cell table:style-name="ce107" office:value-type="string" calcext:value-type="string">
            <text:p><text:s/>Sebastian</text:p>
          </table:table-cell>
          <table:table-cell table:style-name="ce107" table:number-columns-repeated="7"/>
          <table:table-cell table:style-name="ce107" office:value-type="string" calcext:value-type="string">
            <text:p>3D-Modellierung,Photogrammetrie,Software und Tools,Laserscanning,Visualisierung,Bildbearbeitung,3D Scan,Digitale Dokumentation,Dig. Methoden &amp; Theorien,Digitalisierung,3D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89966" xlink:type="simple">https://klips2.uni-koeln.de/co/wbLv.wbShowLVDetail?pStpSpNr=189966</text:a></text:p>
          </table:table-cell>
          <table:table-cell table:style-name="ce10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Kernkompetenzen Archäoinformatik I. Data Scienc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Paliou, Eleftheria</text:p>
          </table:table-cell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<text:s/>Eleftheria</text:p>
          </table:table-cell>
          <table:table-cell table:style-name="ce107" table:number-columns-repeated="9"/>
          <table:table-cell table:style-name="ce107" office:value-type="string" calcext:value-type="string">
            <text:p>Archivierung,Programmierung,Metadaten,Datenbanken,Datenmanagement,Datenpräsentation,Digitale Dokumentation,Dig. Methoden &amp; Theorien,Digitale Ressourcen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89973" xlink:type="simple">https://klips2.uni-koeln.de/co/wbLv.wbShowLVDetail?pStpSpNr=189973</text:a></text:p>
          </table:table-cell>
          <table:table-cell table:style-name="ce10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Computational approaches to ancient cities and settlements</text:p>
          </table:table-cell>
          <table:table-cell table:style-name="ce107" office:value-type="string" calcext:value-type="string">
            <text:p>Hauptseminar</text:p>
          </table:table-cell>
          <table:table-cell table:style-name="ce107" office:value-type="string" calcext:value-type="string">
            <text:p>BA, MA, Doktoranden</text:p>
          </table:table-cell>
          <table:table-cell table:style-name="ce107" office:value-type="string" calcext:value-type="string">
            <text:p>Paliou, Eleftheria</text:p>
          </table:table-cell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<text:s/>Eleftheria</text:p>
          </table:table-cell>
          <table:table-cell table:style-name="ce107" table:number-columns-repeated="9"/>
          <table:table-cell table:style-name="ce107" office:value-type="string" calcext:value-type="string">
            <text:p>3D-Modellierung,Software und Tools,Space Syntax,Spatial Analysis,Statistik,Visualisierung,Zeichnen,GIS,Geophysik,Datenmanagement,Digitale Dokumentation,Dig. Methoden &amp; Theorien,Digitalisierung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://www.philhist.uni-augsburg.de/lehrstuehle/archaeologie/Lehrveranstaltungen/Veranstaltungen/" xlink:type="simple">http://www.philhist.uni-augsburg.de/lehrstuehle/archaeologie/Lehrveranstaltungen...</text:a></text:p>
          </table:table-cell>
          <table:table-cell table:style-name="ce107" office:value-type="string" calcext:value-type="string">
            <text:p>Augsburg</text:p>
          </table:table-cell>
          <table:table-cell table:style-name="ce107" office:value-type="string" calcext:value-type="string">
            <text:p>Universität Augsburg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Kunst- und Kulturgeschichte (BA), Methoden und Theorien 2</text:p>
          </table:table-cell>
          <table:table-cell table:style-name="ce107" office:value-type="string" calcext:value-type="string">
            <text:p>If these walls could talk: reading architecture in an archaeological context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Rheeder, Annalize M.A.</text:p>
          </table:table-cell>
          <table:table-cell table:style-name="ce107" office:value-type="string" calcext:value-type="string">
            <text:p>Rheeder</text:p>
          </table:table-cell>
          <table:table-cell table:style-name="ce107" office:value-type="string" calcext:value-type="string">
            <text:p><text:s/>Annalize </text:p>
          </table:table-cell>
          <table:table-cell table:style-name="ce107" table:number-columns-repeated="9"/>
          <table:table-cell table:style-name="ce107" office:value-type="string" calcext:value-type="string">
            <text:p>3D-Modellierung,Photogrammetrie,Spatial Analysis,Zeichnen</text:p>
          </table:table-cell>
          <table:table-cell table:style-name="ce107"/>
          <table:table-cell table:style-name="ce107" office:value-type="string" calcext:value-type="string">
            <text:p>Götz</text:p>
          </table:table-cell>
          <table:table-cell table:style-name="ce107" office:value-type="string" calcext:value-type="string">
            <text:p>Lisa</text:p>
          </table:table-cell>
          <table:table-cell table:style-name="ce107" office:value-type="string" calcext:value-type="string">
            <text:p>Sonstiger Mitarbeiter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jogustine.uni-mainz.de/scripts/mgrqispi.dll?APPNAME=CampusNet&amp;PRGNAME=COURSEDETAILS&amp;ARGUMENTS=-N000000000000001%2C-N001091%2C-N0%2C-N364924138563068%2C-N364924138511069%2C-N0%2C-N0%2C-N0" xlink:type="simple">https://jogustine.uni-mainz.de/scripts/mgrqispi.dll?APPNAME=CampusNet&amp;PRGNAME=CO...</text:a></text:p>
          </table:table-cell>
          <table:table-cell table:style-name="ce107" office:value-type="string" calcext:value-type="string">
            <text:p>Mainz</text:p>
          </table:table-cell>
          <table:table-cell table:style-name="ce107" office:value-type="string" calcext:value-type="string">
            <text:p>Johannes Gutenberg-Universität Mainz</text:p>
          </table:table-cell>
          <table:table-cell table:style-name="ce107" office:value-type="string" calcext:value-type="string">
            <text:p>Insitut für Altertumswissenschaften</text:p>
          </table:table-cell>
          <table:table-cell table:style-name="ce107" office:value-type="string" calcext:value-type="string">
            <text:p>Ägyptologie/Altorientalistik (Altorientalische Philologie), Informatik, Digitale Methodik in den Geistes- und Kulturwissenschaften</text:p>
          </table:table-cell>
          <table:table-cell table:style-name="ce107" office:value-type="string" calcext:value-type="string">
            <text:p>Digitale Mustererkennung und ihre Anwendungsmöglichkeiten in den Altertumswissenschaften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BA, MA, Doktoranden</text:p>
          </table:table-cell>
          <table:table-cell table:style-name="ce107" office:value-type="string" calcext:value-type="string">
            <text:p>Univ.-Prof. Dr. Doris Prechel, Univ.-Prof. Dr. Michael Wand</text:p>
          </table:table-cell>
          <table:table-cell table:style-name="ce107" office:value-type="string" calcext:value-type="string">
            <text:p>Prechel</text:p>
          </table:table-cell>
          <table:table-cell table:style-name="ce84" office:value-type="string" calcext:value-type="string">
            <text:p>Doris</text:p>
          </table:table-cell>
          <table:table-cell table:style-name="ce107" office:value-type="string" calcext:value-type="string">
            <text:p>Wand</text:p>
          </table:table-cell>
          <table:table-cell table:style-name="ce107" office:value-type="string" calcext:value-type="string">
            <text:p><text:s/>Michael</text:p>
          </table:table-cell>
          <table:table-cell table:style-name="ce107" table:number-columns-repeated="7"/>
          <table:table-cell table:style-name="ce107" office:value-type="string" calcext:value-type="string">
            <text:p>Dig. Editieren,Statistik,Textanalyse,Digitale Datenauswertung,Digitale Dokumentation,Dig. Methoden &amp; Theorien,Digitalisierung,Digital Humanities</text:p>
          </table:table-cell>
          <table:table-cell table:style-name="ce107"/>
          <table:table-cell table:style-name="ce107" office:value-type="string" calcext:value-type="string">
            <text:p>Roth</text:p>
          </table:table-cell>
          <table:table-cell table:style-name="ce107" office:value-type="string" calcext:value-type="string">
            <text:p>Dr. Silke</text:p>
          </table:table-cell>
          <table:table-cell table:style-name="ce107" office:value-type="string" calcext:value-type="string">
            <text:p>Sonstiger Mitarbeiter</text:p>
          </table:table-cell>
          <table:table-cell table:number-columns-repeated="998"/>
        </table:table-row>
        <table:table-row table:style-name="ro18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verwaltung.uni-muenchen.de/qisserver/rds?state=verpublish&amp;status=init&amp;vmfile=no&amp;moduleCall=webInfo&amp;publishConfFile=webInfo&amp;publishSubDir=veranstaltung&amp;veranstaltung.veranstid=662331" xlink:type="simple">https://lsf.verwaltung.uni-muenchen.de/qisserver/rds?state=verpublish&amp;status=ini...</text:a></text:p>
          </table:table-cell>
          <table:table-cell table:style-name="ce107"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07" office:value-type="string" calcext:value-type="string">
            <text:p>Historisches Seminar</text:p>
          </table:table-cell>
          <table:table-cell table:style-name="ce107" office:value-type="string" calcext:value-type="string">
            <text:p>Bachelor Geschichte, Übung Theorie und Methode, Übung Grundwissenschaften Master Geschichte, Übung Medien und Geschichte Lehramtsstudiengang Geschichte, Übung Theorie und Methode, Übung Grundwissenschaften Gemeinsamer Geistes- und Sozialwissenschaftlicher Profilbereich, Grundlagenübung Medien und Geschichte</text:p>
          </table:table-cell>
          <table:table-cell table:style-name="ce107" office:value-type="string" calcext:value-type="string">
            <text:p>Notarszeichen 2.0: Klassische Quellen treffen auf digitale Methoden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, MA, Sonstige</text:p>
          </table:table-cell>
          <table:table-cell table:style-name="ce107" office:value-type="string" calcext:value-type="string">
            <text:p>Fees, Irmgard, Schulz, Julian</text:p>
          </table:table-cell>
          <table:table-cell table:style-name="ce107" office:value-type="string" calcext:value-type="string">
            <text:p>Fees</text:p>
          </table:table-cell>
          <table:table-cell table:style-name="ce107" office:value-type="string" calcext:value-type="string">
            <text:p><text:s/>Irmgard</text:p>
          </table:table-cell>
          <table:table-cell table:style-name="ce107" office:value-type="string" calcext:value-type="string">
            <text:p><text:s/>Schulz</text:p>
          </table:table-cell>
          <table:table-cell table:style-name="ce107" office:value-type="string" calcext:value-type="string">
            <text:p><text:s/>Julian</text:p>
          </table:table-cell>
          <table:table-cell table:style-name="ce107" table:number-columns-repeated="7"/>
          <table:table-cell table:style-name="ce107" office:value-type="string" calcext:value-type="string">
            <text:p>Metadaten,Visualisierung,Datenbanken,Datenmanagement,Digitalisierung,Digital Humanities</text:p>
          </table:table-cell>
          <table:table-cell table:style-name="ce107"/>
          <table:table-cell table:style-name="ce107" office:value-type="string" calcext:value-type="string">
            <text:p>Schulz</text:p>
          </table:table-cell>
          <table:table-cell table:style-name="ce107" office:value-type="string" calcext:value-type="string">
            <text:p>Julian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uni-muenster.de/UrFruehGeschichte/studieren/lehrangebot_der_abteilung.html" xlink:type="simple">https://www.uni-muenster.de/UrFruehGeschichte/studieren/lehrangebot_der_abteilun...</text:a></text:p>
          </table:table-cell>
          <table:table-cell table:style-name="ce107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07" office:value-type="string" calcext:value-type="string">
            <text:p>Historisches Seminar - Abteilung für Ur- und Frühgeschichtliche Archäologie</text:p>
          </table:table-cell>
          <table:table-cell table:style-name="ce107" office:value-type="string" calcext:value-type="string">
            <text:p>Master [88] Ur- und Frühgeschichte [548] Modul 2</text:p>
          </table:table-cell>
          <table:table-cell table:style-name="ce107" office:value-type="string" calcext:value-type="string">
            <text:p>Geographische Informationssysteme (GIS) in der Archäologi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Tappert, Claudia</text:p>
          </table:table-cell>
          <table:table-cell table:style-name="ce107" office:value-type="string" calcext:value-type="string">
            <text:p>Tappert</text:p>
          </table:table-cell>
          <table:table-cell table:style-name="ce107" office:value-type="string" calcext:value-type="string">
            <text:p><text:s/>Claudia</text:p>
          </table:table-cell>
          <table:table-cell table:style-name="ce107" table:number-columns-repeated="9"/>
          <table:table-cell table:style-name="ce107" office:value-type="string" calcext:value-type="string">
            <text:p>GIS</text:p>
          </table:table-cell>
          <table:table-cell table:style-name="ce107"/>
          <table:table-cell table:style-name="ce107" office:value-type="string" calcext:value-type="string">
            <text:p>Schnippe</text:p>
          </table:table-cell>
          <table:table-cell table:style-name="ce107" office:value-type="string" calcext:value-type="string">
            <text:p>Sandr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1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107"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style-name="ce107" office:value-type="string" calcext:value-type="string">
            <text:p>Vor- und Frühgeschichtliche Archäologie</text:p>
          </table:table-cell>
          <table:table-cell table:style-name="ce107" office:value-type="string" calcext:value-type="string">
            <text:p>Vor- und Frühgeschichtliche Archäologie BA: A1 - A4, V1, ABK2, VFG-WB2, WB-Kultur, SG, FWB MA: WP1 - WP4</text:p>
          </table:table-cell>
          <table:table-cell table:style-name="ce107" office:value-type="string" calcext:value-type="string">
            <text:p>Einführung: Statistik in der Archäologie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Groß, Daniel</text:p>
          </table:table-cell>
          <table:table-cell table:style-name="ce107" office:value-type="string" calcext:value-type="string">
            <text:p>Groß</text:p>
          </table:table-cell>
          <table:table-cell table:style-name="ce107" office:value-type="string" calcext:value-type="string">
            <text:p><text:s/>Daniel</text:p>
          </table:table-cell>
          <table:table-cell table:style-name="ce107" table:number-columns-repeated="9"/>
          <table:table-cell table:style-name="ce107" office:value-type="string" calcext:value-type="string">
            <text:p>Statistik</text:p>
          </table:table-cell>
          <table:table-cell table:style-name="ce107"/>
          <table:table-cell table:style-name="ce107" office:value-type="string" calcext:value-type="string">
            <text:p>Meller</text:p>
          </table:table-cell>
          <table:table-cell table:style-name="ce107" office:value-type="string" calcext:value-type="string">
            <text:p>Birte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1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fbkultur.uni-hamburg.de/ka/studium/coursecatalog.html" xlink:type="simple">https://www.fbkultur.uni-hamburg.de/ka/studium/coursecatalog.html</text:a></text:p>
          </table:table-cell>
          <table:table-cell table:style-name="ce107"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Archäologie und Kulturgeschichte des antiken Mittelmeerraumes AÜ, Ü, NFÜ, V, NF-V, KLA-WB1, WB-Kultur</text:p>
          </table:table-cell>
          <table:table-cell table:style-name="ce107" office:value-type="string" calcext:value-type="string">
            <text:p>Einführung in die Visualisierung und Auswertung von technisch genereirten ForschungsdatenI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Babucic, Nikola</text:p>
          </table:table-cell>
          <table:table-cell table:style-name="ce107" office:value-type="string" calcext:value-type="string">
            <text:p>Babucic</text:p>
          </table:table-cell>
          <table:table-cell table:style-name="ce107" office:value-type="string" calcext:value-type="string">
            <text:p><text:s/>Nikola</text:p>
          </table:table-cell>
          <table:table-cell table:style-name="ce107" table:number-columns-repeated="9"/>
          <table:table-cell table:style-name="ce107" office:value-type="string" calcext:value-type="string">
            <text:p>CAD</text:p>
          </table:table-cell>
          <table:table-cell table:style-name="ce107"/>
          <table:table-cell table:style-name="ce107" office:value-type="string" calcext:value-type="string">
            <text:p>Leisner</text:p>
          </table:table-cell>
          <table:table-cell table:style-name="ce107" office:value-type="string" calcext:value-type="string">
            <text:p>Nadine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11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107"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logie und Kulturgeschichte des antiken Mittelmeerraumes AÜ, ABK2, FWB intern, KLA-WB1, WB-Kultur</text:p>
          </table:table-cell>
          <table:table-cell table:style-name="ce107" office:value-type="string" calcext:value-type="string">
            <text:p>Einführung in die Visualisierung und Auswertung von technisch generierten Forschungsdaten II ( GIS)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N.N.</text:p>
          </table:table-cell>
          <table:table-cell table:style-name="ce107" table:number-columns-repeated="11"/>
          <table:table-cell table:style-name="ce107" office:value-type="string" calcext:value-type="string">
            <text:p>GIS</text:p>
          </table:table-cell>
          <table:table-cell table:style-name="ce107"/>
          <table:table-cell table:style-name="ce107" office:value-type="string" calcext:value-type="string">
            <text:p>Leisner</text:p>
          </table:table-cell>
          <table:table-cell table:style-name="ce107" office:value-type="string" calcext:value-type="string">
            <text:p>Nadine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9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Einführung in das wissenschaftliche Arbeiten</text:p>
          </table:table-cell>
          <table:table-cell table:style-name="ce107" office:value-type="string" calcext:value-type="string">
            <text:p>Tutorium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Cigaina, Lorenzo</text:p>
          </table:table-cell>
          <table:table-cell table:style-name="ce107" office:value-type="string" calcext:value-type="string">
            <text:p>Cigaina</text:p>
          </table:table-cell>
          <table:table-cell table:style-name="ce107" office:value-type="string" calcext:value-type="string">
            <text:p><text:s/>Lorenzo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Tagesexkursion: Ausstellung zur römischen Portraitkunst: „Charakterköpfe“ in der Glyptothek in München</text:p>
          </table:table-cell>
          <table:table-cell table:style-name="ce107" office:value-type="string" calcext:value-type="string">
            <text:p>Exkursion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office:value-type="string" calcext:value-type="string">
            <text:p>Steuernagel</text:p>
          </table:table-cell>
          <table:table-cell table:style-name="ce107" office:value-type="string" calcext:value-type="string">
            <text:p><text:s/>Dirk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Tagesexkursion</text:p>
          </table:table-cell>
          <table:table-cell table:style-name="ce107" office:value-type="string" calcext:value-type="string">
            <text:p>Exkursion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Kunze, Christian</text:p>
          </table:table-cell>
          <table:table-cell table:style-name="ce107" office:value-type="string" calcext:value-type="string">
            <text:p>Kunze</text:p>
          </table:table-cell>
          <table:table-cell table:style-name="ce107" office:value-type="string" calcext:value-type="string">
            <text:p><text:s/>Christian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che Archäologie</text:p>
          </table:table-cell>
          <table:table-cell table:style-name="ce107" office:value-type="string" calcext:value-type="string">
            <text:p>Einführung in die Griechische Archäologie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Cigaina, Lorenzo</text:p>
          </table:table-cell>
          <table:table-cell table:style-name="ce107" office:value-type="string" calcext:value-type="string">
            <text:p>Cigaina</text:p>
          </table:table-cell>
          <table:table-cell table:style-name="ce107" office:value-type="string" calcext:value-type="string">
            <text:p><text:s/>Lorenzo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2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Römische Portraits der republikanischen Zeit</text:p>
          </table:table-cell>
          <table:table-cell table:style-name="ce107" office:value-type="string" calcext:value-type="string">
            <text:p>Pro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office:value-type="string" calcext:value-type="string">
            <text:p>Steuernagel</text:p>
          </table:table-cell>
          <table:table-cell table:style-name="ce107" office:value-type="string" calcext:value-type="string">
            <text:p><text:s/>Dirk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Rotfigurige Vasenmalerei in Athen: die Pionergruppe</text:p>
          </table:table-cell>
          <table:table-cell table:style-name="ce107" office:value-type="string" calcext:value-type="string">
            <text:p>Pro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Kunze, Christian</text:p>
          </table:table-cell>
          <table:table-cell table:style-name="ce107" office:value-type="string" calcext:value-type="string">
            <text:p>Kunze</text:p>
          </table:table-cell>
          <table:table-cell table:style-name="ce107" office:value-type="string" calcext:value-type="string">
            <text:p><text:s/>Christian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Unteritalische Vasenmalerei</text:p>
          </table:table-cell>
          <table:table-cell table:style-name="ce107" office:value-type="string" calcext:value-type="string">
            <text:p>Hauptseminar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office:value-type="string" calcext:value-type="string">
            <text:p>Steuernagel</text:p>
          </table:table-cell>
          <table:table-cell table:style-name="ce107" office:value-type="string" calcext:value-type="string">
            <text:p><text:s/>Dirk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Die Kaiserforen in Rom</text:p>
          </table:table-cell>
          <table:table-cell table:style-name="ce107" office:value-type="string" calcext:value-type="string">
            <text:p>Hauptseminar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Kunze, Christian</text:p>
          </table:table-cell>
          <table:table-cell table:style-name="ce107" office:value-type="string" calcext:value-type="string">
            <text:p>Kunze</text:p>
          </table:table-cell>
          <table:table-cell table:style-name="ce107" office:value-type="string" calcext:value-type="string">
            <text:p><text:s/>Christian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Etruskische Bildwelt</text:p>
          </table:table-cell>
          <table:table-cell table:style-name="ce107" office:value-type="string" calcext:value-type="string">
            <text:p>Vorles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office:value-type="string" calcext:value-type="string">
            <text:p>Steuernagel</text:p>
          </table:table-cell>
          <table:table-cell table:style-name="ce107" office:value-type="string" calcext:value-type="string">
            <text:p><text:s/>Dirk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Heiligtum und Wettkampfstätte: Das Zeusheiligtum in Olympia</text:p>
          </table:table-cell>
          <table:table-cell table:style-name="ce107" office:value-type="string" calcext:value-type="string">
            <text:p>Vorles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Kunze, Christian</text:p>
          </table:table-cell>
          <table:table-cell table:style-name="ce107" office:value-type="string" calcext:value-type="string">
            <text:p>Kunze</text:p>
          </table:table-cell>
          <table:table-cell table:style-name="ce107" office:value-type="string" calcext:value-type="string">
            <text:p><text:s/>Christian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://www.uf.uni-erlangen.de/?page_id=4113" xlink:type="simple">http://www.uf.uni-erlangen.de/?page_id=4113</text:a></text:p>
          </table:table-cell>
          <table:table-cell table:style-name="ce107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107" office:value-type="string" calcext:value-type="string">
            <text:p>Institut für Ur- und Frühgeschichte</text:p>
          </table:table-cell>
          <table:table-cell table:style-name="ce107" office:value-type="string" calcext:value-type="string">
            <text:p>Archäologische Wissenschaften</text:p>
          </table:table-cell>
          <table:table-cell table:style-name="ce107" office:value-type="string" calcext:value-type="string">
            <text:p>Gradiometerprospektion am Limes in Bayern</text:p>
          </table:table-cell>
          <table:table-cell table:style-name="ce107" office:value-type="string" calcext:value-type="string">
            <text:p>Praktikum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Mischka, Carsten</text:p>
          </table:table-cell>
          <table:table-cell table:style-name="ce107" office:value-type="string" calcext:value-type="string">
            <text:p>Mischka</text:p>
          </table:table-cell>
          <table:table-cell table:style-name="ce107" office:value-type="string" calcext:value-type="string">
            <text:p><text:s/>Carsten</text:p>
          </table:table-cell>
          <table:table-cell table:style-name="ce107" table:number-columns-repeated="9"/>
          <table:table-cell table:style-name="ce107" office:value-type="string" calcext:value-type="string">
            <text:p>GIS,Geophysik,Digitale Datenauswertung,EDV,Digitalisierung,Digitale Vermessung</text:p>
          </table:table-cell>
          <table:table-cell table:style-name="ce107"/>
          <table:table-cell table:style-name="ce107" office:value-type="string" calcext:value-type="string">
            <text:p>Mischka</text:p>
          </table:table-cell>
          <table:table-cell table:style-name="ce107" office:value-type="string" calcext:value-type="string">
            <text:p>Carsten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univis.fau.de/form?__s=2&amp;dsc=anew/lecture_view&amp;lvs=phil/dawak/iuf/luf/gis&amp;anonymous=1&amp;founds=phil/dawak/iuf/luf/gis&amp;nosearch=1&amp;ref=main&amp;sem=2017w&amp;__e=373" xlink:type="simple">https://univis.fau.de/form?__s=2&amp;dsc=anew/lecture_view&amp;lvs=phil/dawak/iuf/luf/gi...</text:a></text:p>
          </table:table-cell>
          <table:table-cell table:style-name="ce107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107" office:value-type="string" calcext:value-type="string">
            <text:p>Institut für Ur- und Frühgeschichte</text:p>
          </table:table-cell>
          <table:table-cell table:style-name="ce107" office:value-type="string" calcext:value-type="string">
            <text:p>Archäologische Wissenschaften</text:p>
          </table:table-cell>
          <table:table-cell table:style-name="ce107" office:value-type="string" calcext:value-type="string">
            <text:p>GIS für Archäologen</text:p>
          </table:table-cell>
          <table:table-cell table:style-name="ce107" office:value-type="string" calcext:value-type="string">
            <text:p>Pro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Mischka, Carsten</text:p>
          </table:table-cell>
          <table:table-cell table:style-name="ce107" office:value-type="string" calcext:value-type="string">
            <text:p>Mischka</text:p>
          </table:table-cell>
          <table:table-cell table:style-name="ce107" office:value-type="string" calcext:value-type="string">
            <text:p><text:s/>Carsten</text:p>
          </table:table-cell>
          <table:table-cell table:style-name="ce107" table:number-columns-repeated="9"/>
          <table:table-cell table:style-name="ce107" office:value-type="string" calcext:value-type="string">
            <text:p>Spatial Analysis,GIS,Digitale Datenauswertung,Digitalisierung,Digitale Vermessung</text:p>
          </table:table-cell>
          <table:table-cell table:style-name="ce107"/>
          <table:table-cell table:style-name="ce107" office:value-type="string" calcext:value-type="string">
            <text:p>Mischka</text:p>
          </table:table-cell>
          <table:table-cell table:style-name="ce107" office:value-type="string" calcext:value-type="string">
            <text:p>Carsten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-sbhome1.zv.uni-wuerzburg.de/qisserver/rds?state=verpublish&amp;status=init&amp;vmfile=no&amp;publishid=179771&amp;moduleCall=webInfo&amp;publishConfFile=webInfo&amp;publishSubDir=veranstaltung" xlink:type="simple">https://www-sbhome1.zv.uni-wuerzburg.de/qisserver/rds?state=verpublish&amp;status=in...</text:a></text:p>
          </table:table-cell>
          <table:table-cell table:style-name="ce107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07" office:value-type="string" calcext:value-type="string">
            <text:p>Institut für Klassische Philologie</text:p>
          </table:table-cell>
          <table:table-cell table:style-name="ce107" office:value-type="string" calcext:value-type="string">
            <text:p>Digital Humanities BA</text:p>
          </table:table-cell>
          <table:table-cell table:style-name="ce107" office:value-type="string" calcext:value-type="string">
            <text:p>Digitale Objekt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Essler, Holger</text:p>
          </table:table-cell>
          <table:table-cell table:style-name="ce107" office:value-type="string" calcext:value-type="string">
            <text:p>Essler</text:p>
          </table:table-cell>
          <table:table-cell table:style-name="ce107" office:value-type="string" calcext:value-type="string">
            <text:p><text:s/>Holger</text:p>
          </table:table-cell>
          <table:table-cell table:style-name="ce107" table:number-columns-repeated="9"/>
          <table:table-cell table:style-name="ce107" office:value-type="string" calcext:value-type="string">
            <text:p>Bildbearbeitung</text:p>
          </table:table-cell>
          <table:table-cell table:style-name="ce107"/>
          <table:table-cell table:style-name="ce107" office:value-type="string" calcext:value-type="string">
            <text:p>Essler</text:p>
          </table:table-cell>
          <table:table-cell table:style-name="ce107" office:value-type="string" calcext:value-type="string">
            <text:p>Holger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erstellen und bearbeiten. Übung an konkreten Fallbeispielen</text:p>
          </table:table-cell>
          <table:table-cell office:value-type="string" calcext:value-type="string">
            <text:p>Proseminar mit Übung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Götz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MS Access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Lamber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die geophysikalische Prospektion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Ullrich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Grundlagen, Theorie und Methodik, Vertiefung in Informationsverarbeitung der Geoarchäologie</text:p>
          </table:table-cell>
          <table:table-cell office:value-type="string" calcext:value-type="string">
            <text:p>Exportmodul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Prähistorische Archäologie</text:p>
          </table:table-cell>
          <table:table-cell/>
          <table:table-cell office:value-type="string" calcext:value-type="string">
            <text:p>Introduction into databases and GIS</text:p>
          </table:table-cell>
          <table:table-cell office:value-type="string" calcext:value-type="string">
            <text:p>Einführungskurs/Methodenübung</text:p>
          </table:table-cell>
          <table:table-cell/>
          <table:table-cell table:number-columns-repeated="2" office:value-type="string" calcext:value-type="string">
            <text:p>Popa</text:p>
          </table:table-cell>
          <table:table-cell table:number-columns-repeated="1013"/>
        </table:table-row>
        <table:table-row table:style-name="ro1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Einführung in die Techniken archäologschen Arbeitens</text:p>
          </table:table-cell>
          <table:table-cell office:value-type="string" calcext:value-type="string">
            <text:p>Technische Übung</text:p>
          </table:table-cell>
          <table:table-cell/>
          <table:table-cell office:value-type="string" calcext:value-type="string">
            <text:p>Kreppner, Weixer</text:p>
          </table:table-cell>
          <table:table-cell office:value-type="string" calcext:value-type="string">
            <text:p>Kreppner</text:p>
          </table:table-cell>
          <table:table-cell table:style-name="Default"/>
          <table:table-cell office:value-type="string" calcext:value-type="string">
            <text:p><text:s/>Weixer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KI Arch I04: Gattung/Methode, Seminar in Kooperation mit der alten Geschichte und der Klassichen Philologie</text:p>
          </table:table-cell>
          <table:table-cell office:value-type="string" calcext:value-type="string">
            <text:p>Kunstsammlungen in 3D</text:p>
          </table:table-cell>
          <table:table-cell table:number-columns-repeated="2"/>
          <table:table-cell table:number-columns-repeated="2" office:value-type="string" calcext:value-type="string">
            <text:p>Weber-Lehman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Bildbearbeitung in den Kultur- und Bildwissenschaten</text:p>
          </table:table-cell>
          <table:table-cell table:number-columns-repeated="2"/>
          <table:table-cell table:number-columns-repeated="2" office:value-type="string" calcext:value-type="string">
            <text:p>Kreksa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Datenbanken in den Kultur- und Bildwissenschaften</text:p>
          </table:table-cell>
          <table:table-cell table:number-columns-repeated="2"/>
          <table:table-cell table:number-columns-repeated="2" office:value-type="string" calcext:value-type="string">
            <text:p>Kreksa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, Vor- und Frühgeschichte</text:p>
          </table:table-cell>
          <table:table-cell/>
          <table:table-cell office:value-type="string" calcext:value-type="string">
            <text:p>GIS und digitale Methoden auf der Ausgrabung</text:p>
          </table:table-cell>
          <table:table-cell office:value-type="string" calcext:value-type="string">
            <text:p>Praktikum</text:p>
          </table:table-cell>
          <table:table-cell/>
          <table:table-cell table:number-columns-repeated="2" office:value-type="string" calcext:value-type="string">
            <text:p>Richte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The DH Cooking Book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, Lauer</text:p>
          </table:table-cell>
          <table:table-cell office:value-type="string" calcext:value-type="string">
            <text:p>Langner</text:p>
          </table:table-cell>
          <table:table-cell office:value-type="string" calcext:value-type="string">
            <text:p><text:s/>Martin</text:p>
          </table:table-cell>
          <table:table-cell office:value-type="string" calcext:value-type="string">
            <text:p><text:s/>Lau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Werkzeuge der Digitalen Archäologie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</text:p>
          </table:table-cell>
          <table:table-cell office:value-type="string" calcext:value-type="string">
            <text:p>Langner</text:p>
          </table:table-cell>
          <table:table-cell office:value-type="string" calcext:value-type="string">
            <text:p><text:s/>Marti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Süß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Bildbearbeitung und Zeichnen – Grundlagen professioneller Computerarbeit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Süß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Historisches Seminar</text:p>
          </table:table-cell>
          <table:table-cell/>
          <table:table-cell office:value-type="string" calcext:value-type="string">
            <text:p>Interdisziplinärer Arbeitskreis Historical GIS: „The HGIS Club“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office:value-type="string" calcext:value-type="string">
            <text:p>Schultes</text:p>
          </table:table-cell>
          <table:table-cell table:style-name="Default"/>
          <table:table-cell office:value-type="string" calcext:value-type="string">
            <text:p><text:s/>Volkmann</text:p>
          </table:table-cell>
          <table:table-cell table:style-name="Default"/>
          <table:table-cell office:value-type="string" calcext:value-type="string">
            <text:p><text:s/>Loos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Modul Geoarchäologie und freiwillige Zusatzleistung für Geoinformatik / Geografie</text:p>
          </table:table-cell>
          <table:table-cell office:value-type="string" calcext:value-type="string">
            <text:p>Digital Cultural Heritage: Methoden der Dokumentation mit CAD und GIS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office:value-type="string" calcext:value-type="string">
            <text:p>Volkmann</text:p>
          </table:table-cell>
          <table:table-cell table:style-name="Default"/>
          <table:table-cell office:value-type="string" calcext:value-type="string">
            <text:p><text:s/>Casselmann</text:p>
          </table:table-cell>
          <table:table-cell table:style-name="Default"/>
          <table:table-cell office:value-type="string" calcext:value-type="string">
            <text:p><text:s/>Darus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Vermessungskunde III – CAD Vermessung u. Digit. Kart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Casselman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6 und B6</text:p>
          </table:table-cell>
          <table:table-cell office:value-type="string" calcext:value-type="string">
            <text:p>Vermessungskunde II – Praktische Ü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Casselman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Einführung in CAD un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olkmann, Casselmann, Darus</text:p>
          </table:table-cell>
          <table:table-cell office:value-type="string" calcext:value-type="string">
            <text:p>Volkmann</text:p>
          </table:table-cell>
          <table:table-cell/>
          <table:table-cell office:value-type="string" calcext:value-type="string">
            <text:p><text:s/>Casselmann</text:p>
          </table:table-cell>
          <table:table-cell/>
          <table:table-cell office:value-type="string" calcext:value-type="string">
            <text:p><text:s/>Darus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Nutzung des Adobe – Programms InDesign bei der Erstellung archäologischer Publik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auly, Miglus</text:p>
          </table:table-cell>
          <table:table-cell office:value-type="string" calcext:value-type="string">
            <text:p>Pauly</text:p>
          </table:table-cell>
          <table:table-cell table:style-name="Default"/>
          <table:table-cell office:value-type="string" calcext:value-type="string">
            <text:p><text:s/>Miglu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Exzellenzcluster Asia and Europe in a Glibal Context: The Dynamics of Transculturality</text:p>
          </table:table-cell>
          <table:table-cell/>
          <table:table-cell office:value-type="string" calcext:value-type="string">
            <text:p>Introduction to Digital Humanities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Volkmann, Decker, Pfeiffer, Guth</text:p>
          </table:table-cell>
          <table:table-cell office:value-type="string" calcext:value-type="string">
            <text:p>Volkmann</text:p>
          </table:table-cell>
          <table:table-cell table:style-name="Default"/>
          <table:table-cell office:value-type="string" calcext:value-type="string">
            <text:p><text:s/>Decker</text:p>
          </table:table-cell>
          <table:table-cell table:style-name="Default"/>
          <table:table-cell office:value-type="string" calcext:value-type="string">
            <text:p><text:s/>Pfeiffer</text:p>
          </table:table-cell>
          <table:table-cell table:style-name="Default"/>
          <table:table-cell office:value-type="string" calcext:value-type="string">
            <text:p><text:s/>Guth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Einführung in das maschinelle Sehen in 3D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Mar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Vom Messen und Verstehen: Forschungsseminar digitales Kulturerbe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Mara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Theorien und Methoden in der Archäologie, Übung Analyse von Quellengruppen</text:p>
          </table:table-cell>
          <table:table-cell office:value-type="string" calcext:value-type="string">
            <text:p>Erstellen von 3D-Objekten</text:p>
          </table:table-cell>
          <table:table-cell table:number-columns-repeated="2"/>
          <table:table-cell table:number-columns-repeated="2" office:value-type="string" calcext:value-type="string">
            <text:p>Franz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Netzwerkforschung in der Archäologie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Wehne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Übungen und andere Veranstaltungen</text:p>
          </table:table-cell>
          <table:table-cell office:value-type="string" calcext:value-type="string">
            <text:p>Data Bases in Heritage Managemen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, Nakoinz, Oliver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office:value-type="string" calcext:value-type="string">
            <text:p><text:s/>Nakoinz</text:p>
          </table:table-cell>
          <table:table-cell office:value-type="string" calcext:value-type="string">
            <text:p><text:s/>Oliver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onumentale Architektur der Balearen: Massenbilanz, Arbeitsaufwand und soziale Implikationen metallzeitlicher Steinarchitektur (200078) (Ziele: Durchführung von Analysen und Erstellen von Modellen mit div. Software: 3D-Rekonstrukion, Statistik, Kartierung)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Data Analysis Working Group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neisel, Jutta</text:p>
          </table:table-cell>
          <table:table-cell office:value-type="string" calcext:value-type="string">
            <text:p>Kneisel</text:p>
          </table:table-cell>
          <table:table-cell office:value-type="string" calcext:value-type="string">
            <text:p><text:s/>Jutta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freiwillig, nicht anrechenbar</text:p>
          </table:table-cell>
          <table:table-cell office:value-type="string" calcext:value-type="string">
            <text:p>Internetressourcen für die Klassische Archäologie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Gerleigner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Förtsch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cht, Alexander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<text:s/>Alexander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Remmy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Geophysikalische Prospektionen mit praktischen Üb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Heinzelmann, Steidle</text:p>
          </table:table-cell>
          <table:table-cell office:value-type="string" calcext:value-type="string">
            <text:p>Heinzelmann</text:p>
          </table:table-cell>
          <table:table-cell table:style-name="Default"/>
          <table:table-cell office:value-type="string" calcext:value-type="string">
            <text:p><text:s/>Steid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GIS II: Das open-source-GIS gvSIG für Fortgeschritten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Frank, Thomas, Wendt, Karl Peter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<text:s/>Thomas</text:p>
          </table:table-cell>
          <table:table-cell office:value-type="string" calcext:value-type="string">
            <text:p><text:s/>Wendt</text:p>
          </table:table-cell>
          <table:table-cell office:value-type="string" calcext:value-type="string">
            <text:p><text:s/>Karl Pete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-Kulturwissenschaftliche Informationsverarbeitung</text:p>
          </table:table-cell>
          <table:table-cell office:value-type="string" calcext:value-type="string">
            <text:p>diverse Übungen, Seminare</text:p>
          </table:table-cell>
          <table:table-cell office:value-type="string" calcext:value-type="string">
            <text:p>IT-Zertifikatserwerb, Software-, Datenbank-, Programmierungsübungen, 3D</text:p>
          </table:table-cell>
          <table:table-cell office:value-type="string" calcext:value-type="string">
            <text:p>Übung, Seminar</text:p>
          </table:table-cell>
          <table:table-cell/>
          <table:table-cell office:value-type="string" calcext:value-type="string">
            <text:p>Wieners, Stollwerk, Thaller, Kurz, Barabucci, Schubert</text:p>
          </table:table-cell>
          <table:table-cell office:value-type="string" calcext:value-type="string">
            <text:p>Wieners</text:p>
          </table:table-cell>
          <table:table-cell table:style-name="Default"/>
          <table:table-cell office:value-type="string" calcext:value-type="string">
            <text:p><text:s/>Stollwerk</text:p>
          </table:table-cell>
          <table:table-cell table:style-name="Default"/>
          <table:table-cell office:value-type="string" calcext:value-type="string">
            <text:p><text:s/>Thaller</text:p>
          </table:table-cell>
          <table:table-cell table:style-name="Default"/>
          <table:table-cell office:value-type="string" calcext:value-type="string">
            <text:p><text:s/>Kurz</text:p>
          </table:table-cell>
          <table:table-cell table:style-name="Default"/>
          <table:table-cell office:value-type="string" calcext:value-type="string">
            <text:p><text:s/>Barabucci</text:p>
          </table:table-cell>
          <table:table-cell office:value-type="string" calcext:value-type="string">
            <text:p><text:s/>Schubert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 Moodle und Pflichtmodul im 1. Sem. Ägyptologie im Modul „Einführung Ägyptologie“</text:p>
          </table:table-cell>
          <table:table-cell office:value-type="string" calcext:value-type="string">
            <text:p>Verarbeitung digitaler Daten in der Ägyptologie</text:p>
          </table:table-cell>
          <table:table-cell table:number-columns-repeated="2"/>
          <table:table-cell office:value-type="string" calcext:value-type="string">
            <text:p>Bruhn (FH Mainz), Naether, Raue</text:p>
          </table:table-cell>
          <table:table-cell office:value-type="string" calcext:value-type="string">
            <text:p>Bruhn</text:p>
          </table:table-cell>
          <table:table-cell table:style-name="Default"/>
          <table:table-cell office:value-type="string" calcext:value-type="string">
            <text:p><text:s/>Naether</text:p>
          </table:table-cell>
          <table:table-cell/>
          <table:table-cell office:value-type="string" calcext:value-type="string">
            <text:p><text:s/>Raue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Lerchl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Computeranwendungen in der VAA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van Exel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Modul Spezialwissenschaften, Theorien und Methoden, Übung</text:p>
          </table:table-cell>
          <table:table-cell office:value-type="string" calcext:value-type="string">
            <text:p>Grundlagen der archäologischen Vermessung und Dokumentation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Pahlen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und Literaturrecherche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Nakat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e</text:p>
          </table:table-cell>
          <table:table-cell office:value-type="string" calcext:value-type="string">
            <text:p>Archäoinformatik – Kartographische Visualisierung und 3D-Rekonstruktion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Schmitz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edien- und Fachinformatik – Anwendung Geographischer Informationssysteme (GIS)</text:p>
          </table:table-cell>
          <table:table-cell office:value-type="string" calcext:value-type="string">
            <text:p>Vorlesung</text:p>
          </table:table-cell>
          <table:table-cell/>
          <table:table-cell table:number-columns-repeated="2" office:value-type="string" calcext:value-type="string">
            <text:p>Jablonka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sc Landschaftsarchäologie / M103 (WiSe 2014/15)</text:p>
          </table:table-cell>
          <table:table-cell office:value-type="string" calcext:value-type="string">
            <text:p>Einführung in GIS für Archäologinnen</text:p>
          </table:table-cell>
          <table:table-cell table:number-columns-repeated="2"/>
          <table:table-cell table:number-columns-repeated="2" office:value-type="string" calcext:value-type="string">
            <text:p>Beckers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2">Msc Landschaftsarchäologie / M302 – MLA6 (WiSe 2014/15)</text:span></text:p>
          </table:table-cell>
          <table:table-cell office:value-type="string" calcext:value-type="string">
            <text:p>Modellieren in der Landschaftsarchäologie</text:p>
          </table:table-cell>
          <table:table-cell table:number-columns-repeated="2"/>
          <table:table-cell table:number-columns-repeated="2" office:value-type="string" calcext:value-type="string">
            <text:p>Knitter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2">Msc Landschaftsarchäologie / M303 – MLA7 (WiSe 2014/15)</text:span></text:p>
          </table:table-cell>
          <table:table-cell office:value-type="string" calcext:value-type="string">
            <text:p>3D-Dokumentation</text:p>
          </table:table-cell>
          <table:table-cell table:number-columns-repeated="2"/>
          <table:table-cell table:number-columns-repeated="2" office:value-type="string" calcext:value-type="string">
            <text:p>Brow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useumskunde / B37 Museumsdokumentation</text:p>
          </table:table-cell>
          <table:table-cell office:value-type="string" calcext:value-type="string">
            <text:p>Übung zum kontrollierten Vokabular: Erstellung eines Thesaurus</text:p>
          </table:table-cell>
          <table:table-cell table:number-columns-repeated="2"/>
          <table:table-cell table:number-columns-repeated="2" office:value-type="string" calcext:value-type="string">
            <text:p>Haffner</text:p>
          </table:table-cell>
          <table:table-cell table:number-columns-repeated="1013"/>
        </table:table-row>
        <table:table-row table:style-name="ro1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Computer Aided Design (CAD)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Zaiser, Klonowski</text:p>
          </table:table-cell>
          <table:table-cell office:value-type="string" calcext:value-type="string">
            <text:p>Zaiser</text:p>
          </table:table-cell>
          <table:table-cell table:style-name="Default"/>
          <table:table-cell office:value-type="string" calcext:value-type="string">
            <text:p><text:s/>Klonowski</text:p>
          </table:table-cell>
          <table:table-cell table:number-columns-repeated="1011"/>
        </table:table-row>
        <table:table-row table:style-name="ro1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Einführung in die Geo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Klinge</text:p>
          </table:table-cell>
          <table:table-cell office:value-type="string" calcext:value-type="string">
            <text:p>Bruhn</text:p>
          </table:table-cell>
          <table:table-cell table:style-name="Default"/>
          <table:table-cell office:value-type="string" calcext:value-type="string">
            <text:p><text:s/>Klinge</text:p>
          </table:table-cell>
          <table:table-cell table:number-columns-repeated="1011"/>
        </table:table-row>
        <table:table-row table:style-name="ro1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Objektorientierte Programmierung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öhm, Bruhn, Klinge</text:p>
          </table:table-cell>
          <table:table-cell office:value-type="string" calcext:value-type="string">
            <text:p>Böhm</text:p>
          </table:table-cell>
          <table:table-cell table:style-name="Default"/>
          <table:table-cell office:value-type="string" calcext:value-type="string">
            <text:p><text:s/>Bruhn</text:p>
          </table:table-cell>
          <table:table-cell table:style-name="Default"/>
          <table:table-cell office:value-type="string" calcext:value-type="string">
            <text:p><text:s/>Klinge</text:p>
          </table:table-cell>
          <table:table-cell table:number-columns-repeated="1009"/>
        </table:table-row>
        <table:table-row table:style-name="ro1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Böhm, Schlüter, Klinge</text:p>
          </table:table-cell>
          <table:table-cell office:value-type="string" calcext:value-type="string">
            <text:p>Bruhn</text:p>
          </table:table-cell>
          <table:table-cell table:style-name="Default"/>
          <table:table-cell office:value-type="string" calcext:value-type="string">
            <text:p><text:s/>Böhm</text:p>
          </table:table-cell>
          <table:table-cell table:style-name="Default"/>
          <table:table-cell office:value-type="string" calcext:value-type="string">
            <text:p><text:s/>Schlüter</text:p>
          </table:table-cell>
          <table:table-cell table:style-name="Default"/>
          <table:table-cell office:value-type="string" calcext:value-type="string">
            <text:p><text:s/>Klinge</text:p>
          </table:table-cell>
          <table:table-cell table:number-columns-repeated="1007"/>
        </table:table-row>
        <table:table-row table:style-name="ro1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atenbanken und Internet</text:p>
          </table:table-cell>
          <table:table-cell/>
          <table:table-cell office:value-type="string" calcext:value-type="string">
            <text:p>BA, MA</text:p>
          </table:table-cell>
          <table:table-cell office:value-type="string" calcext:value-type="string">
            <text:p>Böhm, Bruhn, Klinge</text:p>
          </table:table-cell>
          <table:table-cell office:value-type="string" calcext:value-type="string">
            <text:p>Böhm</text:p>
          </table:table-cell>
          <table:table-cell table:style-name="Default"/>
          <table:table-cell office:value-type="string" calcext:value-type="string">
            <text:p><text:s/>Bruhn</text:p>
          </table:table-cell>
          <table:table-cell table:style-name="Default"/>
          <table:table-cell office:value-type="string" calcext:value-type="string">
            <text:p><text:s/>Klinge</text:p>
          </table:table-cell>
          <table:table-cell table:number-columns-repeated="1009"/>
        </table:table-row>
        <table:table-row table:style-name="ro1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(Digitale) Kartografie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Klinge</text:p>
          </table:table-cell>
          <table:table-cell office:value-type="string" calcext:value-type="string">
            <text:p>Kern</text:p>
          </table:table-cell>
          <table:table-cell table:style-name="Default"/>
          <table:table-cell office:value-type="string" calcext:value-type="string">
            <text:p><text:s/>Klinge</text:p>
          </table:table-cell>
          <table:table-cell table:number-columns-repeated="1011"/>
        </table:table-row>
        <table:table-row table:style-name="ro1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igitale Bildbearbeit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Schlüter</text:p>
          </table:table-cell>
          <table:table-cell office:value-type="string" calcext:value-type="string">
            <text:p>Kern</text:p>
          </table:table-cell>
          <table:table-cell table:style-name="Default"/>
          <table:table-cell office:value-type="string" calcext:value-type="string">
            <text:p><text:s/>Schlüt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Anwendungsbezogene Software-Entwicklung (Software Engineering)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Kern</text:p>
          </table:table-cell>
          <table:table-cell office:value-type="string" calcext:value-type="string">
            <text:p>Boochs</text:p>
          </table:table-cell>
          <table:table-cell table:style-name="Default"/>
          <table:table-cell office:value-type="string" calcext:value-type="string">
            <text:p><text:s/>Kern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Photogrammetrische Datenerfass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Schlüter</text:p>
          </table:table-cell>
          <table:table-cell office:value-type="string" calcext:value-type="string">
            <text:p>Boochs</text:p>
          </table:table-cell>
          <table:table-cell table:style-name="Default"/>
          <table:table-cell office:value-type="string" calcext:value-type="string">
            <text:p><text:s/>Schlüter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unst- und Kulturgeschichte /Klassische Archäologie</text:p>
          </table:table-cell>
          <table:table-cell/>
          <table:table-cell table:style-name="ce168" office:value-type="string" calcext:value-type="string">
            <text:p>Roman Provinces and the </text:p>
            <text:p>Digital World: Anwendung </text:p>
            <text:p>digitaler Methoden zur </text:p>
            <text:p>Grabungsdokument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Gairhos/Rheeder</text:p>
          </table:table-cell>
          <table:table-cell office:value-type="string" calcext:value-type="string">
            <text:p>Gairhos</text:p>
          </table:table-cell>
          <table:table-cell/>
          <table:table-cell office:value-type="string" calcext:value-type="string">
            <text:p>Rheeder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3">Archäologische </text:span></text:p>
            <text:p><text:span text:style-name="T3">Wissenschaften: </text:span></text:p>
            <text:p><text:span text:style-name="T3">Informationsverarbeitung </text:span></text:p>
            <text:p><text:span text:style-name="T3">in der Geoarchäologie</text:span></text:p>
          </table:table-cell>
          <table:table-cell table:style-name="ce168" office:value-type="string" calcext:value-type="string">
            <text:p>Einführung in</text:p>
            <text:p>Geographische </text:p>
            <text:p>Informationssysteme </text:p>
            <text:p>(QGIS) 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Posluschny 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3">Archäologische </text:span></text:p>
            <text:p><text:span text:style-name="T3">Wissenschaften: </text:span></text:p>
            <text:p><text:span text:style-name="T3">Informationsverarbeitung </text:span></text:p>
            <text:p><text:span text:style-name="T3">in der Geoarchäologie</text:span></text:p>
          </table:table-cell>
          <table:table-cell table:style-name="ce168" office:value-type="string" calcext:value-type="string">
            <text:p>z. B. Grundlagen, Theorie </text:p>
            <text:p>und Methodik, Vertiefung in </text:p>
            <text:p>Informationsverarbeitung </text:p>
            <text:p>der Geoarchäologie</text:p>
          </table:table-cell>
          <table:table-cell office:value-type="string" calcext:value-type="string">
            <text:p>Exportmodul</text:p>
          </table:table-cell>
          <table:table-cell/>
          <table:table-cell table:number-columns-repeated="2" office:value-type="string" calcext:value-type="string">
            <text:p>Posluschny </text:p>
          </table:table-cell>
          <table:table-cell office:value-type="string" calcext:value-type="string">
            <text:p>Axel</text:p>
          </table:table-cell>
          <table:table-cell table:number-columns-repeated="1012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<text:span text:style-name="T2">Archäologische </text:span><text:span text:style-name="T12">Wissenschaften: </text:span></text:p>
            <text:p><text:span text:style-name="T13">Archäologie des </text:span></text:p>
            <text:p><text:span text:style-name="T13">Mittelalters und der</text:span></text:p>
            <text:p><text:span text:style-name="T13">Neuzeit, Forschungspraktikum</text:span></text:p>
          </table:table-cell>
          <table:table-cell table:style-name="ce168" office:value-type="string" calcext:value-type="string">
            <text:p>FPr Geophysikalische </text:p>
            <text:p>Prospektion des Burgstalls</text:p>
            <text:p>bei Eltmann </text:p>
          </table:table-cell>
          <table:table-cell table:number-columns-repeated="2"/>
          <table:table-cell table:number-columns-repeated="2" office:value-type="string" calcext:value-type="string">
            <text:p>Ziegler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3">Denkmalpflege: </text:span></text:p>
            <text:p><text:span text:style-name="T3">Restaurierungswissenschaf</text:span></text:p>
            <text:p><text:span text:style-name="T3">Ten</text:span></text:p>
          </table:table-cell>
          <table:table-cell office:value-type="string" calcext:value-type="string">
            <text:p>Digitale Dokumentation von Sammlungsobjekten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Rahrig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3">Denkmalpflege: </text:span></text:p>
            <text:p><text:span text:style-name="T3">Restaurierungswissenschaf</text:span></text:p>
            <text:p><text:span text:style-name="T3">Ten</text:span></text:p>
          </table:table-cell>
          <table:table-cell office:value-type="string" calcext:value-type="string">
            <text:p>3D Scantechnik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Rahrig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Denkmalpflege: Bauforsch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Giese 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/>
          <table:table-cell office:value-type="string" calcext:value-type="string">
            <text:p>Photographie und Bildbearbeitun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/>
          <table:table-cell office:value-type="string" calcext:value-type="string">
            <text:p>Einführung in AutoCAD</text:p>
          </table:table-cell>
          <table:table-cell table:number-columns-repeated="2"/>
          <table:table-cell office:value-type="string" calcext:value-type="string">
            <text:p>Kreisel, Giese</text:p>
          </table:table-cell>
          <table:table-cell office:value-type="string" calcext:value-type="string">
            <text:p>Kreisel</text:p>
          </table:table-cell>
          <table:table-cell table:style-name="Default"/>
          <table:table-cell office:value-type="string" calcext:value-type="string">
            <text:p><text:s/>Giese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/>
          <table:table-cell office:value-type="string" calcext:value-type="string">
            <text:p>Erstellen von thematischen Karten mit GIS; Visualisierung von gefügekundlichen Entwicklungen</text:p>
          </table:table-cell>
          <table:table-cell table:number-columns-repeated="2"/>
          <table:table-cell office:value-type="string" calcext:value-type="string">
            <text:p>Eißing, Stenger</text:p>
          </table:table-cell>
          <table:table-cell office:value-type="string" calcext:value-type="string">
            <text:p>Eißing</text:p>
          </table:table-cell>
          <table:table-cell table:style-name="Default"/>
          <table:table-cell office:value-type="string" calcext:value-type="string">
            <text:p><text:s/>Stenger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Digital Classicist Berlin</text:p>
          </table:table-cell>
          <table:table-cell office:value-type="string" calcext:value-type="string">
            <text:p>Digital Classicist Seminar</text:p>
          </table:table-cell>
          <table:table-cell table:style-name="ce168" office:value-type="string" calcext:value-type="string">
            <text:p>Digitale Methoden in den </text:p>
            <text:p>Altertumswissenschaften</text:p>
          </table:table-cell>
          <table:table-cell table:number-columns-repeated="2"/>
          <table:table-cell office:value-type="string" calcext:value-type="string">
            <text:p>Meyer, Lieberwirth</text:p>
          </table:table-cell>
          <table:table-cell office:value-type="string" calcext:value-type="string">
            <text:p>Meyer</text:p>
          </table:table-cell>
          <table:table-cell table:style-name="Default"/>
          <table:table-cell office:value-type="string" calcext:value-type="string">
            <text:p><text:s/>Lieberwirth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Geschichte und </text:p>
            <text:p>Kulturwissenschaften: </text:p>
            <text:p>Public History </text:p>
          </table:table-cell>
          <table:table-cell/>
          <table:table-cell table:style-name="ce168" office:value-type="string" calcext:value-type="string">
            <text:p>Geschichtsvermittlung im</text:p>
            <text:p>Internet</text:p>
          </table:table-cell>
          <table:table-cell office:value-type="string" calcext:value-type="string">
            <text:p>Workshop</text:p>
          </table:table-cell>
          <table:table-cell/>
          <table:table-cell table:number-columns-repeated="2" office:value-type="string" calcext:value-type="string">
            <text:p>Bartlitz</text:p>
          </table:table-cell>
          <table:table-cell table:number-columns-repeated="1013"/>
        </table:table-row>
        <table:table-row table:style-name="ro2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Klassische Archäologie</text:p>
          </table:table-cell>
          <table:table-cell office:value-type="string" calcext:value-type="string">
            <text:p>Informationsvermittlungsmodul – Dokumentation, Vermittlung und Visualisierung klassisch archäologischer Forschung: Seminar und Methodenübung</text:p>
          </table:table-cell>
          <table:table-cell table:style-name="ce168" office:value-type="string" calcext:value-type="string">
            <text:p>GIS in der Archäologie</text:p>
          </table:table-cell>
          <table:table-cell office:value-type="string" calcext:value-type="string">
            <text:p>Übung, Seminar</text:p>
          </table:table-cell>
          <table:table-cell/>
          <table:table-cell table:number-columns-repeated="2" office:value-type="string" calcext:value-type="string">
            <text:p>Polla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Prähistorische Archäologie</text:p>
          </table:table-cell>
          <table:table-cell office:value-type="string" calcext:value-type="string">
            <text:p>Praktikumsmodul: Seminar</text:p>
          </table:table-cell>
          <table:table-cell table:style-name="ce168" office:value-type="string" calcext:value-type="string">
            <text:p>GIS in der Archäologi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Meyer, Lieberwirth</text:p>
          </table:table-cell>
          <table:table-cell office:value-type="string" calcext:value-type="string">
            <text:p>Meyer</text:p>
          </table:table-cell>
          <table:table-cell table:style-name="Default"/>
          <table:table-cell office:value-type="string" calcext:value-type="string">
            <text:p><text:s/>Lieberwirth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Vorderasiatische</text:p>
            <text:p>Archäologie</text:p>
          </table:table-cell>
          <table:table-cell/>
          <table:table-cell table:style-name="ce168" office:value-type="string" calcext:value-type="string">
            <text:p>Auswertung einer <text:s/>Ausgrabungsdokumentation: Das Dokumentationssystem der Ausgrabung Tell Schech Hamad, Syrien.</text:p>
          </table:table-cell>
          <table:table-cell table:number-columns-repeated="2"/>
          <table:table-cell office:value-type="string" calcext:value-type="string">
            <text:p>Kühne, Kreppner</text:p>
          </table:table-cell>
          <table:table-cell office:value-type="string" calcext:value-type="string">
            <text:p>Kühne</text:p>
          </table:table-cell>
          <table:table-cell table:style-name="Default"/>
          <table:table-cell office:value-type="string" calcext:value-type="string">
            <text:p><text:s/>Kreppner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168" office:value-type="string" calcext:value-type="string">
            <text:p>3-D Modelle der Athener </text:p>
            <text:p>Agora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table:style-name="ce117" office:value-type="string" calcext:value-type="string">
            <text:p>Müller</text:p>
          </table:table-cell>
          <table:table-cell table:style-name="ce117" table:number-columns-repeated="10"/>
          <table:table-cell table:number-columns-repeated="1003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17" office:value-type="string" calcext:value-type="string">
            <text:p>Archäologie und Kulturgeschichte Nordostafrikas / Philosophische Fakultät </text:p>
          </table:table-cell>
          <table:table-cell office:value-type="string" calcext:value-type="string">
            <text:p>Praxisorientierte Zusatzqualifikation</text:p>
          </table:table-cell>
          <table:table-cell table:style-name="ce168" office:value-type="string" calcext:value-type="string">
            <text:p>Visuelles Story Design – Bewegtbild in und mit</text:p>
            <text:p>neuen Medien </text:p>
          </table:table-cell>
          <table:table-cell table:number-columns-repeated="2"/>
          <table:table-cell table:style-name="ce117" office:value-type="string" calcext:value-type="string">
            <text:p>Grimm/Vogelpohl</text:p>
          </table:table-cell>
          <table:table-cell table:style-name="ce117" office:value-type="string" calcext:value-type="string">
            <text:p>Grimm</text:p>
          </table:table-cell>
          <table:table-cell table:style-name="ce117"/>
          <table:table-cell table:style-name="ce117" office:value-type="string" calcext:value-type="string">
            <text:p>Vogelpohl</text:p>
          </table:table-cell>
          <table:table-cell table:style-name="ce117" table:number-columns-repeated="8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17" office:value-type="string" calcext:value-type="string">
            <text:p>Geschichte</text:p>
          </table:table-cell>
          <table:table-cell/>
          <table:table-cell table:style-name="ce168" office:value-type="string" calcext:value-type="string">
            <text:p>Digitale Methoden und Werkzeuge für </text:p>
            <text:p>Historiker/innen 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table:style-name="ce117" office:value-type="string" calcext:value-type="string">
            <text:p>Hohls</text:p>
          </table:table-cell>
          <table:table-cell table:style-name="ce117" table:number-columns-repeated="10"/>
          <table:table-cell table:number-columns-repeated="100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Msc Landschaftsarchäologie / Vorlesung + Übung </text:p>
            <text:p>(MLA6), 2. Semester</text:p>
            <text:p>Praktische Übung + </text:p>
            <text:p>Seminar (MLA7), 2. </text:p>
            <text:p>Semester</text:p>
          </table:table-cell>
          <table:table-cell table:style-name="ce168" office:value-type="string" calcext:value-type="string">
            <text:p>Modellieren in der Landschaftsarchäologie -</text:p>
            <text:p>3D-Dokumentation </text:p>
          </table:table-cell>
          <table:table-cell office:value-type="string" calcext:value-type="string">
            <text:p>Vorlesung, Seminar, Übung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Knitter </text:p>
            <text:p>Browne </text:p>
          </table:table-cell>
          <table:table-cell table:style-name="ce117" office:value-type="string" calcext:value-type="string">
            <text:p>Knitter </text:p>
          </table:table-cell>
          <table:table-cell table:style-name="ce117"/>
          <table:table-cell table:style-name="ce117" office:value-type="string" calcext:value-type="string">
            <text:p>Browne </text:p>
          </table:table-cell>
          <table:table-cell table:style-name="ce117" table:number-columns-repeated="8"/>
          <table:table-cell table:number-columns-repeated="1003"/>
        </table:table-row>
        <table:table-row table:style-name="ro2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<text:span text:style-name="T13">Msc Landschaftsarchäologie / </text:span>Übung (B13.1), 3.</text:p>
            <text:p>Semester</text:p>
          </table:table-cell>
          <table:table-cell table:style-name="ce168" office:value-type="string" calcext:value-type="string">
            <text:p>Datenbanken im Museum 2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number-columns-repeated="2" table:style-name="ce117" office:value-type="string" calcext:value-type="string">
            <text:p>Bergmeyer</text:p>
          </table:table-cell>
          <table:table-cell table:style-name="ce117" table:number-columns-repeated="10"/>
          <table:table-cell table:number-columns-repeated="1003"/>
        </table:table-row>
        <table:table-row table:style-name="ro2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<text:span text:style-name="T13">Msc Landschaftsarchäologie / </text:span>Übung (B15.1), 3.</text:p>
            <text:p>Semester</text:p>
          </table:table-cell>
          <table:table-cell table:style-name="ce168" office:value-type="string" calcext:value-type="string">
            <text:p>Desktop-Publishi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Clos</text:p>
          </table:table-cell>
          <table:table-cell table:style-name="ce127" office:value-type="string" calcext:value-type="string">
            <text:p>Clos</text:p>
          </table:table-cell>
          <table:table-cell table:style-name="ce117" table:number-columns-repeated="10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Museumskunde / Übung (B29), 5. Semester</text:p>
          </table:table-cell>
          <table:table-cell table:style-name="ce168" office:value-type="string" calcext:value-type="string">
            <text:p>Digitale Medien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27" office:value-type="string" calcext:value-type="string">
            <text:p>Nettke/ Kutsch </text:p>
          </table:table-cell>
          <table:table-cell table:style-name="ce117" office:value-type="string" calcext:value-type="string">
            <text:p>Nettke</text:p>
          </table:table-cell>
          <table:table-cell table:style-name="ce117"/>
          <table:table-cell table:style-name="ce117" office:value-type="string" calcext:value-type="string">
            <text:p><text:s/>Kutsch </text:p>
          </table:table-cell>
          <table:table-cell table:style-name="ce127" table:number-columns-repeated="8"/>
          <table:table-cell table:number-columns-repeated="1003"/>
        </table:table-row>
        <table:table-row table:style-name="ro2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<text:span text:style-name="T13">Museumsmanagement </text:span></text:p>
            <text:p><text:span text:style-name="T13">und -kommunikation </text:span></text:p>
            <text:p><text:span text:style-name="T13">(Master) / </text:span>Seminar (M6), 1. </text:p>
            <text:p>Semester</text:p>
          </table:table-cell>
          <table:table-cell table:style-name="ce168" office:value-type="string" calcext:value-type="string">
            <text:p>Multimediaeinsatz in</text:p>
            <text:p>Muse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Nettke/ Kutsch </text:p>
          </table:table-cell>
          <table:table-cell table:style-name="ce117" office:value-type="string" calcext:value-type="string">
            <text:p>Nettke</text:p>
          </table:table-cell>
          <table:table-cell table:style-name="ce117"/>
          <table:table-cell table:style-name="ce117" office:value-type="string" calcext:value-type="string">
            <text:p><text:s/>Kutsch </text:p>
          </table:table-cell>
          <table:table-cell table:style-name="ce117" table:number-columns-repeated="8"/>
          <table:table-cell table:number-columns-repeated="1003"/>
        </table:table-row>
        <table:table-row table:style-name="ro2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4">Konservierung und</text:span></text:p>
            <text:p><text:span text:style-name="T14">Restaurierung/Grabungste</text:span></text:p>
            <text:p><text:span text:style-name="T14">chnik (Bachelor)</text:span>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, Krämer, Huber</text:p>
          </table:table-cell>
          <table:table-cell office:value-type="string" calcext:value-type="string">
            <text:p>Schenk</text:p>
          </table:table-cell>
          <table:table-cell table:style-name="Default"/>
          <table:table-cell office:value-type="string" calcext:value-type="string">
            <text:p><text:s/>Krämer</text:p>
          </table:table-cell>
          <table:table-cell table:style-name="Default"/>
          <table:table-cell office:value-type="string" calcext:value-type="string">
            <text:p><text:s/>Huber</text:p>
          </table:table-cell>
          <table:table-cell table:number-columns-repeated="1009"/>
        </table:table-row>
        <table:table-row table:style-name="ro2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4">Konservierung und</text:span></text:p>
            <text:p><text:span text:style-name="T14">Restaurierung/Grabungste</text:span></text:p>
            <text:p><text:span text:style-name="T14">chnik (Bachelor)</text:span></text:p>
          </table:table-cell>
          <table:table-cell office:value-type="string" calcext:value-type="string">
            <text:p>Digitale Bild- und Ton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oppe, Krämer</text:p>
          </table:table-cell>
          <table:table-cell office:value-type="string" calcext:value-type="string">
            <text:p>Koppe</text:p>
          </table:table-cell>
          <table:table-cell table:style-name="Default"/>
          <table:table-cell office:value-type="string" calcext:value-type="string">
            <text:p><text:s/>Krämer</text:p>
          </table:table-cell>
          <table:table-cell table:style-name="Default"/>
          <table:table-cell table:number-columns-repeated="1010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68" office:value-type="string" calcext:value-type="string">
            <text:p><text:span text:style-name="T21">GIS: Methodik und Anwendung </text:span></text:p>
          </table:table-cell>
          <table:table-cell office:value-type="string" calcext:value-type="string">
            <text:p>Übung und Seminar</text:p>
          </table:table-cell>
          <table:table-cell/>
          <table:table-cell table:number-columns-repeated="2" office:value-type="string" calcext:value-type="string">
            <text:p>Lazewski</text:p>
          </table:table-cell>
          <table:table-cell table:style-name="Default"/>
          <table:table-cell table:number-columns-repeated="1012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68" office:value-type="string" calcext:value-type="string">
            <text:p>GIS in der Archäologie</text:p>
          </table:table-cell>
          <table:table-cell office:value-type="string" calcext:value-type="string">
            <text:p>Übung und Seminar</text:p>
          </table:table-cell>
          <table:table-cell/>
          <table:table-cell table:number-columns-repeated="2" office:value-type="string" calcext:value-type="string">
            <text:p>Lazewsk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168" office:value-type="string" calcext:value-type="string">
            <text:p>Bildbearbeitung in den </text:p>
            <text:p><text:span text:style-name="T21">Kultur- und Bildwissenschaften 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reska</text:p>
          </table:table-cell>
          <table:table-cell office:value-type="string" calcext:value-type="string">
            <text:p>Lazewsk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168" office:value-type="string" calcext:value-type="string">
            <text:p/>
            <text:p><text:span text:style-name="T21">Datenbanken in den Kultur- und Bildwissenschaften</text:span>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Kreska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17" office:value-type="string" calcext:value-type="string">
            <text:p>Archäologische </text:p>
            <text:p>Wissenschaften, Vor- und </text:p>
            <text:p>Frühgeschichte </text:p>
          </table:table-cell>
          <table:table-cell/>
          <table:table-cell table:style-name="ce168" office:value-type="string" calcext:value-type="string">
            <text:p>Bearbeitung digitaler Daten </text:p>
            <text:p>archäologischer Fundstätten </text:p>
            <text:p>für das Web-</text:p>
            <text:p>Kartierungssystem TOPAMA </text:p>
          </table:table-cell>
          <table:table-cell office:value-type="string" calcext:value-type="string">
            <text:p>Übung</text:p>
          </table:table-cell>
          <table:table-cell/>
          <table:table-cell table:style-name="ce117" office:value-type="string" calcext:value-type="string">
            <text:p>Henning</text:p>
          </table:table-cell>
          <table:table-cell table:style-name="ce117" office:value-type="string" calcext:value-type="string">
            <text:p>Kreska</text:p>
          </table:table-cell>
          <table:table-cell table:style-name="ce117" table:number-columns-repeated="10"/>
          <table:table-cell table:number-columns-repeated="1003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7" office:value-type="string" calcext:value-type="string">
            <text:p>Archäologisches Institut </text:p>
          </table:table-cell>
          <table:table-cell/>
          <table:table-cell table:style-name="ce168" office:value-type="string" calcext:value-type="string">
            <text:p>Theorien und Methoden der </text:p>
            <text:p>Digitalen Archäologie</text:p>
            <text:p>Digital Humanities. An</text:p>
            <text:p>Introduction </text:p>
          </table:table-cell>
          <table:table-cell office:value-type="string" calcext:value-type="string">
            <text:p>Vorlesung, Übung</text:p>
          </table:table-cell>
          <table:table-cell/>
          <table:table-cell table:number-columns-repeated="2" table:style-name="ce117" office:value-type="string" calcext:value-type="string">
            <text:p>Langner</text:p>
          </table:table-cell>
          <table:table-cell table:style-name="ce117" table:number-columns-repeated="10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Klassische Archäologie</text:p>
          </table:table-cell>
          <table:table-cell/>
          <table:table-cell table:style-name="ce168" office:value-type="string" calcext:value-type="string">
            <text:p>EDV (3D </text:p>
            <text:p>Computerrekonstruktion)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table:style-name="ce117" office:value-type="string" calcext:value-type="string">
            <text:p>Süß</text:p>
          </table:table-cell>
          <table:table-cell table:style-name="ce117" table:number-columns-repeated="10"/>
          <table:table-cell table:number-columns-repeated="1003"/>
        </table:table-row>
        <table:table-row table:style-name="ro2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Klassische Archäologie</text:p>
          </table:table-cell>
          <table:table-cell/>
          <table:table-cell office:value-type="string" calcext:value-type="string">
            <text:p><text:span text:style-name="T11">Bildbearbeitung und </text:span></text:p>
            <text:p><text:span text:style-name="T11">Zeichnen – Grundlagen </text:span></text:p>
            <text:p><text:span text:style-name="T11">professioneller </text:span></text:p>
            <text:p><text:span text:style-name="T11">Computerarbeit</text:span></text:p>
          </table:table-cell>
          <table:table-cell table:number-columns-repeated="3"/>
          <table:table-cell office:value-type="string" calcext:value-type="string">
            <text:p>Süß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 office:value-type="string" calcext:value-type="string">
            <text:p><text:span text:style-name="T14">Historische</text:span></text:p>
            <text:p><text:span text:style-name="T14">Hilfswissenschaften/</text:span></text:p>
            <text:p><text:span text:style-name="T14">Grundwissenschaften</text:span></text:p>
          </table:table-cell>
          <table:table-cell table:style-name="ce168" office:value-type="string" calcext:value-type="string">
            <text:p>Interdisziplinärer</text:p>
            <text:p>Arbeitskreis Historical GIS:</text:p>
            <text:p>"The HGIS Club"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office:value-type="string" calcext:value-type="string">
            <text:p>Schultes</text:p>
          </table:table-cell>
          <table:table-cell/>
          <table:table-cell office:value-type="string" calcext:value-type="string">
            <text:p>Volkmann</text:p>
          </table:table-cell>
          <table:table-cell/>
          <table:table-cell office:value-type="string" calcext:value-type="string">
            <text:p>Loos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/>
          <table:table-cell table:style-name="ce168" office:value-type="string" calcext:value-type="string">
            <text:p>Urkundenerschließung und -</text:p>
            <text:p>digitalisierung im Archiv</text:p>
          </table:table-cell>
          <table:table-cell table:number-columns-repeated="2"/>
          <table:table-cell table:number-columns-repeated="2" office:value-type="string" calcext:value-type="string">
            <text:p>Runde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table:style-name="ce148" office:value-type="string" calcext:value-type="string">
            <text:p>Modul Geoarchäologie und</text:p>
            <text:p>freiwillige Zusatzleistung für Geoinformatik/Geografie</text:p>
          </table:table-cell>
          <table:table-cell table:style-name="ce168" office:value-type="string" calcext:value-type="string">
            <text:p><text:span text:style-name="T21">Digital Cultural Heritage: </text:span><text:span text:style-name="T22">Methoden der </text:span></text:p>
            <text:p><text:span text:style-name="T23">Dokumentation mit CAD und GIS </text:span>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office:value-type="string" calcext:value-type="string">
            <text:p>Volkmann</text:p>
          </table:table-cell>
          <table:table-cell table:style-name="Default"/>
          <table:table-cell office:value-type="string" calcext:value-type="string">
            <text:p><text:s/>Casselmann</text:p>
          </table:table-cell>
          <table:table-cell table:style-name="Default"/>
          <table:table-cell office:value-type="string" calcext:value-type="string">
            <text:p><text:s/>Darus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Ur- und Frühgeschichte </text:p>
          </table:table-cell>
          <table:table-cell office:value-type="string" calcext:value-type="string">
            <text:p>Vertiefungsmodule C3</text:p>
          </table:table-cell>
          <table:table-cell table:style-name="ce168" office:value-type="string" calcext:value-type="string">
            <text:p>CAD Vermessung u. digit. </text:p>
            <text:p>Kartieru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style-name="Default" office:value-type="string" calcext:value-type="string">
            <text:p>Casselmann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Vorderasiatische</text:p>
            <text:p>Archäologie</text:p>
          </table:table-cell>
          <table:table-cell/>
          <table:table-cell table:style-name="ce168" office:value-type="string" calcext:value-type="string">
            <text:p>Der Alte Orient im Internet: </text:p>
            <text:p>Wikipedia und </text:p>
            <text:p>Forschungsportale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Miglu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 office:value-type="string" calcext:value-type="string">
            <text:p>Ergänzungsveranstaltung</text:p>
          </table:table-cell>
          <table:table-cell table:style-name="ce168" office:value-type="string" calcext:value-type="string">
            <text:p>Digitales Kulturerbe: Lieben– Hassen – Ignorieren. Identifkationsrahmen,Konflikte und Bedeutungen von digitalisiertem <text:s/>Kulturerbe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style-name="ce81" office:value-type="string" calcext:value-type="string">
            <text:p>Mara</text:p>
          </table:table-cell>
          <table:table-cell table:style-name="ce81" table:number-columns-repeated="10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81" office:value-type="string" calcext:value-type="string">
            <text:p>Informatik</text:p>
          </table:table-cell>
          <table:table-cell table:style-name="ce81"/>
          <table:table-cell table:style-name="ce168" office:value-type="string" calcext:value-type="string">
            <text:p>Computational and Digital </text:p>
            <text:p>Humanities</text:p>
          </table:table-cell>
          <table:table-cell table:style-name="ce81" office:value-type="string" calcext:value-type="string">
            <text:p>Proseminar / Semianr</text:p>
          </table:table-cell>
          <table:table-cell table:style-name="ce81"/>
          <table:table-cell table:number-columns-repeated="2" table:style-name="ce81" office:value-type="string" calcext:value-type="string">
            <text:p>Mara</text:p>
          </table:table-cell>
          <table:table-cell table:style-name="ce81" table:number-columns-repeated="10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81" office:value-type="string" calcext:value-type="string">
            <text:p>Informatik</text:p>
          </table:table-cell>
          <table:table-cell table:style-name="ce81"/>
          <table:table-cell table:style-name="ce168" office:value-type="string" calcext:value-type="string">
            <text:p>Einführung in das </text:p>
            <text:p>maschinelle Sehen in 3D </text:p>
          </table:table-cell>
          <table:table-cell table:style-name="ce81" office:value-type="string" calcext:value-type="string">
            <text:p>Vorlesung</text:p>
          </table:table-cell>
          <table:table-cell table:style-name="ce81"/>
          <table:table-cell table:style-name="ce81" office:value-type="string" calcext:value-type="string">
            <text:p>Mara</text:p>
          </table:table-cell>
          <table:table-cell table:style-name="ce117" office:value-type="string" calcext:value-type="string">
            <text:p>Mara</text:p>
          </table:table-cell>
          <table:table-cell table:style-name="ce117" table:number-columns-repeated="10"/>
          <table:table-cell table:number-columns-repeated="1003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4" office:value-type="string" calcext:value-type="string">
            <text:p>Exzellenzcluster Asia and Europe in a Global</text:p>
            <text:p>Context: The Dynamics of Transculturality</text:p>
          </table:table-cell>
          <table:table-cell table:style-name="ce81" office:value-type="string" calcext:value-type="string">
            <text:p>besonders für Studierende der Südasienstudien</text:p>
          </table:table-cell>
          <table:table-cell table:style-name="ce168" office:value-type="string" calcext:value-type="string">
            <text:p>Bringing Indian literature </text:p>
            <text:p>into the digital age with</text:p>
            <text:p>SARIT – a hands-on </text:p>
            <text:p>seminar in Digital</text:p>
            <text:p>Humanities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117" office:value-type="string" calcext:value-type="string">
            <text:p>Olalde/ McAllister / Kellner</text:p>
          </table:table-cell>
          <table:table-cell table:style-name="ce117" office:value-type="string" calcext:value-type="string">
            <text:p>Olalde</text:p>
          </table:table-cell>
          <table:table-cell table:style-name="ce117"/>
          <table:table-cell table:style-name="ce117" office:value-type="string" calcext:value-type="string">
            <text:p>McAllister</text:p>
          </table:table-cell>
          <table:table-cell table:style-name="ce117"/>
          <table:table-cell table:style-name="ce117" office:value-type="string" calcext:value-type="string">
            <text:p>Kellner</text:p>
          </table:table-cell>
          <table:table-cell table:style-name="ce117" table:number-columns-repeated="6"/>
          <table:table-cell table:number-columns-repeated="1003"/>
        </table:table-row>
        <table:table-row table:style-name="ro7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5" office:value-type="string" calcext:value-type="string">
            <text:p>Heidelberger Graduiertenschule für Geistes- und Sozialwissenschaften (HGGS)</text:p>
          </table:table-cell>
          <table:table-cell table:style-name="ce81"/>
          <table:table-cell table:style-name="ce168" office:value-type="string" calcext:value-type="string">
            <text:p>Vernetzungen und </text:p>
            <text:p>Verstrickungen: "Digital</text:p>
            <text:p>Humanities" and the </text:p>
            <text:p>Science of Complex </text:p>
            <text:p>Networks </text:p>
          </table:table-cell>
          <table:table-cell table:style-name="ce81" office:value-type="string" calcext:value-type="string">
            <text:p>Seminar</text:p>
          </table:table-cell>
          <table:table-cell table:style-name="ce81" office:value-type="string" calcext:value-type="string">
            <text:p>Doktoranden</text:p>
          </table:table-cell>
          <table:table-cell table:style-name="ce117" office:value-type="string" calcext:value-type="string">
            <text:p>Zweig/ Schich</text:p>
          </table:table-cell>
          <table:table-cell table:style-name="ce117" office:value-type="string" calcext:value-type="string">
            <text:p>Zweig</text:p>
          </table:table-cell>
          <table:table-cell table:style-name="ce117"/>
          <table:table-cell table:style-name="ce117" office:value-type="string" calcext:value-type="string">
            <text:p>Schich</text:p>
          </table:table-cell>
          <table:table-cell table:style-name="ce117" table:number-columns-repeated="8"/>
          <table:table-cell table:number-columns-repeated="1003"/>
        </table:table-row>
        <table:table-row table:style-name="ro6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5" office:value-type="string" calcext:value-type="string">
            <text:p>Interdisciplinary Center for Scientific Computing</text:p>
          </table:table-cell>
          <table:table-cell table:style-name="ce81"/>
          <table:table-cell table:style-name="ce168" office:value-type="string" calcext:value-type="string">
            <text:p>Wissenschaftliche </text:p>
            <text:p>Visualisierung für Anfänge + </text:p>
            <text:p>Fortgeschrittene </text:p>
          </table:table-cell>
          <table:table-cell table:style-name="ce81" office:value-type="string" calcext:value-type="string">
            <text:p>Praktikum</text:p>
          </table:table-cell>
          <table:table-cell table:style-name="ce81"/>
          <table:table-cell table:style-name="ce117" office:value-type="string" calcext:value-type="string">
            <text:p>Sadlo</text:p>
          </table:table-cell>
          <table:table-cell office:value-type="string" calcext:value-type="string">
            <text:p>Sadlo</text:p>
          </table:table-cell>
          <table:table-cell table:number-columns-repeated="1013"/>
        </table:table-row>
        <table:table-row table:style-name="ro1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29" office:value-type="string" calcext:value-type="string">
            <text:p><text:span text:style-name="T3">Medien im archäologischen </text:span></text:p>
            <text:p><text:span text:style-name="T3">Museum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Dörfle / Bleile</text:p>
          </table:table-cell>
          <table:table-cell table:style-name="ce81" office:value-type="string" calcext:value-type="string">
            <text:p>Dörfle</text:p>
          </table:table-cell>
          <table:table-cell table:style-name="ce81"/>
          <table:table-cell table:style-name="ce81" office:value-type="string" calcext:value-type="string">
            <text:p>Bleile</text:p>
          </table:table-cell>
          <table:table-cell table:style-name="ce81" table:number-columns-repeated="8"/>
          <table:table-cell table:number-columns-repeated="1003"/>
        </table:table-row>
        <table:table-row table:style-name="ro27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81" office:value-type="string" calcext:value-type="string">
            <text:p><text:span text:style-name="T24">Quantitative Methoden für Prähistoriker. Einführung in</text:span></text:p>
            <text:p><text:span text:style-name="T24">die Statistik</text:span></text:p>
          </table:table-cell>
          <table:table-cell table:style-name="ce81" table:number-columns-repeated="2"/>
          <table:table-cell table:style-name="ce81" office:value-type="string" calcext:value-type="string">
            <text:p>Rinne, Christoph</text:p>
          </table:table-cell>
          <table:table-cell table:style-name="ce81" office:value-type="string" calcext:value-type="string">
            <text:p>Rinne</text:p>
          </table:table-cell>
          <table:table-cell table:style-name="ce81" office:value-type="string" calcext:value-type="string">
            <text:p><text:s/>Christoph</text:p>
          </table:table-cell>
          <table:table-cell table:style-name="ce81" table:number-columns-repeated="9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81" office:value-type="string" calcext:value-type="string">
            <text:p><text:span text:style-name="T24">Einführung in QGIS -</text:span></text:p>
            <text:p><text:span text:style-name="T24">Prähistorische Fallbeispiele</text:span></text:p>
          </table:table-cell>
          <table:table-cell table:style-name="ce81" table:number-columns-repeated="2"/>
          <table:table-cell table:number-columns-repeated="2" table:style-name="ce81" office:value-type="string" calcext:value-type="string">
            <text:p>Taylor</text:p>
          </table:table-cell>
          <table:table-cell table:style-name="ce81" table:number-columns-repeated="10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Basistechnologien </text:p>
            <text:p>(Archäoinformatik I)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Recht, Alexander</text:p>
          </table:table-cell>
          <table:table-cell table:style-name="ce81" office:value-type="string" calcext:value-type="string">
            <text:p>Recht</text:p>
          </table:table-cell>
          <table:table-cell table:style-name="ce81" office:value-type="string" calcext:value-type="string">
            <text:p><text:s/>Alexander</text:p>
          </table:table-cell>
          <table:table-cell table:style-name="ce81" table:number-columns-repeated="9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Archäoinformatik II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Remmy, Michael</text:p>
          </table:table-cell>
          <table:table-cell table:style-name="ce81" office:value-type="string" calcext:value-type="string">
            <text:p>Remmy</text:p>
          </table:table-cell>
          <table:table-cell table:style-name="ce81" office:value-type="string" calcext:value-type="string">
            <text:p><text:s/>Michael</text:p>
          </table:table-cell>
          <table:table-cell table:style-name="ce81" table:number-columns-repeated="9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Theorien der </text:p>
            <text:p>Archäoinformatik</text:p>
            <text:p>(Archäoinformatik III)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number-columns-repeated="2" table:style-name="ce81" office:value-type="string" calcext:value-type="string">
            <text:p>Förtsch</text:p>
          </table:table-cell>
          <table:table-cell table:style-name="ce81" table:number-columns-repeated="10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Geophysikalische </text:p>
            <text:p>Prospektionen 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number-columns-repeated="2" table:style-name="ce81" office:value-type="string" calcext:value-type="string">
            <text:p>Broisch</text:p>
          </table:table-cell>
          <table:table-cell table:style-name="ce81" table:number-columns-repeated="10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168" office:value-type="string" calcext:value-type="string">
            <text:p><text:span text:style-name="T21">GIS III: Crossover gvSIG 2.0/OADE2010, Quantum-</text:span></text:p>
            <text:p><text:span text:style-name="T21">GIS, SAGA-GIS und MapWindow GIS</text:span>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Frank, Thomas, Wendt, Karl Peter</text:p>
          </table:table-cell>
          <table:table-cell table:style-name="ce81" office:value-type="string" calcext:value-type="string">
            <text:p>Frank</text:p>
          </table:table-cell>
          <table:table-cell table:style-name="ce81" office:value-type="string" calcext:value-type="string">
            <text:p><text:s/>Thomas</text:p>
          </table:table-cell>
          <table:table-cell table:style-name="ce81" office:value-type="string" calcext:value-type="string">
            <text:p><text:s/>Wendt</text:p>
          </table:table-cell>
          <table:table-cell table:style-name="ce81" office:value-type="string" calcext:value-type="string">
            <text:p><text:s/>Karl Peter</text:p>
          </table:table-cell>
          <table:table-cell table:style-name="ce81" table:number-columns-repeated="7"/>
          <table:table-cell table:number-columns-repeated="1003"/>
        </table:table-row>
        <table:table-row table:style-name="ro28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127" office:value-type="string" calcext:value-type="string">
            <text:p><text:span text:style-name="T25">Einführung in die Software CalPal (Win-Notebook &amp; PC) zur Erstellung von 14C- </text:span></text:p>
            <text:p><text:span text:style-name="T25">basierten archäologischen Chronologie </text:span>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number-columns-repeated="2" table:style-name="ce81" office:value-type="string" calcext:value-type="string">
            <text:p>Weninger</text:p>
          </table:table-cell>
          <table:table-cell table:style-name="ce81" table:number-columns-repeated="10"/>
          <table:table-cell table:number-columns-repeated="1003"/>
        </table:table-row>
        <table:table-row table:style-name="ro7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169" office:value-type="string" calcext:value-type="string">
            <text:p>IT-Zertifikat der Phil.-Fak.: Tools &amp; Methods in Digital</text:p>
            <text:p>Humanities – Mobile Webentwicklung</text:p>
          </table:table-cell>
          <table:table-cell table:style-name="ce81" office:value-type="string" calcext:value-type="string">
            <text:p>Übung, Seminar</text:p>
          </table:table-cell>
          <table:table-cell table:style-name="ce81"/>
          <table:table-cell table:number-columns-repeated="2" table:style-name="ce81" office:value-type="string" calcext:value-type="string">
            <text:p>Wieners</text:p>
          </table:table-cell>
          <table:table-cell table:style-name="ce81" table:number-columns-repeated="10"/>
          <table:table-cell table:number-columns-repeated="1003"/>
        </table:table-row>
        <table:table-row table:style-name="ro7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168" office:value-type="string" calcext:value-type="string">
            <text:p>IT-Zertifikat der Phil.-Fak.: </text:p>
            <text:p>Advanced Web Basics </text:p>
          </table:table-cell>
          <table:table-cell table:style-name="ce81" office:value-type="string" calcext:value-type="string">
            <text:p>Übung, Seminar</text:p>
          </table:table-cell>
          <table:table-cell table:style-name="ce81"/>
          <table:table-cell table:style-name="ce81" office:value-type="string" calcext:value-type="string">
            <text:p>Wieners, Beyl</text:p>
          </table:table-cell>
          <table:table-cell table:style-name="ce81" office:value-type="string" calcext:value-type="string">
            <text:p>Wieners</text:p>
          </table:table-cell>
          <table:table-cell table:style-name="Default"/>
          <table:table-cell table:style-name="ce81" office:value-type="string" calcext:value-type="string">
            <text:p><text:s/>Beyl</text:p>
          </table:table-cell>
          <table:table-cell table:style-name="ce81" table:number-columns-repeated="8"/>
          <table:table-cell table:number-columns-repeated="1003"/>
        </table:table-row>
        <table:table-row table:style-name="ro7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170" office:value-type="string" calcext:value-type="string">
            <text:p>Basissysteme der Informationsverarbeitung -</text:p>
            <text:p>BSI (Hist.-kult.wiss. Informationsverarbeitung</text:p>
            <text:p>(Teil 1) Texte als Information)</text:p>
          </table:table-cell>
          <table:table-cell table:style-name="ce81" office:value-type="string" calcext:value-type="string">
            <text:p>Proseminar</text:p>
          </table:table-cell>
          <table:table-cell table:style-name="ce81"/>
          <table:table-cell table:number-columns-repeated="2" table:style-name="ce81" office:value-type="string" calcext:value-type="string">
            <text:p>Kurz</text:p>
          </table:table-cell>
          <table:table-cell table:style-name="ce81" table:number-columns-repeated="10"/>
          <table:table-cell table:number-columns-repeated="1003"/>
        </table:table-row>
        <table:table-row table:style-name="ro7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81" office:value-type="string" calcext:value-type="string">
            <text:p>Computergrafik und Visualisierung I</text:p>
          </table:table-cell>
          <table:table-cell table:style-name="ce81" office:value-type="string" calcext:value-type="string">
            <text:p>Übung</text:p>
          </table:table-cell>
          <table:table-cell table:style-name="ce81"/>
          <table:table-cell table:style-name="ce81" office:value-type="string" calcext:value-type="string">
            <text:p>Lang</text:p>
          </table:table-cell>
          <table:table-cell office:value-type="string" calcext:value-type="string">
            <text:p>Lang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Repräsentation von Daten und Information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Schubert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table:style-name="ce81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<text:span text:style-name="T26">Digital Humanities und die Informatik der</text:span></text:p>
            <text:p><text:span text:style-name="T26">Geisteswissenschaften</text:span></text:p>
          </table:table-cell>
          <table:table-cell office:value-type="string" calcext:value-type="string">
            <text:p>Hauptseminar</text:p>
          </table:table-cell>
          <table:table-cell/>
          <table:table-cell office:value-type="string" calcext:value-type="string">
            <text:p>Eide</text:p>
          </table:table-cell>
          <table:table-cell table:style-name="ce117" office:value-type="string" calcext:value-type="string">
            <text:p>Eide</text:p>
          </table:table-cell>
          <table:table-cell table:style-name="ce117" table:number-columns-repeated="10"/>
          <table:table-cell table:number-columns-repeated="1003"/>
        </table:table-row>
        <table:table-row table:style-name="ro1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Moodle und Pflichtmodul im 1. Sem. Ägyptologie imModul "Einführung Ägyptologie"</text:p>
          </table:table-cell>
          <table:table-cell table:style-name="ce168" office:value-type="string" calcext:value-type="string">
            <text:p>Verarbeitung digitaler Daten </text:p>
            <text:p>in der Ägyptologie</text:p>
          </table:table-cell>
          <table:table-cell table:number-columns-repeated="2"/>
          <table:table-cell table:style-name="ce117" office:value-type="string" calcext:value-type="string">
            <text:p>Bruhn (FH Mainz), </text:p>
            <text:p>Naether, Raue</text:p>
          </table:table-cell>
          <table:table-cell table:style-name="ce117" office:value-type="string" calcext:value-type="string">
            <text:p>Bruhn</text:p>
          </table:table-cell>
          <table:table-cell table:style-name="ce117" office:value-type="string" calcext:value-type="string">
            <text:p><text:s/></text:p>
          </table:table-cell>
          <table:table-cell table:style-name="ce117" office:value-type="string" calcext:value-type="string">
            <text:p>Naether</text:p>
          </table:table-cell>
          <table:table-cell table:style-name="Default"/>
          <table:table-cell table:style-name="ce117" office:value-type="string" calcext:value-type="string">
            <text:p><text:s/>Raue</text:p>
          </table:table-cell>
          <table:table-cell table:style-name="ce117" table:number-columns-repeated="6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168" office:value-type="string" calcext:value-type="string">
            <text:p>Alte Geschichte und digitale </text:p>
            <text:p>Method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style-name="ce117" office:value-type="string" calcext:value-type="string">
            <text:p>Brandt/ </text:p>
            <text:p>Straßburger/ Wittig</text:p>
          </table:table-cell>
          <table:table-cell table:style-name="ce83" office:value-type="string" calcext:value-type="string">
            <text:p>Brandt</text:p>
          </table:table-cell>
          <table:table-cell table:style-name="Default"/>
          <table:table-cell table:style-name="ce117" office:value-type="string" calcext:value-type="string">
            <text:p>Straßburger</text:p>
          </table:table-cell>
          <table:table-cell table:style-name="ce117"/>
          <table:table-cell table:style-name="ce117" office:value-type="string" calcext:value-type="string">
            <text:p>Wittig</text:p>
          </table:table-cell>
          <table:table-cell table:style-name="ce117" table:number-columns-repeated="6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168" office:value-type="string" calcext:value-type="string">
            <text:p>Digital Classics: Textmining </text:p>
            <text:p><text:span text:style-name="T21">&amp; Römische Erinnerungskultur</text:span></text:p>
          </table:table-cell>
          <table:table-cell table:number-columns-repeated="2"/>
          <table:table-cell table:style-name="ce117" office:value-type="string" calcext:value-type="string">
            <text:p>Kath </text:p>
          </table:table-cell>
          <table:table-cell office:value-type="string" calcext:value-type="string">
            <text:p>Kath </text:p>
          </table:table-cell>
          <table:table-cell table:style-name="ce117" table:number-columns-repeated="10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168" office:value-type="string" calcext:value-type="string">
            <text:p>Einführung in die </text:p>
            <text:p>Papyrologie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Scholl </text:p>
          </table:table-cell>
          <table:table-cell office:value-type="string" calcext:value-type="string">
            <text:p>Scholl </text:p>
          </table:table-cell>
          <table:table-cell table:style-name="ce117" table:number-columns-repeated="10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168" office:value-type="string" calcext:value-type="string">
            <text:p>Digitale</text:p>
            <text:p>Bestandserschließung </text:p>
            <text:p>griechischer Terrakott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17" office:value-type="string" calcext:value-type="string">
            <text:p>Böttcher-Ebers/ </text:p>
            <text:p>Böhme </text:p>
          </table:table-cell>
          <table:table-cell office:value-type="string" calcext:value-type="string">
            <text:p>Böttcher-Ebers</text:p>
          </table:table-cell>
          <table:table-cell/>
          <table:table-cell table:style-name="ce85" office:value-type="string" calcext:value-type="string">
            <text:p>Böhme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office:value-type="string" calcext:value-type="string">
            <text:p>Vor- und Frühgeschichtliche Archäologie</text:p>
          </table:table-cell>
          <table:table-cell/>
          <table:table-cell table:style-name="ce168" office:value-type="string" calcext:value-type="string">
            <text:p>Grundlagen der EDV in der</text:p>
            <text:p>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ngel</text:p>
          </table:table-cell>
          <table:table-cell table:style-name="ce117" office:value-type="string" calcext:value-type="string">
            <text:p>Engel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Computer Aided Design </text:p>
            <text:p>(CAD)</text:p>
          </table:table-cell>
          <table:table-cell/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Zaiser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/>
          <table:table-cell table:style-name="ce117" table:number-columns-repeated="11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Photogrammetr. </text:p>
            <text:p>Datenerfassung </text:p>
          </table:table-cell>
          <table:table-cell/>
          <table:table-cell office:value-type="string" calcext:value-type="string">
            <text:p>BA</text:p>
          </table:table-cell>
          <table:table-cell table:number-columns-repeated="2" table:style-name="ce117" office:value-type="string" calcext:value-type="string">
            <text:p>Schlüter</text:p>
          </table:table-cell>
          <table:table-cell table:style-name="ce117" table:number-columns-repeated="10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Anwendungsbezogene </text:p>
            <text:p>Software-Entwicklung</text:p>
          </table:table-cell>
          <table:table-cell/>
          <table:table-cell office:value-type="string" calcext:value-type="string">
            <text:p>BA</text:p>
          </table:table-cell>
          <table:table-cell table:style-name="ce117" office:value-type="string" calcext:value-type="string">
            <text:p>Boochs </text:p>
          </table:table-cell>
          <table:table-cell office:value-type="string" calcext:value-type="string">
            <text:p>Boochs </text:p>
          </table:table-cell>
          <table:table-cell table:style-name="ce117" table:number-columns-repeated="10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Digitale Bildanalyse</text:p>
          </table:table-cell>
          <table:table-cell/>
          <table:table-cell office:value-type="string" calcext:value-type="string">
            <text:p>MA</text:p>
          </table:table-cell>
          <table:table-cell table:style-name="ce117" office:value-type="string" calcext:value-type="string">
            <text:p>Boochs/ Kern </text:p>
          </table:table-cell>
          <table:table-cell office:value-type="string" calcext:value-type="string">
            <text:p>Boochs </text:p>
          </table:table-cell>
          <table:table-cell table:style-name="ce117"/>
          <table:table-cell table:style-name="ce86" office:value-type="string" calcext:value-type="string">
            <text:p>Kern</text:p>
          </table:table-cell>
          <table:table-cell table:style-name="ce117" table:number-columns-repeated="8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Geometrische Modellierung</text:p>
          </table:table-cell>
          <table:table-cell/>
          <table:table-cell office:value-type="string" calcext:value-type="string">
            <text:p>MA</text:p>
          </table:table-cell>
          <table:table-cell table:style-name="ce117" office:value-type="string" calcext:value-type="string">
            <text:p>Klinge </text:p>
          </table:table-cell>
          <table:table-cell office:value-type="string" calcext:value-type="string">
            <text:p>Klinge </text:p>
          </table:table-cell>
          <table:table-cell table:style-name="ce117" table:number-columns-repeated="10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Software-Engineering</text:p>
          </table:table-cell>
          <table:table-cell/>
          <table:table-cell office:value-type="string" calcext:value-type="string">
            <text:p>MA</text:p>
          </table:table-cell>
          <table:table-cell table:style-name="ce117" office:value-type="string" calcext:value-type="string">
            <text:p>Böhm </text:p>
          </table:table-cell>
          <table:table-cell office:value-type="string" calcext:value-type="string">
            <text:p>Böhm 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</text:p>
          </table:table-cell>
          <table:table-cell table:style-name="ce168" office:value-type="string" calcext:value-type="string">
            <text:p>Einführung in GIS für </text:p>
            <text:p>Archäologen </text:p>
          </table:table-cell>
          <table:table-cell office:value-type="string" calcext:value-type="string">
            <text:p>Übung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</text:p>
          </table:table-cell>
          <table:table-cell table:style-name="ce168" office:value-type="string" calcext:value-type="string">
            <text:p>Digitale Fotografie für </text:p>
            <text:p>Archäologen 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Wissenschaftliche Übung</text:p>
          </table:table-cell>
          <table:table-cell table:style-name="ce168" office:value-type="string" calcext:value-type="string">
            <text:p>Digitale Bildbearbeitung für </text:p>
            <text:p>Archäologen </text:p>
          </table:table-cell>
          <table:table-cell table:number-columns-repeated="2"/>
          <table:table-cell table:number-columns-repeated="2" office:value-type="string" calcext:value-type="string">
            <text:p>Köb</text:p>
          </table:table-cell>
          <table:table-cell table:number-columns-repeated="1013"/>
        </table:table-row>
        <table:table-row table:style-name="ro2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 table:style-name="ce129" office:value-type="string" calcext:value-type="string">
            <text:p><text:span text:style-name="T15">Archäologische Wissenschaften: </text:span></text:p>
            <text:p><text:span text:style-name="T15">Informationsverarbeitung </text:span></text:p>
            <text:p><text:span text:style-name="T15">in der Geoarchäologie, </text:span></text:p>
            <text:p><text:span text:style-name="T15">Übung </text:span></text:p>
          </table:table-cell>
          <table:table-cell table:style-name="ce129" office:value-type="string" calcext:value-type="string">
            <text:p><text:span text:style-name="T3">Datenbankauswertung </text:span></text:p>
            <text:p><text:span text:style-name="T3">frühgeschichtlicher </text:span></text:p>
            <text:p><text:span text:style-name="T3">Gräberfelder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fäffgen, Stadler</text:p>
          </table:table-cell>
          <table:table-cell table:style-name="ce117" office:value-type="string" calcext:value-type="string">
            <text:p>Pfäffgen</text:p>
          </table:table-cell>
          <table:table-cell/>
          <table:table-cell table:style-name="ce117" office:value-type="string" calcext:value-type="string">
            <text:p><text:s/>Stadler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28" office:value-type="string" calcext:value-type="string">
            <text:p>Feldpraktikum: geophysikalische </text:p>
            <text:p>Prospektion in der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Faßbinder</text:p>
          </table:table-cell>
          <table:table-cell table:style-name="ce117" office:value-type="string" calcext:value-type="string">
            <text:p>Faßbinder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Provinzialrömische Archäologie</text:p>
          </table:table-cell>
          <table:table-cell/>
          <table:table-cell table:style-name="ce129" office:value-type="string" calcext:value-type="string">
            <text:p>Archäologische Fundaufnahme: zeichnerischeDokumentation – digitale Umsetzung - Katalog und Tafel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Hüdepohl</text:p>
          </table:table-cell>
          <table:table-cell table:style-name="ce117" office:value-type="string" calcext:value-type="string">
            <text:p>Hüdepohl</text:p>
          </table:table-cell>
          <table:table-cell table:style-name="ce117" table:number-columns-repeated="6"/>
          <table:table-cell table:number-columns-repeated="1007"/>
        </table:table-row>
        <table:table-row table:style-name="ro30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Denkmalpflege: Restaurierungswissenschaften, Seminar Praxiskurs </text:p>
          </table:table-cell>
          <table:table-cell office:value-type="string" calcext:value-type="string">
            <text:p>3D-Dokumentation und – Visualisierung in der Archäologie 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11">Nieswandt, H.-H./ </text:span></text:p>
            <text:p><text:span text:style-name="T11">Klinke, L./ Schreiber, T.</text:span></text:p>
            <text:p/>
          </table:table-cell>
          <table:table-cell office:value-type="string" calcext:value-type="string">
            <text:p>Nieswandt</text:p>
          </table:table-cell>
          <table:table-cell office:value-type="string" calcext:value-type="string">
            <text:p><text:s/>H.-H./</text:p>
          </table:table-cell>
          <table:table-cell office:value-type="string" calcext:value-type="string">
            <text:p>Klinke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Schreiber</text:p>
          </table:table-cell>
          <table:table-cell office:value-type="string" calcext:value-type="string">
            <text:p>t.</text:p>
          </table:table-cell>
          <table:table-cell/>
          <table:table-cell table:style-name="ce117" table:number-columns-repeated="4"/>
          <table:table-cell table:number-columns-repeated="1003"/>
        </table:table-row>
        <table:table-row table:style-name="ro3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<text:span text:style-name="T2">Evangelische Theologie, Klassische Archäologie und Christliche Archäologie</text:span></text:p>
          </table:table-cell>
          <table:table-cell table:style-name="ce117" office:value-type="string" calcext:value-type="string">
            <text:p>Modul</text:p>
            <text:p>Spezialwissenschaften, </text:p>
            <text:p>Theorien und Methoden,</text:p>
            <text:p>Blockseminar </text:p>
          </table:table-cell>
          <table:table-cell office:value-type="string" calcext:value-type="string">
            <text:p>Praxiskurs: Von der Ausgrabung zur Publikation - Grabungstechnik und Methoden der Auswertung und Präsentation am Beispiel aktueller Kirchenarchäologie</text:p>
          </table:table-cell>
          <table:table-cell office:value-type="string" calcext:value-type="string">
            <text:p>Seminar</text:p>
          </table:table-cell>
          <table:table-cell/>
          <table:table-cell table:style-name="ce117" office:value-type="string" calcext:value-type="string">
            <text:p>Fischer </text:p>
          </table:table-cell>
          <table:table-cell office:value-type="string" calcext:value-type="string">
            <text:p>Fischer </text:p>
          </table:table-cell>
          <table:table-cell table:number-columns-repeated="6"/>
          <table:table-cell table:style-name="ce117" table:number-columns-repeated="4"/>
          <table:table-cell table:number-columns-repeated="1003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Geschichte</text:p>
          </table:table-cell>
          <table:table-cell table:style-name="ce117" office:value-type="string" calcext:value-type="string">
            <text:p>Modul Praxis, Übung </text:p>
          </table:table-cell>
          <table:table-cell table:style-name="ce168" office:value-type="string" calcext:value-type="string">
            <text:p>Digitales Edieren mit</text:p>
            <text:p>TEI/XML am Beispiel des </text:p>
            <text:p>Traktates "Comment les </text:p>
            <text:p>obsèques se doivent faire </text:p>
            <text:p>…“ </text:p>
          </table:table-cell>
          <table:table-cell office:value-type="string" calcext:value-type="string">
            <text:p>Übung</text:p>
          </table:table-cell>
          <table:table-cell/>
          <table:table-cell table:style-name="ce117" office:value-type="string" calcext:value-type="string">
            <text:p>Hiltmann</text:p>
          </table:table-cell>
          <table:table-cell office:value-type="string" calcext:value-type="string">
            <text:p>Hiltmann</text:p>
          </table:table-cell>
          <table:table-cell table:number-columns-repeated="6"/>
          <table:table-cell table:style-name="ce117" table:number-columns-repeated="4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Didaktik der Geschichte</text:p>
          </table:table-cell>
          <table:table-cell/>
          <table:table-cell table:style-name="ce168" office:value-type="string" calcext:value-type="string">
            <text:p>Digitale Medien und </text:p>
            <text:p>Geschichte</text:p>
          </table:table-cell>
          <table:table-cell table:style-name="ce117" office:value-type="string" calcext:value-type="string">
            <text:p>Praxisübung </text:p>
          </table:table-cell>
          <table:table-cell/>
          <table:table-cell table:style-name="ce117" office:value-type="string" calcext:value-type="string">
            <text:p>Näpel</text:p>
          </table:table-cell>
          <table:table-cell office:value-type="string" calcext:value-type="string">
            <text:p>Näpel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Alte Geschichte</text:p>
          </table:table-cell>
          <table:table-cell/>
          <table:table-cell office:value-type="string" calcext:value-type="string">
            <text:p><text:span text:style-name="T11">Neue Medien und Internetressourcen in den </text:span></text:p>
            <text:p><text:span text:style-name="T11">Altertumswissenschaften</text:span></text:p>
            <text:p/>
          </table:table-cell>
          <table:table-cell office:value-type="string" calcext:value-type="string">
            <text:p>Allgemeine Studien</text:p>
          </table:table-cell>
          <table:table-cell/>
          <table:table-cell table:number-columns-repeated="2" office:value-type="string" calcext:value-type="string">
            <text:p>Tetzner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table:style-name="ce117" office:value-type="string" calcext:value-type="string">
            <text:p>Geoarchäologie</text:p>
          </table:table-cell>
          <table:table-cell/>
          <table:table-cell office:value-type="string" calcext:value-type="string">
            <text:p>Digitale Photogrammetrie</text:p>
          </table:table-cell>
          <table:table-cell office:value-type="string" calcext:value-type="string">
            <text:p>Exkursion, Übung</text:p>
          </table:table-cell>
          <table:table-cell/>
          <table:table-cell office:value-type="string" calcext:value-type="string">
            <text:p>Rock / Röder</text:p>
          </table:table-cell>
          <table:table-cell table:style-name="ce148" office:value-type="string" calcext:value-type="string">
            <text:p>Rock</text:p>
          </table:table-cell>
          <table:table-cell table:style-name="ce148"/>
          <table:table-cell table:style-name="ce148" office:value-type="string" calcext:value-type="string">
            <text:p>Röder</text:p>
          </table:table-cell>
          <table:table-cell table:style-name="ce148" table:number-columns-repeated="3"/>
          <table:table-cell table:number-columns-repeated="1008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table:style-name="ce117" office:value-type="string" calcext:value-type="string">
            <text:p>Geoarchäologie</text:p>
          </table:table-cell>
          <table:table-cell/>
          <table:table-cell office:value-type="string" calcext:value-type="string">
            <text:p>Geoinformatik I</text:p>
          </table:table-cell>
          <table:table-cell office:value-type="string" calcext:value-type="string">
            <text:p>Tutorium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26" office:value-type="string" calcext:value-type="string">
            <text:p><text:span text:style-name="T3">Ur- und Frühgeschichte und Archäologie des </text:span></text:p>
            <text:p><text:span text:style-name="T3">Mittelalters</text:span></text:p>
          </table:table-cell>
          <table:table-cell office:value-type="string" calcext:value-type="string">
            <text:p>Modul BQ-B1</text:p>
          </table:table-cell>
          <table:table-cell table:style-name="ce168" office:value-type="string" calcext:value-type="string">
            <text:p>Medien- und Fachinforma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Lang</text:p>
          </table:table-cell>
          <table:table-cell table:number-columns-repeated="5"/>
          <table:table-cell table:style-name="ce148"/>
          <table:table-cell table:number-columns-repeated="1007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26" office:value-type="string" calcext:value-type="string">
            <text:p><text:span text:style-name="T3">Ur- und Frühgeschichte und Archäologie des </text:span></text:p>
            <text:p><text:span text:style-name="T3">Mittelalters</text:span></text:p>
          </table:table-cell>
          <table:table-cell office:value-type="string" calcext:value-type="string">
            <text:p>Ur- und Frühgeschichte</text:p>
          </table:table-cell>
          <table:table-cell table:style-name="ce168" office:value-type="string" calcext:value-type="string">
            <text:p>Räumliche Analyse in der</text:p>
            <text:p>Archäologie und GIS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Jablonka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26" office:value-type="string" calcext:value-type="string">
            <text:p><text:span text:style-name="T3">Ur- und Frühgeschichte und Archäologie des </text:span></text:p>
            <text:p><text:span text:style-name="T3">Mittelalters</text:span></text:p>
          </table:table-cell>
          <table:table-cell office:value-type="string" calcext:value-type="string">
            <text:p>Archäologie des Mittelalters /eScience</text:p>
          </table:table-cell>
          <table:table-cell table:style-name="ce168" office:value-type="string" calcext:value-type="string">
            <text:p>Einführung in die 3D-</text:p>
            <text:p>Modellierung für</text:p>
            <text:p>Kunsthistoriker und </text:p>
            <text:p>Archäologen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La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Einführung in die digitale</text:p>
            <text:p>Archivierung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Brandt</text:p>
          </table:table-cell>
          <table:table-cell table:number-columns-repeated="6"/>
          <table:table-cell table:style-name="ce148" table:number-columns-repeated="4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Datenbanken für </text:p>
            <text:p>Studierende der </text:p>
            <text:p>Geisteswissenschaften </text:p>
          </table:table-cell>
          <table:table-cell office:value-type="string" calcext:value-type="string">
            <text:p>Seminar</text:p>
          </table:table-cell>
          <table:table-cell/>
          <table:table-cell table:style-name="ce148" office:value-type="string" calcext:value-type="string">
            <text:p>Derntl</text:p>
          </table:table-cell>
          <table:table-cell office:value-type="string" calcext:value-type="string">
            <text:p>Derntl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office:value-type="string" calcext:value-type="string">
            <text:p>Entwicklung mobiler Anwendungen (App) für </text:p>
            <text:p>geisteswissenschaftliche Fragestellungen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Körne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XML I: Datenmodellierung </text:p>
            <text:p>und -analyse 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Schwabe</text:p>
          </table:table-cell>
          <table:table-cell table:number-columns-repeated="5"/>
          <table:table-cell table:style-name="Default"/>
          <table:table-cell table:number-columns-repeated="1007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Julius Eutings </text:p>
            <text:p>Reisetagebücher: </text:p>
            <text:p>computergestützte </text:p>
            <text:p>Bearbeitung historischer </text:p>
            <text:p>Quell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örner/Schwabe</text:p>
          </table:table-cell>
          <table:table-cell office:value-type="string" calcext:value-type="string">
            <text:p>Körner</text:p>
          </table:table-cell>
          <table:table-cell/>
          <table:table-cell office:value-type="string" calcext:value-type="string">
            <text:p>Schwabe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Einführung in die </text:p>
            <text:p>automatisierte</text:p>
            <text:p>Datenverarbeitung </text:p>
          </table:table-cell>
          <table:table-cell office:value-type="string" calcext:value-type="string">
            <text:p>Vorlesung, Übung</text:p>
          </table:table-cell>
          <table:table-cell/>
          <table:table-cell table:number-columns-repeated="2" office:value-type="string" calcext:value-type="string">
            <text:p>Körner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Wie Geschichte auf den Bildschirm kommt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Beck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Projektübung: Vom Buchregal ins Internet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Dauser</text:p>
          </table:table-cell>
          <table:table-cell table:number-columns-repeated="10"/>
          <table:table-cell office:value-type="string" calcext:value-type="string">
            <text:p>Digitalisierung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sche Wissenschaften</text:p>
          </table:table-cell>
          <table:table-cell/>
          <table:table-cell office:value-type="string" calcext:value-type="string">
            <text:p>Einführung in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Ziegler</text:p>
          </table:table-cell>
          <table:table-cell table:number-columns-repeated="10"/>
          <table:table-cell office:value-type="string" calcext:value-type="string">
            <text:p>CA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3D-Scanni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Rahrig, Stark</text:p>
          </table:table-cell>
          <table:table-cell office:value-type="string" calcext:value-type="string">
            <text:p>Rahrig</text:p>
          </table:table-cell>
          <table:table-cell table:style-name="Default"/>
          <table:table-cell office:value-type="string" calcext:value-type="string">
            <text:p><text:s/>Stark</text:p>
          </table:table-cell>
          <table:table-cell table:number-columns-repeated="8"/>
          <table:table-cell office:value-type="string" calcext:value-type="string">
            <text:p>3D Scan,Digitale Dokumentation,Visualisierung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Digitale Baudokumentation und Visualisierung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Kreisel</text:p>
          </table:table-cell>
          <table:table-cell office:value-type="string" calcext:value-type="string">
            <text:p>Giese</text:p>
          </table:table-cell>
          <table:table-cell table:style-name="Default"/>
          <table:table-cell office:value-type="string" calcext:value-type="string">
            <text:p><text:s/>Kreisel</text:p>
          </table:table-cell>
          <table:table-cell table:number-columns-repeated="8"/>
          <table:table-cell office:value-type="string" calcext:value-type="string">
            <text:p>Visualisierung,CAD,Software und Tools,Digitale Dokumentatio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Visualisier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Amann</text:p>
          </table:table-cell>
          <table:table-cell table:number-columns-repeated="10"/>
          <table:table-cell office:value-type="string" calcext:value-type="string">
            <text:p>Visualisierung,3D,Digitale Dokumentation,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formationsverarbeitung in der Geoarchäologie</text:p>
          </table:table-cell>
          <table:table-cell/>
          <table:table-cell office:value-type="string" calcext:value-type="string">
            <text:p>Visualisierung und Auswertung von LIDAR-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number-columns-repeated="12"/>
          <table:table-cell office:value-type="string" calcext:value-type="string">
            <text:p>Visualisierung,Software und Tool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27" office:value-type="string" calcext:value-type="string">
            <text:p>Altorientalistik, Ägyptologie, <text:s/>Klassische Archäologie, Prähistorische Archäologie, Vorderasiatische Archäologie</text:p>
          </table:table-cell>
          <table:table-cell/>
          <table:table-cell table:style-name="ce171" office:value-type="string" calcext:value-type="string">
            <text:p>Techniken archäologischen Arbeitens II</text:p>
          </table:table-cell>
          <table:table-cell table:number-columns-repeated="2"/>
          <table:table-cell office:value-type="string" calcext:value-type="string">
            <text:p>Kreppner, Weixer</text:p>
          </table:table-cell>
          <table:table-cell office:value-type="string" calcext:value-type="string">
            <text:p>Kreppner</text:p>
          </table:table-cell>
          <table:table-cell table:style-name="Default"/>
          <table:table-cell office:value-type="string" calcext:value-type="string">
            <text:p><text:s/>Weixer</text:p>
          </table:table-cell>
          <table:table-cell table:number-columns-repeated="8"/>
          <table:table-cell table:style-name="ce78" office:value-type="string" calcext:value-type="string">
            <text:p>Dig. Methoden &amp; Theorien,Digitale Dokumentatio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Geschichts- und Kulturwissenschafen</text:p>
          </table:table-cell>
          <table:table-cell office:value-type="string" calcext:value-type="string">
            <text:p>Modulübergreifend</text:p>
          </table:table-cell>
          <table:table-cell table:style-name="ce171" office:value-type="string" calcext:value-type="string">
            <text:p>Digital Humanities and Mapping for Historians</text:p>
          </table:table-cell>
          <table:table-cell office:value-type="string" calcext:value-type="string">
            <text:p>Hauptseminar</text:p>
          </table:table-cell>
          <table:table-cell/>
          <table:table-cell table:number-columns-repeated="2" office:value-type="string" calcext:value-type="string">
            <text:p>Goebel</text:p>
          </table:table-cell>
          <table:table-cell table:number-columns-repeated="10"/>
          <table:table-cell table:style-name="ce129" office:value-type="string" calcext:value-type="string">
            <text:p>Digital Humanities,Dig. Methoden &amp; Theorien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28" office:value-type="string" calcext:value-type="string">
            <text:p>Prähistorische Archäologie, Klassische Archäologie, Ägyptologie, Altorientalistik, Vorderasiatische Archäologie</text:p>
          </table:table-cell>
          <table:table-cell/>
          <table:table-cell table:style-name="ce172" office:value-type="string" calcext:value-type="string">
            <text:p><text:span text:style-name="T27">3D Oberflächenvermessung für die Archäologie und Denkmalpflege, </text:span><text:span text:style-name="T28">3D Oberflächenvermessung für die Archäologie und Denkmalpfleg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Lieberwirth</text:p>
          </table:table-cell>
          <table:table-cell table:number-columns-repeated="10"/>
          <table:table-cell table:style-name="ce129" office:value-type="string" calcext:value-type="string">
            <text:p>3D,Dig. Methoden &amp; Theorien,Digitale Dokumentation,Software und Tools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/>
          <table:table-cell table:style-name="ce171" office:value-type="string" calcext:value-type="string">
            <text:p>Elektronische Datenanalyse und statistische 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Leiske</text:p>
          </table:table-cell>
          <table:table-cell table:number-columns-repeated="10"/>
          <table:table-cell office:value-type="string" calcext:value-type="string">
            <text:p>Statistik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Digitale Bildproduktion und Inventaris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enker</text:p>
          </table:table-cell>
          <table:table-cell table:number-columns-repeated="10"/>
          <table:table-cell table:style-name="ce129" office:value-type="string" calcext:value-type="string">
            <text:p>Datenbanken,Metadaten,Digitalisierung,Software und Tools</text:p>
          </table:table-cell>
          <table:table-cell table:number-columns-repeated="1002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<text:span text:style-name="T29">Einführung Feldarchäologie, digitale Vermessung und Praxis d. DKoenllokmqalpuiufmlege</text:span><text:span text:style-name="T30">BA</text:span>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opper, Suhrbier</text:p>
          </table:table-cell>
          <table:table-cell office:value-type="string" calcext:value-type="string">
            <text:p>Schopper</text:p>
          </table:table-cell>
          <table:table-cell table:style-name="Default"/>
          <table:table-cell office:value-type="string" calcext:value-type="string">
            <text:p><text:s/>Suhrbier</text:p>
          </table:table-cell>
          <table:table-cell table:number-columns-repeated="8"/>
          <table:table-cell office:value-type="string" calcext:value-type="string">
            <text:p>Digitale Vermessung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Prospektions- und Ausgrabungspraktikum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11">Schier, Meyer, Luczkiewicz, Nüsse, Orschiedt, Winger, Schussmann</text:span></text:p>
            <text:p/>
          </table:table-cell>
          <table:table-cell office:value-type="string" calcext:value-type="string">
            <text:p>Schier</text:p>
          </table:table-cell>
          <table:table-cell table:style-name="Default"/>
          <table:table-cell office:value-type="string" calcext:value-type="string">
            <text:p><text:s/>Meyer</text:p>
          </table:table-cell>
          <table:table-cell table:style-name="Default"/>
          <table:table-cell office:value-type="string" calcext:value-type="string">
            <text:p><text:s/>Luczkiewicz</text:p>
          </table:table-cell>
          <table:table-cell table:style-name="Default"/>
          <table:table-cell office:value-type="string" calcext:value-type="string">
            <text:p><text:s/>Nüsse</text:p>
          </table:table-cell>
          <table:table-cell table:style-name="Default"/>
          <table:table-cell office:value-type="string" calcext:value-type="string">
            <text:p><text:s/>Orschiedt</text:p>
          </table:table-cell>
          <table:table-cell office:value-type="string" calcext:value-type="string">
            <text:p><text:s/>Winger</text:p>
          </table:table-cell>
          <table:table-cell office:value-type="string" calcext:value-type="string">
            <text:p><text:s/>Schussmann</text:p>
          </table:table-cell>
          <table:table-cell table:number-columns-repeated="1003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office:value-type="string" calcext:value-type="string">
            <text:p>Auswertung einer <text:s/>Ausgrabungsdokumentation: Das Dokumentationssystem der Ausgrabung Tell Schech Hamad, Syrien.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ühne, Kreppner</text:p>
          </table:table-cell>
          <table:table-cell office:value-type="string" calcext:value-type="string">
            <text:p>Kühne</text:p>
          </table:table-cell>
          <table:table-cell table:style-name="Default"/>
          <table:table-cell office:value-type="string" calcext:value-type="string">
            <text:p><text:s/>Kreppner</text:p>
          </table:table-cell>
          <table:table-cell table:number-columns-repeated="8"/>
          <table:table-cell table:style-name="ce206" office:value-type="string" calcext:value-type="string">
            <text:p>EDV,Datenbanken,Digitale Dokumentatio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Elektronisches Publizieren und Präsentier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Ott-Rabenhorst</text:p>
          </table:table-cell>
          <table:table-cell table:number-columns-repeated="10"/>
          <table:table-cell office:value-type="string" calcext:value-type="string">
            <text:p>Software und Tool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Fotografie (Farbe)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Oehlmann</text:p>
          </table:table-cell>
          <table:table-cell table:number-columns-repeated="10"/>
          <table:table-cell office:value-type="string" calcext:value-type="string">
            <text:p>Fotografi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Fotografie (Farbe)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Oehlmann</text:p>
          </table:table-cell>
          <table:table-cell table:number-columns-repeated="10"/>
          <table:table-cell office:value-type="string" calcext:value-type="string">
            <text:p>Fotografi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Umwelttechnische Messverfahre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Trautmann</text:p>
          </table:table-cell>
          <table:table-cell table:number-columns-repeated="10"/>
          <table:table-cell office:value-type="string" calcext:value-type="string">
            <text:p>Dig. Methoden &amp; Theorien,Digitale Dokumentation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Archäometrische Prospektion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Meyer</text:p>
          </table:table-cell>
          <table:table-cell table:number-columns-repeated="10"/>
          <table:table-cell office:value-type="string" calcext:value-type="string">
            <text:p>Dig. Methoden &amp; Theorien,Digitale Dokumentation 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Archäometrische Prospektio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yer</text:p>
          </table:table-cell>
          <table:table-cell table:style-name="ce127" office:value-type="string" calcext:value-type="string">
            <text:p>Meyer</text:p>
          </table:table-cell>
          <table:table-cell table:style-name="ce127"/>
          <table:table-cell table:number-columns-repeated="9"/>
          <table:table-cell office:value-type="string" calcext:value-type="string">
            <text:p>Dig. Methoden &amp; Theorien,Digitale Dokumentation 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27" office:value-type="string" calcext:value-type="string">
            <text:p>Interdisziplinäres Projekt Archäometrische Prospektion –</text:p>
            <text:p>Durchführung und Berich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Schenk</text:p>
          </table:table-cell>
          <table:table-cell/>
          <table:table-cell table:style-name="Default" table:number-columns-repeated="4"/>
          <table:table-cell table:style-name="ce127" table:number-columns-repeated="3"/>
          <table:table-cell table:number-columns-repeated="2"/>
          <table:table-cell office:value-type="string" calcext:value-type="string">
            <text:p>Dig. Methoden &amp; Theorien,Digitale Dokumentation 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27" office:value-type="string" calcext:value-type="string">
            <text:p>Interdisziplinäres Projekt : Archäometrische Prospektion –</text:p>
            <text:p>Planung und Konzep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Schenk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<text:span text:style-name="T29">Moderne Verfahren der Informationsspeicherung (jedes 2. SemeÜsbteurn)</text:span><text:span text:style-name="T30">g BA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Rüdel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office:value-type="string" calcext:value-type="string">
            <text:p>Digitale Dokumentatio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Landschaftsarchäologie</text:p>
          </table:table-cell>
          <table:table-cell office:value-type="string" calcext:value-type="string">
            <text:p>Prospektion Semina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chenk</text:p>
          </table:table-cell>
          <table:table-cell table:number-columns-repeated="10"/>
          <table:table-cell office:value-type="string" calcext:value-type="string">
            <text:p>Digitale Dokumentation,Dig. Methoden &amp; Theorien,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Museumskunde / 6. Sem</text:p>
          </table:table-cell>
          <table:table-cell office:value-type="string" calcext:value-type="string">
            <text:p>Digitale Medi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ettke, Clos</text:p>
          </table:table-cell>
          <table:table-cell office:value-type="string" calcext:value-type="string">
            <text:p>Nettke</text:p>
          </table:table-cell>
          <table:table-cell table:style-name="Default"/>
          <table:table-cell office:value-type="string" calcext:value-type="string">
            <text:p><text:s/>Clos</text:p>
          </table:table-cell>
          <table:table-cell table:number-columns-repeated="8"/>
          <table:table-cell office:value-type="string" calcext:value-type="string">
            <text:p>Audio und Video,Dig. Methoden &amp; Theorie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171" office:value-type="string" calcext:value-type="string">
            <text:p>Digitale Methoden und Werkzeuge für Historiker/in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 office:value-type="string" calcext:value-type="string">
            <text:p>Hohls</text:p>
          </table:table-cell>
          <table:table-cell table:number-columns-repeated="8"/>
          <table:table-cell table:style-name="ce127" table:number-columns-repeated="2"/>
          <table:table-cell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171" office:value-type="string" calcext:value-type="string">
            <text:p>Geschichte-online. Historische Fachinformation im Wande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27" office:value-type="string" calcext:value-type="string">
            <text:p>Kahlert, </text:p>
            <text:p>Meyer</text:p>
          </table:table-cell>
          <table:table-cell table:style-name="ce127" office:value-type="string" calcext:value-type="string">
            <text:p>Kahlert</text:p>
          </table:table-cell>
          <table:table-cell table:style-name="Default"/>
          <table:table-cell table:style-name="ce127" office:value-type="string" calcext:value-type="string">
            <text:p>Meyer</text:p>
          </table:table-cell>
          <table:table-cell table:number-columns-repeated="8"/>
          <table:table-cell table:style-name="ce127" office:value-type="string" calcext:value-type="string">
            <text:p>Online-Ressourcen,Dig. Methoden &amp; Theori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173" office:value-type="string" calcext:value-type="string">
            <text:p>Historiografische Arbeit im Netz: Digitale Ressourcen, <text:s/>Recherche, Kommunikation, Präsentatio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Tomic</text:p>
          </table:table-cell>
          <table:table-cell table:style-name="ce127" office:value-type="string" calcext:value-type="string">
            <text:p>Tomic</text:p>
          </table:table-cell>
          <table:table-cell table:style-name="ce127" office:value-type="string" calcext:value-type="string">
            <text:p><text:s/></text:p>
          </table:table-cell>
          <table:table-cell table:style-name="ce127" table:number-columns-repeated="4"/>
          <table:table-cell table:number-columns-repeated="5"/>
          <table:table-cell table:style-name="ce127" office:value-type="string" calcext:value-type="string">
            <text:p>Online-Ressourcen,Software und Tools,Intern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171" office:value-type="string" calcext:value-type="string">
            <text:p>Dokumentation archäologischer Fund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number-columns-repeated="2" office:value-type="string" calcext:value-type="string">
            <text:p>Henning</text:p>
          </table:table-cell>
          <table:table-cell table:number-columns-repeated="10"/>
          <table:table-cell office:value-type="string" calcext:value-type="string">
            <text:p>Digitale Dokumentation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173" office:value-type="string" calcext:value-type="string">
            <text:p>Pyramiden, Mumien, Schleier: Die fotografische Aneignung d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öffler</text:p>
          </table:table-cell>
          <table:table-cell table:style-name="ce202" office:value-type="string" calcext:value-type="string">
            <text:p>Löffler</text:p>
          </table:table-cell>
          <table:table-cell table:style-name="ce202" table:number-columns-repeated="5"/>
          <table:table-cell table:style-name="ce127" table:number-columns-repeated="3"/>
          <table:table-cell table:number-columns-repeated="2"/>
          <table:table-cell office:value-type="string" calcext:value-type="string">
            <text:p>Fotografie,Digitale Ressourcen</text:p>
          </table:table-cell>
          <table:table-cell table:number-columns-repeated="1002"/>
        </table:table-row>
        <table:table-row table:style-name="ro3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171" office:value-type="string" calcext:value-type="string">
            <text:p>Workshop: „Pyramiden, Mumien, Schleier: Die fotografische Aneignung des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MA</text:p>
          </table:table-cell>
          <table:table-cell table:style-name="ce78" office:value-type="string" calcext:value-type="string">
            <text:p>Löffler, Derenthal, Edelmann, Schorneck,</text:p>
            <text:p>Harich-Hamburg, Arnst</text:p>
          </table:table-cell>
          <table:table-cell table:style-name="ce202" office:value-type="string" calcext:value-type="string">
            <text:p>Löffler</text:p>
          </table:table-cell>
          <table:table-cell table:style-name="Default"/>
          <table:table-cell table:style-name="ce202" office:value-type="string" calcext:value-type="string">
            <text:p><text:s/>Derenthal</text:p>
          </table:table-cell>
          <table:table-cell table:style-name="Default"/>
          <table:table-cell table:style-name="ce202" office:value-type="string" calcext:value-type="string">
            <text:p><text:s/>Edelmann</text:p>
          </table:table-cell>
          <table:table-cell table:style-name="ce202"/>
          <table:table-cell table:style-name="ce202" office:value-type="string" calcext:value-type="string">
            <text:p><text:s/>Schorneck</text:p>
          </table:table-cell>
          <table:table-cell table:style-name="ce127"/>
          <table:table-cell table:style-name="ce202" office:value-type="string" calcext:value-type="string">
            <text:p>Harich-Hamburg</text:p>
          </table:table-cell>
          <table:table-cell table:style-name="ce202" office:value-type="string" calcext:value-type="string">
            <text:p><text:s/>Arnst</text:p>
          </table:table-cell>
          <table:table-cell/>
          <table:table-cell table:style-name="ce78" office:value-type="string" calcext:value-type="string">
            <text:p>Fotografie,Online-Ressourcen,Digitale Ressourcen,Datenbank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/>
          <table:table-cell office:value-type="string" calcext:value-type="string">
            <text:p>Berufsfeldbezogene Zusatzqualifikation</text:p>
          </table:table-cell>
          <table:table-cell table:style-name="ce171" office:value-type="string" calcext:value-type="string">
            <text:p>Visuelles Story Design – Bewegtbild in und mit neuen Medi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rimm/Vogelpohl</text:p>
          </table:table-cell>
          <table:table-cell table:style-name="ce202" office:value-type="string" calcext:value-type="string">
            <text:p>Grimm</text:p>
          </table:table-cell>
          <table:table-cell table:style-name="ce202"/>
          <table:table-cell table:style-name="ce202" office:value-type="string" calcext:value-type="string">
            <text:p>Vogelpohl</text:p>
          </table:table-cell>
          <table:table-cell table:style-name="Default" table:number-columns-repeated="3"/>
          <table:table-cell table:style-name="ce127" table:number-columns-repeated="3"/>
          <table:table-cell table:number-columns-repeated="2"/>
          <table:table-cell office:value-type="string" calcext:value-type="string">
            <text:p>Audio und Video,Visualisierung</text:p>
          </table:table-cell>
          <table:table-cell table:number-columns-repeated="1002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table:style-name="Default" office:value-type="string" calcext:value-type="string">
            <text:p>Humboldt-Universität zu Berlin und Berlin-Brandenburgische Akademie der Wissenschaften</text:p>
          </table:table-cell>
          <table:table-cell table:style-name="ce129" office:value-type="string" calcext:value-type="string">
            <text:p>Institut für Archäologie</text:p>
          </table:table-cell>
          <table:table-cell office:value-type="string" calcext:value-type="string">
            <text:p><text:span text:style-name="T16">Archäologie und </text:span><text:span text:style-name="T17">Kulturgeschichte Nordostafrikas</text:span></text:p>
          </table:table-cell>
          <table:table-cell table:style-name="ce171" office:value-type="string" calcext:value-type="string">
            <text:p>Crowd Sourcing: Ägyptische Text-Corpora zum Mitmach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incke, Schweitzer</text:p>
          </table:table-cell>
          <table:table-cell table:style-name="ce202" office:value-type="string" calcext:value-type="string">
            <text:p>Lincke</text:p>
          </table:table-cell>
          <table:table-cell table:style-name="Default"/>
          <table:table-cell table:style-name="ce202" office:value-type="string" calcext:value-type="string">
            <text:p><text:s/>Schweitzer</text:p>
          </table:table-cell>
          <table:table-cell table:style-name="Default" table:number-columns-repeated="3"/>
          <table:table-cell table:number-columns-repeated="3"/>
          <table:table-cell table:style-name="ce127" table:number-columns-repeated="2"/>
          <table:table-cell office:value-type="string" calcext:value-type="string">
            <text:p>Datenbanken,Digitalisierung,Software und Tools,Textanalyse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171" office:value-type="string" calcext:value-type="string">
            <text:p>Bildbearbeitung in den Kultur- und Bildwissenschaften</text:p>
          </table:table-cell>
          <table:table-cell table:style-name="ce127" office:value-type="string" calcext:value-type="string">
            <text:p>Übung</text:p>
          </table:table-cell>
          <table:table-cell/>
          <table:table-cell table:style-name="ce127" office:value-type="string" calcext:value-type="string">
            <text:p>Kreska</text:p>
          </table:table-cell>
          <table:table-cell table:style-name="ce202" office:value-type="string" calcext:value-type="string">
            <text:p>Kreska</text:p>
          </table:table-cell>
          <table:table-cell table:style-name="ce202" table:number-columns-repeated="8"/>
          <table:table-cell table:style-name="ce127" table:number-columns-repeated="2"/>
          <table:table-cell table:style-name="ce127" office:value-type="string" calcext:value-type="string">
            <text:p>Bildbearbeitung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171" office:value-type="string" calcext:value-type="string">
            <text:p>Datenbanken in den Kultur- und Bildwissenschaften</text:p>
          </table:table-cell>
          <table:table-cell table:style-name="ce127" office:value-type="string" calcext:value-type="string">
            <text:p>Übung</text:p>
          </table:table-cell>
          <table:table-cell/>
          <table:table-cell table:style-name="ce127" office:value-type="string" calcext:value-type="string">
            <text:p>Kreska</text:p>
          </table:table-cell>
          <table:table-cell table:style-name="ce202" office:value-type="string" calcext:value-type="string">
            <text:p>Kreska</text:p>
          </table:table-cell>
          <table:table-cell table:style-name="ce202" table:number-columns-repeated="8"/>
          <table:table-cell table:style-name="ce127" table:number-columns-repeated="2"/>
          <table:table-cell table:style-name="ce127" office:value-type="string" calcext:value-type="string">
            <text:p>Datenbanke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/>
          <table:table-cell table:style-name="ce171" office:value-type="string" calcext:value-type="string">
            <text:p>Topographie des antiken Athen</text:p>
          </table:table-cell>
          <table:table-cell table:style-name="ce127" office:value-type="string" calcext:value-type="string">
            <text:p>Vorlesung</text:p>
          </table:table-cell>
          <table:table-cell/>
          <table:table-cell table:style-name="ce127" office:value-type="string" calcext:value-type="string">
            <text:p>Lohmann</text:p>
          </table:table-cell>
          <table:table-cell table:style-name="ce149" office:value-type="string" calcext:value-type="string">
            <text:p>Lohmann</text:p>
          </table:table-cell>
          <table:table-cell table:style-name="ce149" table:number-columns-repeated="2"/>
          <table:table-cell table:style-name="Default" table:number-columns-repeated="3"/>
          <table:table-cell table:style-name="ce202" table:number-columns-repeated="3"/>
          <table:table-cell table:number-columns-repeated="2"/>
          <table:table-cell table:style-name="ce127" office:value-type="string" calcext:value-type="string">
            <text:p>3D</text:p>
          </table:table-cell>
          <table:table-cell table:number-columns-repeated="1002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lassische Archäologie Modul Antike in 3D</text:p>
          </table:table-cell>
          <table:table-cell table:style-name="ce171" office:value-type="string" calcext:value-type="string">
            <text:p>Antike in 3D in den Kunstsammlungen der RUB</text:p>
          </table:table-cell>
          <table:table-cell table:style-name="ce127"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11">Weber­-Lehmann, Strothmann</text:span></text:p>
            <text:p/>
          </table:table-cell>
          <table:table-cell office:value-type="string" calcext:value-type="string">
            <text:p>Weber-Lehmann</text:p>
          </table:table-cell>
          <table:table-cell table:style-name="Default"/>
          <table:table-cell table:style-name="ce202" office:value-type="string" calcext:value-type="string">
            <text:p><text:s/>Strothmann</text:p>
          </table:table-cell>
          <table:table-cell table:style-name="Default" table:number-columns-repeated="3"/>
          <table:table-cell table:style-name="ce202" table:number-columns-repeated="5"/>
          <table:table-cell table:style-name="ce127" office:value-type="string" calcext:value-type="string">
            <text:p>3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UFG 2 Fundbearbeitung</text:p>
          </table:table-cell>
          <table:table-cell table:style-name="ce171" office:value-type="string" calcext:value-type="string">
            <text:p>Prospektionsmethoden</text:p>
          </table:table-cell>
          <table:table-cell table:style-name="ce127" office:value-type="string" calcext:value-type="string">
            <text:p>Seminar</text:p>
          </table:table-cell>
          <table:table-cell/>
          <table:table-cell table:style-name="ce202" office:value-type="string" calcext:value-type="string">
            <text:p>Song</text:p>
          </table:table-cell>
          <table:table-cell office:value-type="string" calcext:value-type="string">
            <text:p>Song</text:p>
          </table:table-cell>
          <table:table-cell table:style-name="ce202" table:number-columns-repeated="10"/>
          <table:table-cell table:style-name="ce127" office:value-type="string" calcext:value-type="string">
            <text:p>Digitale Dokumentation</text:p>
          </table:table-cell>
          <table:table-cell table:number-columns-repeated="1002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Rheinische Friedrich-Wilhelms-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171" office:value-type="string" calcext:value-type="string">
            <text:p>Archäoinformatik II: Datenauswertung und -präsenta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Wölfel</text:p>
          </table:table-cell>
          <table:table-cell office:value-type="string" calcext:value-type="string">
            <text:p>Wölfel</text:p>
          </table:table-cell>
          <table:table-cell table:number-columns-repeated="2"/>
          <table:table-cell table:style-name="ce202" table:number-columns-repeated="8"/>
          <table:table-cell office:value-type="string" calcext:value-type="string">
            <text:p>GIS,Statistik,Visualisierung</text:p>
          </table:table-cell>
          <table:table-cell table:number-columns-repeated="1002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Rheinische Friedrich-Wilhelms-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174" office:value-type="string" calcext:value-type="string">
            <text:p>Fernerkundung in der Archäologie / Remote Sensing in Archaeology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Wölfel</text:p>
          </table:table-cell>
          <table:table-cell office:value-type="string" calcext:value-type="string">
            <text:p>Wölfel</text:p>
          </table:table-cell>
          <table:table-cell table:number-columns-repeated="2"/>
          <table:table-cell table:style-name="ce202" table:number-columns-repeated="8"/>
          <table:table-cell office:value-type="string" calcext:value-type="string">
            <text:p>Geophysik,Bildbearbeitung,GIS,Visualisierung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Rheinische Friedrich-Wilhelms-Universität Bonn</text:p>
          </table:table-cell>
          <table:table-cell office:value-type="string" calcext:value-type="string">
            <text:p>Klassische Archäologie</text:p>
          </table:table-cell>
          <table:table-cell table:style-name="ce129" office:value-type="string" calcext:value-type="string">
            <text:p>Archäologie, Klassische Archäologie, Kunstgeschichte</text:p>
          </table:table-cell>
          <table:table-cell table:style-name="ce171" office:value-type="string" calcext:value-type="string">
            <text:p>Photographieren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number-columns-repeated="2" table:style-name="ce202" office:value-type="string" calcext:value-type="string">
            <text:p>Rumscheid</text:p>
          </table:table-cell>
          <table:table-cell table:number-columns-repeated="2"/>
          <table:table-cell table:style-name="ce202"/>
          <table:table-cell table:style-name="Default"/>
          <table:table-cell table:style-name="ce202" table:number-columns-repeated="6"/>
          <table:table-cell office:value-type="string" calcext:value-type="string">
            <text:p>Fotografie,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metrie</text:p>
          </table:table-cell>
          <table:table-cell table:style-name="ce171" office:value-type="string" calcext:value-type="string">
            <text:p>Fernerkundung und GIS in der Archäologie</text:p>
          </table:table-cell>
          <table:table-cell office:value-type="string" calcext:value-type="string">
            <text:p>Vorlesung, Übung</text:p>
          </table:table-cell>
          <table:table-cell office:value-type="string" calcext:value-type="string">
            <text:p>BA</text:p>
          </table:table-cell>
          <table:table-cell table:style-name="ce202" office:value-type="string" calcext:value-type="string">
            <text:p>Marzolff</text:p>
          </table:table-cell>
          <table:table-cell office:value-type="string" calcext:value-type="string">
            <text:p>Marzolff</text:p>
          </table:table-cell>
          <table:table-cell table:style-name="Default" table:number-columns-repeated="2"/>
          <table:table-cell table:style-name="ce149" table:number-columns-repeated="6"/>
          <table:table-cell table:style-name="ce202" table:number-columns-repeated="2"/>
          <table:table-cell office:value-type="string" calcext:value-type="string">
            <text:p>GI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table:style-name="ce130" office:value-type="string" calcext:value-type="string">
            <text:p>Einführung in die Anwendung statistischer Methoden in der Archäologi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Müller-Scheeßel</text:p>
          </table:table-cell>
          <table:table-cell office:value-type="string" calcext:value-type="string">
            <text:p>Müller-Scheeßel</text:p>
          </table:table-cell>
          <table:table-cell table:style-name="Default" table:number-columns-repeated="2"/>
          <table:table-cell table:style-name="ce202" table:number-columns-repeated="8"/>
          <table:table-cell table:style-name="ce130" office:value-type="string" calcext:value-type="string">
            <text:p>Statistik,Software und Tools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earbeitung digitaler archäologischer Daten für das Web- Kartierungssystem TOPAMA (Teil 2: Wirtschaftsdaten)</text:p>
          </table:table-cell>
          <table:table-cell/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Henning</text:p>
          </table:table-cell>
          <table:table-cell office:value-type="string" calcext:value-type="string">
            <text:p>Henning</text:p>
          </table:table-cell>
          <table:table-cell table:number-columns-repeated="9"/>
          <table:table-cell table:style-name="ce202"/>
          <table:table-cell table:style-name="ce130" office:value-type="string" calcext:value-type="string">
            <text:p>Software und Tools,Web-Kartierung</text:p>
          </table:table-cell>
          <table:table-cell table:number-columns-repeated="1002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<text:span text:style-name="T11">Grundlagen der Vermessungstechnik und digitaler Dokumentationsmethoden in der Archäologie (Block)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202"/>
          <table:table-cell table:number-columns-repeated="10"/>
          <table:table-cell table:style-name="ce149"/>
          <table:table-cell office:value-type="string" calcext:value-type="string">
            <text:p>CAD,GIS,Datenbanken,Digitale Dokumentation,Dig. Methoden &amp; Theori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Historisches Seminar</text:p>
          </table:table-cell>
          <table:table-cell table:style-name="ce118" office:value-type="string" calcext:value-type="string">
            <text:p>Geschichte, Kunstgeschichte</text:p>
          </table:table-cell>
          <table:table-cell table:style-name="ce175" office:value-type="string" calcext:value-type="string">
            <text:p>Digital humanities everywhere? Zum Wandel der Geisteswissenschaften</text:p>
          </table:table-cell>
          <table:table-cell office:value-type="string" calcext:value-type="string">
            <text:p>Übung</text:p>
          </table:table-cell>
          <table:table-cell table:style-name="ce199" office:value-type="string" calcext:value-type="string">
            <text:p>BA, MA</text:p>
          </table:table-cell>
          <table:table-cell table:style-name="ce149" office:value-type="string" calcext:value-type="string">
            <text:p>May, Wübbena</text:p>
          </table:table-cell>
          <table:table-cell office:value-type="string" calcext:value-type="string">
            <text:p>May</text:p>
          </table:table-cell>
          <table:table-cell table:style-name="Default"/>
          <table:table-cell office:value-type="string" calcext:value-type="string">
            <text:p><text:s/>Wübbena</text:p>
          </table:table-cell>
          <table:table-cell table:number-columns-repeated="7"/>
          <table:table-cell table:style-name="ce202"/>
          <table:table-cell office:value-type="string" calcext:value-type="string">
            <text:p>Digital Humanities</text:p>
          </table:table-cell>
          <table:table-cell table:number-columns-repeated="1002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iessen</text:p>
          </table:table-cell>
          <table:table-cell office:value-type="string" calcext:value-type="string">
            <text:p>Justus-Liebig Universität Giessen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Computergestützte Arbeitsmethoden in der Archäologie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Stark</text:p>
          </table:table-cell>
          <table:table-cell office:value-type="string" calcext:value-type="string">
            <text:p>Stark</text:p>
          </table:table-cell>
          <table:table-cell table:number-columns-repeated="9"/>
          <table:table-cell table:style-name="ce202"/>
          <table:table-cell table:style-name="ce78" office:value-type="string" calcext:value-type="string">
            <text:p>Dig. Methoden &amp; Theorien,Software und Tools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8" office:value-type="string" calcext:value-type="string">
            <text:p>Archäologisches Institut</text:p>
          </table:table-cell>
          <table:table-cell table:style-name="ce118" office:value-type="string" calcext:value-type="string">
            <text:p><text:span text:style-name="T3">BA + MA Klassische Archäologie,</text:span></text:p>
            <text:p><text:span text:style-name="T3">BA Antike Kulturen, MA</text:span></text:p>
            <text:p><text:span text:style-name="T3">Angewandte Informatik/Digital </text:span></text:p>
            <text:p><text:span text:style-name="T3">Humanities</text:span></text:p>
          </table:table-cell>
          <table:table-cell office:value-type="string" calcext:value-type="string">
            <text:p>Automatisierte Erfassung und Corpusbildung in den Altertumswissenschaften</text:p>
          </table:table-cell>
          <table:table-cell/>
          <table:table-cell office:value-type="string" calcext:value-type="string">
            <text:p>BA, MA, Doktoranden</text:p>
          </table:table-cell>
          <table:table-cell table:style-name="ce202" office:value-type="string" calcext:value-type="string">
            <text:p>Langner</text:p>
          </table:table-cell>
          <table:table-cell office:value-type="string" calcext:value-type="string">
            <text:p>Langner</text:p>
          </table:table-cell>
          <table:table-cell table:number-columns-repeated="10"/>
          <table:table-cell table:style-name="ce118" office:value-type="string" calcext:value-type="string">
            <text:p>Auszeichnungssprachen,Datenbanken,Datenmanagement,Digitale Dokumentation,Metadaten,Online-Ressourcen,Software und Tools</text:p>
          </table:table-cell>
          <table:table-cell table:number-columns-repeated="1002"/>
        </table:table-row>
        <table:table-row table:style-name="ro1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8" office:value-type="string" calcext:value-type="string">
            <text:p>Archäologisches Institut</text:p>
          </table:table-cell>
          <table:table-cell table:style-name="ce118" office:value-type="string" calcext:value-type="string">
            <text:p><text:span text:style-name="T18">BA + MA Klassische Archäologie,</text:span></text:p>
            <text:p><text:span text:style-name="T18">MA Kunstgeschichte, MA</text:span></text:p>
            <text:p><text:span text:style-name="T18">Angewandte Informatik/Digital</text:span></text:p>
            <text:p><text:span text:style-name="T18">Humanities, MA Germanistik,</text:span></text:p>
            <text:p><text:span text:style-name="T18">MA Interkulturelle Germanistik</text:span></text:p>
          </table:table-cell>
          <table:table-cell office:value-type="string" calcext:value-type="string">
            <text:p><text:span text:style-name="T4">Emotionen in Bild und Text. Ihre Darstellung und digitale</text:span></text:p>
            <text:p><text:span text:style-name="T4">Erfassung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Langner, Sporleder</text:p>
          </table:table-cell>
          <table:table-cell office:value-type="string" calcext:value-type="string">
            <text:p>Langner</text:p>
          </table:table-cell>
          <table:table-cell table:style-name="Default"/>
          <table:table-cell office:value-type="string" calcext:value-type="string">
            <text:p><text:s/>Sporleder</text:p>
          </table:table-cell>
          <table:table-cell table:number-columns-repeated="8"/>
          <table:table-cell table:style-name="ce130" office:value-type="string" calcext:value-type="string">
            <text:p>Datenbanken,Datenmanagement,Digitale Dokumentation,Digitalisierung,Dig. Methoden &amp; Theorien,Metadaten,Online-Ressourcen,Software und Tools,Textanalyse,Webtechnologi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übergreifend</text:p>
          </table:table-cell>
          <table:table-cell office:value-type="string" calcext:value-type="string">
            <text:p>Advance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Heyer</text:p>
          </table:table-cell>
          <table:table-cell table:number-columns-repeated="10"/>
          <table:table-cell office:value-type="string" calcext:value-type="string">
            <text:p>GI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Antike Kulturen, übergreifend</text:p>
          </table:table-cell>
          <table:table-cell table:style-name="ce176" office:value-type="string" calcext:value-type="string">
            <text:p>Digitale Bildbearbeitung (Block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Reiche</text:p>
          </table:table-cell>
          <table:table-cell table:number-columns-repeated="10"/>
          <table:table-cell office:value-type="string" calcext:value-type="string">
            <text:p>Bildbearbeitung,Software und Tool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übergreifend</text:p>
          </table:table-cell>
          <table:table-cell table:style-name="ce177" office:value-type="string" calcext:value-type="string">
            <text:p>Digitale Bildwissenschaft und "Cultural Analytics"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Reiche</text:p>
          </table:table-cell>
          <table:table-cell table:number-columns-repeated="10"/>
          <table:table-cell table:style-name="ce130" office:value-type="string" calcext:value-type="string">
            <text:p>Datenmanagement,Dig. Methoden &amp; Theorien,Digital Humanities,Fotografie,Software und Tools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SoSe 2016</text:p>
          </table:table-cell>
          <table:table-cell table:style-name="ce87"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0" office:value-type="string" calcext:value-type="string">
            <text:p>Mittlere und Neuere Geschichte</text:p>
          </table:table-cell>
          <table:table-cell table:style-name="ce118" office:value-type="string" calcext:value-type="string">
            <text:p><text:span text:style-name="T3">Geschichte, Deutsche Philologie,</text:span></text:p>
            <text:p><text:span text:style-name="T3">Geschlechterforschung</text:span></text:p>
          </table:table-cell>
          <table:table-cell table:style-name="ce51" office:value-type="string" calcext:value-type="string">
            <text:p><text:span text:style-name="T27">Digitale Publikationen und Editionen in der Geschichtswissensch</text:span><text:span text:style-name="T28">aften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style-name="ce78" office:value-type="string" calcext:value-type="string">
            <text:p>Schmunk, Enderle, Mittler</text:p>
          </table:table-cell>
          <table:table-cell table:style-name="ce108" office:value-type="string" calcext:value-type="string">
            <text:p>Schmunk</text:p>
          </table:table-cell>
          <table:table-cell table:style-name="Default"/>
          <table:table-cell table:style-name="ce108" office:value-type="string" calcext:value-type="string">
            <text:p>Enderle</text:p>
          </table:table-cell>
          <table:table-cell table:style-name="Default"/>
          <table:table-cell table:style-name="ce108" office:value-type="string" calcext:value-type="string">
            <text:p>Mittler</text:p>
          </table:table-cell>
          <table:table-cell table:style-name="ce108" table:number-columns-repeated="5"/>
          <table:table-cell/>
          <table:table-cell table:style-name="ce78" office:value-type="string" calcext:value-type="string">
            <text:p>Textanalyse,Software und Tools</text:p>
          </table:table-cell>
          <table:table-cell table:number-columns-repeated="1002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0" office:value-type="string" calcext:value-type="string">
            <text:p>Mittlere und Neuere Geschichte</text:p>
          </table:table-cell>
          <table:table-cell table:style-name="ce118" office:value-type="string" calcext:value-type="string">
            <text:p><text:span text:style-name="T3">Geschichte, Deutsche Philologie,</text:span></text:p>
            <text:p><text:span text:style-name="T3">Geschlechterforschung, übergreifend</text:span></text:p>
          </table:table-cell>
          <table:table-cell office:value-type="string" calcext:value-type="string">
            <text:p><text:span text:style-name="T11">Digitale Publikationen und Editionen in der</text:span></text:p>
            <text:p><text:span text:style-name="T11">Geschichtswissenschaft und in den Literaturwissenschaften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style-name="ce78" office:value-type="string" calcext:value-type="string">
            <text:p>Schmunk, Enderle, Mittler</text:p>
          </table:table-cell>
          <table:table-cell table:style-name="ce108" office:value-type="string" calcext:value-type="string">
            <text:p>Schmunk</text:p>
          </table:table-cell>
          <table:table-cell table:style-name="Default"/>
          <table:table-cell table:style-name="ce108" office:value-type="string" calcext:value-type="string">
            <text:p><text:s/>Enderle</text:p>
          </table:table-cell>
          <table:table-cell table:style-name="Default"/>
          <table:table-cell table:style-name="ce108" office:value-type="string" calcext:value-type="string">
            <text:p><text:s/>Mittler</text:p>
          </table:table-cell>
          <table:table-cell table:number-columns-repeated="6"/>
          <table:table-cell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4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0" office:value-type="string" calcext:value-type="string">
            <text:p>Mittlere und Neuere Geschichte</text:p>
          </table:table-cell>
          <table:table-cell table:style-name="ce118" office:value-type="string" calcext:value-type="string">
            <text:p><text:span text:style-name="T3">Geschichte, Interdisziplinäre</text:span></text:p>
            <text:p><text:span text:style-name="T3">Indienstudien, übergreifend</text:span></text:p>
          </table:table-cell>
          <table:table-cell table:style-name="ce179" office:value-type="string" calcext:value-type="string">
            <text:p>Digitale Werkzeuge für Historik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röger</text:p>
          </table:table-cell>
          <table:table-cell table:style-name="ce108" office:value-type="string" calcext:value-type="string">
            <text:p>Kröger</text:p>
          </table:table-cell>
          <table:table-cell table:style-name="ce108"/>
          <table:table-cell table:style-name="Default" table:number-columns-repeated="3"/>
          <table:table-cell table:style-name="ce108" table:number-columns-repeated="5"/>
          <table:table-cell/>
          <table:table-cell office:value-type="string" calcext:value-type="string">
            <text:p>Digitale Datenauswertung,Dig. Methoden &amp; Theorien,Software und Tools,Datenpräsentation</text:p>
          </table:table-cell>
          <table:table-cell table:number-columns-repeated="1002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Geschichte / Methoden</text:p>
          </table:table-cell>
          <table:table-cell office:value-type="string" calcext:value-type="string">
            <text:p><text:span text:style-name="T11">"Augmented Reality" – Zur (Re-)Konstruktion vergangener Realitäten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ittig</text:p>
          </table:table-cell>
          <table:table-cell table:style-name="ce149" office:value-type="string" calcext:value-type="string">
            <text:p>Sittig</text:p>
          </table:table-cell>
          <table:table-cell table:style-name="ce149" table:number-columns-repeated="9"/>
          <table:table-cell/>
          <table:table-cell office:value-type="string" calcext:value-type="string">
            <text:p>Visualisierung</text:p>
          </table:table-cell>
          <table:table-cell table:number-columns-repeated="1002"/>
        </table:table-row>
        <table:table-row table:style-name="ro4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11">Allgemeine berufsqualifizierende</text:span></text:p>
            <text:p><text:span text:style-name="T11">Kompetenzen Fachbereichsweit</text:span></text:p>
            <text:p/>
          </table:table-cell>
          <table:table-cell table:style-name="ce180" office:value-type="string" calcext:value-type="string">
            <text:p>Einführung in die archäologischen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bucic, Nikola</text:p>
          </table:table-cell>
          <table:table-cell office:value-type="string" calcext:value-type="string">
            <text:p>Babucic</text:p>
          </table:table-cell>
          <table:table-cell office:value-type="string" calcext:value-type="string">
            <text:p><text:s/>Nikola</text:p>
          </table:table-cell>
          <table:table-cell table:style-name="ce108" table:number-columns-repeated="8"/>
          <table:table-cell/>
          <table:table-cell table:style-name="ce78" office:value-type="string" calcext:value-type="string">
            <text:p>Dig. Methoden &amp; Theorien,Digitale Dokumentation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Klassische Archäologie</text:p>
          </table:table-cell>
          <table:table-cell table:style-name="ce108" office:value-type="string" calcext:value-type="string">
            <text:p>BA (AÜ ABK2 FWB)</text:p>
          </table:table-cell>
          <table:table-cell table:style-name="ce149" office:value-type="string" calcext:value-type="string">
            <text:p>Modellierung, Aufbau und Nutzung von 3D-Modellen in der</text:p>
            <text:p>archäologischen Forsch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Ziemer</text:p>
          </table:table-cell>
          <table:table-cell/>
          <table:table-cell table:style-name="ce149" table:number-columns-repeated="8"/>
          <table:table-cell/>
          <table:table-cell table:style-name="ce78" office:value-type="string" calcext:value-type="string">
            <text:p>Digitale Dokumentation,Digitalisierung,Dig. Methoden &amp; Theorien,Laserscanning,Software und Tools,Visualisierung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149" office:value-type="string" calcext:value-type="string">
            <text:p>Allgemeine berufsqualifizierende</text:p>
            <text:p>Kompetenzen</text:p>
          </table:table-cell>
          <table:table-cell table:style-name="ce181" office:value-type="string" calcext:value-type="string">
            <text:p>Vermessungstechnik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äffler</text:p>
          </table:table-cell>
          <table:table-cell table:style-name="ce108" office:value-type="string" calcext:value-type="string">
            <text:p>Schäffler</text:p>
          </table:table-cell>
          <table:table-cell table:style-name="ce108"/>
          <table:table-cell table:number-columns-repeated="9"/>
          <table:table-cell office:value-type="string" calcext:value-type="string">
            <text:p>CA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108" office:value-type="string" calcext:value-type="string">
            <text:p>Vor- und Frühgeschichte</text:p>
          </table:table-cell>
          <table:table-cell table:style-name="ce181" office:value-type="string" calcext:value-type="string">
            <text:p>Einführung in die Statistik für Prähistorik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Groß</text:p>
          </table:table-cell>
          <table:table-cell table:style-name="ce108" office:value-type="string" calcext:value-type="string">
            <text:p>Groß</text:p>
          </table:table-cell>
          <table:table-cell table:style-name="ce108"/>
          <table:table-cell table:number-columns-repeated="9"/>
          <table:table-cell table:style-name="ce118" office:value-type="string" calcext:value-type="string">
            <text:p>Statistik,Datenmanagement,Datenpräsentation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table:style-name="ce108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1" office:value-type="string" calcext:value-type="string">
            <text:p>Historisches Seminar</text:p>
            <text:p/>
          </table:table-cell>
          <table:table-cell office:value-type="string" calcext:value-type="string">
            <text:p><text:span text:style-name="T11">Mittlere und Neuere Geschichte, </text:span></text:p>
            <text:p><text:span text:style-name="T11">Hilfs-/ Grundwissenschaften</text:span></text:p>
            <text:p/>
          </table:table-cell>
          <table:table-cell table:style-name="ce182" office:value-type="string" calcext:value-type="string">
            <text:p>Interdisziplinärer Arbeitskreis Historical GIS: "The HGIS Club"</text:p>
          </table:table-cell>
          <table:table-cell table:style-name="ce108" office:value-type="string" calcext:value-type="string">
            <text:p>Übung</text:p>
          </table:table-cell>
          <table:table-cell/>
          <table:table-cell office:value-type="string" calcext:value-type="string">
            <text:p><text:span text:style-name="T11">Schultes, </text:span></text:p>
            <text:p><text:span text:style-name="T11">Loos, </text:span></text:p>
            <text:p><text:span text:style-name="T11">Volkmann</text:span></text:p>
            <text:p/>
          </table:table-cell>
          <table:table-cell table:style-name="ce108" office:value-type="string" calcext:value-type="string">
            <text:p>Schultes</text:p>
          </table:table-cell>
          <table:table-cell table:style-name="ce108" office:value-type="string" calcext:value-type="string">
            <text:p><text:s/></text:p>
          </table:table-cell>
          <table:table-cell table:style-name="ce108" office:value-type="string" calcext:value-type="string">
            <text:p>Loos</text:p>
          </table:table-cell>
          <table:table-cell table:style-name="ce108"/>
          <table:table-cell office:value-type="string" calcext:value-type="string">
            <text:p>Volkmann</text:p>
          </table:table-cell>
          <table:table-cell table:style-name="ce108" table:number-columns-repeated="5"/>
          <table:table-cell/>
          <table:table-cell office:value-type="string" calcext:value-type="string">
            <text:p>GIS</text:p>
          </table:table-cell>
          <table:table-cell table:number-columns-repeated="1002"/>
        </table:table-row>
        <table:table-row table:style-name="ro4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118" office:value-type="string" calcext:value-type="string">
            <text:p><text:span text:style-name="T3">Archäologische Prospektion und Ausgrabung: Methoden und</text:span></text:p>
            <text:p><text:span text:style-name="T3">Techniken</text:span></text:p>
          </table:table-cell>
          <table:table-cell table:number-columns-repeated="2"/>
          <table:table-cell office:value-type="string" calcext:value-type="string">
            <text:p>Traumüller</text:p>
          </table:table-cell>
          <table:table-cell table:style-name="ce108" office:value-type="string" calcext:value-type="string">
            <text:p>Traumüller</text:p>
          </table:table-cell>
          <table:table-cell table:style-name="ce108" table:number-columns-repeated="9"/>
          <table:table-cell/>
          <table:table-cell table:style-name="ce78" office:value-type="string" calcext:value-type="string">
            <text:p>Dig. Methoden &amp; Theorien,Digitale Dokumentation</text:p>
          </table:table-cell>
          <table:table-cell table:number-columns-repeated="1002"/>
        </table:table-row>
        <table:table-row table:style-name="ro4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Überblick über die Einsatzmöglichkeiten von EDV in der Archäologie</text:span></text:p>
            <text:p/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pelletto</text:p>
          </table:table-cell>
          <table:table-cell table:style-name="ce108" office:value-type="string" calcext:value-type="string">
            <text:p>Capelletto</text:p>
          </table:table-cell>
          <table:table-cell table:style-name="ce108" table:number-columns-repeated="10"/>
          <table:table-cell table:style-name="ce118" office:value-type="string" calcext:value-type="string">
            <text:p>EDV,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 table:style-name="ce149" office:value-type="string" calcext:value-type="string">
            <text:p>Übergreifende Kompetenzen -</text:p>
            <text:p>EDV, Griechisch, Latein</text:p>
          </table:table-cell>
          <table:table-cell table:style-name="ce181" office:value-type="string" calcext:value-type="string">
            <text:p>Einführung in die Präsentationstechnik</text:p>
          </table:table-cell>
          <table:table-cell table:style-name="ce108" office:value-type="string" calcext:value-type="string">
            <text:p>Übung</text:p>
          </table:table-cell>
          <table:table-cell table:style-name="ce200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Räuchle</text:p>
          </table:table-cell>
          <table:table-cell table:style-name="ce108" table:number-columns-repeated="9"/>
          <table:table-cell/>
          <table:table-cell table:style-name="ce149" office:value-type="string" calcext:value-type="string">
            <text:p>Datenpräsentation,Dig. Methoden &amp; Theorien</text:p>
          </table:table-cell>
          <table:table-cell table:number-columns-repeated="1002"/>
        </table:table-row>
        <table:table-row table:style-name="ro4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table:style-name="ce108" office:value-type="string" calcext:value-type="string">
            <text:p>Papyrologie</text:p>
          </table:table-cell>
          <table:table-cell table:style-name="ce183" office:value-type="string" calcext:value-type="string">
            <text:p>Online Approaches to Editing Greek Literature. The Philosphical Papyri - Neue Möglichkeiten von Online-Editionen</text:p>
            <text:p>griechischer Literatur.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st</text:p>
          </table:table-cell>
          <table:table-cell table:style-name="ce132" office:value-type="string" calcext:value-type="string">
            <text:p>Ast</text:p>
          </table:table-cell>
          <table:table-cell table:style-name="ce132" table:number-columns-repeated="2"/>
          <table:table-cell table:number-columns-repeated="7"/>
          <table:table-cell table:style-name="ce108"/>
          <table:table-cell table:number-columns-repeated="100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8" office:value-type="string" calcext:value-type="string">
            <text:p>Papyrologie</text:p>
          </table:table-cell>
          <table:table-cell table:style-name="ce108" office:value-type="string" calcext:value-type="string">
            <text:p>Papyrologie, übergreifend</text:p>
          </table:table-cell>
          <table:table-cell table:style-name="ce181" office:value-type="string" calcext:value-type="string">
            <text:p>Digitale Papyrologie</text:p>
          </table:table-cell>
          <table:table-cell table:style-name="ce108" office:value-type="string" calcext:value-type="string">
            <text:p>Seminar</text:p>
          </table:table-cell>
          <table:table-cell table:style-name="ce108"/>
          <table:table-cell table:style-name="ce108" office:value-type="string" calcext:value-type="string">
            <text:p><text:span text:style-name="T5">Cowey, Ast, Berkes</text:span></text:p>
          </table:table-cell>
          <table:table-cell table:style-name="ce108" office:value-type="string" calcext:value-type="string">
            <text:p>Cowey</text:p>
          </table:table-cell>
          <table:table-cell table:style-name="Default"/>
          <table:table-cell table:style-name="ce108" office:value-type="string" calcext:value-type="string">
            <text:p><text:s/>Ast</text:p>
          </table:table-cell>
          <table:table-cell table:style-name="Default"/>
          <table:table-cell table:style-name="ce108" office:value-type="string" calcext:value-type="string">
            <text:p><text:s/>Berkes</text:p>
          </table:table-cell>
          <table:table-cell table:style-name="ce108" table:number-columns-repeated="5"/>
          <table:table-cell table:style-name="ce149"/>
          <table:table-cell table:style-name="ce78" office:value-type="string" calcext:value-type="string">
            <text:p>Datenbanken,Digitale Ressourcen</text:p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 table:style-name="ce149" office:value-type="string" calcext:value-type="string">
            <text:p>Alte und Mittelalterl. Gesch., </text:p>
            <text:p>Klass. Arch., Byz. Arch., Ur- und</text:p>
            <text:p>Frühgesch., übergreifend</text:p>
          </table:table-cell>
          <table:table-cell table:style-name="ce181" office:value-type="string" calcext:value-type="string">
            <text:p>Vom analogen Fundkatalog zur digitalen Fundstellendatenbank</text:p>
          </table:table-cell>
          <table:table-cell table:style-name="ce108" office:value-type="string" calcext:value-type="string">
            <text:p>Praktikum</text:p>
          </table:table-cell>
          <table:table-cell table:style-name="ce132"/>
          <table:table-cell table:style-name="ce149" office:value-type="string" calcext:value-type="string">
            <text:p>Volkmann, </text:p>
            <text:p>Casselmann</text:p>
          </table:table-cell>
          <table:table-cell table:style-name="ce108" office:value-type="string" calcext:value-type="string">
            <text:p>Volkmann</text:p>
          </table:table-cell>
          <table:table-cell table:style-name="ce108" office:value-type="string" calcext:value-type="string">
            <text:p><text:s/></text:p>
          </table:table-cell>
          <table:table-cell table:style-name="ce108" office:value-type="string" calcext:value-type="string">
            <text:p>Casselmann</text:p>
          </table:table-cell>
          <table:table-cell table:style-name="ce108" table:number-columns-repeated="8"/>
          <table:table-cell table:style-name="ce149" office:value-type="string" calcext:value-type="string">
            <text:p>GIS,Dig. Methoden &amp; Theorien,Software und Tool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149" office:value-type="string" calcext:value-type="string">
            <text:p>Ur- und Frühgesch.,</text:p>
            <text:p>Geoarchäologie</text:p>
          </table:table-cell>
          <table:table-cell table:style-name="ce181" office:value-type="string" calcext:value-type="string">
            <text:p>CAD Vermessung und digitale Kartierung</text:p>
          </table:table-cell>
          <table:table-cell table:style-name="ce108" office:value-type="string" calcext:value-type="string">
            <text:p>Übung</text:p>
          </table:table-cell>
          <table:table-cell table:style-name="ce108" office:value-type="string" calcext:value-type="string">
            <text:p>MA</text:p>
          </table:table-cell>
          <table:table-cell table:number-columns-repeated="2" table:style-name="ce108" office:value-type="string" calcext:value-type="string">
            <text:p>Casselmann</text:p>
          </table:table-cell>
          <table:table-cell table:style-name="ce108" table:number-columns-repeated="9"/>
          <table:table-cell table:style-name="ce149"/>
          <table:table-cell office:value-type="string" calcext:value-type="string">
            <text:p>CAD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149" office:value-type="string" calcext:value-type="string">
            <text:p>Ur- und Frühgeschichte, </text:p>
            <text:p>Geoarchäologie</text:p>
          </table:table-cell>
          <table:table-cell table:style-name="ce181" office:value-type="string" calcext:value-type="string">
            <text:p>Einführung in CAD und GIS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49" office:value-type="string" calcext:value-type="string">
            <text:p>Volkmann, </text:p>
            <text:p>Casselmann</text:p>
          </table:table-cell>
          <table:table-cell table:style-name="ce150" office:value-type="string" calcext:value-type="string">
            <text:p>Volkmann</text:p>
          </table:table-cell>
          <table:table-cell table:style-name="ce150"/>
          <table:table-cell table:style-name="ce108" office:value-type="string" calcext:value-type="string">
            <text:p>Casselmann</text:p>
          </table:table-cell>
          <table:table-cell table:style-name="ce108" table:number-columns-repeated="7"/>
          <table:table-cell/>
          <table:table-cell table:style-name="ce149" office:value-type="string" calcext:value-type="string">
            <text:p>CAD,GIS,Software und Tools,Dig. Methoden &amp; Theorien,Datenmanagement</text:p>
          </table:table-cell>
          <table:table-cell table:number-columns-repeated="1002"/>
        </table:table-row>
        <table:table-row table:style-name="ro4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</text:p>
          </table:table-cell>
          <table:table-cell table:style-name="ce130" office:value-type="string" calcext:value-type="string">
            <text:p>Archäoinformatik. Einführung in Methodik der Archäologie und Softwar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3"/>
          <table:table-cell table:style-name="ce132" table:number-columns-repeated="5"/>
          <table:table-cell/>
          <table:table-cell table:style-name="ce78" office:value-type="string" calcext:value-type="string">
            <text:p>3D,Auszeichnungssprachen,CAD,Datenbanken,Datenmanagement,Digitale Dokumentation,Digitalisierung,Dig. Methoden &amp; Theorien,GIS,Metadaten,Software und Tools,Statistik,Visualisierung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, Kg1, Kv1</text:p>
          </table:table-cell>
          <table:table-cell table:style-name="ce181" office:value-type="string" calcext:value-type="string">
            <text:p>AutoCAD Einführung</text:p>
          </table:table-cell>
          <table:table-cell table:style-name="ce108" office:value-type="string" calcext:value-type="string">
            <text:p>Übung</text:p>
          </table:table-cell>
          <table:table-cell table:style-name="ce142"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table:style-name="ce108" office:value-type="string" calcext:value-type="string">
            <text:p>Rinne</text:p>
          </table:table-cell>
          <table:table-cell table:style-name="ce108" office:value-type="string" calcext:value-type="string">
            <text:p><text:s/>Christoph</text:p>
          </table:table-cell>
          <table:table-cell table:style-name="ce108" table:number-columns-repeated="9"/>
          <table:table-cell table:style-name="ce78" office:value-type="string" calcext:value-type="string">
            <text:p>3D,CAD,Datenmanagement,Digitale Dokumentation,Digitalisierung,Visualisierung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table:style-name="ce149" office:value-type="string" calcext:value-type="string">
            <text:p>Prähistorische und Historische</text:p>
            <text:p>Archäologie, Teil der Module</text:p>
            <text:p>Bg3, Bv3, Cg2, Cv2, Dg2, Dv2</text:p>
          </table:table-cell>
          <table:table-cell table:style-name="ce181" office:value-type="string" calcext:value-type="string">
            <text:p>Von der Ausgrabung zum GIS-Projekt</text:p>
          </table:table-cell>
          <table:table-cell table:style-name="ce108" office:value-type="string" calcext:value-type="string">
            <text:p>Übung</text:p>
          </table:table-cell>
          <table:table-cell table:style-name="ce149" office:value-type="string" calcext:value-type="string">
            <text:p>BA, MA</text:p>
          </table:table-cell>
          <table:table-cell table:style-name="ce108" office:value-type="string" calcext:value-type="string">
            <text:p>Rinne, Christoph</text:p>
          </table:table-cell>
          <table:table-cell table:style-name="ce149" office:value-type="string" calcext:value-type="string">
            <text:p>Rinne</text:p>
          </table:table-cell>
          <table:table-cell table:style-name="ce149" office:value-type="string" calcext:value-type="string">
            <text:p><text:s/>Christoph</text:p>
          </table:table-cell>
          <table:table-cell table:style-name="ce149" table:number-columns-repeated="3"/>
          <table:table-cell table:style-name="ce108" table:number-columns-repeated="6"/>
          <table:table-cell table:style-name="ce118" office:value-type="string" calcext:value-type="string">
            <text:p>3D,CAD,Datenmanagement,Digitale Dokumentation,Digitalisierung,GIS,Software und Tools,Visualisierung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11">2-Fach MA Klassische</text:span></text:p>
            <text:p><text:span text:style-name="T11">Archäologie</text:span></text:p>
          </table:table-cell>
          <table:table-cell table:style-name="ce182" office:value-type="string" calcext:value-type="string">
            <text:p>Architekturzeichenübung am Beispiel dorischer Tempel</text:p>
          </table:table-cell>
          <table:table-cell table:style-name="ce108" office:value-type="string" calcext:value-type="string">
            <text:p>Übung</text:p>
          </table:table-cell>
          <table:table-cell table:style-name="ce108"/>
          <table:table-cell table:style-name="ce108" office:value-type="string" calcext:value-type="string">
            <text:p>Kobusch</text:p>
          </table:table-cell>
          <table:table-cell table:style-name="ce150" office:value-type="string" calcext:value-type="string">
            <text:p>Kobusch</text:p>
          </table:table-cell>
          <table:table-cell table:style-name="ce150" table:number-columns-repeated="4"/>
          <table:table-cell table:style-name="ce108" table:number-columns-repeated="6"/>
          <table:table-cell office:value-type="string" calcext:value-type="string">
            <text:p>Software und Tools,Visualisierung</text:p>
            <text:p/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Klassische Archäologie</text:p>
          </table:table-cell>
          <table:table-cell table:style-name="ce108" office:value-type="string" calcext:value-type="string">
            <text:p>Archäoinformatik</text:p>
          </table:table-cell>
          <table:table-cell table:style-name="ce182" office:value-type="string" calcext:value-type="string">
            <text:p>Archäoinformatik I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Recht</text:p>
          </table:table-cell>
          <table:table-cell table:style-name="ce108" table:number-columns-repeated="4"/>
          <table:table-cell table:style-name="ce150" table:number-columns-repeated="5"/>
          <table:table-cell table:style-name="ce108"/>
          <table:table-cell office:value-type="string" calcext:value-type="string">
            <text:p>Datenbanken,Datenmanagement,Dig. Methoden &amp; Theorien,Software und Tools</text:p>
            <text:p/>
          </table:table-cell>
          <table:table-cell table:number-columns-repeated="1002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informatik</text:p>
          </table:table-cell>
          <table:table-cell table:style-name="ce181" office:value-type="string" calcext:value-type="string">
            <text:p>Spatial analysis of landscapes and urban environments</text:p>
          </table:table-cell>
          <table:table-cell table:style-name="ce149" office:value-type="string" calcext:value-type="string">
            <text:p>Vorlesung, Übung</text:p>
          </table:table-cell>
          <table:table-cell office:value-type="string" calcext:value-type="string">
            <text:p>MA, Doktoranden</text:p>
          </table:table-cell>
          <table:table-cell table:style-name="ce108" office:value-type="string" calcext:value-type="string">
            <text:p>Paliou</text:p>
          </table:table-cell>
          <table:table-cell office:value-type="string" calcext:value-type="string">
            <text:p>Paliou</text:p>
          </table:table-cell>
          <table:table-cell table:number-columns-repeated="4"/>
          <table:table-cell table:style-name="ce108" table:number-columns-repeated="5"/>
          <table:table-cell/>
          <table:table-cell table:style-name="ce118" office:value-type="string" calcext:value-type="string">
            <text:p>Datenmanagement,Digitalisierung,GIS,Software und Tools,Statistik</text:p>
            <text:p/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informatik</text:p>
          </table:table-cell>
          <table:table-cell table:style-name="ce181"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aliou</text:p>
          </table:table-cell>
          <table:table-cell table:style-name="ce108" office:value-type="string" calcext:value-type="string">
            <text:p>Paliou</text:p>
          </table:table-cell>
          <table:table-cell table:style-name="ce108" table:number-columns-repeated="10"/>
          <table:table-cell table:style-name="ce131" office:value-type="string" calcext:value-type="string">
            <text:p>Datenbanken,Datenmanagement,Digitalisierung,GIS,Metadaten,Dig. Methoden &amp; Theorien,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logie</text:p>
          </table:table-cell>
          <table:table-cell table:style-name="ce181" office:value-type="string" calcext:value-type="string">
            <text:p>Naturwissenschaftliche Untersuchungsmethoden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Heinze</text:p>
          </table:table-cell>
          <table:table-cell table:style-name="ce108" table:number-columns-repeated="4"/>
          <table:table-cell table:number-columns-repeated="5"/>
          <table:table-cell table:style-name="ce108"/>
          <table:table-cell office:value-type="string" calcext:value-type="string">
            <text:p>Dig. Methoden &amp; Theorien,Geophysik</text:p>
            <text:p/>
            <text:p/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logie</text:p>
          </table:table-cell>
          <table:table-cell table:style-name="ce181" office:value-type="string" calcext:value-type="string">
            <text:p>Korrespondenzanalyse für Archäologen</text:p>
          </table:table-cell>
          <table:table-cell table:style-name="ce149" office:value-type="string" calcext:value-type="string">
            <text:p>Seminar </text:p>
          </table:table-cell>
          <table:table-cell table:style-name="ce149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Roth</text:p>
          </table:table-cell>
          <table:table-cell table:style-name="ce108" table:number-columns-repeated="10"/>
          <table:table-cell table:style-name="ce118" office:value-type="string" calcext:value-type="string">
            <text:p>Datenmanagement,Statistik 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logie</text:p>
          </table:table-cell>
          <table:table-cell table:style-name="ce181" office:value-type="string" calcext:value-type="string">
            <text:p>Denkmalpflege und Rekonstruktion</text:p>
          </table:table-cell>
          <table:table-cell table:style-name="ce149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Kienzle</text:p>
          </table:table-cell>
          <table:table-cell table:style-name="ce108" table:number-columns-repeated="4"/>
          <table:table-cell table:style-name="ce149" table:number-columns-repeated="5"/>
          <table:table-cell table:style-name="ce108"/>
          <table:table-cell table:style-name="ce131" office:value-type="string" calcext:value-type="string">
            <text:p>Bildbearbeitung,Digitale Dokumentation,Digitalisierung,Visualisierung</text:p>
            <text:p/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logie</text:p>
          </table:table-cell>
          <table:table-cell table:style-name="ce181" office:value-type="string" calcext:value-type="string">
            <text:p>Geophysikalische Prospektion</text:p>
          </table:table-cell>
          <table:table-cell table:style-name="ce35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style-name="ce108" office:value-type="string" calcext:value-type="string">
            <text:p>Broisch</text:p>
          </table:table-cell>
          <table:table-cell table:style-name="ce132" office:value-type="string" calcext:value-type="string">
            <text:p>Broisch</text:p>
          </table:table-cell>
          <table:table-cell table:style-name="ce132" table:number-columns-repeated="4"/>
          <table:table-cell table:style-name="ce150" table:number-columns-repeated="5"/>
          <table:table-cell table:style-name="ce132"/>
          <table:table-cell table:style-name="ce108" office:value-type="string" calcext:value-type="string">
            <text:p>Geophysik</text:p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81" office:value-type="string" calcext:value-type="string">
            <text:p>"Digital ist mehr" - Quelleneditionen im Wandel</text:p>
          </table:table-cell>
          <table:table-cell table:style-name="ce149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32" office:value-type="string" calcext:value-type="string">
            <text:p>Kowski</text:p>
          </table:table-cell>
          <table:table-cell office:value-type="string" calcext:value-type="string">
            <text:p>Kowski</text:p>
          </table:table-cell>
          <table:table-cell table:number-columns-repeated="4"/>
          <table:table-cell table:style-name="ce108" table:number-columns-repeated="6"/>
          <table:table-cell office:value-type="string" calcext:value-type="string">
            <text:p>Online-Ressourcen,EDV,Dig. Methoden &amp; Theorien,Digitalisierung</text:p>
            <text:p/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81" office:value-type="string" calcext:value-type="string">
            <text:p>eLearning-Angebote und Fachportale für Historiker</text:p>
          </table:table-cell>
          <table:table-cell table:style-name="ce149" office:value-type="string" calcext:value-type="string">
            <text:p>Übung</text:p>
          </table:table-cell>
          <table:table-cell table:style-name="ce149" office:value-type="string" calcext:value-type="string">
            <text:p>BA</text:p>
          </table:table-cell>
          <table:table-cell table:style-name="ce108" office:value-type="string" calcext:value-type="string">
            <text:p>Kowski</text:p>
          </table:table-cell>
          <table:table-cell table:style-name="ce132" office:value-type="string" calcext:value-type="string">
            <text:p>Kowski</text:p>
          </table:table-cell>
          <table:table-cell table:style-name="ce132"/>
          <table:table-cell table:style-name="Default" table:number-columns-repeated="3"/>
          <table:table-cell table:number-columns-repeated="5"/>
          <table:table-cell table:style-name="ce108"/>
          <table:table-cell table:style-name="ce118" office:value-type="string" calcext:value-type="string">
            <text:p>Online-Ressourcen,EDV</text:p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81" office:value-type="string" calcext:value-type="string">
            <text:p>Vernetzt und multimedial - Publizieren im WWW</text:p>
          </table:table-cell>
          <table:table-cell table:style-name="ce149" office:value-type="string" calcext:value-type="string">
            <text:p>Übung BA,</text:p>
            <text:p>Sonstige</text:p>
          </table:table-cell>
          <table:table-cell table:style-name="ce132" office:value-type="string" calcext:value-type="string">
            <text:p>BA</text:p>
          </table:table-cell>
          <table:table-cell table:number-columns-repeated="2" table:style-name="ce108" office:value-type="string" calcext:value-type="string">
            <text:p>Kowski</text:p>
          </table:table-cell>
          <table:table-cell table:style-name="ce108"/>
          <table:table-cell table:style-name="Default" table:number-columns-repeated="3"/>
          <table:table-cell table:style-name="ce108" table:number-columns-repeated="6"/>
          <table:table-cell table:style-name="ce118" office:value-type="string" calcext:value-type="string">
            <text:p>Online-Ressourcen,EDV</text:p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57" office:value-type="string" calcext:value-type="string">
            <text:p><text:span text:style-name="T32">Cyberscience? Web 2.0-Anwendungen in Studium und</text:span></text:p>
            <text:p><text:span text:style-name="T33">Wissenschaft</text:span></text:p>
          </table:table-cell>
          <table:table-cell table:style-name="ce35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number-columns-repeated="2" table:style-name="ce108" office:value-type="string" calcext:value-type="string">
            <text:p>Kowski</text:p>
          </table:table-cell>
          <table:table-cell table:style-name="ce108"/>
          <table:table-cell table:style-name="Default" table:number-columns-repeated="3"/>
          <table:table-cell table:style-name="ce108" table:number-columns-repeated="5"/>
          <table:table-cell table:style-name="ce150"/>
          <table:table-cell table:style-name="ce149" office:value-type="string" calcext:value-type="string">
            <text:p>Webtechnologien,Online-Ressourcen,</text:p>
            <text:p>EDV</text:p>
            <text:p/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08" office:value-type="string" calcext:value-type="string">
            <text:p><text:span text:style-name="T34">Die Stecknadel im Heuhaufen? Webgestütztes Recherchieren</text:span></text:p>
            <text:p><text:span text:style-name="T34">im Geschichtsstudium</text:span></text:p>
          </table:table-cell>
          <table:table-cell table:style-name="ce150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50" office:value-type="string" calcext:value-type="string">
            <text:p>Kowski</text:p>
          </table:table-cell>
          <table:table-cell table:style-name="ce108" office:value-type="string" calcext:value-type="string">
            <text:p>Kowski</text:p>
          </table:table-cell>
          <table:table-cell table:style-name="ce108"/>
          <table:table-cell table:style-name="Default" table:number-columns-repeated="3"/>
          <table:table-cell table:style-name="ce108" table:number-columns-repeated="6"/>
          <table:table-cell table:style-name="ce130" office:value-type="string" calcext:value-type="string">
            <text:p>Online-Ressourcen,Webtechnologien,EDV</text:p>
          </table:table-cell>
          <table:table-cell table:number-columns-repeated="1002"/>
        </table:table-row>
        <table:table-row table:style-name="ro4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32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181" office:value-type="string" calcext:value-type="string">
            <text:p>CalPal für Fortgeschrittene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Weninger</text:p>
          </table:table-cell>
          <table:table-cell table:style-name="ce108"/>
          <table:table-cell table:style-name="Default" table:number-columns-repeated="3"/>
          <table:table-cell table:style-name="ce108" table:number-columns-repeated="6"/>
          <table:table-cell office:value-type="string" calcext:value-type="string">
            <text:p><text:span text:style-name="T11">Software und Tools</text:span></text:p>
            <text:p/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32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51" office:value-type="string" calcext:value-type="string">
            <text:p>Einführung in das Open Source GIS Q(antum)-GIS für Archäologen</text:p>
          </table:table-cell>
          <table:table-cell table:style-name="ce35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Frank</text:p>
          </table:table-cell>
          <table:table-cell table:style-name="ce108"/>
          <table:table-cell table:style-name="Default" table:number-columns-repeated="3"/>
          <table:table-cell table:style-name="ce132" table:number-columns-repeated="5"/>
          <table:table-cell/>
          <table:table-cell table:style-name="ce118" office:value-type="string" calcext:value-type="string">
            <text:p>GIS,Software und Tools,Digitale Datenauswertung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32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180" office:value-type="string" calcext:value-type="string">
            <text:p>Ausbau und Analyse der 14C-Datenbank Zentralafrika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table:style-name="ce108" office:value-type="string" calcext:value-type="string">
            <text:p>Wotzka</text:p>
          </table:table-cell>
          <table:table-cell table:style-name="ce108" office:value-type="string" calcext:value-type="string">
            <text:p><text:s/>Hans-Peter</text:p>
          </table:table-cell>
          <table:table-cell table:style-name="Default" table:number-columns-repeated="3"/>
          <table:table-cell table:number-columns-repeated="5"/>
          <table:table-cell table:style-name="ce108"/>
          <table:table-cell table:style-name="ce78" office:value-type="string" calcext:value-type="string">
            <text:p>Datenbanken,Datenmanagement,Digitale Datenauswertung,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table:style-name="ce108" office:value-type="string" calcext:value-type="string">
            <text:p>Ägyptologie</text:p>
          </table:table-cell>
          <table:table-cell table:style-name="ce181" office:value-type="string" calcext:value-type="string">
            <text:p>Einsatz von 3D-Technologien im archäologischen Umfeld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MA</text:p>
          </table:table-cell>
          <table:table-cell table:number-columns-repeated="2" table:style-name="ce108" office:value-type="string" calcext:value-type="string">
            <text:p>Kirchner</text:p>
          </table:table-cell>
          <table:table-cell table:style-name="ce108"/>
          <table:table-cell table:style-name="ce132" table:number-columns-repeated="8"/>
          <table:table-cell table:style-name="ce149"/>
          <table:table-cell office:value-type="string" calcext:value-type="string">
            <text:p>Visualisierung,3D,Software und Tools,Dig. Methoden &amp; Theorien</text:p>
            <text:p/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<text:span text:style-name="T4">Ägyptologisches</text:span></text:p>
            <text:p><text:span text:style-name="T4">Institut/Ägyptisches Museum</text:span></text:p>
            <text:p><text:span text:style-name="T4">-Geord Steindorff-</text:span></text:p>
          </table:table-cell>
          <table:table-cell table:style-name="ce108" office:value-type="string" calcext:value-type="string">
            <text:p>Einführung in die Ägyptologie</text:p>
          </table:table-cell>
          <table:table-cell table:style-name="ce181" office:value-type="string" calcext:value-type="string">
            <text:p>Verarbeitung digitaler Daten in der Ägyptologie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49" office:value-type="string" calcext:value-type="string">
            <text:p>Naether, </text:p>
            <text:p>Bruhn, </text:p>
            <text:p>Jushaninowa</text:p>
          </table:table-cell>
          <table:table-cell table:style-name="ce108" office:value-type="string" calcext:value-type="string">
            <text:p>Naether</text:p>
          </table:table-cell>
          <table:table-cell table:style-name="ce108" office:value-type="string" calcext:value-type="string">
            <text:p><text:s/></text:p>
          </table:table-cell>
          <table:table-cell table:style-name="ce108" office:value-type="string" calcext:value-type="string">
            <text:p>Bruhn</text:p>
          </table:table-cell>
          <table:table-cell table:style-name="ce108"/>
          <table:table-cell table:style-name="ce108" office:value-type="string" calcext:value-type="string">
            <text:p>Jushaninowa</text:p>
          </table:table-cell>
          <table:table-cell table:style-name="ce108" table:number-columns-repeated="5"/>
          <table:table-cell table:style-name="ce150"/>
          <table:table-cell table:style-name="ce118" office:value-type="string" calcext:value-type="string">
            <text:p>Bildbearbeitung,Datenbanken,Datenmanagement,Digitale Dokumentation,Digitalisierung,GIS,Metadaten,Online-Ressourcen,Software und Tools,Visualisierung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150" office:value-type="string" calcext:value-type="string">
            <text:p>Geschichte BA</text:p>
          </table:table-cell>
          <table:table-cell table:style-name="ce150" office:value-type="string" calcext:value-type="string">
            <text:p><text:span text:style-name="T4">Visualisierung von Netzwerken und Texten: Strabons</text:span></text:p>
            <text:p><text:span text:style-name="T4">Geographica als Quellennetzwerk</text:span></text:p>
          </table:table-cell>
          <table:table-cell table:style-name="ce150" office:value-type="string" calcext:value-type="string">
            <text:p>Seminar</text:p>
          </table:table-cell>
          <table:table-cell table:style-name="ce132" office:value-type="string" calcext:value-type="string">
            <text:p>BA</text:p>
          </table:table-cell>
          <table:table-cell table:style-name="ce150" office:value-type="string" calcext:value-type="string">
            <text:p>Schubert, Willkommen</text:p>
          </table:table-cell>
          <table:table-cell table:style-name="ce108" office:value-type="string" calcext:value-type="string">
            <text:p>Schubert</text:p>
          </table:table-cell>
          <table:table-cell table:style-name="Default"/>
          <table:table-cell table:style-name="ce108" office:value-type="string" calcext:value-type="string">
            <text:p><text:s/>Willkommen</text:p>
          </table:table-cell>
          <table:table-cell table:style-name="ce108" table:number-columns-repeated="8"/>
          <table:table-cell table:style-name="ce130" office:value-type="string" calcext:value-type="string">
            <text:p>Visualisierung,Dig. Methoden &amp; Theorien,Software und Tool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185" office:value-type="string" calcext:value-type="string">
            <text:p>Stadträume in Pergamon – Analyse, Interpretation und Darstellung</text:p>
          </table:table-cell>
          <table:table-cell table:style-name="ce35" office:value-type="string" calcext:value-type="string">
            <text:p>Übung</text:p>
          </table:table-cell>
          <table:table-cell table:style-name="ce149" office:value-type="string" calcext:value-type="string">
            <text:p>BA</text:p>
          </table:table-cell>
          <table:table-cell table:style-name="ce108" office:value-type="string" calcext:value-type="string">
            <text:p>Pirson</text:p>
          </table:table-cell>
          <table:table-cell table:style-name="ce149" office:value-type="string" calcext:value-type="string">
            <text:p>Pirson</text:p>
          </table:table-cell>
          <table:table-cell table:style-name="ce108" table:number-columns-repeated="9"/>
          <table:table-cell/>
          <table:table-cell table:style-name="ce118" office:value-type="string" calcext:value-type="string">
            <text:p>3D,Dig. Methoden &amp; Theorien,Digitalisierung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Philologie</text:p>
          </table:table-cell>
          <table:table-cell office:value-type="string" calcext:value-type="string">
            <text:p>International Summer School</text:p>
          </table:table-cell>
          <table:table-cell table:style-name="ce186" office:value-type="string" calcext:value-type="string">
            <text:p>7th European Summer University in Digital Humanities: 19-29.07.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table:style-name="Default" table:number-columns-repeated="2"/>
          <table:table-cell table:style-name="ce108" table:number-columns-repeated="9"/>
          <table:table-cell office:value-type="string" calcext:value-type="string">
            <text:p>Textanalyse,Dig. Editieren,Webtechnologien,GIS,Software und Tools,Dig. Methoden &amp; Theorien,Datenmanagement,Online-Ressourcen</text:p>
            <text:p/>
          </table:table-cell>
          <table:table-cell table:number-columns-repeated="1002"/>
        </table:table-row>
        <table:table-row table:style-name="ro4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Mittelalter</text:p>
          </table:table-cell>
          <table:table-cell table:style-name="ce187" office:value-type="string" calcext:value-type="string">
            <text:p>Edieren im Internet: Quellen zur mittelalterlichen Mainzer Stadtgeschichte</text:p>
          </table:table-cell>
          <table:table-cell table:style-name="ce150" office:value-type="string" calcext:value-type="string">
            <text:p>Übung</text:p>
          </table:table-cell>
          <table:table-cell table:style-name="ce150"/>
          <table:table-cell table:style-name="ce108" office:value-type="string" calcext:value-type="string">
            <text:p> <text:span text:style-name="T11">Dobras, </text:span></text:p>
            <text:p><text:span text:style-name="T11">Hensel-</text:span></text:p>
            <text:p><text:span text:style-name="T11">Grobe</text:span></text:p>
            <text:p/>
          </table:table-cell>
          <table:table-cell office:value-type="string" calcext:value-type="string">
            <text:p><text:s/>Dobras</text:p>
          </table:table-cell>
          <table:table-cell office:value-type="string" calcext:value-type="string">
            <text:p><text:s/></text:p>
          </table:table-cell>
          <table:table-cell table:style-name="ce88" office:value-type="string" calcext:value-type="string">
            <text:p>Hensel-Grobe</text:p>
          </table:table-cell>
          <table:table-cell table:style-name="ce108" table:number-columns-repeated="8"/>
          <table:table-cell office:value-type="string" calcext:value-type="string">
            <text:p>Online-Ressourc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108" office:value-type="string" calcext:value-type="string">
            <text:p>Vor- und Frühgeschichte</text:p>
          </table:table-cell>
          <table:table-cell table:style-name="ce181" office:value-type="string" calcext:value-type="string">
            <text:p>Grundlagen der EDV in der Archäologie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08" office:value-type="string" calcext:value-type="string">
            <text:p>Bruhn</text:p>
          </table:table-cell>
          <table:table-cell office:value-type="string" calcext:value-type="string">
            <text:p>Bruhn</text:p>
          </table:table-cell>
          <table:table-cell/>
          <table:table-cell table:style-name="ce108" table:number-columns-repeated="9"/>
          <table:table-cell table:style-name="ce108" office:value-type="string" calcext:value-type="string">
            <text:p>EDV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108" office:value-type="string" calcext:value-type="string">
            <text:p>Vor- und Frühgeschichte</text:p>
          </table:table-cell>
          <table:table-cell table:style-name="ce181" office:value-type="string" calcext:value-type="string">
            <text:p>Seriation und Korrespondenzanalyse in der Archäologie</text:p>
          </table:table-cell>
          <table:table-cell table:style-name="ce108" office:value-type="string" calcext:value-type="string">
            <text:p>Übung</text:p>
          </table:table-cell>
          <table:table-cell table:style-name="ce108"/>
          <table:table-cell table:number-columns-repeated="2" table:style-name="ce108" office:value-type="string" calcext:value-type="string">
            <text:p>Schäfer</text:p>
          </table:table-cell>
          <table:table-cell table:style-name="ce108" table:number-columns-repeated="10"/>
          <table:table-cell table:style-name="ce108" office:value-type="string" calcext:value-type="string">
            <text:p>Software und Tool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ce139" office:value-type="string" calcext:value-type="string">
            <text:p>Archäologisches Seminar</text:p>
          </table:table-cell>
          <table:table-cell office:value-type="string" calcext:value-type="string">
            <text:p>Archäologische Wissenschaften(BA)/ Klassische Archäologie(MA)/ ArchäologischeWissenschaften (BA)/ KlassischeArchäologie</text:p>
          </table:table-cell>
          <table:table-cell table:style-name="ce181" office:value-type="string" calcext:value-type="string">
            <text:p>Einführung in das Graphikprogramm AutoCAD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Wilhelm</text:p>
          </table:table-cell>
          <table:table-cell table:style-name="ce108" table:number-columns-repeated="9"/>
          <table:table-cell table:style-name="ce132"/>
          <table:table-cell table:style-name="ce149" office:value-type="string" calcext:value-type="string">
            <text:p>CAD,Software und Tools</text:p>
          </table:table-cell>
          <table:table-cell table:number-columns-repeated="1002"/>
        </table:table-row>
        <table:table-row table:style-name="ro2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office:value-type="string" calcext:value-type="string">
            <text:p>Vor- und Frühgeschichte</text:p>
          </table:table-cell>
          <table:table-cell office:value-type="string" calcext:value-type="string">
            <text:p>B.A. Studiengang ArchäologischeWissenschaften/ M.A.Studiengang PrähistorischeArchäologie/ M.Sc. StudiengangGeoarchäologie/ MCAW: Vor-und Frühgeschichte</text:p>
          </table:table-cell>
          <table:table-cell table:style-name="ce132" office:value-type="string" calcext:value-type="string">
            <text:p><text:span text:style-name="T11">Geoarchäologische Fernerkundung - Neue Methoden und Wege der archäologischen Landeskunde</text:span></text:p>
            <text:p/>
          </table:table-cell>
          <table:table-cell table:style-name="ce132"/>
          <table:table-cell table:style-name="ce132" office:value-type="string" calcext:value-type="string">
            <text:p>BA, MA</text:p>
          </table:table-cell>
          <table:table-cell table:style-name="ce132"/>
          <table:table-cell table:style-name="ce108" table:number-columns-repeated="10"/>
          <table:table-cell table:number-columns-repeated="1004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08" office:value-type="string" calcext:value-type="string">
            <text:p><text:span text:style-name="T5">Geisteswissenschaften , </text:span><text:span text:style-name="T6">Digitale Humanities in München (dhmuc)</text:span></text:p>
          </table:table-cell>
          <table:table-cell table:style-name="ce132"/>
          <table:table-cell table:style-name="ce182" office:value-type="string" calcext:value-type="string">
            <text:p>Münchner Digital Humanities Summerschool 2016, 25-29. Juli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table:style-name="ce149" table:number-columns-repeated="2"/>
          <table:table-cell table:style-name="ce108" table:number-columns-repeated="8"/>
          <table:table-cell table:style-name="ce132"/>
          <table:table-cell office:value-type="string" calcext:value-type="string">
            <text:p>Software und Tools,Datenbanken,Datenmanagement,Auszeichnungssprachen</text:p>
            <text:p/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Historisches Seminar</text:p>
          </table:table-cell>
          <table:table-cell table:style-name="ce108" office:value-type="string" calcext:value-type="string">
            <text:p>Praxismodul/ Grundlagenübung</text:p>
          </table:table-cell>
          <table:table-cell table:style-name="ce181" office:value-type="string" calcext:value-type="string">
            <text:p>Wiki, WordPress, XML ... und ich? Digital Humanities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22" office:value-type="string" calcext:value-type="string">
            <text:p>Hengerer, Schön</text:p>
          </table:table-cell>
          <table:table-cell table:style-name="ce150" office:value-type="string" calcext:value-type="string">
            <text:p>Hengerer</text:p>
          </table:table-cell>
          <table:table-cell table:style-name="Default"/>
          <table:table-cell table:style-name="ce150" office:value-type="string" calcext:value-type="string">
            <text:p><text:s/>Schön</text:p>
          </table:table-cell>
          <table:table-cell table:style-name="ce108" table:number-columns-repeated="8"/>
          <table:table-cell table:style-name="ce78"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08" office:value-type="string" calcext:value-type="string">
            <text:p>Fakultätsübergreifend</text:p>
          </table:table-cell>
          <table:table-cell table:style-name="ce181" office:value-type="string" calcext:value-type="string">
            <text:p>Digitale Bildbearbeitung und Präsentation</text:p>
          </table:table-cell>
          <table:table-cell table:style-name="ce108" office:value-type="string" calcext:value-type="string">
            <text:p>Übung</text:p>
          </table:table-cell>
          <table:table-cell table:style-name="ce132"/>
          <table:table-cell table:number-columns-repeated="2" table:style-name="ce108" office:value-type="string" calcext:value-type="string">
            <text:p>Köb</text:p>
          </table:table-cell>
          <table:table-cell table:style-name="ce108"/>
          <table:table-cell table:style-name="ce149" table:number-columns-repeated="8"/>
          <table:table-cell table:style-name="ce108"/>
          <table:table-cell table:style-name="ce149" office:value-type="string" calcext:value-type="string">
            <text:p>Bildbearbeitung,Software und Tools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,</text:p>
            <text:p>Geschichte, Philologie</text:p>
          </table:table-cell>
          <table:table-cell table:style-name="ce181" office:value-type="string" calcext:value-type="string">
            <text:p>Einführung in die Informatik für Historiker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Schön</text:p>
          </table:table-cell>
          <table:table-cell table:style-name="ce108"/>
          <table:table-cell table:number-columns-repeated="8"/>
          <table:table-cell table:style-name="ce108"/>
          <table:table-cell table:style-name="ce78" office:value-type="string" calcext:value-type="string">
            <text:p>Datenbanken,Dig. Methoden &amp; Theorien,Software und Tools,Digitalisierung,Textanalyse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, Klassiche</text:p>
            <text:p>Archäologie</text:p>
          </table:table-cell>
          <table:table-cell table:style-name="ce181" office:value-type="string" calcext:value-type="string">
            <text:p>Digitale Bildbearbeitung und Fotografie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Köb</text:p>
          </table:table-cell>
          <table:table-cell table:style-name="ce108"/>
          <table:table-cell table:number-columns-repeated="8"/>
          <table:table-cell table:style-name="ce108"/>
          <table:table-cell table:style-name="ce118" office:value-type="string" calcext:value-type="string">
            <text:p>Bildbearbeitung,Software und Tool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;</text:p>
            <text:p>Philologie</text:p>
          </table:table-cell>
          <table:table-cell table:style-name="ce57" office:value-type="string" calcext:value-type="string">
            <text:p>Beschreibung, Abbildung und Visualisierung von Sprache und Tect</text:p>
          </table:table-cell>
          <table:table-cell table:style-name="ce35" office:value-type="string" calcext:value-type="string">
            <text:p>Workshop</text:p>
          </table:table-cell>
          <table:table-cell table:style-name="ce132" office:value-type="string" calcext:value-type="string">
            <text:p>Doktoranden</text:p>
          </table:table-cell>
          <table:table-cell table:style-name="ce108" office:value-type="string" calcext:value-type="string">
            <text:p>Riepl, Lücke</text:p>
          </table:table-cell>
          <table:table-cell table:style-name="ce35" office:value-type="string" calcext:value-type="string">
            <text:p>Riepl</text:p>
          </table:table-cell>
          <table:table-cell table:style-name="Default"/>
          <table:table-cell table:style-name="ce35" office:value-type="string" calcext:value-type="string">
            <text:p><text:s/>Lücke</text:p>
          </table:table-cell>
          <table:table-cell table:number-columns-repeated="7"/>
          <table:table-cell table:style-name="ce108"/>
          <table:table-cell table:style-name="ce149" office:value-type="string" calcext:value-type="string">
            <text:p>Textanalyse,Datenbanken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;</text:p>
            <text:p>Philologie</text:p>
          </table:table-cell>
          <table:table-cell table:style-name="ce181" office:value-type="string" calcext:value-type="string">
            <text:p>Digitale Bildbearbeitung: Blockveranstaltung</text:p>
          </table:table-cell>
          <table:table-cell table:style-name="ce149" office:value-type="string" calcext:value-type="string">
            <text:p>Workshop</text:p>
          </table:table-cell>
          <table:table-cell office:value-type="string" calcext:value-type="string">
            <text:p>BA, MA, Doktoranden</text:p>
          </table:table-cell>
          <table:table-cell table:number-columns-repeated="2" table:style-name="ce108" office:value-type="string" calcext:value-type="string">
            <text:p>Köb</text:p>
          </table:table-cell>
          <table:table-cell table:style-name="ce108" table:number-columns-repeated="10"/>
          <table:table-cell table:style-name="ce118" office:value-type="string" calcext:value-type="string">
            <text:p>Bildbearbeitung,Software und Tool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table:style-name="ce108" office:value-type="string" calcext:value-type="string">
            <text:p>Klassische Archäologie</text:p>
          </table:table-cell>
          <table:table-cell table:style-name="ce181" office:value-type="string" calcext:value-type="string">
            <text:p>Digitale Fotografie für Archäologen: Blockveranstaltung</text:p>
          </table:table-cell>
          <table:table-cell table:style-name="ce149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Hessing</text:p>
          </table:table-cell>
          <table:table-cell table:style-name="ce108" table:number-columns-repeated="10"/>
          <table:table-cell table:style-name="ce118" office:value-type="string" calcext:value-type="string">
            <text:p>Bildbearbeitung,Dig. Methoden &amp; Theorien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108" office:value-type="string" calcext:value-type="string">
            <text:p>MA: Vorderasiatische Archäologie/ B.A.: Antike und Orient, Archäologie Europa und Vorderer Orient, Alter Orient</text:p>
          </table:table-cell>
          <table:table-cell table:style-name="ce181" office:value-type="string" calcext:value-type="string">
            <text:p>Einführung in GIS für Archäologen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van Exel</text:p>
          </table:table-cell>
          <table:table-cell table:style-name="ce108"/>
          <table:table-cell table:number-columns-repeated="8"/>
          <table:table-cell table:style-name="ce108"/>
          <table:table-cell table:style-name="ce108" office:value-type="string" calcext:value-type="string">
            <text:p>GI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108" office:value-type="string" calcext:value-type="string">
            <text:p>MA: Vorderasiatische Archäologie, Vor- u. Frühgeschichtliche Archäologie / B.A.: Antike und Orient,Archäologie Europa und Vorderer Orient , Alter Orient</text:p>
          </table:table-cell>
          <table:table-cell table:style-name="ce181" office:value-type="string" calcext:value-type="string">
            <text:p>Digitale Bildbearbeitung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Lerchl</text:p>
          </table:table-cell>
          <table:table-cell table:style-name="ce108" table:number-columns-repeated="10"/>
          <table:table-cell table:style-name="ce108" office:value-type="string" calcext:value-type="string">
            <text:p>Bildbearbeitung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0" office:value-type="string" calcext:value-type="string">
            <text:p><text:s/>Vor- und Frühgeschichtliche Archäologie und Provinzialrömische Archäologie</text:p>
          </table:table-cell>
          <table:table-cell table:style-name="ce149" office:value-type="string" calcext:value-type="string">
            <text:p>Provinzialröm. Archäologie;</text:p>
            <text:p>Archäolog. Europa und Vorderer</text:p>
            <text:p>Orient</text:p>
          </table:table-cell>
          <table:table-cell table:style-name="ce179" office:value-type="string" calcext:value-type="string">
            <text:p/>
            <text:p><text:span text:style-name="T35">Zeichenübung von Kleinfunden aus Bronze und Digitale Bildbearbeitung</text:span></text:p>
          </table:table-cell>
          <table:table-cell table:style-name="ce132" office:value-type="string" calcext:value-type="string">
            <text:p>Übung</text:p>
          </table:table-cell>
          <table:table-cell table:style-name="ce35" office:value-type="string" calcext:value-type="string">
            <text:p>MA</text:p>
          </table:table-cell>
          <table:table-cell table:number-columns-repeated="2" table:style-name="ce108" office:value-type="string" calcext:value-type="string">
            <text:p>Kolbe</text:p>
          </table:table-cell>
          <table:table-cell table:style-name="ce108" table:number-columns-repeated="10"/>
          <table:table-cell table:style-name="ce149" office:value-type="string" calcext:value-type="string">
            <text:p>Bildbearbeitung,Software und Tool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1" office:value-type="string" calcext:value-type="string">
            <text:p>Vor- und Frühgeschichtliche Archäologie und Provinzialrömische Archäologie</text:p>
          </table:table-cell>
          <table:table-cell table:style-name="ce108" office:value-type="string" calcext:value-type="string">
            <text:p>Vor- und Frühgeschichte</text:p>
          </table:table-cell>
          <table:table-cell table:style-name="ce181" office:value-type="string" calcext:value-type="string">
            <text:p>Photogrammetrie: Blockübung</text:p>
          </table:table-cell>
          <table:table-cell table:style-name="ce149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08" office:value-type="string" calcext:value-type="string">
            <text:p>Stremke</text:p>
          </table:table-cell>
          <table:table-cell table:style-name="ce35" office:value-type="string" calcext:value-type="string">
            <text:p>Stremke</text:p>
          </table:table-cell>
          <table:table-cell table:style-name="ce35" table:number-columns-repeated="5"/>
          <table:table-cell table:style-name="ce108" table:number-columns-repeated="5"/>
          <table:table-cell table:style-name="ce108" office:value-type="string" calcext:value-type="string">
            <text:p>3D,Visualisierung,Dig. Methoden &amp; Theori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table:style-name="ce10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42" office:value-type="string" calcext:value-type="string">
            <text:p>Geschichte</text:p>
          </table:table-cell>
          <table:table-cell table:style-name="ce132" office:value-type="string" calcext:value-type="string">
            <text:p><text:span text:style-name="T11">Geschichte: Historische Grundwissenschaft</text:span></text:p>
            <text:p/>
          </table:table-cell>
          <table:table-cell table:style-name="ce149" office:value-type="string" calcext:value-type="string">
            <text:p>Einführung in die Methoden der Digital humanities: Semantic</text:p>
            <text:p>web für Historiker</text:p>
          </table:table-cell>
          <table:table-cell table:style-name="ce150" office:value-type="string" calcext:value-type="string">
            <text:p>Übung</text:p>
          </table:table-cell>
          <table:table-cell table:style-name="ce150"/>
          <table:table-cell table:style-name="ce108" office:value-type="string" calcext:value-type="string">
            <text:p>Hiltmann</text:p>
          </table:table-cell>
          <table:table-cell table:style-name="ce150" office:value-type="string" calcext:value-type="string">
            <text:p>Hiltmann</text:p>
          </table:table-cell>
          <table:table-cell table:style-name="ce150" table:number-columns-repeated="5"/>
          <table:table-cell table:style-name="ce149" table:number-columns-repeated="5"/>
          <table:table-cell table:style-name="ce149" office:value-type="string" calcext:value-type="string">
            <text:p>Dig. Methoden &amp; Theorien,Online-Ressourcen,Webtechnologien,Digitale Datenauswertung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table:style-name="ce10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32" office:value-type="string" calcext:value-type="string">
            <text:p>Historisches Seminar, Abteilung für Ur- und Frühgeschichtliche Archäologie</text:p>
          </table:table-cell>
          <table:table-cell table:style-name="ce132" office:value-type="string" calcext:value-type="string">
            <text:p>Master Modul 2</text:p>
          </table:table-cell>
          <table:table-cell table:style-name="ce181" office:value-type="string" calcext:value-type="string">
            <text:p>Geographische Informationssysteme (GIS) in der Archäologie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MA</text:p>
          </table:table-cell>
          <table:table-cell table:style-name="ce149" office:value-type="string" calcext:value-type="string">
            <text:p>Tappert, Claudia</text:p>
          </table:table-cell>
          <table:table-cell office:value-type="string" calcext:value-type="string">
            <text:p>Tappert</text:p>
          </table:table-cell>
          <table:table-cell office:value-type="string" calcext:value-type="string">
            <text:p><text:s/>Claudia</text:p>
          </table:table-cell>
          <table:table-cell table:number-columns-repeated="4"/>
          <table:table-cell table:style-name="ce150" table:number-columns-repeated="4"/>
          <table:table-cell/>
          <table:table-cell table:style-name="ce149" office:value-type="string" calcext:value-type="string">
            <text:p>Bildbearbeitung,Datenbanken,Datenmanagement,Digitalisierung,GIS,Metadaten,Online-Ressourcen,Software und Tools,Visualisierung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table:style-name="ce10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32" office:value-type="string" calcext:value-type="string">
            <text:p>Historisches Seminar, Abteilung für Ur- und Frühgeschichtliche Archäologie</text:p>
          </table:table-cell>
          <table:table-cell table:style-name="ce132" office:value-type="string" calcext:value-type="string">
            <text:p>Master Modul 2</text:p>
          </table:table-cell>
          <table:table-cell office:value-type="string" calcext:value-type="string">
            <text:p><text:span text:style-name="T36">Theorie und Anwendung statistischer Methoden zur</text:span></text:p>
            <text:p><text:span text:style-name="T36">Gräberfeld- und Siedlungsanalys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iegmund, Frank</text:p>
          </table:table-cell>
          <table:table-cell office:value-type="string" calcext:value-type="string">
            <text:p>Siegmund</text:p>
          </table:table-cell>
          <table:table-cell office:value-type="string" calcext:value-type="string">
            <text:p><text:s/>Frank</text:p>
          </table:table-cell>
          <table:table-cell table:number-columns-repeated="4"/>
          <table:table-cell table:style-name="ce35" table:number-columns-repeated="4"/>
          <table:table-cell/>
          <table:table-cell office:value-type="string" calcext:value-type="string">
            <text:p>Datenmanagement,Software und Tools,Statistik</text:p>
          </table:table-cell>
          <table:table-cell table:number-columns-repeated="1002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table:style-name="ce10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32" office:value-type="string" calcext:value-type="string">
            <text:p>Klassische Archäologie</text:p>
          </table:table-cell>
          <table:table-cell office:value-type="string" calcext:value-type="string">
            <text:p><text:span text:style-name="T11">Klassische und Frühchristliche Archäologie</text:span></text:p>
            <text:p/>
          </table:table-cell>
          <table:table-cell table:style-name="ce149" office:value-type="string" calcext:value-type="string">
            <text:p>Methoden und Techniken der Numismatik. Bestandskataloge</text:p>
            <text:p>und Vernetzung im digitalen Zeitalt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</text:p>
          </table:table-cell>
          <table:table-cell table:style-name="ce120" office:value-type="string" calcext:value-type="string">
            <text:p>Martin</text:p>
          </table:table-cell>
          <table:table-cell table:style-name="ce120" table:number-columns-repeated="5"/>
          <table:table-cell table:style-name="ce108" table:number-columns-repeated="4"/>
          <table:table-cell/>
          <table:table-cell table:style-name="ce130" office:value-type="string" calcext:value-type="string">
            <text:p>Dig. Methoden &amp; Theorien,Digitale Ressourcen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ker, Bauphysik und Akustik, Architekturgeschichte</text:p>
          </table:table-cell>
          <table:table-cell/>
          <table:table-cell office:value-type="string" calcext:value-type="string">
            <text:p><text:span text:style-name="T11">Historische Rederäume. Möglichkeiten und Grenzen von Rekonstruktionen und computergestützten Simulationen historischer Bauten</text:span></text:p>
            <text:p/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Fron, Gübele, Leistner, Stappmanns</text:p>
          </table:table-cell>
          <table:table-cell table:style-name="ce120" office:value-type="string" calcext:value-type="string">
            <text:p>Fron</text:p>
          </table:table-cell>
          <table:table-cell table:style-name="Default"/>
          <table:table-cell table:style-name="ce120" office:value-type="string" calcext:value-type="string">
            <text:p><text:s/>Gübele</text:p>
          </table:table-cell>
          <table:table-cell table:style-name="Default"/>
          <table:table-cell table:style-name="ce120" office:value-type="string" calcext:value-type="string">
            <text:p><text:s/>Leistner</text:p>
          </table:table-cell>
          <table:table-cell table:style-name="Default"/>
          <table:table-cell table:style-name="ce120" office:value-type="string" calcext:value-type="string">
            <text:p><text:s/>Stappmanns</text:p>
          </table:table-cell>
          <table:table-cell table:style-name="ce108" table:number-columns-repeated="4"/>
          <table:table-cell office:value-type="string" calcext:value-type="string">
            <text:p>3D,Audio und Video,CAD,Dig. Methoden &amp; Theorie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Modul Berufspraxis: BA 4. Sem.</text:p>
          </table:table-cell>
          <table:table-cell table:style-name="ce181" office:value-type="string" calcext:value-type="string">
            <text:p>Datenbanken und Literaturrecherche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08" office:value-type="string" calcext:value-type="string">
            <text:p>Nakaten</text:p>
          </table:table-cell>
          <table:table-cell table:style-name="ce120" office:value-type="string" calcext:value-type="string">
            <text:p>Nakaten</text:p>
          </table:table-cell>
          <table:table-cell table:style-name="ce120" table:number-columns-repeated="5"/>
          <table:table-cell table:style-name="ce108" table:number-columns-repeated="5"/>
          <table:table-cell table:style-name="ce108" office:value-type="string" calcext:value-type="string">
            <text:p>Datenbank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Alte Geschichte / Geschichtswissenschaft</text:p>
          </table:table-cell>
          <table:table-cell table:style-name="ce132"/>
          <table:table-cell table:style-name="ce181" office:value-type="string" calcext:value-type="string">
            <text:p>Civitas - die antike Stadt in der APP</text:p>
          </table:table-cell>
          <table:table-cell table:style-name="ce108" office:value-type="string" calcext:value-type="string">
            <text:p>Übung</text:p>
          </table:table-cell>
          <table:table-cell table:style-name="ce200" office:value-type="string" calcext:value-type="string">
            <text:p>BA, MA</text:p>
          </table:table-cell>
          <table:table-cell table:style-name="ce108" office:value-type="string" calcext:value-type="string">
            <text:p>Panzram</text:p>
          </table:table-cell>
          <table:table-cell table:style-name="ce119" office:value-type="string" calcext:value-type="string">
            <text:p>Panzram</text:p>
          </table:table-cell>
          <table:table-cell table:style-name="ce119" table:number-columns-repeated="5"/>
          <table:table-cell table:style-name="ce35" table:number-columns-repeated="4"/>
          <table:table-cell/>
          <table:table-cell table:style-name="ce149" office:value-type="string" calcext:value-type="string">
            <text:p>Webtechnologien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office:value-type="string" calcext:value-type="string">
            <text:p><text:span text:style-name="T4">QGIS - Eine Einführung in Geo-Informationssysteme für</text:span></text:p>
            <text:p><text:span text:style-name="T4">Studierende der Geisteswissenschaften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voboda</text:p>
          </table:table-cell>
          <table:table-cell table:style-name="ce119" office:value-type="string" calcext:value-type="string">
            <text:p>Svoboda</text:p>
          </table:table-cell>
          <table:table-cell table:style-name="ce119" table:number-columns-repeated="5"/>
          <table:table-cell table:style-name="ce108" table:number-columns-repeated="5"/>
          <table:table-cell office:value-type="string" calcext:value-type="string">
            <text:p>GIS,Visualisierung,Datenpräsentatio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181" office:value-type="string" calcext:value-type="string">
            <text:p>Von der Textauszeichnung ins Web mit XSLT</text:p>
          </table:table-cell>
          <table:table-cell table:style-name="ce10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08" office:value-type="string" calcext:value-type="string">
            <text:p>Körner, <text:s/>Schwabe</text:p>
          </table:table-cell>
          <table:table-cell table:style-name="ce119" office:value-type="string" calcext:value-type="string">
            <text:p>Körner</text:p>
          </table:table-cell>
          <table:table-cell table:style-name="Default"/>
          <table:table-cell table:style-name="ce119" office:value-type="string" calcext:value-type="string">
            <text:p>Schwabe</text:p>
          </table:table-cell>
          <table:table-cell table:style-name="ce119" table:number-columns-repeated="3"/>
          <table:table-cell table:style-name="ce108" table:number-columns-repeated="5"/>
          <table:table-cell office:value-type="string" calcext:value-type="string">
            <text:p>Dig. Editieren,Auszeichnungssprachen</text:p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188" office:value-type="string" calcext:value-type="string">
            <text:p>Webbasierte Präsentation räumlicher Daten in den Geisteswissenschaften</text:p>
          </table:table-cell>
          <table:table-cell table:style-name="ce10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08" office:value-type="string" calcext:value-type="string">
            <text:p>Svoboda, Derntl</text:p>
          </table:table-cell>
          <table:table-cell table:style-name="ce119" office:value-type="string" calcext:value-type="string">
            <text:p>Svoboda</text:p>
          </table:table-cell>
          <table:table-cell table:style-name="Default"/>
          <table:table-cell table:style-name="ce119" office:value-type="string" calcext:value-type="string">
            <text:p><text:s/>Derntl</text:p>
          </table:table-cell>
          <table:table-cell table:style-name="ce119" table:number-columns-repeated="3"/>
          <table:table-cell table:style-name="ce108" table:number-columns-repeated="5"/>
          <table:table-cell office:value-type="string" calcext:value-type="string">
            <text:p>Datenpräsentation,Visualisierung,Internet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, Mittelalterliche Geschichte</text:p>
          </table:table-cell>
          <table:table-cell table:style-name="ce181" office:value-type="string" calcext:value-type="string">
            <text:p>Digitales Edieren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style-name="ce108" office:value-type="string" calcext:value-type="string">
            <text:p>Schwabe</text:p>
          </table:table-cell>
          <table:table-cell table:style-name="ce119" office:value-type="string" calcext:value-type="string">
            <text:p>Schwabe</text:p>
          </table:table-cell>
          <table:table-cell table:style-name="ce119" table:number-columns-repeated="5"/>
          <table:table-cell table:style-name="ce108" table:number-columns-repeated="4"/>
          <table:table-cell table:style-name="ce149"/>
          <table:table-cell table:style-name="ce78" office:value-type="string" calcext:value-type="string">
            <text:p>Dig. Editieren,Dig. Methoden &amp; Theorien,Textanalyse,Software und Tools</text:p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143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181" office:value-type="string" calcext:value-type="string">
            <text:p>Introduction to Archaeological Remote Sensing</text:p>
          </table:table-cell>
          <table:table-cell table:style-name="ce149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49" office:value-type="string" calcext:value-type="string">
            <text:p>Herrmann, </text:p>
            <text:p>Jason</text:p>
          </table:table-cell>
          <table:table-cell table:style-name="ce119" office:value-type="string" calcext:value-type="string">
            <text:p>Herrmann</text:p>
          </table:table-cell>
          <table:table-cell table:style-name="Default"/>
          <table:table-cell table:style-name="ce119" office:value-type="string" calcext:value-type="string">
            <text:p>Jason</text:p>
          </table:table-cell>
          <table:table-cell table:style-name="ce119" table:number-columns-repeated="3"/>
          <table:table-cell table:style-name="ce108" table:number-columns-repeated="4"/>
          <table:table-cell table:style-name="ce150"/>
          <table:table-cell table:style-name="ce149" office:value-type="string" calcext:value-type="string">
            <text:p>Dig. Methoden &amp; Theorien,Digitale Vermessung,Photogrammetrie</text:p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143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189" office:value-type="string" calcext:value-type="string">
            <text:p>Einführung in das Laserscanning in Kunstgeschichte und Archäologie</text:p>
          </table:table-cell>
          <table:table-cell table:style-name="ce149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50" office:value-type="string" calcext:value-type="string">
            <text:p>Lang</text:p>
          </table:table-cell>
          <table:table-cell table:style-name="ce119" office:value-type="string" calcext:value-type="string">
            <text:p>Lang</text:p>
          </table:table-cell>
          <table:table-cell table:style-name="ce119" table:number-columns-repeated="5"/>
          <table:table-cell table:style-name="ce35" table:number-columns-repeated="5"/>
          <table:table-cell table:style-name="ce130" office:value-type="string" calcext:value-type="string">
            <text:p>Laserscanning,Digitale Datenauswertung,Dig. Methoden &amp; Theorien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143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 / Klassische Archäologie</text:span></text:p>
          </table:table-cell>
          <table:table-cell table:style-name="ce35" office:value-type="string" calcext:value-type="string">
            <text:p><text:span text:style-name="T34">Online-Präsentation archäologischer Projekte: Aufbau,</text:span></text:p>
            <text:p><text:span text:style-name="T34">Inhalte, WebGIS</text:span></text:p>
          </table:table-cell>
          <table:table-cell table:style-name="ce35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35" office:value-type="string" calcext:value-type="string">
            <text:p>Svoboda, Jablonka</text:p>
          </table:table-cell>
          <table:table-cell table:style-name="ce119" office:value-type="string" calcext:value-type="string">
            <text:p>Svoboda</text:p>
          </table:table-cell>
          <table:table-cell table:style-name="ce119" office:value-type="string" calcext:value-type="string">
            <text:p><text:s/>Jablonka</text:p>
          </table:table-cell>
          <table:table-cell table:style-name="ce119" table:number-columns-repeated="4"/>
          <table:table-cell table:style-name="ce150" table:number-columns-repeated="4"/>
          <table:table-cell table:style-name="ce108"/>
          <table:table-cell table:style-name="ce130" office:value-type="string" calcext:value-type="string">
            <text:p>GIS,Software und Tools,Visualisierung,Datenpräsentation,Internet,Web-Kartierung</text:p>
          </table:table-cell>
          <table:table-cell table:number-columns-repeated="1002"/>
        </table:table-row>
        <table:table-row table:style-name="ro5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7">Ur- und</text:span></text:p>
            <text:p><text:span text:style-name="T7">Frühgeschichte und Archäologie</text:span></text:p>
            <text:p><text:span text:style-name="T7">des Mittelalters </text:span></text:p>
          </table:table-cell>
          <table:table-cell table:style-name="ce149" office:value-type="string" calcext:value-type="string">
            <text:p>Ur- und Frühgeschichtliche</text:p>
            <text:p>Archäologie/ Archäologie des</text:p>
            <text:p>Mittelalter</text:p>
          </table:table-cell>
          <table:table-cell table:style-name="ce190" office:value-type="string" calcext:value-type="string">
            <text:p><text:span text:style-name="T32">3D-Modellierung in Kunstgeschichte und Archäologie für Fortgeschrittene</text:span></text:p>
            <text:p/>
          </table:table-cell>
          <table:table-cell table:style-name="ce35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08" office:value-type="string" calcext:value-type="string">
            <text:p>Lang</text:p>
          </table:table-cell>
          <table:table-cell table:style-name="ce119" office:value-type="string" calcext:value-type="string">
            <text:p>Lang</text:p>
          </table:table-cell>
          <table:table-cell table:style-name="ce119" table:number-columns-repeated="5"/>
          <table:table-cell table:number-columns-repeated="4"/>
          <table:table-cell table:style-name="ce108"/>
          <table:table-cell table:style-name="ce143" office:value-type="string" calcext:value-type="string">
            <text:p>3D-Modellierung,Dig. Methoden &amp; Theorien,Software und Tools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7">Ur- und</text:span></text:p>
            <text:p><text:span text:style-name="T7">Frühgeschichte und Archäologie</text:span></text:p>
            <text:p><text:span text:style-name="T7">des Mittelalters </text:span></text:p>
          </table:table-cell>
          <table:table-cell table:style-name="ce149" office:value-type="string" calcext:value-type="string">
            <text:p>Naturwissenschaftliche</text:p>
            <text:p>Archäologie/ Ur- und</text:p>
            <text:p><text:span text:style-name="T5">Frühgeschichtliche Archäologie / Archäologie des Mittelalters</text:span></text:p>
          </table:table-cell>
          <table:table-cell table:style-name="ce181" office:value-type="string" calcext:value-type="string">
            <text:p>Material culture and 3D imaging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08" office:value-type="string" calcext:value-type="string">
            <text:p>Bretzke</text:p>
          </table:table-cell>
          <table:table-cell table:style-name="ce119" office:value-type="string" calcext:value-type="string">
            <text:p>Bretzke</text:p>
          </table:table-cell>
          <table:table-cell table:style-name="ce119" table:number-columns-repeated="5"/>
          <table:table-cell table:number-columns-repeated="4"/>
          <table:table-cell table:style-name="ce108"/>
          <table:table-cell table:style-name="ce149" office:value-type="string" calcext:value-type="string">
            <text:p>3D-Modellierung,Visualisierung</text:p>
          </table:table-cell>
          <table:table-cell table:number-columns-repeated="1002"/>
        </table:table-row>
        <table:table-row table:style-name="ro4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7">Ur- und</text:span></text:p>
            <text:p><text:span text:style-name="T7">Frühgeschichte und Archäologie</text:span></text:p>
            <text:p><text:span text:style-name="T7">des Mittelalters </text:span></text:p>
          </table:table-cell>
          <table:table-cell table:style-name="ce108" office:value-type="string" calcext:value-type="string">
            <text:p>Ur- und Frühgeschichte/ Archäologie des Mittelalters</text:p>
          </table:table-cell>
          <table:table-cell table:style-name="ce181" office:value-type="string" calcext:value-type="string">
            <text:p>Räumliche Analyse und GIS</text:p>
          </table:table-cell>
          <table:table-cell table:style-name="ce108" office:value-type="string" calcext:value-type="string">
            <text:p>Übung</text:p>
          </table:table-cell>
          <table:table-cell table:style-name="ce201" office:value-type="string" calcext:value-type="string">
            <text:p>MA</text:p>
          </table:table-cell>
          <table:table-cell table:style-name="ce108" office:value-type="string" calcext:value-type="string">
            <text:p>Jablonka</text:p>
          </table:table-cell>
          <table:table-cell table:style-name="ce119" office:value-type="string" calcext:value-type="string">
            <text:p>Jablonka</text:p>
          </table:table-cell>
          <table:table-cell table:style-name="ce119" table:number-columns-repeated="5"/>
          <table:table-cell table:style-name="ce120" table:number-columns-repeated="4"/>
          <table:table-cell table:style-name="ce35"/>
          <table:table-cell office:value-type="string" calcext:value-type="string">
            <text:p>GIS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7">Ur- und</text:span></text:p>
            <text:p><text:span text:style-name="T7">Frühgeschichte und Archäologie</text:span></text:p>
            <text:p><text:span text:style-name="T7">des Mittelalters </text:span></text:p>
          </table:table-cell>
          <table:table-cell table:style-name="ce108" office:value-type="string" calcext:value-type="string">
            <text:p>Ur- und Frühgeschichte/ Archäologie des Mittelalters</text:p>
          </table:table-cell>
          <table:table-cell table:style-name="ce149" office:value-type="string" calcext:value-type="string">
            <text:p>TArchIT-Tutorium zu computergestützten Methoden der</text:p>
            <text:p>Feldarchäologie und der Analyse archäologischer Fachdaten</text:p>
          </table:table-cell>
          <table:table-cell table:style-name="ce35" office:value-type="string" calcext:value-type="string">
            <text:p>Übung</text:p>
          </table:table-cell>
          <table:table-cell table:style-name="ce132" office:value-type="string" calcext:value-type="string">
            <text:p>MA</text:p>
          </table:table-cell>
          <table:table-cell table:style-name="ce35"/>
          <table:table-cell table:style-name="ce120"/>
          <table:table-cell table:style-name="Default"/>
          <table:table-cell table:style-name="ce119" table:number-columns-repeated="4"/>
          <table:table-cell table:style-name="ce120" table:number-columns-repeated="4"/>
          <table:table-cell table:style-name="ce108"/>
          <table:table-cell table:style-name="ce131" office:value-type="string" calcext:value-type="string">
            <text:p>Dig. Methoden &amp; Theorien,Datenbanken,Fotografie,Statistik,Digitale Vermessung,Software und Tools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108" office:value-type="string" calcext:value-type="string">
            <text:p>BA Digital Humanities HF/NF <text:s/>Klassische Philologie</text:p>
          </table:table-cell>
          <table:table-cell table:style-name="ce181" office:value-type="string" calcext:value-type="string">
            <text:p>Datenbanken zur Antike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</text:p>
          </table:table-cell>
          <table:table-cell table:style-name="ce108" office:value-type="string" calcext:value-type="string">
            <text:p>Essler</text:p>
          </table:table-cell>
          <table:table-cell table:style-name="ce119" office:value-type="string" calcext:value-type="string">
            <text:p>Essler</text:p>
          </table:table-cell>
          <table:table-cell table:style-name="Default" table:number-columns-repeated="5"/>
          <table:table-cell table:style-name="ce120" table:number-columns-repeated="4"/>
          <table:table-cell table:style-name="ce108"/>
          <table:table-cell table:style-name="ce108" office:value-type="string" calcext:value-type="string">
            <text:p>Datenbanken,Digitalisierung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108" office:value-type="string" calcext:value-type="string">
            <text:p>BA Digitial Humanities HF/NF</text:p>
          </table:table-cell>
          <table:table-cell table:style-name="ce181" office:value-type="string" calcext:value-type="string">
            <text:p>Digitale Objekte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</text:p>
          </table:table-cell>
          <table:table-cell table:style-name="ce108" office:value-type="string" calcext:value-type="string">
            <text:p>Essler</text:p>
          </table:table-cell>
          <table:table-cell table:style-name="ce120" office:value-type="string" calcext:value-type="string">
            <text:p>Essler</text:p>
          </table:table-cell>
          <table:table-cell table:style-name="ce120" table:number-columns-repeated="7"/>
          <table:table-cell table:style-name="ce119" table:number-columns-repeated="2"/>
          <table:table-cell table:style-name="ce108"/>
          <table:table-cell table:style-name="ce149" office:value-type="string" calcext:value-type="string">
            <text:p>Digitalisierung,Metadaten,Bildbearbeitung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108" office:value-type="string" calcext:value-type="string">
            <text:p>Alte Geschichte Mag Geschichte (Ba/ MA/ Mag/ LA) Digital <text:s/>Humanities MA</text:p>
          </table:table-cell>
          <table:table-cell table:style-name="ce181" office:value-type="string" calcext:value-type="string">
            <text:p>Zur Erstellung von Politik- und Konfliktsimulationen</text:p>
          </table:table-cell>
          <table:table-cell table:style-name="ce108" office:value-type="string" calcext:value-type="string">
            <text:p>Praktikum</text:p>
          </table:table-cell>
          <table:table-cell table:style-name="ce201" office:value-type="string" calcext:value-type="string">
            <text:p>BA, MA</text:p>
          </table:table-cell>
          <table:table-cell table:style-name="ce108" office:value-type="string" calcext:value-type="string">
            <text:p>Wintjes</text:p>
          </table:table-cell>
          <table:table-cell table:style-name="ce119" office:value-type="string" calcext:value-type="string">
            <text:p>Wintjes</text:p>
          </table:table-cell>
          <table:table-cell table:style-name="ce119" table:number-columns-repeated="9"/>
          <table:table-cell table:style-name="ce108"/>
          <table:table-cell table:number-columns-repeated="100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108"/>
          <table:table-cell table:style-name="ce181" office:value-type="string" calcext:value-type="string">
            <text:p>Einführung in die Konfliktsimulation</text:p>
          </table:table-cell>
          <table:table-cell table:style-name="ce149" office:value-type="string" calcext:value-type="string">
            <text:p>Praktikum</text:p>
          </table:table-cell>
          <table:table-cell table:style-name="ce132" office:value-type="string" calcext:value-type="string">
            <text:p>BA, MA</text:p>
          </table:table-cell>
          <table:table-cell table:style-name="ce108" office:value-type="string" calcext:value-type="string">
            <text:p>Wintjes</text:p>
          </table:table-cell>
          <table:table-cell table:style-name="ce119" office:value-type="string" calcext:value-type="string">
            <text:p>Wintjes</text:p>
          </table:table-cell>
          <table:table-cell table:style-name="ce119" table:number-columns-repeated="9"/>
          <table:table-cell table:style-name="ce108"/>
          <table:table-cell table:style-name="ce143" office:value-type="string" calcext:value-type="string">
            <text:p>Digital Humanitie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149" office:value-type="string" calcext:value-type="string">
            <text:p>Geschichte (BA/ MA / Mag /LA)</text:p>
            <text:p>Digital Humanities BA</text:p>
          </table:table-cell>
          <table:table-cell table:style-name="ce181" office:value-type="string" calcext:value-type="string">
            <text:p>Digitale Kartographie I (Basiskurs)</text:p>
          </table:table-cell>
          <table:table-cell table:style-name="ce149" office:value-type="string" calcext:value-type="string">
            <text:p>Praktikum</text:p>
          </table:table-cell>
          <table:table-cell table:style-name="ce132" office:value-type="string" calcext:value-type="string">
            <text:p>BA, MA</text:p>
          </table:table-cell>
          <table:table-cell table:style-name="ce108" office:value-type="string" calcext:value-type="string">
            <text:p>Naser</text:p>
          </table:table-cell>
          <table:table-cell table:style-name="ce119" office:value-type="string" calcext:value-type="string">
            <text:p>Naser</text:p>
          </table:table-cell>
          <table:table-cell table:style-name="ce119" table:number-columns-repeated="9"/>
          <table:table-cell table:style-name="ce35"/>
          <table:table-cell table:style-name="ce78" office:value-type="string" calcext:value-type="string">
            <text:p>GIS,Software und Tools,Dig. Methoden &amp; Theori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Klassische Philologie</text:p>
          </table:table-cell>
          <table:table-cell table:style-name="ce108" office:value-type="string" calcext:value-type="string">
            <text:p>BA Griechisch HF/NF</text:p>
          </table:table-cell>
          <table:table-cell table:style-name="ce108" office:value-type="string" calcext:value-type="string">
            <text:p><text:span text:style-name="T37">Online Approaches to Editing Greek literature - Neue</text:span></text:p>
            <text:p><text:span text:style-name="T37">Möglichkeiten von Online-Editionen griechischer Texte</text:span></text:p>
          </table:table-cell>
          <table:table-cell table:style-name="ce35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35" office:value-type="string" calcext:value-type="string">
            <text:p>Essler</text:p>
          </table:table-cell>
          <table:table-cell table:style-name="ce119" office:value-type="string" calcext:value-type="string">
            <text:p>Essler</text:p>
          </table:table-cell>
          <table:table-cell table:style-name="ce119" table:number-columns-repeated="9"/>
          <table:table-cell table:style-name="ce150"/>
          <table:table-cell office:value-type="string" calcext:value-type="string">
            <text:p>Textanalyse,Digitale Ressourc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Universitätsbibliothek</text:p>
          </table:table-cell>
          <table:table-cell table:style-name="ce150" office:value-type="string" calcext:value-type="string">
            <text:p>Gruppe 04/09: Geschichte BA</text:p>
          </table:table-cell>
          <table:table-cell table:style-name="ce150" office:value-type="string" calcext:value-type="string">
            <text:p>I<text:span text:style-name="T34">nformationskompetenz für Studierende der</text:span></text:p>
            <text:p><text:span text:style-name="T4">Geisteswissenschaften, Basiskurs</text:span></text:p>
          </table:table-cell>
          <table:table-cell table:style-name="ce150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50" office:value-type="string" calcext:value-type="string">
            <text:p>Blümig</text:p>
          </table:table-cell>
          <table:table-cell table:style-name="ce119" office:value-type="string" calcext:value-type="string">
            <text:p>Blümig</text:p>
          </table:table-cell>
          <table:table-cell table:style-name="ce119" table:number-columns-repeated="9"/>
          <table:table-cell/>
          <table:table-cell office:value-type="string" calcext:value-type="string">
            <text:p>Online-Ressourcen</text:p>
          </table:table-cell>
          <table:table-cell table:number-columns-repeated="1002"/>
        </table:table-row>
        <table:table-row table:style-name="ro50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Archäologie</text:p>
          </table:table-cell>
          <table:table-cell table:style-name="ce144" office:value-type="string" calcext:value-type="string">
            <text:p>BA-neu 8, MA-alt und -neu 7</text:p>
          </table:table-cell>
          <table:table-cell table:style-name="ce191" office:value-type="string" calcext:value-type="string">
            <text:p><text:span text:style-name="T11">Digitale Vermittlung auf mobilen Endgeräten.</text:span></text:p>
            <text:p><text:span text:style-name="T11">Vom Audioguide zum User Generated Content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semann</text:p>
          </table:table-cell>
          <table:table-cell table:style-name="ce119" office:value-type="string" calcext:value-type="string">
            <text:p>Wesemann</text:p>
          </table:table-cell>
          <table:table-cell table:style-name="ce119" table:number-columns-repeated="9"/>
          <table:table-cell table:number-columns-repeated="1004"/>
        </table:table-row>
        <table:table-row table:style-name="ro9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Geschichtswissenschaft</text:p>
          </table:table-cell>
          <table:table-cell office:value-type="string" calcext:value-type="string">
            <text:p>BA Ur- und Frühgeschichte</text:p>
          </table:table-cell>
          <table:table-cell table:style-name="ce192" office:value-type="string" calcext:value-type="string">
            <text:p>Geoinformationssysteme in der Achäologie</text:p>
          </table:table-cell>
          <table:table-cell table:style-name="ce132" office:value-type="string" calcext:value-type="string">
            <text:p>Seminar</text:p>
          </table:table-cell>
          <table:table-cell table:style-name="ce119" office:value-type="string" calcext:value-type="string">
            <text:p>BA</text:p>
          </table:table-cell>
          <table:table-cell office:value-type="string" calcext:value-type="string">
            <text:p>Song</text:p>
          </table:table-cell>
          <table:table-cell table:style-name="ce119" office:value-type="string" calcext:value-type="string">
            <text:p>Song</text:p>
          </table:table-cell>
          <table:table-cell table:style-name="ce119" table:number-columns-repeated="9"/>
          <table:table-cell table:style-name="ce120"/>
          <table:table-cell table:style-name="ce120" office:value-type="string" calcext:value-type="string">
            <text:p>GIS,Digitale Dokumentation</text:p>
          </table:table-cell>
          <table:table-cell table:number-columns-repeated="1002"/>
        </table:table-row>
        <table:table-row table:style-name="ro3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table:style-name="ce120" office:value-type="string" calcext:value-type="string">
            <text:p>Vor- und Frühgeschichte:</text:p>
            <text:p>VFG-MAG: M5, M13; VFG-BA-</text:p>
            <text:p>HF: M2, M8, M9, M16; VFG-</text:p>
            <text:p>BA-NF: M1, M6; VFG-MA: M2.</text:p>
          </table:table-cell>
          <table:table-cell table:style-name="ce193" office:value-type="string" calcext:value-type="string">
            <text:p><text:span text:style-name="T38">Digitale Methoden und ihre Anwendung in der</text:span></text:p>
            <text:p><text:span text:style-name="T38">Archäologie</text:span></text:p>
          </table:table-cell>
          <table:table-cell table:style-name="ce193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20" office:value-type="string" calcext:value-type="string">
            <text:p>Bringemeier,</text:p>
            <text:p>Linde, Richter</text:p>
          </table:table-cell>
          <table:table-cell office:value-type="string" calcext:value-type="string">
            <text:p>Bringemeier</text:p>
          </table:table-cell>
          <table:table-cell/>
          <table:table-cell office:value-type="string" calcext:value-type="string">
            <text:p>Linde</text:p>
          </table:table-cell>
          <table:table-cell table:style-name="Default"/>
          <table:table-cell office:value-type="string" calcext:value-type="string">
            <text:p><text:s/>Richter</text:p>
          </table:table-cell>
          <table:table-cell table:number-columns-repeated="3"/>
          <table:table-cell table:style-name="ce119" table:number-columns-repeated="2"/>
          <table:table-cell table:style-name="ce120"/>
          <table:table-cell table:style-name="ce78" office:value-type="string" calcext:value-type="string">
            <text:p>Software und Tools,Visualisierung,GIS,Datenbanken,Datenmanagement,Datenpräsentation,Bildbearbeitung,Dig. Methoden &amp; Theorien,Digitalisierung,Digitale Ressourcen</text:p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20" office:value-type="string" calcext:value-type="string">
            <text:p>BA: Antike Kulturen,</text:p>
            <text:p>Archäologie der Klassischen</text:p>
            <text:p><text:span text:style-name="T9">und Byzantinischen Welt / MA: Klassische Archäologie, Deutsche Philologie,</text:span></text:p>
            <text:p><text:span text:style-name="T9">Anglistik, Komparatistik,</text:span></text:p>
            <text:p><text:span text:style-name="T9">Angewandte Informatik</text:span></text:p>
          </table:table-cell>
          <table:table-cell table:style-name="ce193" office:value-type="string" calcext:value-type="string">
            <text:p>Digital Humanities. An Introduction</text:p>
          </table:table-cell>
          <table:table-cell table:style-name="ce132" office:value-type="string" calcext:value-type="string">
            <text:p>Vorlesung</text:p>
          </table:table-cell>
          <table:table-cell table:style-name="ce132" office:value-type="string" calcext:value-type="string">
            <text:p>BA, MA</text:p>
          </table:table-cell>
          <table:table-cell table:style-name="ce120" office:value-type="string" calcext:value-type="string">
            <text:p>Langner,</text:p>
            <text:p>Lauer,</text:p>
            <text:p>Sporleder</text:p>
          </table:table-cell>
          <table:table-cell table:style-name="ce203" office:value-type="string" calcext:value-type="string">
            <text:p>Langner</text:p>
          </table:table-cell>
          <table:table-cell table:style-name="Default"/>
          <table:table-cell table:style-name="Default" office:value-type="string" calcext:value-type="string">
            <text:p>Lauer</text:p>
          </table:table-cell>
          <table:table-cell/>
          <table:table-cell table:style-name="Default" office:value-type="string" calcext:value-type="string">
            <text:p>Sporleder</text:p>
          </table:table-cell>
          <table:table-cell table:number-columns-repeated="3"/>
          <table:table-cell table:style-name="ce119" table:number-columns-repeated="2"/>
          <table:table-cell table:style-name="ce120"/>
          <table:table-cell table:style-name="ce120" office:value-type="string" calcext:value-type="string">
            <text:p>Digital Humanities,Digitale Ressourcen,Dig. Editieren,Dig. Methoden &amp; Theorien,DigitaleDatenauswertung,3D Scan,Photogrammetrie,Software und Tools,Statistik,Textanalyse,Programmierung,Online-Ressourcen,Metadaten,Visualisierung,Webtechnologien,Datenbanken,Datenmanagement,Auszeichnungssprachen,Digitale Dokumentation</text:p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20" office:value-type="string" calcext:value-type="string">
            <text:p>BA Antike Kulturen, BA</text:p>
            <text:p>Archäologie der Klassischen</text:p>
            <text:p>und Byzantinischen Welt,</text:p>
            <text:p>MA Klassische Archäologie,</text:p>
            <text:p>MA Angewandte Informatik</text:p>
            <text:p>(Digital Humanities)</text:p>
          </table:table-cell>
          <table:table-cell table:style-name="ce193" office:value-type="string" calcext:value-type="string">
            <text:p><text:span text:style-name="T38">Objekte im Kreuzverhör: Erstellung von e-</text:span></text:p>
            <text:p><text:span text:style-name="T38">learning Komponenten</text:span></text:p>
          </table:table-cell>
          <table:table-cell table:style-name="ce193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20" office:value-type="string" calcext:value-type="string">
            <text:p>Langner,</text:p>
            <text:p>Sporleder</text:p>
          </table:table-cell>
          <table:table-cell table:style-name="ce203" office:value-type="string" calcext:value-type="string">
            <text:p>Langner</text:p>
          </table:table-cell>
          <table:table-cell table:style-name="ce203"/>
          <table:table-cell table:style-name="Default" office:value-type="string" calcext:value-type="string">
            <text:p>Sporleder</text:p>
          </table:table-cell>
          <table:table-cell table:style-name="ce203"/>
          <table:table-cell table:style-name="Default"/>
          <table:table-cell table:style-name="ce203" table:number-columns-repeated="3"/>
          <table:table-cell table:style-name="ce119" table:number-columns-repeated="3"/>
          <table:table-cell table:style-name="ce120" office:value-type="string" calcext:value-type="string">
            <text:p>Photogrammetrie,Software und Tools,</text:p>
            <text:p>Online-Ressourcen,Internet,Datenbanken,</text:p>
            <text:p>Bildbearbeitung,3D Scan,Dig. Methoden &amp; Theorien,Digitale</text:p>
            <text:p>Ressourcen,3D</text:p>
          </table:table-cell>
          <table:table-cell table:number-columns-repeated="1002"/>
        </table:table-row>
        <table:table-row table:style-name="ro5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44" office:value-type="string" calcext:value-type="string">
            <text:p>IWR - Interdisziplinäres Zentrum für wissenschaftliches Rechnen</text:p>
          </table:table-cell>
          <table:table-cell table:style-name="ce120" office:value-type="string" calcext:value-type="string">
            <text:p>BSc/MSc Angewandte</text:p>
            <text:p>Informatik</text:p>
          </table:table-cell>
          <table:table-cell table:style-name="ce120" office:value-type="string" calcext:value-type="string">
            <text:p><text:span text:style-name="T39">Einführung in das maschinelle Sehen in 3D</text:span></text:p>
          </table:table-cell>
          <table:table-cell table:style-name="ce198" office:value-type="string" calcext:value-type="string">
            <text:p>Vorlesung</text:p>
          </table:table-cell>
          <table:table-cell office:value-type="string" calcext:value-type="string">
            <text:p>BA, MA, Doktoranden</text:p>
          </table:table-cell>
          <table:table-cell table:style-name="ce119" office:value-type="string" calcext:value-type="string">
            <text:p>Mara</text:p>
          </table:table-cell>
          <table:table-cell table:style-name="Default" office:value-type="string" calcext:value-type="string">
            <text:p>Mara</text:p>
          </table:table-cell>
          <table:table-cell table:style-name="Default" table:number-columns-repeated="7"/>
          <table:table-cell table:style-name="ce119" table:number-columns-repeated="3"/>
          <table:table-cell table:style-name="ce144" office:value-type="string" calcext:value-type="string">
            <text:p>Photogrammetrie,Bildbearbeitung,3D Scan,Digitale Dokumentation,Digitalisierung,3D</text:p>
          </table:table-cell>
          <table:table-cell table:number-columns-repeated="1002"/>
        </table:table-row>
        <table:table-row table:style-name="ro5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Ur- und Frühgeschichte/Teil</text:p>
            <text:p>der Module Bg3, Bv3, Cg2,</text:p>
            <text:p>Cv2, Dg2, Dv2, Gg2, Gv2</text:p>
          </table:table-cell>
          <table:table-cell table:style-name="ce193" office:value-type="string" calcext:value-type="string">
            <text:p><text:span text:style-name="T40">Einführung in die Analyse von</text:span></text:p>
            <text:p><text:span text:style-name="T40">Siedlungsumfeldern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Hofmann</text:p>
          </table:table-cell>
          <table:table-cell table:style-name="Default" office:value-type="string" calcext:value-type="string">
            <text:p>Hofmann</text:p>
          </table:table-cell>
          <table:table-cell table:style-name="Default" table:number-columns-repeated="7"/>
          <table:table-cell table:style-name="ce120" table:number-columns-repeated="2"/>
          <table:table-cell table:style-name="ce119"/>
          <table:table-cell table:style-name="ce120" office:value-type="string" calcext:value-type="string">
            <text:p>Visualisierung,GIS,</text:p>
            <text:p>Digitale Datenauswertung</text:p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Bg3, Bv3, Cg2, Cv2, Dg2,</text:p>
            <text:p>Dv2, Gg2, Gv2</text:p>
          </table:table-cell>
          <table:table-cell table:style-name="ce193" office:value-type="string" calcext:value-type="string">
            <text:p><text:span text:style-name="T40">Schnurkeramik in Mitteldeutschland. Gräber</text:span></text:p>
            <text:p><text:span text:style-name="T40">und ihre Analyse (200132)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Rinne</text:p>
          </table:table-cell>
          <table:table-cell office:value-type="string" calcext:value-type="string">
            <text:p>Rinne</text:p>
          </table:table-cell>
          <table:table-cell/>
          <table:table-cell table:style-name="Default" table:number-columns-repeated="6"/>
          <table:table-cell table:style-name="ce119" table:number-columns-repeated="3"/>
          <table:table-cell table:style-name="ce120" office:value-type="string" calcext:value-type="string">
            <text:p>GIS,Digitale Datenauswertung</text:p>
          </table:table-cell>
          <table:table-cell table:number-columns-repeated="1002"/>
        </table:table-row>
        <table:table-row table:style-name="ro5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Module Bg3, Bv3, Cg2, Cv2,</text:p>
            <text:p>Dg1, Dv1</text:p>
          </table:table-cell>
          <table:table-cell table:style-name="ce194" office:value-type="string" calcext:value-type="string">
            <text:p>Chi-Quadrattest und Korrespondenzanalyse:</text:p>
            <text:p>Praktische Anwendung zweier quantitativer Methoden bei der Analyse von Funden und Befunden (200092)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Müller, Rinne</text:p>
          </table:table-cell>
          <table:table-cell table:style-name="Default" office:value-type="string" calcext:value-type="string">
            <text:p>Müller</text:p>
          </table:table-cell>
          <table:table-cell table:style-name="Default"/>
          <table:table-cell table:style-name="Default" office:value-type="string" calcext:value-type="string">
            <text:p><text:s/>Rinne</text:p>
          </table:table-cell>
          <table:table-cell table:style-name="Default" table:number-columns-repeated="7"/>
          <table:table-cell table:style-name="ce119"/>
          <table:table-cell table:style-name="ce120" office:value-type="string" calcext:value-type="string">
            <text:p>Statistik,Digitale Datenauswertung</text:p>
          </table:table-cell>
          <table:table-cell table:number-columns-repeated="1002"/>
        </table:table-row>
        <table:table-row table:style-name="ro5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Module Bg3, Bv3, Cg2, Cv2,</text:p>
            <text:p>Dg2, Dv2, Gg2, Gv2</text:p>
          </table:table-cell>
          <table:table-cell table:style-name="ce193" office:value-type="string" calcext:value-type="string">
            <text:p><text:span text:style-name="T40">Vielfältige Informationen im Raum. GIS-</text:span></text:p>
            <text:p><text:span text:style-name="T40">Analyse des neolithischen Gräberfeldes Trebur</text:span></text:p>
            <text:p><text:span text:style-name="T40">(200168)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Rinne</text:p>
          </table:table-cell>
          <table:table-cell table:style-name="Default" office:value-type="string" calcext:value-type="string">
            <text:p>Rinne</text:p>
          </table:table-cell>
          <table:table-cell table:style-name="Default" table:number-columns-repeated="9"/>
          <table:table-cell table:style-name="ce119"/>
          <table:table-cell table:style-name="ce120" office:value-type="string" calcext:value-type="string">
            <text:p>GIS,Digitale Datenauswertung,</text:p>
            <text:p>Digitalisierung</text:p>
          </table:table-cell>
          <table:table-cell table:number-columns-repeated="1002"/>
        </table:table-row>
        <table:table-row table:style-name="ro5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19" office:value-type="string" calcext:value-type="string">
            <text:p>Module Eg3, Ev3</text:p>
          </table:table-cell>
          <table:table-cell table:style-name="ce193" office:value-type="string" calcext:value-type="string">
            <text:p><text:span text:style-name="T40">Geländepraktikum zur Vermessung und</text:span></text:p>
            <text:p><text:span text:style-name="T40">geophysikalischen Prospektion (200162)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Rinne</text:p>
          </table:table-cell>
          <table:table-cell table:style-name="Default" office:value-type="string" calcext:value-type="string">
            <text:p>Rinne</text:p>
          </table:table-cell>
          <table:table-cell table:style-name="Default" table:number-columns-repeated="9"/>
          <table:table-cell table:style-name="ce119"/>
          <table:table-cell table:style-name="ce120" office:value-type="string" calcext:value-type="string">
            <text:p>GIS,Geophysik,Digitale</text:p>
            <text:p>Vermessung</text:p>
          </table:table-cell>
          <table:table-cell table:number-columns-repeated="1002"/>
        </table:table-row>
        <table:table-row table:style-name="ro5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Prähistorische und</text:p>
            <text:p>Historische Archäologie</text:p>
          </table:table-cell>
          <table:table-cell table:style-name="ce193" office:value-type="string" calcext:value-type="string">
            <text:p><text:span text:style-name="T40">Geoinformationssysteme (GIS) in der</text:span></text:p>
            <text:p><text:span text:style-name="T40">Historischen Archäologi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Wehner</text:p>
          </table:table-cell>
          <table:table-cell table:style-name="Default" office:value-type="string" calcext:value-type="string">
            <text:p>Wehner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style-name="ce119"/>
          <table:table-cell table:style-name="ce120" office:value-type="string" calcext:value-type="string">
            <text:p>Dig. Editieren,Softwareund Tools,Statistik,Programmierung,Visualisierung,Zeichnen,GIS,Digitale Datenauswertung,EDV,Digital Humanities</text:p>
          </table:table-cell>
          <table:table-cell table:number-columns-repeated="1002"/>
        </table:table-row>
        <table:table-row table:style-name="ro56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Prähistorische und</text:p>
            <text:p>Historische Archäologie</text:p>
          </table:table-cell>
          <table:table-cell table:style-name="ce193" office:value-type="string" calcext:value-type="string">
            <text:p>Nürnberg in der Frühen Neuzeit. Eine Space Syntax Perspektive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Wehner</text:p>
          </table:table-cell>
          <table:table-cell table:style-name="Default" office:value-type="string" calcext:value-type="string">
            <text:p>Wehner</text:p>
          </table:table-cell>
          <table:table-cell table:style-name="Default" table:number-columns-repeated="9"/>
          <table:table-cell table:style-name="ce119"/>
          <table:table-cell table:style-name="ce82" office:value-type="string" calcext:value-type="string">
            <text:p>Dig. Editieren,Software und Tools,Statistik,Programmierung,Visualisierung,GIS,Datenbanken,Datenmanagement,Datenpräsentation,Dig. Methoden &amp; Theorien,EDV,Digitalisierung,Digital Humanities</text:p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32" office:value-type="string" calcext:value-type="string">
            <text:p>Archäologisches Institut</text:p>
          </table:table-cell>
          <table:table-cell table:style-name="ce119" office:value-type="string" calcext:value-type="string">
            <text:p>Archäoinformatik</text:p>
          </table:table-cell>
          <table:table-cell table:style-name="ce193" office:value-type="string" calcext:value-type="string">
            <text:p><text:span text:style-name="T40">Einführung in die Grundlagen der Statistik für</text:span></text:p>
            <text:p><text:span text:style-name="T40">Archäologen</text:span></text:p>
          </table:table-cell>
          <table:table-cell table:style-name="ce132" office:value-type="string" calcext:value-type="string">
            <text:p>Seminar</text:p>
          </table:table-cell>
          <table:table-cell table:style-name="ce120" office:value-type="string" calcext:value-type="string">
            <text:p>BA</text:p>
          </table:table-cell>
          <table:table-cell table:style-name="ce119" office:value-type="string" calcext:value-type="string">
            <text:p>Schmidt</text:p>
          </table:table-cell>
          <table:table-cell table:style-name="Default" office:value-type="string" calcext:value-type="string">
            <text:p>Schmidt</text:p>
          </table:table-cell>
          <table:table-cell table:style-name="Default" table:number-columns-repeated="9"/>
          <table:table-cell table:style-name="ce119"/>
          <table:table-cell table:style-name="ce120" office:value-type="string" calcext:value-type="string">
            <text:p>Statistik,Digitale Datenauswertung</text:p>
          </table:table-cell>
          <table:table-cell table:number-columns-repeated="1002"/>
        </table:table-row>
        <table:table-row table:style-name="ro5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32" office:value-type="string" calcext:value-type="string">
            <text:p>Historisch-Kulturwissenschaftliche Informationsverarbeitung</text:p>
          </table:table-cell>
          <table:table-cell table:style-name="ce120" office:value-type="string" calcext:value-type="string">
            <text:p>Medieninformatik Informationsverarbeitung</text:p>
          </table:table-cell>
          <table:table-cell table:style-name="ce193" office:value-type="string" calcext:value-type="string">
            <text:p>Künstliche Intelligenz und Cultural Heritage</text:p>
          </table:table-cell>
          <table:table-cell table:style-name="ce132" office:value-type="string" calcext:value-type="string">
            <text:p>Hauptseminar</text:p>
          </table:table-cell>
          <table:table-cell table:style-name="ce120" office:value-type="string" calcext:value-type="string">
            <text:p>BA</text:p>
          </table:table-cell>
          <table:table-cell table:style-name="ce119" office:value-type="string" calcext:value-type="string">
            <text:p>Wieners</text:p>
          </table:table-cell>
          <table:table-cell table:style-name="Default" office:value-type="string" calcext:value-type="string">
            <text:p>Wieners</text:p>
          </table:table-cell>
          <table:table-cell table:style-name="Default" table:number-columns-repeated="9"/>
          <table:table-cell table:style-name="ce119"/>
          <table:table-cell table:style-name="ce120" office:value-type="string" calcext:value-type="string">
            <text:p>Programmierung,Metadaten,Webtechnologien,Bildbearbeitung,Digitale Datenauswertung,Dig. Methoden &amp; Theorien,Digital Humanitie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32" office:value-type="string" calcext:value-type="string">
            <text:p>Institut für Ur- und Frühgeschichte</text:p>
          </table:table-cell>
          <table:table-cell table:style-name="ce119" office:value-type="string" calcext:value-type="string">
            <text:p>Archäologie BA, MA</text:p>
          </table:table-cell>
          <table:table-cell table:style-name="ce195" office:value-type="string" calcext:value-type="string">
            <text:p>Quantum-GIS II</text:p>
          </table:table-cell>
          <table:table-cell table:style-name="ce132" office:value-type="string" calcext:value-type="string">
            <text:p>Seminar</text:p>
          </table:table-cell>
          <table:table-cell table:style-name="ce119" office:value-type="string" calcext:value-type="string">
            <text:p>BA, MA</text:p>
          </table:table-cell>
          <table:table-cell table:style-name="ce119" office:value-type="string" calcext:value-type="string">
            <text:p>Frank, Wendt</text:p>
          </table:table-cell>
          <table:table-cell table:style-name="Default" office:value-type="string" calcext:value-type="string">
            <text:p>Frank</text:p>
          </table:table-cell>
          <table:table-cell table:style-name="Default"/>
          <table:table-cell table:style-name="Default" office:value-type="string" calcext:value-type="string">
            <text:p><text:s/>Wendt</text:p>
          </table:table-cell>
          <table:table-cell table:style-name="Default" table:number-columns-repeated="7"/>
          <table:table-cell table:style-name="ce119"/>
          <table:table-cell table:style-name="ce120" office:value-type="string" calcext:value-type="string">
            <text:p>GIS,Digitale Datenauswertung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32" office:value-type="string" calcext:value-type="string">
            <text:p>Institut für Ur- und Frühgeschichte</text:p>
          </table:table-cell>
          <table:table-cell table:style-name="ce119" office:value-type="string" calcext:value-type="string">
            <text:p>Archäologie BA, MA</text:p>
          </table:table-cell>
          <table:table-cell table:style-name="ce192" office:value-type="string" calcext:value-type="string">
            <text:p>Einführung in die Software CalPal (Win- Notebook &amp; PC) zur Erstellung von 14C-</text:p>
            <text:p>basierten archäologischen Chronologien</text:p>
          </table:table-cell>
          <table:table-cell table:style-name="ce132" office:value-type="string" calcext:value-type="string">
            <text:p>Seminar</text:p>
          </table:table-cell>
          <table:table-cell table:style-name="ce119" office:value-type="string" calcext:value-type="string">
            <text:p>BA, MA</text:p>
          </table:table-cell>
          <table:table-cell table:style-name="ce119" office:value-type="string" calcext:value-type="string">
            <text:p>Weninger</text:p>
          </table:table-cell>
          <table:table-cell table:style-name="Default" office:value-type="string" calcext:value-type="string">
            <text:p>Weninger</text:p>
          </table:table-cell>
          <table:table-cell table:style-name="Default" table:number-columns-repeated="9"/>
          <table:table-cell table:style-name="ce120"/>
          <table:table-cell table:style-name="ce119" office:value-type="string" calcext:value-type="string">
            <text:p>Software und Tools</text:p>
          </table:table-cell>
          <table:table-cell table:number-columns-repeated="1002"/>
        </table:table-row>
        <table:table-row table:style-name="ro2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table:style-name="ce145" office:value-type="string" calcext:value-type="string">
            <text:p><text:span text:style-name="T8">Ägyptologisches Institut, Ägyptisches Museum </text:span><text:span text:style-name="T9">-Geord Steindorff-</text:span></text:p>
          </table:table-cell>
          <table:table-cell table:style-name="ce120" office:value-type="string" calcext:value-type="string">
            <text:p>Bachelor</text:p>
            <text:p>Ägyptologie/Einführung in</text:p>
            <text:p>die Ägyptologie</text:p>
          </table:table-cell>
          <table:table-cell table:style-name="ce193" office:value-type="string" calcext:value-type="string">
            <text:p><text:span text:style-name="T40">Verarbeitung digitaler Daten in der</text:span></text:p>
            <text:p><text:span text:style-name="T40">Ägyptologie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20" office:value-type="string" calcext:value-type="string">
            <text:p>Bruhn,</text:p>
            <text:p>Jushaninowa,</text:p>
            <text:p>Naether</text:p>
          </table:table-cell>
          <table:table-cell table:style-name="Default" office:value-type="string" calcext:value-type="string">
            <text:p>Bruhn</text:p>
          </table:table-cell>
          <table:table-cell table:style-name="Default"/>
          <table:table-cell table:style-name="ce204" office:value-type="string" calcext:value-type="string">
            <text:p>Jushaninowa</text:p>
          </table:table-cell>
          <table:table-cell table:style-name="Default"/>
          <table:table-cell office:value-type="string" calcext:value-type="string">
            <text:p>Naether</text:p>
          </table:table-cell>
          <table:table-cell table:style-name="Default" table:number-columns-repeated="5"/>
          <table:table-cell table:style-name="ce119"/>
          <table:table-cell office:value-type="string" calcext:value-type="string">
            <text:p>Software und Tools,Online-Ressourcen,Internet,Metadaten,Web-Kartierung,Webtechnologien,GIS,Datenbanken,Datenmanagement,Datenpräsentation,Bildbearbeitung,Auszeichnungssprachen,Digitale Dokumentation,Fotografie,Digitalisierung,Digital Humanities,Digitale Ressourcen</text:p>
            <text:p/>
          </table:table-cell>
          <table:table-cell table:number-columns-repeated="1002"/>
        </table:table-row>
        <table:table-row table:style-name="ro5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table:style-name="ce132"/>
          <table:table-cell table:style-name="ce120" office:value-type="string" calcext:value-type="string">
            <text:p>Hauptseminar</text:p>
            <text:p>BA, MA</text:p>
          </table:table-cell>
          <table:table-cell table:style-name="ce192" office:value-type="string" calcext:value-type="string">
            <text:p><text:span text:style-name="T41">Museumsmanagement: Totenkult in 3D? </text:span><text:span text:style-name="T42">(Link)</text:span></text:p>
          </table:table-cell>
          <table:table-cell table:style-name="ce132" office:value-type="string" calcext:value-type="string">
            <text:p>Hauptseminar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Naether</text:p>
          </table:table-cell>
          <table:table-cell table:style-name="Default" office:value-type="string" calcext:value-type="string">
            <text:p>Naether</text:p>
          </table:table-cell>
          <table:table-cell table:style-name="Default" table:number-columns-repeated="7"/>
          <table:table-cell table:style-name="ce120" table:number-columns-repeated="3"/>
          <table:table-cell table:style-name="ce120" office:value-type="string" calcext:value-type="string">
            <text:p>3D-Modellierung,Photogrammetrie,Software und Tools,Internet,Metadaten,3D Scan,Fotografie,Digitalisierung,Digital Humanities,3D</text:p>
            <text:p/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120" office:value-type="string" calcext:value-type="string">
            <text:p>B.A. Geschichte, Geschichte</text:p>
            <text:p>der griechischen Antike:</text:p>
            <text:p>Politik, Verfassung,</text:p>
            <text:p>Gesellschaft III (03-HIS-0229)</text:p>
            <text:p>/ M.A. Klassische Antike, Text</text:p>
            <text:p>und Referenz (03-KLA-0101)</text:p>
          </table:table-cell>
          <table:table-cell table:style-name="ce193" office:value-type="string" calcext:value-type="string">
            <text:p><text:span text:style-name="T43">Diodors Sizilien und der Mehrwert einer</text:span></text:p>
            <text:p><text:span text:style-name="T43">digitalen Analyse: Blockseminar</text:span></text:p>
          </table:table-cell>
          <table:table-cell table:style-name="ce132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style-name="ce120" office:value-type="string" calcext:value-type="string">
            <text:p>Schubert,</text:p>
            <text:p>Scheuermann</text:p>
          </table:table-cell>
          <table:table-cell table:style-name="Default" office:value-type="string" calcext:value-type="string">
            <text:p>Schubert</text:p>
          </table:table-cell>
          <table:table-cell table:style-name="Default"/>
          <table:table-cell table:style-name="Default" office:value-type="string" calcext:value-type="string">
            <text:p>Scheuermann</text:p>
          </table:table-cell>
          <table:table-cell table:style-name="Default" table:number-columns-repeated="5"/>
          <table:table-cell table:style-name="ce119" table:number-columns-repeated="3"/>
          <table:table-cell table:style-name="ce78" office:value-type="string" calcext:value-type="string">
            <text:p>Software und Tools,Textanalyse,Internet,Metadaten,Visualisierung,GIS,Datenbanken,Datenpräsentation,Digitale Datenauswertung,Digital Humanities</text:p>
          </table:table-cell>
          <table:table-cell table:number-columns-repeated="1002"/>
        </table:table-row>
        <table:table-row table:style-name="ro57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table:style-name="ce144" office:value-type="string" calcext:value-type="string">
            <text:p><text:span text:style-name="T10">Institut für Klassische Archäologie</text:span></text:p>
            <text:p><text:span text:style-name="T10">und Antikenmuseum</text:span></text:p>
          </table:table-cell>
          <table:table-cell table:style-name="ce120" office:value-type="string" calcext:value-type="string">
            <text:p>Archäologie der Alten Welt /Praxismodul II: Konzeptionund praktische Umsetzungmusealer Präsentation (03- ARC-1302)</text:p>
          </table:table-cell>
          <table:table-cell table:style-name="ce193" office:value-type="string" calcext:value-type="string">
            <text:p>Stadträume in Pergamon. Analyse, Interpretation und Darstellung</text:p>
          </table:table-cell>
          <table:table-cell table:style-name="ce35" office:value-type="string" calcext:value-type="string">
            <text:p>Übung</text:p>
          </table:table-cell>
          <table:table-cell table:style-name="ce35" office:value-type="string" calcext:value-type="string">
            <text:p>BA, MA</text:p>
          </table:table-cell>
          <table:table-cell table:style-name="ce119" office:value-type="string" calcext:value-type="string">
            <text:p>Pirson, Müller</text:p>
          </table:table-cell>
          <table:table-cell office:value-type="string" calcext:value-type="string">
            <text:p>Pirson</text:p>
          </table:table-cell>
          <table:table-cell table:style-name="Default"/>
          <table:table-cell office:value-type="string" calcext:value-type="string">
            <text:p><text:s/>Müller</text:p>
          </table:table-cell>
          <table:table-cell table:style-name="Default" table:number-columns-repeated="5"/>
          <table:table-cell table:style-name="ce119" table:number-columns-repeated="3"/>
          <table:table-cell table:style-name="ce144" office:value-type="string" calcext:value-type="string">
            <text:p>3D-Modellierung,Visualisierung,Digitale Dokumentation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office:value-type="string" calcext:value-type="string">
            <text:p>Vorgeschichtliches Seminar</text:p>
          </table:table-cell>
          <table:table-cell table:style-name="ce119" office:value-type="string" calcext:value-type="string">
            <text:p>BA Archäologische Wissenschaften MSc Geoarchäologie MA Prähistorische Archäologie</text:p>
          </table:table-cell>
          <table:table-cell table:style-name="ce119" office:value-type="string" calcext:value-type="string">
            <text:p><text:span text:style-name="T11">Geophysikalische Prospektion in der</text:span></text:p>
            <text:p><text:span text:style-name="T11">Archäologie</text:span></text:p>
          </table:table-cell>
          <table:table-cell table:style-name="ce132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119" office:value-type="string" calcext:value-type="string">
            <text:p>Teichner</text:p>
          </table:table-cell>
          <table:table-cell table:style-name="Default" office:value-type="string" calcext:value-type="string">
            <text:p>Teichner</text:p>
          </table:table-cell>
          <table:table-cell table:style-name="Default" table:number-columns-repeated="7"/>
          <table:table-cell table:style-name="ce119" table:number-columns-repeated="3"/>
          <table:table-cell office:value-type="string" calcext:value-type="string">
            <text:p>Geophysik,Digitale Vermessung</text:p>
            <text:p/>
          </table:table-cell>
          <table:table-cell table:number-columns-repeated="1002"/>
        </table:table-row>
        <table:table-row table:style-name="ro6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number-columns-repeated="2" table:style-name="ce119" office:value-type="string" calcext:value-type="string">
            <text:p>Klassische Archäologie</text:p>
          </table:table-cell>
          <table:table-cell table:style-name="ce192" office:value-type="string" calcext:value-type="string">
            <text:p>Digitale Archäologie. Digitale Werkzeuge für Archäologen</text:p>
          </table:table-cell>
          <table:table-cell table:style-name="ce132" table:number-columns-repeated="2"/>
          <table:table-cell table:style-name="ce119" office:value-type="string" calcext:value-type="string">
            <text:p>Scheding</text:p>
          </table:table-cell>
          <table:table-cell office:value-type="string" calcext:value-type="string">
            <text:p>Scheding</text:p>
          </table:table-cell>
          <table:table-cell/>
          <table:table-cell table:style-name="Default"/>
          <table:table-cell table:style-name="ce204" table:number-columns-repeated="5"/>
          <table:table-cell table:style-name="ce119" table:number-columns-repeated="3"/>
          <table:table-cell table:style-name="ce78" office:value-type="string" calcext:value-type="string">
            <text:p>Digitalisierung,Digitale Datenauswertung,Digitale Dokumentation</text:p>
          </table:table-cell>
          <table:table-cell table:number-columns-repeated="1002"/>
        </table:table-row>
        <table:table-row table:style-name="ro4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5" office:value-type="string" calcext:value-type="string">
            <text:p>Abteilung für Ur- und Frühgeschichtliche Archäologie</text:p>
          </table:table-cell>
          <table:table-cell table:style-name="ce120" office:value-type="string" calcext:value-type="string">
            <text:p>Masterstudiengang Ur- und</text:p>
            <text:p>Frühgeschichte, Modul 2</text:p>
          </table:table-cell>
          <table:table-cell table:style-name="ce193" office:value-type="string" calcext:value-type="string">
            <text:p>Geographische Informationssysteme (GIS) in der Archäologie</text:p>
          </table:table-cell>
          <table:table-cell table:style-name="ce132" office:value-type="string" calcext:value-type="string">
            <text:p>Seminar</text:p>
          </table:table-cell>
          <table:table-cell table:style-name="ce132" office:value-type="string" calcext:value-type="string">
            <text:p>MA</text:p>
          </table:table-cell>
          <table:table-cell table:style-name="ce119" office:value-type="string" calcext:value-type="string">
            <text:p>Tappert</text:p>
          </table:table-cell>
          <table:table-cell office:value-type="string" calcext:value-type="string">
            <text:p>Tappert</text:p>
          </table:table-cell>
          <table:table-cell/>
          <table:table-cell table:style-name="Default"/>
          <table:table-cell table:number-columns-repeated="5"/>
          <table:table-cell table:style-name="ce119" table:number-columns-repeated="3"/>
          <table:table-cell table:style-name="ce78" office:value-type="string" calcext:value-type="string">
            <text:p>Software und Tools,Online-Ressourcen,Metadaten,GIS,Datenmanagement,Bildbearbeitung,Digitale Datenauswertung,Digitalisierung,Digitale Ressourcen</text:p>
          </table:table-cell>
          <table:table-cell table:number-columns-repeated="1002"/>
        </table:table-row>
        <table:table-row table:style-name="ro5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5" office:value-type="string" calcext:value-type="string">
            <text:p>Abteilung für Ur- und Frühgeschichtliche Archäologie</text:p>
          </table:table-cell>
          <table:table-cell table:style-name="ce120" office:value-type="string" calcext:value-type="string">
            <text:p>Bachelorstudiengang</text:p>
            <text:p>Archäologie - Geschichte -</text:p>
            <text:p>Landschaft, Praxismodul</text:p>
          </table:table-cell>
          <table:table-cell table:style-name="ce193" office:value-type="string" calcext:value-type="string">
            <text:p><text:span text:style-name="T38">Grundlagen der Grabungstechnik: Einführung </text:span></text:p>
            <text:p><text:span text:style-name="T38">in die archäologische Anwendung von</text:span></text:p>
            <text:p><text:span text:style-name="T38">AutoCad und Archäo-CAD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19" office:value-type="string" calcext:value-type="string">
            <text:p>Schneider</text:p>
          </table:table-cell>
          <table:table-cell table:style-name="Default" office:value-type="string" calcext:value-type="string">
            <text:p>Schneider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3"/>
          <table:table-cell table:style-name="ce35" office:value-type="string" calcext:value-type="string">
            <text:p>Software und Tools,Visualisierung,CAD,Bildbearbeitung,Digitale Vermessung </text:p>
          </table:table-cell>
          <table:table-cell table:number-columns-repeated="1002"/>
        </table:table-row>
        <table:table-row table:style-name="ro5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table:style-name="ce119" office:value-type="string" calcext:value-type="string">
            <text:p>Fachbereich III Papyrologie</text:p>
          </table:table-cell>
          <table:table-cell table:style-name="ce120" office:value-type="string" calcext:value-type="string">
            <text:p>MA Papyrologie, Modul: Dokumentarische Papyrologie</text:p>
          </table:table-cell>
          <table:table-cell table:style-name="ce194" office:value-type="string" calcext:value-type="string">
            <text:p><text:span text:style-name="T41">Dokumentarische Papyrologie: Methods, Tools</text:span></text:p>
            <text:p><text:span text:style-name="T41">and Limits of the Digital Papyrology </text:span><text:span text:style-name="T42">(Link)</text:span></text:p>
          </table:table-cell>
          <table:table-cell table:style-name="ce132"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style-name="ce119" office:value-type="string" calcext:value-type="string">
            <text:p>Reggiani</text:p>
          </table:table-cell>
          <table:table-cell table:style-name="Default" office:value-type="string" calcext:value-type="string">
            <text:p>Reggiani</text:p>
          </table:table-cell>
          <table:table-cell table:style-name="Default" table:number-columns-repeated="7"/>
          <table:table-cell table:style-name="ce119" table:number-columns-repeated="3"/>
          <table:table-cell table:style-name="ce120" office:value-type="string" calcext:value-type="string">
            <text:p>Dig. Editieren,Digital Humanities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32" office:value-type="string" calcext:value-type="string">
            <text:p>Historisches Seminar</text:p>
          </table:table-cell>
          <table:table-cell table:style-name="ce132" office:value-type="string" calcext:value-type="string">
            <text:p>Geschichtswissenschaften</text:p>
          </table:table-cell>
          <table:table-cell table:style-name="ce195" office:value-type="string" calcext:value-type="string">
            <text:p>Digital Humanities und Alte Geschichte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Panzram</text:p>
          </table:table-cell>
          <table:table-cell table:style-name="Default" office:value-type="string" calcext:value-type="string">
            <text:p>Panzram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ce78" office:value-type="string" calcext:value-type="string">
            <text:p>Internet,Dig. Methoden &amp; Theorien,Digitalisierung,Digital Humanities,Digitale Ressourc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Institut für deutsche Philologie</text:p>
          </table:table-cell>
          <table:table-cell office:value-type="string" calcext:value-type="string">
            <text:p>BA Digital Humanities</text:p>
          </table:table-cell>
          <table:table-cell table:style-name="ce195" office:value-type="string" calcext:value-type="string">
            <text:p>Textdatenprogrammierung</text:p>
          </table:table-cell>
          <table:table-cell table:style-name="ce132" office:value-type="string" calcext:value-type="string">
            <text:p>Seminar</text:p>
          </table:table-cell>
          <table:table-cell table:style-name="ce35"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table:style-name="Default" office:value-type="string" calcext:value-type="string">
            <text:p>Stahl</text:p>
          </table:table-cell>
          <table:table-cell table:style-name="Default"/>
          <table:table-cell table:number-columns-repeated="9"/>
          <table:table-cell table:style-name="ce120" office:value-type="string" calcext:value-type="string">
            <text:p>Software und Tools,Programmier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Institut für deutsche Philologie</text:p>
          </table:table-cell>
          <table:table-cell table:style-name="ce144" office:value-type="string" calcext:value-type="string">
            <text:p>LA Gym / BA / Digital Humanities</text:p>
          </table:table-cell>
          <table:table-cell table:style-name="ce195" office:value-type="string" calcext:value-type="string">
            <text:p>Textkritische Edi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table:style-name="Default" office:value-type="string" calcext:value-type="string">
            <text:p>Stahl</text:p>
          </table:table-cell>
          <table:table-cell table:style-name="Default" table:number-columns-repeated="7"/>
          <table:table-cell table:style-name="ce203" table:number-columns-repeated="3"/>
          <table:table-cell table:style-name="ce78" office:value-type="string" calcext:value-type="string">
            <text:p>Dig. Editieren,Software und Tools,Programmierung,Metadaten,Dig. Methoden &amp; Theorien,Digitalisierung,Digital Humanities</text:p>
          </table:table-cell>
          <table:table-cell table:number-columns-repeated="1002"/>
        </table:table-row>
        <table:table-row table:style-name="ro58">
          <table:table-cell office:value-type="string" calcext:value-type="string">
            <text:p>SoSe 2017</text:p>
          </table:table-cell>
          <table:table-cell/>
          <table:table-cell table:style-name="ce109" office:value-type="string" calcext:value-type="string">
            <text:p>Augsburg</text:p>
          </table:table-cell>
          <table:table-cell table:style-name="ce121" office:value-type="string" calcext:value-type="string">
            <text:p>Universität Augsburg</text:p>
          </table:table-cell>
          <table:table-cell table:style-name="ce132" office:value-type="string" calcext:value-type="string">
            <text:p>Klassische Archäologie</text:p>
          </table:table-cell>
          <table:table-cell table:style-name="ce121" office:value-type="string" calcext:value-type="string">
            <text:p>Kunst- undKulturgeschichte: Einführung Methoden / Klassische Archäologie</text:p>
          </table:table-cell>
          <table:table-cell table:style-name="ce196" office:value-type="string" calcext:value-type="string">
            <text:p>Die antike Stadt: dokumentieren, analysieren und verstehen</text:p>
          </table:table-cell>
          <table:table-cell table:style-name="ce132" office:value-type="string" calcext:value-type="string">
            <text:p>Proseminar</text:p>
          </table:table-cell>
          <table:table-cell table:style-name="ce132" office:value-type="string" calcext:value-type="string">
            <text:p>BA</text:p>
          </table:table-cell>
          <table:table-cell table:style-name="ce203" office:value-type="string" calcext:value-type="string">
            <text:p>Stöger, Johanna</text:p>
          </table:table-cell>
          <table:table-cell table:style-name="Default" office:value-type="string" calcext:value-type="string">
            <text:p>Stöger</text:p>
          </table:table-cell>
          <table:table-cell table:style-name="Default" office:value-type="string" calcext:value-type="string">
            <text:p><text:s/>Johanna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style-name="ce122" office:value-type="string" calcext:value-type="string">
            <text:p>Digitale Dokumentation,Dig. Methoden &amp; Theorien,Spatial Analysis,Space Syntax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ce109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Kunst- und</text:p>
            <text:p>Kulturgeschichte:</text:p>
            <text:p>Methoden und Theorien</text:p>
          </table:table-cell>
          <table:table-cell table:style-name="Default" office:value-type="string" calcext:value-type="string">
            <text:p>Digital Archaeology. Exploring new methods</text:p>
            <text:p>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Rheeder,</text:p>
            <text:p>Annalize</text:p>
          </table:table-cell>
          <table:table-cell table:style-name="Default" office:value-type="string" calcext:value-type="string">
            <text:p>Rheeder</text:p>
          </table:table-cell>
          <table:table-cell table:style-name="Default" office:value-type="string" calcext:value-type="string">
            <text:p>Annalize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style-name="Default" office:value-type="string" calcext:value-type="string">
            <text:p>Digitale Datenauswertung,</text:p>
            <text:p>Digitale Dokumentation,</text:p>
            <text:p>Dig. Methoden &amp; Theorien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office:value-type="string" calcext:value-type="string">
            <text:p><text:span text:style-name="T11">Projekt Erfassen archäologisch-</text:span></text:p>
            <text:p><text:span text:style-name="T11">Topographischer Situation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table:style-name="Default" office:value-type="string" calcext:value-type="string">
            <text:p>Schenk</text:p>
          </table:table-cell>
          <table:table-cell table:style-name="Default" office:value-type="string" calcext:value-type="string">
            <text:p><text:s/>Thomas</text:p>
          </table:table-cell>
          <table:table-cell table:style-name="Default" table:number-columns-repeated="9"/>
          <table:table-cell office:value-type="string" calcext:value-type="string">
            <text:p>3D-Modellierung,</text:p>
            <text:p>Software und Tools,</text:p>
            <text:p>Visualisierung,Digitale</text:p>
            <text:p>Vermessung</text:p>
            <text:p/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office:value-type="string" calcext:value-type="string">
            <text:p><text:span text:style-name="T11">Geophysikalische</text:span></text:p>
            <text:p><text:span text:style-name="T11">Prospektio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eyer, Cornelius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<text:s/>Cornelius</text:p>
          </table:table-cell>
          <table:table-cell table:style-name="Default" table:number-columns-repeated="9"/>
          <table:table-cell office:value-type="string" calcext:value-type="string">
            <text:p><text:span text:style-name="T11">Software und Tools,</text:span></text:p>
            <text:p><text:span text:style-name="T11">Geophysik,</text:span></text:p>
            <text:p><text:span text:style-name="T11">Datenpräsentation,</text:span></text:p>
            <text:p><text:span text:style-name="T11">Digitale Datenauswertung</text:span>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office:value-type="string" calcext:value-type="string">
            <text:p><text:span text:style-name="T11">Archäologische</text:span></text:p>
            <text:p><text:span text:style-name="T11">Prospektionsmethoden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table:style-name="Default" office:value-type="string" calcext:value-type="string">
            <text:p>Schenk</text:p>
          </table:table-cell>
          <table:table-cell table:style-name="Default" office:value-type="string" calcext:value-type="string">
            <text:p><text:s/>Thomas</text:p>
          </table:table-cell>
          <table:table-cell table:style-name="Default" table:number-columns-repeated="9"/>
          <table:table-cell table:style-name="ce78" office:value-type="string" calcext:value-type="string">
            <text:p>Laserscanning,</text:p>
            <text:p>Datenpräsentation,</text:p>
            <text:p>Digitale Datenauswertung,</text:p>
            <text:p>Digitale Vermessung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office:value-type="string" calcext:value-type="string">
            <text:p><text:span text:style-name="T11">Fotografie (Dokumentation</text:span></text:p>
            <text:p><text:span text:style-name="T11">2)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Oehlmann, Peter</text:p>
          </table:table-cell>
          <table:table-cell table:style-name="Default" office:value-type="string" calcext:value-type="string">
            <text:p>Oehlmann</text:p>
          </table:table-cell>
          <table:table-cell table:style-name="Default" office:value-type="string" calcext:value-type="string">
            <text:p><text:s/>Peter</text:p>
          </table:table-cell>
          <table:table-cell table:style-name="Default" table:number-columns-repeated="9"/>
          <table:table-cell office:value-type="string" calcext:value-type="string">
            <text:p>Software und Tools,</text:p>
            <text:p>Datenmanagement,</text:p>
            <text:p>Bildbearbeitung,Digitale</text:p>
            <text:p>Dokumentation,</text:p>
            <text:p>Fotografie</text:p>
          </table:table-cell>
          <table:table-cell table:number-columns-repeated="1002"/>
        </table:table-row>
        <table:table-row table:style-name="ro6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office:value-type="string" calcext:value-type="string">
            <text:p>Grabungstechnik 2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table:style-name="Default" office:value-type="string" calcext:value-type="string">
            <text:p>Schenk</text:p>
          </table:table-cell>
          <table:table-cell table:style-name="Default" office:value-type="string" calcext:value-type="string">
            <text:p><text:s/>Thomas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Photogrammetrie,</text:p>
            <text:p>Zeichnen,GIS,CAD,</text:p>
            <text:p/>
          </table:table-cell>
          <table:table-cell table:number-columns-repeated="1002"/>
        </table:table-row>
        <table:table-row table:style-name="ro6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1">Grabungstechnik-</text:span></text:p>
            <text:p><text:span text:style-name="T11">Feldarchäologie</text:span></text:p>
            <text:p/>
          </table:table-cell>
          <table:table-cell table:style-name="Default" table:number-columns-repeated="3"/>
          <table:table-cell/>
          <table:table-cell table:style-name="Default" table:number-columns-repeated="11"/>
          <table:table-cell table:number-columns-repeated="1003"/>
        </table:table-row>
        <table:table-row table:style-name="ro2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MA Landschaftsarchäologie</text:p>
          </table:table-cell>
          <table:table-cell table:style-name="Default" office:value-type="string" calcext:value-type="string">
            <text:p>MLA2 Prospektio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chenk, Thomas</text:p>
          </table:table-cell>
          <table:table-cell table:style-name="Default" office:value-type="string" calcext:value-type="string">
            <text:p>Schenk</text:p>
          </table:table-cell>
          <table:table-cell table:style-name="Default" office:value-type="string" calcext:value-type="string">
            <text:p><text:s/>Thomas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GIS,</text:p>
            <text:p>Geophysik,Datenbanken,</text:p>
            <text:p>Datenmanagement,</text:p>
            <text:p>Datenpräsentation,</text:p>
            <text:p>Digitale Datenauswertung,</text:p>
            <text:p>Digitale Dokumentation,</text:p>
            <text:p>Digitale Vermessung</text:p>
          </table:table-cell>
          <table:table-cell table:number-columns-repeated="1002"/>
        </table:table-row>
        <table:table-row table:style-name="ro6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Archäologische</text:p>
            <text:p>Wissenschaften</text:p>
          </table:table-cell>
          <table:table-cell table:style-name="Default" office:value-type="string" calcext:value-type="string">
            <text:p>Geophysikalische Anwendungen in der</text:p>
            <text:p>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ikorski, Beate</text:p>
          </table:table-cell>
          <table:table-cell table:style-name="Default" office:value-type="string" calcext:value-type="string">
            <text:p>Sikorski</text:p>
          </table:table-cell>
          <table:table-cell table:style-name="Default" office:value-type="string" calcext:value-type="string">
            <text:p><text:s/>Beate</text:p>
          </table:table-cell>
          <table:table-cell table:style-name="Default" table:number-columns-repeated="9"/>
          <table:table-cell table:style-name="Default" office:value-type="string" calcext:value-type="string">
            <text:p>Geophysik</text:p>
          </table:table-cell>
          <table:table-cell table:number-columns-repeated="1002"/>
        </table:table-row>
        <table:table-row table:style-name="ro6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Archäologische</text:p>
            <text:p>Wissenschaften, Klassische</text:p>
            <text:p>Archäologie, Klassische</text:p>
            <text:p>Philologie, Alte Geschichte</text:p>
          </table:table-cell>
          <table:table-cell table:style-name="Default" office:value-type="string" calcext:value-type="string">
            <text:p>Kunstsammlungen in 3D - Interdisziplinäres Seminar</text:p>
            <text:p>zu ausgewählten Objekten im Antikenmuseum 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Weber-Lehmann, Cornelia</text:p>
          </table:table-cell>
          <table:table-cell office:value-type="string" calcext:value-type="string">
            <text:p>Weber-Lehmann</text:p>
          </table:table-cell>
          <table:table-cell table:style-name="Default" office:value-type="string" calcext:value-type="string">
            <text:p><text:s/>Cornelia</text:p>
          </table:table-cell>
          <table:table-cell table:style-name="Default" table:number-columns-repeated="9"/>
          <table:table-cell table:style-name="Default" office:value-type="string" calcext:value-type="string">
            <text:p>3D-Modellierung,3D</text:p>
          </table:table-cell>
          <table:table-cell table:number-columns-repeated="1002"/>
        </table:table-row>
        <table:table-row table:style-name="ro6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Datenbanken in den Kultur- Software und Tools,</text:p>
            <text:p>und Bildwissenschaften Datenbanken, Datenmanagement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ecker, Johannes ,</text:p>
            <text:p>Jungfleisch, Johannes</text:p>
          </table:table-cell>
          <table:table-cell table:style-name="ce112" office:value-type="string" calcext:value-type="string">
            <text:p>Becker</text:p>
          </table:table-cell>
          <table:table-cell table:style-name="ce112" office:value-type="string" calcext:value-type="string">
            <text:p><text:s/>Johannes </text:p>
          </table:table-cell>
          <table:table-cell table:style-name="Default" office:value-type="string" calcext:value-type="string">
            <text:p>Jungfleisch</text:p>
          </table:table-cell>
          <table:table-cell table:style-name="Default" office:value-type="string" calcext:value-type="string">
            <text:p><text:s/>Johannes</text:p>
          </table:table-cell>
          <table:table-cell table:number-columns-repeated="4"/>
          <table:table-cell table:style-name="Default" table:number-columns-repeated="3"/>
          <table:table-cell table:style-name="Default" office:value-type="string" calcext:value-type="string">
            <text:p>Datenbanken</text:p>
          </table:table-cell>
          <table:table-cell table:number-columns-repeated="1002"/>
        </table:table-row>
        <table:table-row table:style-name="ro6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Bildbearbeitung in den Kultur- und</text:p>
            <text:p>Bildwissenschaf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ecker, Johannes,</text:p>
            <text:p>Jungfleisch, Johannes</text:p>
          </table:table-cell>
          <table:table-cell table:style-name="ce112" office:value-type="string" calcext:value-type="string">
            <text:p>Becker</text:p>
          </table:table-cell>
          <table:table-cell table:style-name="ce112" office:value-type="string" calcext:value-type="string">
            <text:p><text:s/>Johannes </text:p>
          </table:table-cell>
          <table:table-cell table:style-name="Default" office:value-type="string" calcext:value-type="string">
            <text:p>Jungfleisch</text:p>
          </table:table-cell>
          <table:table-cell table:style-name="Default" office:value-type="string" calcext:value-type="string">
            <text:p><text:s/>Johannes</text:p>
          </table:table-cell>
          <table:table-cell table:style-name="Default" table:number-columns-repeated="7"/>
          <table:table-cell table:style-name="Default" office:value-type="string" calcext:value-type="string">
            <text:p>Bildbearbeitung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nn</text:p>
          </table:table-cell>
          <table:table-cell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Institut für Archäologie und Kulturanthropologie</text:p>
          </table:table-cell>
          <table:table-cell table:style-name="Default" office:value-type="string" calcext:value-type="string">
            <text:p>B.A. &amp; M.A. am Institut für</text:p>
            <text:p>Archäologie und</text:p>
            <text:p>Kulturanthropologie</text:p>
          </table:table-cell>
          <table:table-cell table:style-name="Default" office:value-type="string" calcext:value-type="string">
            <text:p>Archäoinformatik II:</text:p>
            <text:p>Statistische</text:p>
            <text:p>Datenauswert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Wölfel, Ulrich</text:p>
          </table:table-cell>
          <table:table-cell table:style-name="Default" office:value-type="string" calcext:value-type="string">
            <text:p>Wölfel</text:p>
          </table:table-cell>
          <table:table-cell table:style-name="Default" office:value-type="string" calcext:value-type="string">
            <text:p><text:s/>Ulrich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</text:p>
            <text:p>Statistik,Digitale Datenauswertung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nn</text:p>
          </table:table-cell>
          <table:table-cell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Institut für Archäologie und Kulturanthropologie</text:p>
          </table:table-cell>
          <table:table-cell table:style-name="Default" office:value-type="string" calcext:value-type="string">
            <text:p><text:span text:style-name="T11">Archäologien,</text:span></text:p>
            <text:p><text:span text:style-name="T11">Altamerikanistik/Ethnologie</text:span></text:p>
            <text:p><text:span text:style-name="T11">, Kulturs. Zu Lateinamerika,</text:span></text:p>
            <text:p><text:span text:style-name="T11">Romanistik</text:span></text:p>
            <text:p/>
          </table:table-cell>
          <table:table-cell table:style-name="Default" office:value-type="string" calcext:value-type="string">
            <text:p>Ope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Wölfel, Ulrich</text:p>
          </table:table-cell>
          <table:table-cell table:style-name="Default" office:value-type="string" calcext:value-type="string">
            <text:p>Wölfel</text:p>
          </table:table-cell>
          <table:table-cell table:style-name="Default" office:value-type="string" calcext:value-type="string">
            <text:p><text:s/>Ulrich</text:p>
          </table:table-cell>
          <table:table-cell table:style-name="Default" table:number-columns-repeated="9"/>
          <table:table-cell table:style-name="Default" office:value-type="string" calcext:value-type="string">
            <text:p><text:span text:style-name="T11">Metadaten,</text:span></text:p>
            <text:p><text:span text:style-name="T11">Webtechnologien,</text:span></text:p>
            <text:p><text:span text:style-name="T11">Datenmanagement,</text:span></text:p>
            <text:p><text:span text:style-name="T11">Auszeichnungssprachen,</text:span></text:p>
            <text:p><text:span text:style-name="T11">Digitale Ressourcen</text:span></text:p>
            <text:p/>
          </table:table-cell>
          <table:table-cell table:number-columns-repeated="1002"/>
        </table:table-row>
        <table:table-row table:style-name="ro6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style-name="Default" office:value-type="string" calcext:value-type="string">
            <text:p><text:span text:style-name="T2">Geschichts- und</text:span></text:p>
            <text:p><text:span text:style-name="T2">Kulturwissenschaften</text:span>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"Augmented Reality" - Zur</text:p>
            <text:p>(Re)konstruktion</text:p>
            <text:p>vergangener Realitä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Panzram, Sabine</text:p>
          </table:table-cell>
          <table:table-cell table:style-name="Default" office:value-type="string" calcext:value-type="string">
            <text:p>Panzram</text:p>
          </table:table-cell>
          <table:table-cell table:style-name="Default" office:value-type="string" calcext:value-type="string">
            <text:p><text:s/>Sabine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</text:p>
            <text:p>Theorien,Digitalisierung,</text:p>
            <text:p>Digital Humanities,</text:p>
            <text:p>Digitale Ressourcen</text:p>
          </table:table-cell>
          <table:table-cell table:number-columns-repeated="1002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<text:span text:style-name="T11">Altertumswissenschaften:</text:span></text:p>
            <text:p><text:span text:style-name="T11">Archäologien, Ägyptologie,</text:span></text:p>
            <text:p><text:span text:style-name="T11">Ethnologie,</text:span></text:p>
            <text:p><text:span text:style-name="T11">Altamerikanistik,</text:span></text:p>
            <text:p><text:span text:style-name="T11">Kunstgeschichte u.a.</text:span></text:p>
          </table:table-cell>
          <table:table-cell table:style-name="Default" office:value-type="string" calcext:value-type="string">
            <text:p>Digitale Papyr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112" office:value-type="string" calcext:value-type="string">
            <text:p>Ast, Rodney,</text:p>
            <text:p>Cowey, James</text:p>
          </table:table-cell>
          <table:table-cell table:style-name="Default" office:value-type="string" calcext:value-type="string">
            <text:p>Ast</text:p>
          </table:table-cell>
          <table:table-cell table:style-name="Default"/>
          <table:table-cell table:style-name="Default" office:value-type="string" calcext:value-type="string">
            <text:p><text:s/>Rodney</text:p>
          </table:table-cell>
          <table:table-cell table:style-name="Default"/>
          <table:table-cell table:style-name="ce131" office:value-type="string" calcext:value-type="string">
            <text:p>Cowey</text:p>
          </table:table-cell>
          <table:table-cell table:style-name="Default"/>
          <table:table-cell table:style-name="ce131" office:value-type="string" calcext:value-type="string">
            <text:p><text:s/>James</text:p>
          </table:table-cell>
          <table:table-cell table:style-name="Default" table:number-columns-repeated="4"/>
          <table:table-cell table:style-name="Default" office:value-type="string" calcext:value-type="string">
            <text:p>Dig. Editieren,Online-</text:p>
            <text:p>Ressourcen,</text:p>
            <text:p>Datenmanagement,</text:p>
            <text:p>Digitale Dokumentation,</text:p>
            <text:p>Digital Humanities,</text:p>
            <text:p>Digitale Ressourcen</text:p>
          </table:table-cell>
          <table:table-cell table:number-columns-repeated="1002"/>
        </table:table-row>
        <table:table-row table:style-name="ro4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ce112" office:value-type="string" calcext:value-type="string">
            <text:p>Webinar im Rahmen des</text:p>
            <text:p>vom Ministerium für</text:p>
            <text:p>Wissenschaft, Forschung</text:p>
            <text:p>und Kunst Baden-</text:p>
            <text:p>Württemberg geförderten</text:p>
            <text:p>"Webinars in den kleinen</text:p>
            <text:p>Fächern"</text:p>
            <text:p/>
          </table:table-cell>
          <table:table-cell table:style-name="Default" office:value-type="string" calcext:value-type="string">
            <text:p>Literary Ostraca. (Webinar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Lougovaya-Ast, Julia</text:span></text:p>
            <text:p/>
          </table:table-cell>
          <table:table-cell table:style-name="Default" office:value-type="string" calcext:value-type="string">
            <text:p>Lougovaya-Ast</text:p>
          </table:table-cell>
          <table:table-cell table:style-name="Default" office:value-type="string" calcext:value-type="string">
            <text:p><text:s/>Julia</text:p>
          </table:table-cell>
          <table:table-cell table:style-name="Default" table:number-columns-repeated="6"/>
          <table:table-cell table:style-name="ce204" table:number-columns-repeated="3"/>
          <table:table-cell table:style-name="ce112" office:value-type="string" calcext:value-type="string">
            <text:p>Dig. Editieren,</text:p>
            <text:p>Textanalyse,Online-</text:p>
            <text:p>Ressourcen,</text:p>
            <text:p>Digitalisier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ce152" office:value-type="string" calcext:value-type="string">
            <text:p>Klassische Archäologie</text:p>
          </table:table-cell>
          <table:table-cell table:style-name="Default" office:value-type="string" calcext:value-type="string">
            <text:p>Digitale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204" office:value-type="string" calcext:value-type="string">
            <text:p>Suess, Jürgen</text:p>
          </table:table-cell>
          <table:table-cell table:style-name="Default" office:value-type="string" calcext:value-type="string">
            <text:p>Süß</text:p>
          </table:table-cell>
          <table:table-cell table:style-name="Default" office:value-type="string" calcext:value-type="string">
            <text:p><text:s/>Jürgen</text:p>
          </table:table-cell>
          <table:table-cell table:style-name="Default" table:number-columns-repeated="6"/>
          <table:table-cell table:number-columns-repeated="3"/>
          <table:table-cell table:style-name="ce78" office:value-type="string" calcext:value-type="string">
            <text:p>3D-Modellierung,</text:p>
            <text:p>Software und Tools,</text:p>
            <text:p>Datenmanagement,</text:p>
            <text:p>Bildbearbeitung,</text:p>
            <text:p>GIS</text:p>
          </table:table-cell>
          <table:table-cell table:number-columns-repeated="1002"/>
        </table:table-row>
        <table:table-row table:style-name="ro63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table:style-name="Default" office:value-type="string" calcext:value-type="string">
            <text:p>OriIndUFA</text:p>
          </table:table-cell>
          <table:table-cell table:style-name="Default" office:value-type="string" calcext:value-type="string">
            <text:p>Ur- und Frühgeschichtliche</text:p>
            <text:p><text:span text:style-name="T11">Archäologie/UFG 400</text:span></text:p>
            <text:p/>
          </table:table-cell>
          <table:table-cell table:style-name="Default" office:value-type="string" calcext:value-type="string">
            <text:p><text:span text:style-name="T11">Anwendungen Geographischer Informationssysteme (GIS)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office:value-type="string" calcext:value-type="string">
            <text:p><text:span text:style-name="T11">Brückner,</text:span></text:p>
            <text:p><text:span text:style-name="T11">Christoph</text:span></text:p>
          </table:table-cell>
          <table:table-cell table:style-name="Default" office:value-type="string" calcext:value-type="string">
            <text:p>Brückner</text:p>
          </table:table-cell>
          <table:table-cell table:style-name="Default" office:value-type="string" calcext:value-type="string">
            <text:p>Christoph</text:p>
          </table:table-cell>
          <table:table-cell table:style-name="ce112" table:number-columns-repeated="6"/>
          <table:table-cell table:style-name="Default" table:number-columns-repeated="3"/>
          <table:table-cell office:value-type="string" calcext:value-type="string">
            <text:p>GI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Bg2, Bv2, Cg2, Cv2, Dg1, Dv1</text:span></text:p>
            <text:p/>
          </table:table-cell>
          <table:table-cell table:style-name="Default" office:value-type="string" calcext:value-type="string">
            <text:p><text:span text:style-name="T11">Einführung in die</text:span></text:p>
            <text:p><text:span text:style-name="T11">Archäoinformatik (200110)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ce112" office:value-type="string" calcext:value-type="string">
            <text:p>Rinne</text:p>
          </table:table-cell>
          <table:table-cell table:style-name="ce112" office:value-type="string" calcext:value-type="string">
            <text:p>Christoph</text:p>
          </table:table-cell>
          <table:table-cell table:style-name="Default" table:number-columns-repeated="9"/>
          <table:table-cell office:value-type="string" calcext:value-type="string">
            <text:p>Software und Tools,</text:p>
            <text:p>Statistik,Metadaten,</text:p>
            <text:p>Visualisierung,GIS,</text:p>
            <text:p>Datenbanken,</text:p>
            <text:p>Datenmanagement,CAD,</text:p>
            <text:p>Bildbearbeitung,Digitale Datenauswertung,Digitale Ressourcen</text:p>
          </table:table-cell>
          <table:table-cell table:number-columns-repeated="1002"/>
        </table:table-row>
        <table:table-row table:style-name="ro6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2, Bv2, Cg2, Cv2, Dg1,</text:p>
            <text:p>Dv1</text:p>
          </table:table-cell>
          <table:table-cell table:style-name="Default" office:value-type="string" calcext:value-type="string">
            <text:p>Einführung in GIS</text:p>
            <text:p>(200111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ce112" office:value-type="string" calcext:value-type="string">
            <text:p>Rinne</text:p>
          </table:table-cell>
          <table:table-cell table:style-name="ce112" office:value-type="string" calcext:value-type="string">
            <text:p>Christoph</text:p>
          </table:table-cell>
          <table:table-cell table:style-name="Default" table:number-columns-repeated="9"/>
          <table:table-cell table:style-name="Default" office:value-type="string" calcext:value-type="string">
            <text:p>Statistik,Visualisierung,</text:p>
            <text:p>GIS,Datenbanken,</text:p>
            <text:p>Datenmanagement,</text:p>
            <text:p>Digitale Datenauswertung</text:p>
          </table:table-cell>
          <table:table-cell table:number-columns-repeated="1002"/>
        </table:table-row>
        <table:table-row table:style-name="ro6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</text:p>
          </table:table-cell>
          <table:table-cell table:style-name="Default" office:value-type="string" calcext:value-type="string">
            <text:p>Quantitative Methoden für</text:p>
            <text:p>Prähistoriker. Einführung in</text:p>
            <text:p>die Statistik mit Excel und</text:p>
            <text:p>R (200119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ce112" office:value-type="string" calcext:value-type="string">
            <text:p>Rinne</text:p>
          </table:table-cell>
          <table:table-cell table:style-name="ce112" office:value-type="string" calcext:value-type="string">
            <text:p>Christoph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Statistik,Visualisierung,</text:p>
            <text:p>Digitale Datenauswertung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</text:p>
          </table:table-cell>
          <table:table-cell table:style-name="ce123" office:value-type="string" calcext:value-type="string">
            <text:p>Dokumentation und Auswertung von Grabungen mit dem Datenbanksystem PostgreSQ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78" office:value-type="string" calcext:value-type="string">
            <text:p>Hofmann, Robert, </text:p>
            <text:p>Müller- Scheeßel, Nils</text:p>
          </table:table-cell>
          <table:table-cell table:style-name="Default" office:value-type="string" calcext:value-type="string">
            <text:p>Hofmann</text:p>
          </table:table-cell>
          <table:table-cell table:style-name="Default" office:value-type="string" calcext:value-type="string">
            <text:p><text:s/>Robert</text:p>
          </table:table-cell>
          <table:table-cell office:value-type="string" calcext:value-type="string">
            <text:p>Müller-Scheeßel</text:p>
          </table:table-cell>
          <table:table-cell table:style-name="Default" office:value-type="string" calcext:value-type="string">
            <text:p><text:s/>Nils</text:p>
          </table:table-cell>
          <table:table-cell table:style-name="Default" table:number-columns-repeated="7"/>
          <table:table-cell table:style-name="ce78" office:value-type="string" calcext:value-type="string">
            <text:p>Datenbanken,Digitale Datenauswertung,</text:p>
            <text:p>Digitale Dokumentation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,</text:p>
          </table:table-cell>
          <table:table-cell table:style-name="Default" office:value-type="string" calcext:value-type="string">
            <text:p><text:span text:style-name="T11">Quantitative Übung zur Vermessung und Geophysikalischen Prospektion</text:span></text:p>
            <text:p/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GIS,Geophysik,CAD,</text:p>
            <text:p>Digitale Datenauswertung,</text:p>
            <text:p>Digitale Dokumentation,</text:p>
            <text:p>Digitale Vermessung</text:p>
            <text:p/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2">Dg3, Dv3, Gg3,</text:span></text:p>
            <text:p><text:span text:style-name="T2">Gv3, Hg3, Hv3, Iv3</text:span></text:p>
          </table:table-cell>
          <table:table-cell table:style-name="Default" office:value-type="string" calcext:value-type="string">
            <text:p>Der Mensch in der</text:p>
            <text:p>Landschaft. Archäologisch-</text:p>
            <text:p>geographische Modelle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<text:s/>Oliver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Statistik,GIS,Dig.</text:p>
            <text:p>Methoden &amp; Theorien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2">Bg3, Bv3, Cg2,</text:span></text:p>
            <text:p><text:span text:style-name="T2">Cv2, Dg2, Dv2, Gg2, Gv2,</text:span></text:p>
            <text:p><text:span text:style-name="T2">Hg2, Hv2</text:span></text:p>
          </table:table-cell>
          <table:table-cell table:style-name="Default" office:value-type="string" calcext:value-type="string">
            <text:p>Der Mensch in der</text:p>
            <text:p>Landschaft. Quantitative</text:p>
            <text:p>Method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<text:s/>Oliver</text:p>
          </table:table-cell>
          <table:table-cell table:style-name="Default" table:number-columns-repeated="9"/>
          <table:table-cell table:style-name="Default" office:value-type="string" calcext:value-type="string">
            <text:p>Statistik,GIS,Digitale Datenauswertung,Dig.</text:p>
            <text:p>Methoden &amp; Theorien</text:p>
          </table:table-cell>
          <table:table-cell table:number-columns-repeated="1002"/>
        </table:table-row>
        <table:table-row table:style-name="ro6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informatik,</text:p>
            <text:p>Archäologie der Römischen</text:p>
            <text:p>Provinzen</text:p>
          </table:table-cell>
          <table:table-cell table:style-name="Default" office:value-type="string" calcext:value-type="string">
            <text:p>3D-modelling and</text:p>
            <text:p>reconstruction in</text:p>
            <text:p>archaeology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ageneuer,</text:p>
            <text:p>Sebastian</text:p>
          </table:table-cell>
          <table:table-cell table:style-name="Default" office:value-type="string" calcext:value-type="string">
            <text:p>Hageneuer</text:p>
          </table:table-cell>
          <table:table-cell table:style-name="Default" office:value-type="string" calcext:value-type="string">
            <text:p>Sebastian</text:p>
          </table:table-cell>
          <table:table-cell table:style-name="Default" table:number-columns-repeated="9"/>
          <table:table-cell table:style-name="Default" office:value-type="string" calcext:value-type="string">
            <text:p>3D-Modellierung,</text:p>
            <text:p>Visualisierung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Spatial Analysis of</text:p>
            <text:p>Landscapes and Urban</text:p>
            <text:p>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Spatial Analysis,GIS</text:p>
          </table:table-cell>
          <table:table-cell table:number-columns-repeated="1002"/>
        </table:table-row>
        <table:table-row table:style-name="ro6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Spatial Analysis of</text:p>
            <text:p>Landscapes and Urban</text:p>
            <text:p>Environments (Übung zur</text:p>
            <text:p>Vorlesung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Spatial Analysis,GIS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rchäoinformatik I</text:p>
            <text:p>(Basistechnologien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echt,</text:p>
            <text:p>Alexander</text:p>
          </table:table-cell>
          <table:table-cell table:style-name="ce112" office:value-type="string" calcext:value-type="string">
            <text:p>Recht</text:p>
          </table:table-cell>
          <table:table-cell table:style-name="Default" office:value-type="string" calcext:value-type="string">
            <text:p>Alexander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Einführung in die</text:p>
            <text:p>Grundlagen der Statistik</text:p>
            <text:p>für Archäolog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Schmidt</text:p>
          </table:table-cell>
          <table:table-cell table:style-name="Default" office:value-type="string" calcext:value-type="string">
            <text:p><text:s/>Sophie</text:p>
          </table:table-cell>
          <table:table-cell table:style-name="Default" table:number-columns-repeated="9"/>
          <table:table-cell table:style-name="Default" office:value-type="string" calcext:value-type="string">
            <text:p>Statistik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rchäoinformatik II -</text:p>
            <text:p>Relational and Spatial</text:p>
            <text:p>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Datenbanken,</text:p>
            <text:p>Datenmanagement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UTOCAD-Grundlagen für</text:p>
            <text:p>das digitale Zeichnen.</text:p>
            <text:p>Anfänger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iermann,</text:p>
            <text:p>Sabrina</text:p>
          </table:table-cell>
          <table:table-cell table:style-name="Default" office:value-type="string" calcext:value-type="string">
            <text:p>Geiermann</text:p>
          </table:table-cell>
          <table:table-cell table:style-name="Default" office:value-type="string" calcext:value-type="string">
            <text:p>Sabrina</text:p>
          </table:table-cell>
          <table:table-cell table:style-name="Default" table:number-columns-repeated="9"/>
          <table:table-cell table:style-name="Default" office:value-type="string" calcext:value-type="string">
            <text:p>CAD,Digitale</text:p>
            <text:p>Dokumentation</text:p>
          </table:table-cell>
          <table:table-cell table:number-columns-repeated="1002"/>
        </table:table-row>
        <table:table-row table:style-name="ro43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<text:span text:style-name="T11">AUTOCAD-Grundlagen für</text:span></text:p>
            <text:p><text:span text:style-name="T11">das digitale Zeichnen.</text:span></text:p>
            <text:p><text:span text:style-name="T11">Fortgeschritten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iermann,</text:p>
            <text:p>Sabrina</text:p>
          </table:table-cell>
          <table:table-cell table:style-name="Default" office:value-type="string" calcext:value-type="string">
            <text:p>Geiermann</text:p>
          </table:table-cell>
          <table:table-cell table:style-name="Default" office:value-type="string" calcext:value-type="string">
            <text:p>Sabrina</text:p>
          </table:table-cell>
          <table:table-cell table:style-name="Default" table:number-columns-repeated="9"/>
          <table:table-cell office:value-type="string" calcext:value-type="string">
            <text:p>CAD,Digitale</text:p>
            <text:p>Dokumentation</text:p>
            <text:p/>
          </table:table-cell>
          <table:table-cell table:number-columns-repeated="1002"/>
        </table:table-row>
        <table:table-row table:style-name="ro6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2">Institut für Klassische</text:span></text:p>
            <text:p><text:span text:style-name="T2">Archäologie und</text:span></text:p>
            <text:p><text:span text:style-name="T2">Antikenmuseum</text:span></text:p>
          </table:table-cell>
          <table:table-cell table:style-name="Default" office:value-type="string" calcext:value-type="string">
            <text:p>Musterstudiengang</text:p>
            <text:p>Archäologie der Alten Welt</text:p>
            <text:p>Schwerpunktmodul II:</text:p>
            <text:p>Materielle Kultur der Antike</text:p>
            <text:p>im sozialen Kontext (03-</text:p>
            <text:p>ARC-2104)</text:p>
          </table:table-cell>
          <table:table-cell table:style-name="Default" office:value-type="string" calcext:value-type="string">
            <text:p><text:span text:style-name="T2">Crossmediale</text:span></text:p>
            <text:p><text:span text:style-name="T2">Kommunikation im</text:span></text:p>
            <text:p><text:span text:style-name="T2">Antikenmuseum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Cain, Hans-</text:p>
            <text:p>Ulrich</text:p>
          </table:table-cell>
          <table:table-cell table:style-name="Default" office:value-type="string" calcext:value-type="string">
            <text:p>Cain</text:p>
          </table:table-cell>
          <table:table-cell table:style-name="Default" office:value-type="string" calcext:value-type="string">
            <text:p><text:s/>Hans-Ulrich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Software und Tools,</text:p>
            <text:p>Textanalyse,</text:p>
            <text:p>Programmierung,</text:p>
            <text:p>Visualisierung,</text:p>
            <text:p>Datenpräsentation,Audio</text:p>
            <text:p>und Video,Digitale</text:p>
            <text:p>Dokumentation,</text:p>
            <text:p>Fotografie,</text:p>
            <text:p>Digitalisierung,Digital</text:p>
            <text:p>Humanities</text:p>
          </table:table-cell>
          <table:table-cell table:number-columns-repeated="1002"/>
        </table:table-row>
        <table:table-row table:style-name="ro2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ce112" office:value-type="string" calcext:value-type="string">
            <text:p>Ägyptologisches Institut / Ägyptisches Museum -</text:p>
            <text:p>Geord Steindorff</text:p>
          </table:table-cell>
          <table:table-cell table:style-name="Default" office:value-type="string" calcext:value-type="string">
            <text:p><text:span text:style-name="T11">Ägyptologie: Einführung in</text:span></text:p>
            <text:p><text:span text:style-name="T11">die Ägyptologie</text:span></text:p>
            <text:p/>
          </table:table-cell>
          <table:table-cell table:style-name="Default" office:value-type="string" calcext:value-type="string">
            <text:p><text:span text:style-name="T11">Verarbeitung digitaler Daten in der Ägyptologie –</text:span></text:p>
            <text:p><text:span text:style-name="T11">Teil 2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office:value-type="string" calcext:value-type="string">
            <text:p><text:span text:style-name="T11">Naether, Franziska</text:span></text:p>
            <text:p/>
          </table:table-cell>
          <table:table-cell table:style-name="Default" office:value-type="string" calcext:value-type="string">
            <text:p>Naether</text:p>
          </table:table-cell>
          <table:table-cell table:style-name="Default" office:value-type="string" calcext:value-type="string">
            <text:p><text:s/>Franziska</text:p>
          </table:table-cell>
          <table:table-cell table:style-name="Default" table:number-columns-repeated="9"/>
          <table:table-cell office:value-type="string" calcext:value-type="string">
            <text:p>Software und Tools,</text:p>
            <text:p>Online-Ressourcen,</text:p>
            <text:p>Internet,Metadaten,</text:p>
            <text:p>Web-Kartierung,GIS,</text:p>
            <text:p>Datenbanken,</text:p>
            <text:p>Datenmanagement,</text:p>
            <text:p>Bildbearbeitung,Digitale</text:p>
            <text:p>Dokumentation,</text:p>
            <text:p>Digitalisierung</text:p>
            <text:p/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Vor- und Frühgeschichtliche Ms Geoarchäologie</text:span></text:p>
            <text:p><text:span text:style-name="T11">Archäologie</text:span></text:p>
            <text:p/>
          </table:table-cell>
          <table:table-cell table:style-name="Default" office:value-type="string" calcext:value-type="string">
            <text:p><text:span text:style-name="T11">BA Archäologie Ms</text:span></text:p>
            <text:p><text:span text:style-name="T11">Prähistorische Archäologie</text:span></text:p>
          </table:table-cell>
          <table:table-cell table:style-name="Default" office:value-type="string" calcext:value-type="string">
            <text:p><text:span text:style-name="T11">Archäologie im Netz – Netzcontent und Wissenschaftliches Publizieren</text:span></text:p>
            <text:p/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Teichner, Felix</text:p>
          </table:table-cell>
          <table:table-cell table:style-name="ce112" office:value-type="string" calcext:value-type="string">
            <text:p>Teichner</text:p>
          </table:table-cell>
          <table:table-cell table:style-name="ce112" office:value-type="string" calcext:value-type="string">
            <text:p><text:s/>Felix</text:p>
          </table:table-cell>
          <table:table-cell table:style-name="Default" table:number-columns-repeated="9"/>
          <table:table-cell office:value-type="string" calcext:value-type="string">
            <text:p>Dig. Editieren,Software</text:p>
            <text:p>und Tools,Online-</text:p>
            <text:p>Ressourcen,Internet,</text:p>
            <text:p>Datenpräsentation,</text:p>
            <text:p>Digital Humanitie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2" office:value-type="string" calcext:value-type="string">
            <text:p>Vor- und Frühgeschichtliche</text:p>
          </table:table-cell>
          <table:table-cell table:style-name="Default" office:value-type="string" calcext:value-type="string">
            <text:p><text:span text:style-name="T20">Master Vor- u. Frühgesch.</text:span></text:p>
            <text:p><text:span text:style-name="T20">Archäologie; </text:span><text:span text:style-name="T11">Bachelor</text:span></text:p>
            <text:p><text:span text:style-name="T11">Archäolog. Eur.u.V.Orient; Archäologie; Promotion Vor- u. Frühgesch.</text:span></text:p>
            <text:p><text:span text:style-name="T11">Archäologie</text:span></text:p>
          </table:table-cell>
          <table:table-cell table:style-name="ce112" office:value-type="string" calcext:value-type="string">
            <text:p>Substratale Kontinuität in</text:p>
            <text:p>der alpinen Toponomastik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von Nicolai, Caroline,</text:span></text:p>
            <text:p><text:span text:style-name="T11">Krefeld, Thomas, </text:span></text:p>
            <text:p><text:span text:style-name="T11">Lücke, Stephan</text:span></text:p>
            <text:p/>
          </table:table-cell>
          <table:table-cell table:style-name="ce112" office:value-type="string" calcext:value-type="string">
            <text:p>von Nicolai</text:p>
          </table:table-cell>
          <table:table-cell table:style-name="ce112" office:value-type="string" calcext:value-type="string">
            <text:p><text:s/>Caroline</text:p>
          </table:table-cell>
          <table:table-cell table:style-name="ce112" office:value-type="string" calcext:value-type="string">
            <text:p>Krefeld</text:p>
          </table:table-cell>
          <table:table-cell table:style-name="ce112" office:value-type="string" calcext:value-type="string">
            <text:p><text:s/>Thomas</text:p>
          </table:table-cell>
          <table:table-cell table:style-name="ce112" office:value-type="string" calcext:value-type="string">
            <text:p>Lücke</text:p>
          </table:table-cell>
          <table:table-cell table:style-name="ce112" office:value-type="string" calcext:value-type="string">
            <text:p><text:s/>Stephan</text:p>
          </table:table-cell>
          <table:table-cell table:style-name="Default" table:number-columns-repeated="5"/>
          <table:table-cell office:value-type="string" calcext:value-type="string">
            <text:p>Visualisierung,Web-</text:p>
            <text:p>Kartierung,Datenbanken,</text:p>
            <text:p>Datenmanagement,Dig.</text:p>
            <text:p>Methoden &amp; Theorien,</text:p>
            <text:p>EDV,Digital Humanities</text:p>
            <text:p/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2" office:value-type="string" calcext:value-type="string">
            <text:p>Vor- und Frühgeschichtliche</text:p>
          </table:table-cell>
          <table:table-cell table:style-name="Default" office:value-type="string" calcext:value-type="string">
            <text:p><text:span text:style-name="T20">Master Vor- u. Frühgesch.</text:span></text:p>
            <text:p><text:span text:style-name="T20">Archäologie; </text:span><text:span text:style-name="T11">Bachelor</text:span></text:p>
            <text:p><text:span text:style-name="T11">Archäolog. Eur.u.V.Orient; Archäologie; Promotion Vor- u. Frühgesch.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Eisenzeit digital:</text:span></text:p>
            <text:p><text:span text:style-name="T11">Datenanalyse mit MySQL</text:span></text:p>
            <text:p><text:span text:style-name="T11">und QGIS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von Nicolai, Caroline, </text:span></text:p>
            <text:p><text:span text:style-name="T11">Lücke, Stephan</text:span></text:p>
          </table:table-cell>
          <table:table-cell table:style-name="ce112" office:value-type="string" calcext:value-type="string">
            <text:p>von Nicolai</text:p>
          </table:table-cell>
          <table:table-cell table:style-name="ce112" office:value-type="string" calcext:value-type="string">
            <text:p><text:s/>Caroline</text:p>
          </table:table-cell>
          <table:table-cell table:style-name="ce112" office:value-type="string" calcext:value-type="string">
            <text:p>Lücke</text:p>
          </table:table-cell>
          <table:table-cell table:style-name="ce112" office:value-type="string" calcext:value-type="string">
            <text:p><text:s/>Stephan</text:p>
          </table:table-cell>
          <table:table-cell table:style-name="Default" table:number-columns-repeated="7"/>
          <table:table-cell table:style-name="ce78" office:value-type="string" calcext:value-type="string">
            <text:p>GIS,Datenbanken,</text:p>
            <text:p>Datenmanagement,</text:p>
            <text:p>Digitale Datenauswertung,EDV,</text:p>
            <text:p>Digitalisierung,Digital</text:p>
            <text:p>Humanities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Default" office:value-type="string" calcext:value-type="string">
            <text:p>Institut für Geschichte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Digital Forschen, bewahren und publizieren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Klammt, Anne</text:p>
          </table:table-cell>
          <table:table-cell table:style-name="Default" office:value-type="string" calcext:value-type="string">
            <text:p>Klammt</text:p>
          </table:table-cell>
          <table:table-cell table:style-name="Default" office:value-type="string" calcext:value-type="string">
            <text:p><text:s/>Anne</text:p>
          </table:table-cell>
          <table:table-cell table:style-name="Default" table:number-columns-repeated="9"/>
          <table:table-cell table:style-name="ce78" office:value-type="string" calcext:value-type="string">
            <text:p>GIS,Dig. Methoden &amp; Theorien,</text:p>
            <text:p>Datenkuratierung,</text:p>
            <text:p>Archivierung</text:p>
          </table:table-cell>
          <table:table-cell table:number-columns-repeated="1002"/>
        </table:table-row>
        <table:table-row table:style-name="ro2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keine Modulzuordnung</text:p>
          </table:table-cell>
          <table:table-cell table:style-name="Default" office:value-type="string" calcext:value-type="string">
            <text:p>Methoden der Digital</text:p>
            <text:p>Humanities für</text:p>
            <text:p>Altorientalis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Müller, Gerfrid</text:p>
            <text:p>G. W.</text:p>
          </table:table-cell>
          <table:table-cell table:style-name="Default" office:value-type="string" calcext:value-type="string">
            <text:p>Müller</text:p>
          </table:table-cell>
          <table:table-cell table:style-name="Default" office:value-type="string" calcext:value-type="string">
            <text:p><text:s/>Gerfrid G.W.</text:p>
          </table:table-cell>
          <table:table-cell table:style-name="Default" table:number-columns-repeated="9"/>
          <table:table-cell table:style-name="Default" office:value-type="string" calcext:value-type="string">
            <text:p>Dig. Editieren,Online-</text:p>
            <text:p>Ressourcen,</text:p>
            <text:p>Datenbanken,</text:p>
            <text:p>Datenpräsentation,3D</text:p>
            <text:p>Scan,Digital Humanities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<text:span text:style-name="T11">Institut für Klassische Philologie</text:span></text:p>
            <text:p/>
          </table:table-cell>
          <table:table-cell table:style-name="Default" office:value-type="string" calcext:value-type="string">
            <text:p>Digital Humanities</text:p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Essler</text:p>
          </table:table-cell>
          <table:table-cell table:style-name="Default" office:value-type="string" calcext:value-type="string">
            <text:p><text:s/>Holger</text:p>
          </table:table-cell>
          <table:table-cell table:style-name="Default" table:number-columns-repeated="9"/>
          <table:table-cell office:value-type="string" calcext:value-type="string">
            <text:p>Dig. Editieren,</text:p>
            <text:p>Metadaten,Datenbanken,</text:p>
            <text:p>Auszeichnungssprachen,</text:p>
            <text:p>Digital Humanities</text:p>
            <text:p/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Universitätsbibliothek</text:p>
          </table:table-cell>
          <table:table-cell table:style-name="Default" office:value-type="string" calcext:value-type="string">
            <text:p><text:span text:style-name="T11">Philosophische Fakultät,</text:span></text:p>
            <text:p><text:span text:style-name="T11">Geschichte u.a.</text:span></text:p>
            <text:p/>
          </table:table-cell>
          <table:table-cell table:style-name="ce112" office:value-type="string" calcext:value-type="string">
            <text:p>Informationskompetenz für Studierende der </text:p>
            <text:p>Geisteswissenschaften 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lümig, Gabriele</text:p>
          </table:table-cell>
          <table:table-cell table:style-name="Default" office:value-type="string" calcext:value-type="string">
            <text:p>Blümig</text:p>
          </table:table-cell>
          <table:table-cell table:style-name="Default" office:value-type="string" calcext:value-type="string">
            <text:p><text:s/>Gabriele</text:p>
          </table:table-cell>
          <table:table-cell table:style-name="Default" table:number-columns-repeated="6"/>
          <table:table-cell table:style-name="ce112" table:number-columns-repeated="3"/>
          <table:table-cell office:value-type="string" calcext:value-type="string">
            <text:p>Online-Ressourcen,</text:p>
            <text:p>Internet,Datenbanken,</text:p>
            <text:p>Digitale Ressourcen</text:p>
            <text:p/>
          </table:table-cell>
          <table:table-cell table:number-columns-repeated="1002"/>
        </table:table-row>
        <table:table-row table:style-name="ro3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ce112" office:value-type="string" calcext:value-type="string">
            <text:p>Philologisch-Historische</text:p>
            <text:p>Fakultät, Klassische Archäologie</text:p>
          </table:table-cell>
          <table:table-cell table:style-name="ce112" office:value-type="string" calcext:value-type="string">
            <text:p>Kunst- und Kulturgeschichte,</text:p>
            <text:p>Feldstudien 2 (KUK-0004)</text:p>
          </table:table-cell>
          <table:table-cell table:style-name="ce112" office:value-type="string" calcext:value-type="string">
            <text:p>Gallia Narbonensis. Roman archaeology and heritage in Provence</text:p>
          </table:table-cell>
          <table:table-cell table:style-name="Default" office:value-type="string" calcext:value-type="string">
            <text:p>Proseminar</text:p>
          </table:table-cell>
          <table:table-cell table:style-name="Default" office:value-type="string" calcext:value-type="string">
            <text:p>BA</text:p>
          </table:table-cell>
          <table:table-cell table:style-name="ce112" office:value-type="string" calcext:value-type="string">
            <text:p>Rheeder, Annalize</text:p>
          </table:table-cell>
          <table:table-cell table:style-name="Default" office:value-type="string" calcext:value-type="string">
            <text:p>Rheeder</text:p>
          </table:table-cell>
          <table:table-cell table:style-name="Default" office:value-type="string" calcext:value-type="string">
            <text:p><text:s/>Annalize</text:p>
          </table:table-cell>
          <table:table-cell table:style-name="Default" table:number-columns-repeated="9"/>
          <table:table-cell table:style-name="Default" office:value-type="string" calcext:value-type="string">
            <text:p>Audio und Video</text:p>
          </table:table-cell>
          <table:table-cell table:number-columns-repeated="1002"/>
        </table:table-row>
        <table:table-row table:style-name="ro3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2">Winckelmann-Institut für</text:span></text:p>
            <text:p><text:span text:style-name="T2">Klassische Archäologie</text:span></text:p>
          </table:table-cell>
          <table:table-cell table:style-name="Default" office:value-type="string" calcext:value-type="string">
            <text:p>Bachelor of Arts Klassische</text:p>
            <text:p>Archäologie Modul 10:</text:p>
            <text:p>Archäologische Praxis</text:p>
          </table:table-cell>
          <table:table-cell table:style-name="Default" office:value-type="string" calcext:value-type="string">
            <text:p>Die Agora von Athen als</text:p>
            <text:p>virtual history. Konzeption</text:p>
            <text:p>und Realisierung von VR &amp;</text:p>
            <text:p>und AR-Anwendungen in</text:p>
            <text:p>der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uth, Susanne,</text:p>
            <text:p>Mariaschk, Dirk</text:p>
          </table:table-cell>
          <table:table-cell table:style-name="Default" office:value-type="string" calcext:value-type="string">
            <text:p>Muth</text:p>
          </table:table-cell>
          <table:table-cell table:style-name="Default" office:value-type="string" calcext:value-type="string">
            <text:p><text:s/>Susanne</text:p>
          </table:table-cell>
          <table:table-cell table:style-name="Default" office:value-type="string" calcext:value-type="string">
            <text:p>Mariaschk</text:p>
          </table:table-cell>
          <table:table-cell table:style-name="Default" office:value-type="string" calcext:value-type="string">
            <text:p><text:s/>Dirk</text:p>
          </table:table-cell>
          <table:table-cell table:style-name="Default" table:number-columns-repeated="7"/>
          <table:table-cell table:style-name="Default" office:value-type="string" calcext:value-type="string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2">Winckelmann-Institut für</text:span></text:p>
            <text:p><text:span text:style-name="T2">Klassische Archäologie</text:span></text:p>
          </table:table-cell>
          <table:table-cell table:style-name="Default" office:value-type="string" calcext:value-type="string">
            <text:p><text:span text:style-name="T11">Bachelor of Arts Klassische</text:span></text:p>
            <text:p><text:span text:style-name="T11">Archäologie Modul 9:</text:span></text:p>
            <text:p><text:span text:style-name="T11">Diskutieren, Argumentieren, Präsentieren</text:span></text:p>
            <text:p/>
          </table:table-cell>
          <table:table-cell table:style-name="Default" office:value-type="string" calcext:value-type="string">
            <text:p><text:span text:style-name="T11">Archäologische</text:span></text:p>
            <text:p><text:span text:style-name="T11">Wissensvermittlung digital:</text:span></text:p>
            <text:p><text:span text:style-name="T11">Konzeption und</text:span></text:p>
            <text:p><text:span text:style-name="T11">Realisierung von AR &amp; VR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uth, Susanne,</text:p>
            <text:p>Mariaschk, Dirk</text:p>
          </table:table-cell>
          <table:table-cell table:style-name="Default" office:value-type="string" calcext:value-type="string">
            <text:p>Muth</text:p>
          </table:table-cell>
          <table:table-cell table:style-name="Default" office:value-type="string" calcext:value-type="string">
            <text:p><text:s/>Susanne</text:p>
          </table:table-cell>
          <table:table-cell table:style-name="Default" office:value-type="string" calcext:value-type="string">
            <text:p>Mariaschk</text:p>
          </table:table-cell>
          <table:table-cell table:style-name="Default" office:value-type="string" calcext:value-type="string">
            <text:p><text:s/>Dirk</text:p>
          </table:table-cell>
          <table:table-cell table:style-name="Default" table:number-columns-repeated="7"/>
          <table:table-cell office:value-type="string" calcext:value-type="string">
            <text:p>3D-Modellierung,</text:p>
            <text:p>Software und Tools,</text:p>
            <text:p>Visualisierung,</text:p>
            <text:p>Datenpräsentation,Dig.</text:p>
            <text:p>Methoden &amp; Theorien,</text:p>
            <text:p>Digitalisierung,Digital</text:p>
            <text:p>Humanities,Digitale</text:p>
            <text:p>Ressourcen,3D</text:p>
            <text:p/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2">Winckelmann-Institut für</text:span></text:p>
            <text:p><text:span text:style-name="T2">Klassische Archäologie</text:span></text:p>
          </table:table-cell>
          <table:table-cell table:style-name="Default" office:value-type="string" calcext:value-type="string">
            <text:p><text:span text:style-name="T11">Master of Arts Klassische</text:span></text:p>
            <text:p><text:span text:style-name="T11">Archäologie Modul:</text:span></text:p>
            <text:p><text:span text:style-name="T11">Praktische Spezialisierung</text:span></text:p>
            <text:p><text:span text:style-name="T11">(MA-ARCH 7)</text:span></text:p>
          </table:table-cell>
          <table:table-cell table:style-name="Default" office:value-type="string" calcext:value-type="string">
            <text:p><text:span text:style-name="T11">Die Agora von Athen als</text:span></text:p>
            <text:p><text:span text:style-name="T11">virtual history. Konzeption</text:span></text:p>
            <text:p><text:span text:style-name="T11">und Realisierung von VR &amp;</text:span></text:p>
            <text:p><text:span text:style-name="T11">und AR-Anwendungen in</text:span></text:p>
            <text:p><text:span text:style-name="T11">der Archäologie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uth, Susanne</text:p>
          </table:table-cell>
          <table:table-cell table:style-name="Default" office:value-type="string" calcext:value-type="string">
            <text:p>Muth</text:p>
          </table:table-cell>
          <table:table-cell table:style-name="Default" office:value-type="string" calcext:value-type="string">
            <text:p><text:s/>Susanne</text:p>
          </table:table-cell>
          <table:table-cell table:style-name="Default" table:number-columns-repeated="9"/>
          <table:table-cell office:value-type="string" calcext:value-type="string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002"/>
        </table:table-row>
        <table:table-row table:style-name="ro2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1">Institut für Archäologische</text:span></text:p>
            <text:p><text:span text:style-name="T11">Wissenschaften</text:span></text:p>
          </table:table-cell>
          <table:table-cell table:style-name="Default" office:value-type="string" calcext:value-type="string">
            <text:p><text:span text:style-name="T11">1-Fach- und 2-Fächer-BA-</text:span></text:p>
            <text:p><text:span text:style-name="T11">Studiengang Archäologische Wissenschaften</text:span></text:p>
            <text:p/>
          </table:table-cell>
          <table:table-cell table:style-name="Default" office:value-type="string" calcext:value-type="string">
            <text:p><text:span text:style-name="T11">Archäoinformatische Method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12" office:value-type="string" calcext:value-type="string">
            <text:p>Weissová, Barbora</text:p>
          </table:table-cell>
          <table:table-cell table:style-name="Default" office:value-type="string" calcext:value-type="string">
            <text:p>Weissová</text:p>
          </table:table-cell>
          <table:table-cell table:style-name="Default" office:value-type="string" calcext:value-type="string">
            <text:p><text:s/>Barbora</text:p>
          </table:table-cell>
          <table:table-cell table:style-name="Default" table:number-columns-repeated="9"/>
          <table:table-cell office:value-type="string" calcext:value-type="string">
            <text:p>3D-Modellierung,</text:p>
            <text:p>Software und Tools,</text:p>
            <text:p>Spatial Analysis,Online-</text:p>
            <text:p>Ressourcen,Metadaten,</text:p>
            <text:p>Visualisierung,GIS,</text:p>
            <text:p>Datenmanagement,</text:p>
            <text:p>Datenpräsentation,Dig.</text:p>
            <text:p>Methoden &amp; Theorien,</text:p>
            <text:p>Digitalisierung,Digitale</text:p>
            <text:p>Ressourcen</text:p>
          </table:table-cell>
          <table:table-cell table:number-columns-repeated="1002"/>
        </table:table-row>
        <table:table-row table:style-name="ro2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1">Institut für Archäologische</text:span></text:p>
            <text:p><text:span text:style-name="T11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Gestalten mit Adob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aubenthal,</text:p>
            <text:p>Clarissa</text:p>
          </table:table-cell>
          <table:table-cell table:style-name="ce123" office:value-type="string" calcext:value-type="string">
            <text:p>Haubenthal</text:p>
          </table:table-cell>
          <table:table-cell table:style-name="Default" office:value-type="string" calcext:value-type="string">
            <text:p>Clarissa</text:p>
          </table:table-cell>
          <table:table-cell table:style-name="Default" table:number-columns-repeated="9"/>
          <table:table-cell table:style-name="Default" office:value-type="string" calcext:value-type="string">
            <text:p>Dig. Editieren,Software</text:p>
            <text:p>und Tools,Visualisierung,</text:p>
            <text:p>Datenmanagement,</text:p>
            <text:p>Datenpräsentation,</text:p>
            <text:p>Bildbearbeitung,Digitale</text:p>
            <text:p>Dokumentation,</text:p>
            <text:p>Fotografie,Digitalisierung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1">Institut für Archäologische</text:span></text:p>
            <text:p><text:span text:style-name="T11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Datenanalyse mit 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teinmann, Lisa</text:p>
          </table:table-cell>
          <table:table-cell table:style-name="Default" office:value-type="string" calcext:value-type="string">
            <text:p>Steinmann</text:p>
          </table:table-cell>
          <table:table-cell table:style-name="Default" office:value-type="string" calcext:value-type="string">
            <text:p><text:s/>Lisa</text:p>
          </table:table-cell>
          <table:table-cell table:style-name="Default" table:number-columns-repeated="9"/>
          <table:table-cell office:value-type="string" calcext:value-type="string">
            <text:p>Datenkuratierung,R,</text:p>
            <text:p>Software und Tools,</text:p>
            <text:p>Datenmanagement,</text:p>
            <text:p>Digitale Datenauswertung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1">Institut für Archäologische</text:span></text:p>
            <text:p><text:span text:style-name="T11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<text:span text:style-name="T11">Digitale Dokumentation mit AutoCAD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teinmann, Lisa</text:p>
          </table:table-cell>
          <table:table-cell table:style-name="Default" office:value-type="string" calcext:value-type="string">
            <text:p>Steinmann</text:p>
          </table:table-cell>
          <table:table-cell table:style-name="Default" office:value-type="string" calcext:value-type="string">
            <text:p><text:s/>Lisa</text:p>
          </table:table-cell>
          <table:table-cell table:style-name="ce131" table:number-columns-repeated="9"/>
          <table:table-cell office:value-type="string" calcext:value-type="string">
            <text:p>Dig. Editieren,</text:p>
            <text:p>Visualisierung,Zeichnen,</text:p>
            <text:p>Datenpräsentation,CAD,</text:p>
            <text:p>Digitale Datenauswertung</text:p>
          </table:table-cell>
          <table:table-cell table:number-columns-repeated="1002"/>
        </table:table-row>
        <table:table-row table:style-name="ro65">
          <table:table-cell office:value-type="string" calcext:value-type="string">
            <text:p>SoSe 2020</text:p>
          </table:table-cell>
          <table:table-cell/>
          <table:table-cell table:style-name="ce112" office:value-type="string" calcext:value-type="string">
            <text:p>Bochum/Zwickau</text:p>
          </table:table-cell>
          <table:table-cell table:style-name="ce112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1">Seminar für Klassische Philologie</text:span></text:p>
            <text:p/>
          </table:table-cell>
          <table:table-cell table:style-name="Default"/>
          <table:table-cell table:style-name="Default" office:value-type="string" calcext:value-type="string">
            <text:p><text:span text:style-name="T11">Latein extensiv – Die Lateinische Koranübersetzung von</text:span></text:p>
            <text:p><text:span text:style-name="T11">Johann Zechendorff (1632): Digitale Edition</text:span></text:p>
            <text:p/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MA, Doktoranden</text:p>
          </table:table-cell>
          <table:table-cell table:style-name="ce131" office:value-type="string" calcext:value-type="string">
            <text:p>Glei, Reinhold F.</text:p>
            <text:p/>
          </table:table-cell>
          <table:table-cell table:style-name="Default" office:value-type="string" calcext:value-type="string">
            <text:p>Glei</text:p>
          </table:table-cell>
          <table:table-cell table:style-name="Default" office:value-type="string" calcext:value-type="string">
            <text:p><text:s/>Reinhold F.</text:p>
          </table:table-cell>
          <table:table-cell table:style-name="Default" table:number-columns-repeated="9"/>
          <table:table-cell office:value-type="string" calcext:value-type="string">
            <text:p>Dig. Editieren,Software</text:p>
            <text:p>und Tools,Textanalyse,</text:p>
            <text:p>Internet,Digitale</text:p>
            <text:p>Dokumentation,Dig.</text:p>
            <text:p>Methoden &amp; Theorien,</text:p>
            <text:p>Digitalisierung,Digital</text:p>
            <text:p>Humanities</text:p>
          </table:table-cell>
          <table:table-cell table:style-name="ce131" office:value-type="string" calcext:value-type="string">
            <text:p>https://vvz.ruhr-uni-</text:p>
            <text:p>bochum.de/campus/all/eve</text:p>
            <text:p>nt.asp?</text:p>
            <text:p>objgguid=NEW&amp;from=vvz&amp;</text:p>
            <text:p>gguid=0x2753F9DD735244</text:p>
            <text:p>2AA4AD3F22287FFB3F&amp;mo</text:p>
            <text:p>de=own&amp;tguid=0x8CCD7D</text:p>
            <text:p>5E5FF243B0AE322230DFD</text:p>
            <text:p>659D2&amp;lang=de</text:p>
            <text:p/>
          </table:table-cell>
          <table:table-cell table:number-columns-repeated="1001"/>
        </table:table-row>
        <table:table-row table:style-name="ro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ce112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<text:span text:style-name="T11">Fachgebiet Klassische Archäologie</text:span></text:p>
            <text:p/>
          </table:table-cell>
          <table:table-cell table:style-name="Default" office:value-type="string" calcext:value-type="string">
            <text:p><text:span text:style-name="T11">Studiengang Architektur /</text:span></text:p>
            <text:p><text:span text:style-name="T11">Modul Historische Grundlagen</text:span></text:p>
          </table:table-cell>
          <table:table-cell table:style-name="Default" office:value-type="string" calcext:value-type="string">
            <text:p>Digitale Bauaufnahm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ce112" office:value-type="string" calcext:value-type="string">
            <text:p>Dr.-Ing. Clemens Brünenberg</text:p>
          </table:table-cell>
          <table:table-cell table:style-name="Default" office:value-type="string" calcext:value-type="string">
            <text:p>Brünenberg</text:p>
          </table:table-cell>
          <table:table-cell table:style-name="Default" office:value-type="string" calcext:value-type="string">
            <text:p>Clemens</text:p>
          </table:table-cell>
          <table:table-cell table:style-name="Default" table:number-columns-repeated="9"/>
          <table:table-cell office:value-type="string" calcext:value-type="string">
            <text:p>3D-Modellierung,</text:p>
            <text:p>Photogrammetrie,</text:p>
            <text:p>Visualisierung,</text:p>
            <text:p>Bildbearbeitung,3D</text:p>
            <text:p>Scan,Digitale</text:p>
            <text:p>Dokumentation,Dig.</text:p>
            <text:p>Methoden &amp; Theorien,</text:p>
            <text:p>Fotografie,3D</text:p>
          </table:table-cell>
          <table:table-cell table:number-columns-repeated="1002"/>
        </table:table-row>
        <table:table-row table:style-name="ro6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table:style-name="Default" office:value-type="string" calcext:value-type="string">
            <text:p>Alte Geschichte</text:p>
          </table:table-cell>
          <table:table-cell table:style-name="Default" office:value-type="string" calcext:value-type="string">
            <text:p>Geschichte (BA, Kernfach);</text:p>
            <text:p>Geschichte (BA,</text:p>
            <text:p>Ergänzungsfach);</text:p>
            <text:p>Geschichte (MA)</text:p>
          </table:table-cell>
          <table:table-cell table:style-name="Default" office:value-type="string" calcext:value-type="string">
            <text:p>Münzen und Münzprägung</text:p>
            <text:p>in der Zeit der Römischen</text:p>
            <text:p>Republ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tin,</text:p>
            <text:p>Katharina</text:p>
          </table:table-cell>
          <table:table-cell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Katharina</text:p>
          </table:table-cell>
          <table:table-cell table:style-name="ce112" table:number-columns-repeated="9"/>
          <table:table-cell table:style-name="Default" office:value-type="string" calcext:value-type="string">
            <text:p>Online-Ressourcen,</text:p>
            <text:p>Digitale Dokumentation,</text:p>
            <text:p>Digitalisierung,Digitale</text:p>
            <text:p>Ressourcen</text:p>
          </table:table-cell>
          <table:table-cell table:number-columns-repeated="1002"/>
        </table:table-row>
        <table:table-row table:style-name="ro3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112" office:value-type="string" calcext:value-type="string">
            <text:p>Institut für Klassische Archäologie</text:p>
          </table:table-cell>
          <table:table-cell table:style-name="ce112" office:value-type="string" calcext:value-type="string">
            <text:p>Archäologische Wissenschaften</text:p>
          </table:table-cell>
          <table:table-cell table:style-name="ce112" office:value-type="string" calcext:value-type="string">
            <text:p>Klassisch-archäologische Methoden der Bildanalyse.</text:p>
            <text:p>Von Panofsky bis zu den Digital Humaniti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Reinhardt, Corinna,</text:p>
            <text:p>Bendschus, Torsten</text:p>
          </table:table-cell>
          <table:table-cell table:style-name="Default" office:value-type="string" calcext:value-type="string">
            <text:p>Reinhardt</text:p>
          </table:table-cell>
          <table:table-cell table:style-name="Default" office:value-type="string" calcext:value-type="string">
            <text:p><text:s/>Corinna</text:p>
          </table:table-cell>
          <table:table-cell table:style-name="Default" office:value-type="string" calcext:value-type="string">
            <text:p>Bendschus</text:p>
          </table:table-cell>
          <table:table-cell table:style-name="Default" office:value-type="string" calcext:value-type="string">
            <text:p><text:s/>Torsten</text:p>
          </table:table-cell>
          <table:table-cell table:style-name="Default" table:number-columns-repeated="7"/>
          <table:table-cell table:style-name="ce78" office:value-type="string" calcext:value-type="string">
            <text:p>Dig. Methoden &amp; Theorien,Digital Humanities</text:p>
          </table:table-cell>
          <table:table-cell table:number-columns-repeated="1002"/>
        </table:table-row>
        <table:table-row table:style-name="ro66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<text:span text:style-name="T11">Institut für Archäologische</text:span></text:p>
            <text:p><text:span text:style-name="T11">Wissenschaften</text:span></text:p>
          </table:table-cell>
          <table:table-cell table:style-name="Default" office:value-type="string" calcext:value-type="string">
            <text:p><text:span text:style-name="T11">Bachelorhauptfach</text:span></text:p>
            <text:p><text:span text:style-name="T11">Archäologische Wissenschaften,</text:span></text:p>
            <text:p><text:span text:style-name="T11">Schwerpunkt Vor- und</text:span></text:p>
            <text:p><text:span text:style-name="T11">Frühgeschichtliche Archäologie</text:span></text:p>
            <text:p/>
          </table:table-cell>
          <table:table-cell table:style-name="ce123" office:value-type="string" calcext:value-type="string">
            <text:p>Intensivkurs Tachymeter und CAD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äffler, Doris</text:p>
          </table:table-cell>
          <table:table-cell table:style-name="Default" office:value-type="string" calcext:value-type="string">
            <text:p>Schäffler</text:p>
          </table:table-cell>
          <table:table-cell table:style-name="Default" office:value-type="string" calcext:value-type="string">
            <text:p><text:s/>Doris</text:p>
          </table:table-cell>
          <table:table-cell table:style-name="Default" table:number-columns-repeated="9"/>
          <table:table-cell office:value-type="string" calcext:value-type="string">
            <text:p>CAD,Digitale</text:p>
            <text:p>Datenauswertung,</text:p>
            <text:p>Digitale Dokumentation,</text:p>
            <text:p>Digitale Vermess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<text:span text:style-name="T11">Institut für Physische Geographie</text:span></text:p>
            <text:p/>
          </table:table-cell>
          <table:table-cell table:style-name="Default" office:value-type="string" calcext:value-type="string">
            <text:p><text:span text:style-name="T11">Nebenfachstudiengang</text:span></text:p>
            <text:p><text:span text:style-name="T11">Archäometrie für</text:span></text:p>
            <text:p><text:span text:style-name="T11">Archäologen AMET-BA-NF-</text:span></text:p>
            <text:p><text:span text:style-name="T11">M 3c</text:span></text:p>
          </table:table-cell>
          <table:table-cell table:style-name="Default" office:value-type="string" calcext:value-type="string">
            <text:p><text:span text:style-name="T11">Lernerkundung und GIS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arzolff, Irene</text:p>
          </table:table-cell>
          <table:table-cell table:style-name="Default" office:value-type="string" calcext:value-type="string">
            <text:p>Marzolff</text:p>
          </table:table-cell>
          <table:table-cell table:style-name="Default" office:value-type="string" calcext:value-type="string">
            <text:p><text:s/>Irene</text:p>
          </table:table-cell>
          <table:table-cell table:style-name="Default" table:number-columns-repeated="9"/>
          <table:table-cell table:style-name="ce78" office:value-type="string" calcext:value-type="string">
            <text:p>Software und Tools,</text:p>
            <text:p>Spatial Analysis,GIS,</text:p>
            <text:p>Datenpräsentation,</text:p>
            <text:p>Bildbearbeitung,Digitale Datenauswertung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2" office:value-type="string" calcext:value-type="string">
            <text:p>Abteilung für Englische Sprache und Literatur des Mittelalters</text:p>
          </table:table-cell>
          <table:table-cell table:style-name="Default" office:value-type="string" calcext:value-type="string">
            <text:p><text:span text:style-name="T11">Schlüsselkompetenzmodul</text:span></text:p>
            <text:p><text:span text:style-name="T11">"Digital Humanities" BA/MA</text:span></text:p>
            <text:p><text:span text:style-name="T11">(SK.DH.18)</text:span></text:p>
          </table:table-cell>
          <table:table-cell table:style-name="Default" office:value-type="string" calcext:value-type="string">
            <text:p><text:span text:style-name="T11">Gendering the Medieval Wiki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eslag, Paul</text:p>
          </table:table-cell>
          <table:table-cell table:style-name="Default" office:value-type="string" calcext:value-type="string">
            <text:p>Langeslag</text:p>
          </table:table-cell>
          <table:table-cell table:style-name="Default" office:value-type="string" calcext:value-type="string">
            <text:p><text:s/>Paul</text:p>
          </table:table-cell>
          <table:table-cell table:style-name="Default" table:number-columns-repeated="9"/>
          <table:table-cell office:value-type="string" calcext:value-type="string">
            <text:p><text:span text:style-name="T11">Online-Ressourcen,</text:span></text:p>
            <text:p><text:span text:style-name="T11">Internet</text:span></text:p>
            <text:p/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2" office:value-type="string" calcext:value-type="string">
            <text:p>Abteilung Literaturwissenschaft (Neuere Deutsche Literatur)</text:p>
          </table:table-cell>
          <table:table-cell table:style-name="Default" office:value-type="string" calcext:value-type="string">
            <text:p><text:span text:style-name="T11">Schlüsselkompetenzmodule</text:span></text:p>
            <text:p><text:span text:style-name="T11">"Digital Humanities" BA/MA</text:span></text:p>
            <text:p><text:span text:style-name="T11">(SK.DH.04)</text:span></text:p>
          </table:table-cell>
          <table:table-cell table:style-name="Default" office:value-type="string" calcext:value-type="string">
            <text:p>Netzliteratur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Wesche, Jörg</text:p>
          </table:table-cell>
          <table:table-cell table:style-name="ce123" office:value-type="string" calcext:value-type="string">
            <text:p>Wesche</text:p>
          </table:table-cell>
          <table:table-cell table:style-name="ce123" office:value-type="string" calcext:value-type="string">
            <text:p><text:s/>Jörg</text:p>
          </table:table-cell>
          <table:table-cell table:style-name="Default" table:number-columns-repeated="9"/>
          <table:table-cell office:value-type="string" calcext:value-type="string">
            <text:p>Software und Tools,</text:p>
            <text:p>Textanalyse,Internet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2" office:value-type="string" calcext:value-type="string">
            <text:p>Abteilung Literaturwissenschaft (Neuere Deutsche Literatur)</text:p>
          </table:table-cell>
          <table:table-cell table:style-name="Default" office:value-type="string" calcext:value-type="string">
            <text:p>Schlüsselkompetenzmodule</text:p>
            <text:p>"Digital Humanities" BA/MA</text:p>
            <text:p>(SK.DH.04)</text:p>
          </table:table-cell>
          <table:table-cell table:style-name="Default" office:value-type="string" calcext:value-type="string">
            <text:p>Methoden digitaler</text:p>
            <text:p>Literatur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oliva, Lydia</text:p>
          </table:table-cell>
          <table:table-cell table:style-name="Default" office:value-type="string" calcext:value-type="string">
            <text:p>Doliva</text:p>
          </table:table-cell>
          <table:table-cell table:style-name="Default" office:value-type="string" calcext:value-type="string">
            <text:p><text:s/>Lydia</text:p>
          </table:table-cell>
          <table:table-cell table:style-name="Default" table:number-columns-repeated="9"/>
          <table:table-cell table:style-name="Default" office:value-type="string" calcext:value-type="string">
            <text:p>Textanalyse,Online-</text:p>
            <text:p>Ressourcen,Dig.</text:p>
            <text:p>Methoden &amp; Theorien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Masterstudiengang "Digital</text:p>
            <text:p>Humanities" (M.DH.10)</text:p>
          </table:table-cell>
          <table:table-cell table:style-name="Default" office:value-type="string" calcext:value-type="string">
            <text:p>Entitäten im Diskurs:</text:p>
            <text:p>linguistische und</text:p>
            <text:p>maschinelle Ansätz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Holler, Anke,</text:p>
            <text:p>Sporleder,</text:p>
            <text:p>Caroline</text:p>
          </table:table-cell>
          <table:table-cell table:style-name="Default" office:value-type="string" calcext:value-type="string">
            <text:p>Holler</text:p>
          </table:table-cell>
          <table:table-cell table:style-name="Default" office:value-type="string" calcext:value-type="string">
            <text:p><text:s/>Anke</text:p>
          </table:table-cell>
          <table:table-cell table:style-name="Default" office:value-type="string" calcext:value-type="string">
            <text:p>Sporleder</text:p>
          </table:table-cell>
          <table:table-cell table:style-name="Default" office:value-type="string" calcext:value-type="string">
            <text:p>Caroline</text:p>
          </table:table-cell>
          <table:table-cell table:style-name="Default" table:number-columns-repeated="7"/>
          <table:table-cell table:style-name="Default" office:value-type="string" calcext:value-type="string">
            <text:p>Textanalyse,</text:p>
            <text:p>Programmierung,Dig.</text:p>
            <text:p>Methoden &amp; Theorien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en</text:p>
            <text:p>"Digital Humanities"</text:p>
            <text:p>(SK.DH.03)</text:p>
          </table:table-cell>
          <table:table-cell table:style-name="Default" office:value-type="string" calcext:value-type="string">
            <text:p>Werkzeuge und Methoden</text:p>
            <text:p>der Digital Humanitie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porleder,</text:p>
            <text:p>Caroline</text:p>
          </table:table-cell>
          <table:table-cell table:style-name="Default" office:value-type="string" calcext:value-type="string">
            <text:p>Sporleder</text:p>
          </table:table-cell>
          <table:table-cell table:style-name="Default" office:value-type="string" calcext:value-type="string">
            <text:p>Caroline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,Digital</text:p>
            <text:p>Humanities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BA/MA (SK.DH.O1)</text:p>
          </table:table-cell>
          <table:table-cell table:style-name="Default" office:value-type="string" calcext:value-type="string">
            <text:p>Tutorium "Einführung in die</text:p>
            <text:p>Digitale Bild- und</text:p>
            <text:p>Objektwissenschaft</text:p>
          </table:table-cell>
          <table:table-cell table:style-name="Default" office:value-type="string" calcext:value-type="string">
            <text:p>Tutori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Kipke, Marta</text:p>
          </table:table-cell>
          <table:table-cell table:style-name="Default" office:value-type="string" calcext:value-type="string">
            <text:p>Kipke</text:p>
          </table:table-cell>
          <table:table-cell table:style-name="Default" office:value-type="string" calcext:value-type="string">
            <text:p><text:s/>Marta</text:p>
          </table:table-cell>
          <table:table-cell table:style-name="Default" table:number-columns-repeated="10"/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1)</text:p>
          </table:table-cell>
          <table:table-cell table:style-name="Default" office:value-type="string" calcext:value-type="string">
            <text:p>Einführung in die Digitale</text:p>
            <text:p>Bild- und</text:p>
            <text:p>Objektwissenschaf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Langner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table:number-columns-repeated="10"/>
          <table:table-cell table:number-columns-repeated="1002"/>
        </table:table-row>
        <table:table-row table:style-name="ro6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(Digital Humanities) BA/MA</text:p>
            <text:p>(SK.DH.05)</text:p>
          </table:table-cell>
          <table:table-cell table:style-name="Default" office:value-type="string" calcext:value-type="string">
            <text:p>Einführung in die Python-</text:p>
            <text:p>Programmierung für</text:p>
            <text:p>Geistes- und</text:p>
            <text:p>SozialwissenschaftlerInn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porleder,</text:p>
            <text:p>Caroline</text:p>
          </table:table-cell>
          <table:table-cell table:style-name="Default" office:value-type="string" calcext:value-type="string">
            <text:p>Sporleder</text:p>
          </table:table-cell>
          <table:table-cell table:style-name="Default" office:value-type="string" calcext:value-type="string">
            <text:p>Caroline</text:p>
          </table:table-cell>
          <table:table-cell table:style-name="Default" table:number-columns-repeated="9"/>
          <table:table-cell table:style-name="Default" office:value-type="string" calcext:value-type="string">
            <text:p>Programmierung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Default" office:value-type="string" calcext:value-type="string">
            <text:p>Auge und Maschine.</text:p>
            <text:p>Methoden und Technik in</text:p>
            <text:p>der Keramik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ollaender,</text:p>
            <text:p>Julian</text:p>
          </table:table-cell>
          <table:table-cell table:style-name="Default" office:value-type="string" calcext:value-type="string">
            <text:p>Hollaender</text:p>
          </table:table-cell>
          <table:table-cell table:style-name="Default" office:value-type="string" calcext:value-type="string">
            <text:p>Julian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Default" office:value-type="string" calcext:value-type="string">
            <text:p>3D Bildbearbeitung mit</text:p>
            <text:p>MeshLab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Böttger, Lucie,</text:p>
            <text:p>Langner, Martin</text:p>
          </table:table-cell>
          <table:table-cell table:style-name="Default" office:value-type="string" calcext:value-type="string">
            <text:p>Böttger</text:p>
          </table:table-cell>
          <table:table-cell table:style-name="Default" office:value-type="string" calcext:value-type="string">
            <text:p><text:s/>Lucie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</text:p>
            <text:p>Visualisierung,</text:p>
            <text:p>Bildbearbeitung,3D</text:p>
          </table:table-cell>
          <table:table-cell table:number-columns-repeated="1002"/>
        </table:table-row>
        <table:table-row table:style-name="ro6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7)</text:p>
          </table:table-cell>
          <table:table-cell table:style-name="Default" office:value-type="string" calcext:value-type="string">
            <text:p>Die Geschichte der</text:p>
            <text:p>optischen Illusionsmedien.</text:p>
            <text:p>Von Aristoteles zur VR-</text:p>
            <text:p>Brill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Ehlers, Deborah,</text:p>
            <text:p>Langner, Martin</text:p>
          </table:table-cell>
          <table:table-cell table:style-name="Default" office:value-type="string" calcext:value-type="string">
            <text:p>Langner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office:value-type="string" calcext:value-type="string">
            <text:p>Ehlers</text:p>
          </table:table-cell>
          <table:table-cell table:style-name="Default" office:value-type="string" calcext:value-type="string">
            <text:p>Deborah</text:p>
          </table:table-cell>
          <table:table-cell table:style-name="Default" table:number-columns-repeated="7"/>
          <table:table-cell table:style-name="Default" office:value-type="string" calcext:value-type="string">
            <text:p>Software und Tools,</text:p>
            <text:p>Visualisierung,3D</text:p>
          </table:table-cell>
          <table:table-cell table:number-columns-repeated="1002"/>
        </table:table-row>
        <table:table-row table:style-name="ro6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<text:span text:style-name="T11">Schlüsselkompetenzmodul</text:span></text:p>
            <text:p><text:span text:style-name="T11">"Digital Humanities" BA/MA</text:span></text:p>
            <text:p><text:span text:style-name="T11">(SK.DH.10)</text:span></text:p>
            <text:p/>
          </table:table-cell>
          <table:table-cell table:style-name="Default" office:value-type="string" calcext:value-type="string">
            <text:p><text:span text:style-name="T11">Distant Reading und Distant Viewing:</text:span></text:p>
            <text:p><text:span text:style-name="T11">Quantifizierende Methoden in den Geisteswissenschaften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Langner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table:number-columns-repeated="9"/>
          <table:table-cell table:style-name="ce112" office:value-type="string" calcext:value-type="string">
            <text:p>Statistik,Digitale Datenauswertung,Dig.</text:p>
            <text:p>Methoden &amp; Theorien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10)</text:p>
          </table:table-cell>
          <table:table-cell table:style-name="Default" office:value-type="string" calcext:value-type="string">
            <text:p>Zentrale Texte der Digital</text:p>
            <text:p>Humaniti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Langner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,Digital</text:p>
            <text:p>Humanities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2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<text:span text:style-name="T11">Schlüsselkompetenzmodul</text:span></text:p>
            <text:p><text:span text:style-name="T11">"Digital Humanities" BA/MA</text:span></text:p>
            <text:p><text:span text:style-name="T11">(SK.DH.06)</text:span></text:p>
          </table:table-cell>
          <table:table-cell table:style-name="ce112" office:value-type="string" calcext:value-type="string">
            <text:p>Inventarisierung und Digitalisierung der Neuzugänge in die Kunstsammlung seit 2009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Sors, Anne-Katrin</text:p>
          </table:table-cell>
          <table:table-cell table:style-name="Default" office:value-type="string" calcext:value-type="string">
            <text:p>Sors</text:p>
          </table:table-cell>
          <table:table-cell table:style-name="Default" office:value-type="string" calcext:value-type="string">
            <text:p><text:s/>Anne-Katrin</text:p>
          </table:table-cell>
          <table:table-cell table:style-name="ce112" table:number-columns-repeated="9"/>
          <table:table-cell table:style-name="Default" office:value-type="string" calcext:value-type="string">
            <text:p>Digitalisierung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<text:span text:style-name="T11">Professuren für Statistik</text:span></text:p>
            <text:p><text:span text:style-name="T11">und Ökonometrie</text:span></text:p>
          </table:table-cell>
          <table:table-cell table:style-name="Default" office:value-type="string" calcext:value-type="string">
            <text:p><text:span text:style-name="T11">Schlüsselkompetenzen</text:span></text:p>
            <text:p><text:span text:style-name="T11">(SK.DigKo.01.Mp)</text:span></text:p>
          </table:table-cell>
          <table:table-cell table:style-name="Default" office:value-type="string" calcext:value-type="string">
            <text:p>Daten Lesen Lernen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Silbersdorff, Alexander,</text:p>
            <text:p>Säfken, Benjamin,</text:p>
            <text:p>Dammann, Lea,</text:p>
            <text:p>Kruse, René-Marcel</text:p>
          </table:table-cell>
          <table:table-cell table:style-name="ce123" office:value-type="string" calcext:value-type="string">
            <text:p>Silbersdorff</text:p>
          </table:table-cell>
          <table:table-cell table:style-name="ce123" office:value-type="string" calcext:value-type="string">
            <text:p><text:s/>Alexander</text:p>
          </table:table-cell>
          <table:table-cell table:style-name="Default" office:value-type="string" calcext:value-type="string">
            <text:p>Säfken</text:p>
          </table:table-cell>
          <table:table-cell table:style-name="Default" office:value-type="string" calcext:value-type="string">
            <text:p><text:s/>Benjamin</text:p>
          </table:table-cell>
          <table:table-cell table:style-name="Default" office:value-type="string" calcext:value-type="string">
            <text:p>Dammann</text:p>
          </table:table-cell>
          <table:table-cell table:style-name="Default" office:value-type="string" calcext:value-type="string">
            <text:p><text:s/>Lea</text:p>
          </table:table-cell>
          <table:table-cell table:style-name="ce123" office:value-type="string" calcext:value-type="string">
            <text:p>Kruse</text:p>
          </table:table-cell>
          <table:table-cell table:style-name="ce123" office:value-type="string" calcext:value-type="string">
            <text:p><text:s/>René-Marcel</text:p>
          </table:table-cell>
          <table:table-cell table:style-name="Default" table:number-columns-repeated="3"/>
          <table:table-cell table:style-name="Default" office:value-type="string" calcext:value-type="string">
            <text:p>Metadaten,Datenbanken,</text:p>
            <text:p>Datenmanagement,</text:p>
            <text:p>Digitale Datenauswertung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Seminar für Mittlere und Neuere Geschichte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8)</text:p>
          </table:table-cell>
          <table:table-cell table:style-name="Default" office:value-type="string" calcext:value-type="string">
            <text:p>Digitale Kartographie in</text:p>
            <text:p>GIS für GeisteswissenschaftlerInn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etersen, Niels</text:p>
          </table:table-cell>
          <table:table-cell table:style-name="ce123" office:value-type="string" calcext:value-type="string">
            <text:p>Petersen</text:p>
          </table:table-cell>
          <table:table-cell table:style-name="ce123" office:value-type="string" calcext:value-type="string">
            <text:p><text:s/>Niels</text:p>
          </table:table-cell>
          <table:table-cell table:style-name="Default" table:number-columns-repeated="9"/>
          <table:table-cell table:style-name="Default" office:value-type="string" calcext:value-type="string">
            <text:p>GIS,Dig. Methoden &amp; Theorien</text:p>
          </table:table-cell>
          <table:table-cell table:number-columns-repeated="1002"/>
        </table:table-row>
        <table:table-row table:style-name="ro2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style-name="Default" office:value-type="string" calcext:value-type="string">
            <text:p><text:span text:style-name="T2">Institut für Klassische</text:span></text:p>
            <text:p><text:span text:style-name="T2">Archäologie</text:span></text:p>
          </table:table-cell>
          <table:table-cell table:style-name="Default" office:value-type="string" calcext:value-type="string">
            <text:p>BA- Klassische Archäologie,</text:p>
            <text:p>Modul Praktische</text:p>
            <text:p>Übungen/Methoden (AÜ)</text:p>
            <text:p>MA - Archäologie und</text:p>
            <text:p>Kulturgeschichte des</text:p>
            <text:p>antiken Mittelmeerraumes</text:p>
            <text:p>(A3)</text:p>
          </table:table-cell>
          <table:table-cell table:style-name="Default" office:value-type="string" calcext:value-type="string">
            <text:p>Was tun mit all den</text:p>
            <text:p>Scherben? Grundlagen der</text:p>
            <text:p>Keramikbearbeit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uy, Sabine</text:p>
          </table:table-cell>
          <table:table-cell table:style-name="Default" office:value-type="string" calcext:value-type="string">
            <text:p>Huy</text:p>
          </table:table-cell>
          <table:table-cell table:style-name="Default" office:value-type="string" calcext:value-type="string">
            <text:p><text:s/>Sabine</text:p>
          </table:table-cell>
          <table:table-cell table:style-name="Default" table:number-columns-repeated="9"/>
          <table:table-cell table:style-name="Default" office:value-type="string" calcext:value-type="string">
            <text:p>Archivierung,Software</text:p>
            <text:p>und Tools,Visualisierung,</text:p>
            <text:p>Zeichnen,Datenbanken,</text:p>
            <text:p>Datenmanagement,</text:p>
            <text:p>Bildbearbeitung,</text:p>
            <text:p>Fotografie</text:p>
          </table:table-cell>
          <table:table-cell table:number-columns-repeated="1002"/>
        </table:table-row>
        <table:table-row table:style-name="ro4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style-name="ce112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11">BA - Klassische</text:span></text:p>
            <text:p><text:span text:style-name="T11">Archäologie, Modul</text:span></text:p>
            <text:p><text:span text:style-name="T11">Praktische</text:span></text:p>
            <text:p><text:span text:style-name="T11">Übungen/Methoden (AÜ)</text:span></text:p>
            <text:p><text:span text:style-name="T11">MA - Archäologie und</text:span></text:p>
            <text:p><text:span text:style-name="T11">Kulturgeschichte des</text:span></text:p>
            <text:p><text:span text:style-name="T11">antiken Mittelmeerraumes,</text:span></text:p>
            <text:p><text:span text:style-name="T11">Modul Projekt (A3)</text:span></text:p>
          </table:table-cell>
          <table:table-cell table:style-name="ce112" office:value-type="string" calcext:value-type="string">
            <text:p>Colonia Ulpia Traiana –</text:p>
            <text:p>Einführung in die Geophysikalische Prospe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Seifert, Martina,</text:span></text:p>
            <text:p><text:span text:style-name="T11">Babucic, Nikola</text:span></text:p>
          </table:table-cell>
          <table:table-cell table:style-name="ce123" office:value-type="string" calcext:value-type="string">
            <text:p>Seifert</text:p>
          </table:table-cell>
          <table:table-cell table:style-name="ce123" office:value-type="string" calcext:value-type="string">
            <text:p><text:s/>Martina</text:p>
          </table:table-cell>
          <table:table-cell table:style-name="Default" office:value-type="string" calcext:value-type="string">
            <text:p>Babucic</text:p>
          </table:table-cell>
          <table:table-cell table:style-name="Default" office:value-type="string" calcext:value-type="string">
            <text:p><text:s/>Nikola</text:p>
          </table:table-cell>
          <table:table-cell table:style-name="Default" table:number-columns-repeated="7"/>
          <table:table-cell table:style-name="ce112" office:value-type="string" calcext:value-type="string">
            <text:p>Software und Tools,</text:p>
            <text:p>Spatial Analysis,GIS,</text:p>
            <text:p>Geophysik,Digitale Datenauswertung,</text:p>
            <text:p>Digitale Dokumentation,</text:p>
            <text:p>Digital Humanities,</text:p>
            <text:p>Digitale Vermessung</text:p>
          </table:table-cell>
          <table:table-cell table:number-columns-repeated="1002"/>
        </table:table-row>
        <table:table-row table:style-name="ro4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style-name="ce112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11">BA - Klassische</text:span></text:p>
            <text:p><text:span text:style-name="T11">Archäologie, Modul</text:span></text:p>
            <text:p><text:span text:style-name="T11">Praktische</text:span></text:p>
            <text:p><text:span text:style-name="T11">Übungen/Methoden (AÜ)</text:span></text:p>
            <text:p><text:span text:style-name="T11">MA - Archäologie und</text:span></text:p>
            <text:p><text:span text:style-name="T11">Kulturgeschichte des</text:span></text:p>
            <text:p><text:span text:style-name="T11">antiken Mittelmeerraumes,</text:span></text:p>
            <text:p><text:span text:style-name="T11">Modul Projekt (A3)</text:span></text:p>
          </table:table-cell>
          <table:table-cell table:style-name="Default" office:value-type="string" calcext:value-type="string">
            <text:p><text:span text:style-name="T11">Fieldschool Xanten –</text:span></text:p>
            <text:p><text:span text:style-name="T11">Geophysikalische</text:span></text:p>
            <text:p><text:span text:style-name="T11">Prospektion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eifert, Martina</text:p>
          </table:table-cell>
          <table:table-cell table:style-name="Default" office:value-type="string" calcext:value-type="string">
            <text:p>Seifert</text:p>
          </table:table-cell>
          <table:table-cell table:style-name="Default" office:value-type="string" calcext:value-type="string">
            <text:p><text:s/>Martina</text:p>
          </table:table-cell>
          <table:table-cell table:style-name="Default" table:number-columns-repeated="9"/>
          <table:table-cell table:style-name="ce112" office:value-type="string" calcext:value-type="string">
            <text:p>Spatial Analysis,GIS,</text:p>
            <text:p>Geophysik,Digitale Datenauswertung,Dig.</text:p>
            <text:p>Methoden &amp; Theorien,</text:p>
            <text:p>Digital Humanities,</text:p>
            <text:p>Digitale Vermessung</text:p>
          </table:table-cell>
          <table:table-cell table:number-columns-repeated="1002"/>
        </table:table-row>
        <table:table-row table:style-name="ro2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</text:p>
          </table:table-cell>
          <table:table-cell table:style-name="Default" office:value-type="string" calcext:value-type="string">
            <text:p><text:span text:style-name="T11">Digitale Papyrologie -</text:span></text:p>
            <text:p><text:span text:style-name="T11">Digital Papyrology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Ast, Rodney,</text:span></text:p>
            <text:p><text:span text:style-name="T11">Cowey, James</text:span></text:p>
          </table:table-cell>
          <table:table-cell table:style-name="Default" office:value-type="string" calcext:value-type="string">
            <text:p>Ast</text:p>
          </table:table-cell>
          <table:table-cell table:style-name="Default" office:value-type="string" calcext:value-type="string">
            <text:p><text:s/>Rodney</text:p>
          </table:table-cell>
          <table:table-cell table:style-name="Default" office:value-type="string" calcext:value-type="string">
            <text:p>Cowey</text:p>
          </table:table-cell>
          <table:table-cell table:style-name="Default" office:value-type="string" calcext:value-type="string">
            <text:p><text:s/>James</text:p>
          </table:table-cell>
          <table:table-cell table:style-name="Default" table:number-columns-repeated="7"/>
          <table:table-cell table:style-name="Default" office:value-type="string" calcext:value-type="string">
            <text:p>Datenkuratierung,Dig.</text:p>
            <text:p>Editieren,Online-</text:p>
            <text:p>Ressourcen,</text:p>
            <text:p>Datenbanken,</text:p>
            <text:p>Datenmanagement,</text:p>
            <text:p>Digital Humanities,</text:p>
            <text:p>Digitale Ressourc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2">Institut für Klassische Archäologie und Christliche</text:span></text:p>
            <text:p><text:span text:style-name="T2">Archäologie</text:span></text:p>
          </table:table-cell>
          <table:table-cell table:style-name="Default" office:value-type="string" calcext:value-type="string">
            <text:p>Übergreifende Kompetenzen, Visuelle</text:p>
            <text:p>Kompetenzen</text:p>
          </table:table-cell>
          <table:table-cell table:style-name="Default" office:value-type="string" calcext:value-type="string">
            <text:p>3D-</text:p>
            <text:p>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Süß</text:p>
          </table:table-cell>
          <table:table-cell table:style-name="Default" office:value-type="string" calcext:value-type="string">
            <text:p><text:s/>Jürgen</text:p>
          </table:table-cell>
          <table:table-cell table:style-name="Default" table:number-columns-repeated="9"/>
          <table:table-cell table:style-name="Default" office:value-type="string" calcext:value-type="string">
            <text:p>3D-Modellierung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2">Institut für Klassische Archäologie und Christliche</text:span></text:p>
            <text:p><text:span text:style-name="T2">Archäologie</text:span></text:p>
          </table:table-cell>
          <table:table-cell table:style-name="ce112" office:value-type="string" calcext:value-type="string">
            <text:p>Übergreifende Kompetenzen, Visuelle Kompetenzen</text:p>
          </table:table-cell>
          <table:table-cell table:style-name="Default" office:value-type="string" calcext:value-type="string">
            <text:p>Digitales Zeich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Süß</text:p>
          </table:table-cell>
          <table:table-cell table:style-name="Default" office:value-type="string" calcext:value-type="string">
            <text:p><text:s/>Jürgen</text:p>
          </table:table-cell>
          <table:table-cell table:style-name="Default" table:number-columns-repeated="9"/>
          <table:table-cell table:style-name="Default" office:value-type="string" calcext:value-type="string">
            <text:p>Zeichnen</text:p>
          </table:table-cell>
          <table:table-cell table:number-columns-repeated="1002"/>
        </table:table-row>
        <table:table-row table:style-name="ro2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2" office:value-type="string" calcext:value-type="string">
            <text:p>Zentrum für Altertumswissenschaften</text:p>
            <text:p>(ZAW) und Interdisziplinäres Zentrum</text:p>
            <text:p>für wissenschaftliches Rechnen (IWR)</text:p>
          </table:table-cell>
          <table:table-cell table:style-name="ce112" office:value-type="string" calcext:value-type="string">
            <text:p>Studiengänge der Informatik und Archäologie</text:p>
          </table:table-cell>
          <table:table-cell table:style-name="ce112" office:value-type="string" calcext:value-type="string">
            <text:p>3D-Vermessung von Objekten zur Neukonzeption der Antikensamml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Mara, Hubert,</text:span></text:p>
            <text:p><text:span text:style-name="T11">Lohmann, Polly</text:span></text:p>
          </table:table-cell>
          <table:table-cell table:style-name="Default" office:value-type="string" calcext:value-type="string">
            <text:p>Mara</text:p>
          </table:table-cell>
          <table:table-cell table:style-name="Default" office:value-type="string" calcext:value-type="string">
            <text:p><text:s/>Hubert</text:p>
          </table:table-cell>
          <table:table-cell table:style-name="Default" office:value-type="string" calcext:value-type="string">
            <text:p>Lohmann</text:p>
          </table:table-cell>
          <table:table-cell table:style-name="Default" office:value-type="string" calcext:value-type="string">
            <text:p><text:s/>Polly</text:p>
          </table:table-cell>
          <table:table-cell table:style-name="Default" table:number-columns-repeated="7"/>
          <table:table-cell table:style-name="Default" office:value-type="string" calcext:value-type="string">
            <text:p>Software und Tools,</text:p>
            <text:p>Spatial Analysis,</text:p>
            <text:p>Visualisierung,Zeichnen,</text:p>
            <text:p>3D Scan,Digitalisierung,</text:p>
            <text:p>Digitale Vermessung,3D</text:p>
          </table:table-cell>
          <table:table-cell table:number-columns-repeated="1002"/>
        </table:table-row>
        <table:table-row table:style-name="ro4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2" office:value-type="string" calcext:value-type="string">
            <text:p>Zentrum für Altertumswissenschaften (ZAW)</text:p>
          </table:table-cell>
          <table:table-cell table:style-name="Default" office:value-type="string" calcext:value-type="string">
            <text:p><text:span text:style-name="T11">BA-UFG 50%: Module A3</text:span></text:p>
            <text:p><text:span text:style-name="T11">und A4 sowie B3 und B4</text:span></text:p>
            <text:p><text:span text:style-name="T11">BA-UFG 25%: C2, C3 MA-</text:span></text:p>
            <text:p><text:span text:style-name="T11">UFG: A4 MA GeoArch: C2</text:span></text:p>
          </table:table-cell>
          <table:table-cell table:style-name="ce112" office:value-type="string" calcext:value-type="string">
            <text:p>Statistik und Datenorganisation mit R (1/3): Grundlag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Shinoto, Maria</text:p>
          </table:table-cell>
          <table:table-cell table:style-name="Default" office:value-type="string" calcext:value-type="string">
            <text:p>Shinoto</text:p>
          </table:table-cell>
          <table:table-cell table:style-name="Default" office:value-type="string" calcext:value-type="string">
            <text:p><text:s/>Maria</text:p>
          </table:table-cell>
          <table:table-cell table:style-name="Default" table:number-columns-repeated="9"/>
          <table:table-cell table:style-name="ce112" office:value-type="string" calcext:value-type="string">
            <text:p>R,Software und Tools,</text:p>
            <text:p>Statistik,</text:p>
            <text:p>Programmierung,</text:p>
            <text:p>Datenpräsentation,</text:p>
            <text:p>Digitale Datenauswertung,Digital</text:p>
            <text:p>Humanities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Klassiche Archäologie</text:p>
          </table:table-cell>
          <table:table-cell table:style-name="Default" office:value-type="string" calcext:value-type="string">
            <text:p><text:span text:style-name="T11">Datenbanken und</text:span></text:p>
            <text:p><text:span text:style-name="T11">Geographische</text:span></text:p>
            <text:p><text:span text:style-name="T11">Informationssysteme (GIS)</text:span></text:p>
            <text:p><text:span text:style-name="T11">in der Archäologi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Doronzio, Annarita</text:p>
          </table:table-cell>
          <table:table-cell table:style-name="Default" office:value-type="string" calcext:value-type="string">
            <text:p>Doronzio</text:p>
          </table:table-cell>
          <table:table-cell table:style-name="Default" office:value-type="string" calcext:value-type="string">
            <text:p><text:s/>Annarita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GIS,</text:p>
            <text:p>Datenbanken</text:p>
          </table:table-cell>
          <table:table-cell table:number-columns-repeated="1002"/>
        </table:table-row>
        <table:table-row table:style-name="ro6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2">Teil der Module Bg2, Bv2,</text:span></text:p>
            <text:p><text:span text:style-name="T2">Bg3, Bv3, Cg2, Cv2, Dg,1</text:span></text:p>
            <text:p><text:span text:style-name="T2">Dv1, Dg2, Dv2</text:span></text:p>
          </table:table-cell>
          <table:table-cell table:style-name="Default" office:value-type="string" calcext:value-type="string">
            <text:p>Verkehrsgeographie und</text:p>
            <text:p>Wegeforschung in der</text:p>
            <text:p>Archäologie: Anwendungen</text:p>
            <text:p>mit R und G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D DR. Nakoinz,</text:p>
            <text:p>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Oliver</text:p>
          </table:table-cell>
          <table:table-cell table:style-name="ce112" table:number-columns-repeated="9"/>
          <table:table-cell table:style-name="Default" office:value-type="string" calcext:value-type="string">
            <text:p>Dig. Editieren,R,</text:p>
            <text:p>Software und Tools,</text:p>
            <text:p>Statistik,</text:p>
            <text:p>Programmierung,GIS,</text:p>
            <text:p>Datenbanken,</text:p>
            <text:p>Datenmanagement,</text:p>
            <text:p>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002"/>
        </table:table-row>
        <table:table-row table:style-name="ro3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Bg2, Bv2,</text:span></text:p>
            <text:p><text:span text:style-name="T11">Cg2, Cv2, Dg1, Dv1</text:span></text:p>
          </table:table-cell>
          <table:table-cell table:style-name="Default" office:value-type="string" calcext:value-type="string">
            <text:p><text:span text:style-name="T11">AutoCAD: Dokumentation,</text:span></text:p>
            <text:p><text:span text:style-name="T11">Aufbereitung und</text:span></text:p>
            <text:p><text:span text:style-name="T11">Auswertung in der</text:span></text:p>
            <text:p><text:span text:style-name="T11">Archäologi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Dr. Rinne, Christoph</text:p>
          </table:table-cell>
          <table:table-cell table:style-name="Default" office:value-type="string" calcext:value-type="string">
            <text:p><text:s/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ce112" table:number-columns-repeated="9"/>
          <table:table-cell table:style-name="ce112" office:value-type="string" calcext:value-type="string">
            <text:p>Dig. Editieren,Software</text:p>
            <text:p>und Tools,CAD,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Bg3, Bv3,</text:span></text:p>
            <text:p><text:span text:style-name="T11">Cg3, Cv3, Dg1, Dv1, Dg2,</text:span></text:p>
            <text:p><text:span text:style-name="T11">Dv2</text:span></text:p>
          </table:table-cell>
          <table:table-cell table:style-name="Default" office:value-type="string" calcext:value-type="string">
            <text:p><text:span text:style-name="T11">Bayesian Statistics in</text:span></text:p>
            <text:p><text:span text:style-name="T11">Interpreting Archaeological</text:span></text:p>
            <text:p><text:span text:style-name="T11">and Palaeoenvironmental</text:span></text:p>
            <text:p><text:span text:style-name="T11">Data: Statistics in Practic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Dr. Schmid, Magdalena</text:p>
          </table:table-cell>
          <table:table-cell table:style-name="Default" office:value-type="string" calcext:value-type="string">
            <text:p><text:s/>Schmid</text:p>
          </table:table-cell>
          <table:table-cell table:style-name="Default" office:value-type="string" calcext:value-type="string">
            <text:p><text:s/>Magdalena</text:p>
          </table:table-cell>
          <table:table-cell table:style-name="ce112" office:value-type="string" calcext:value-type="string">
            <text:p><text:s/></text:p>
          </table:table-cell>
          <table:table-cell table:style-name="ce112" table:number-columns-repeated="8"/>
          <table:table-cell table:style-name="ce112" office:value-type="string" calcext:value-type="string">
            <text:p>Software und Tools,</text:p>
            <text:p>Statistik,Digitale Datenauswertung,EDV,</text:p>
            <text:p>Digital Humanities</text:p>
          </table:table-cell>
          <table:table-cell table:number-columns-repeated="1002"/>
        </table:table-row>
        <table:table-row table:style-name="ro2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Teil der Module Cg2, Cv2,</text:p>
            <text:p>Dg2, Dv2</text:p>
          </table:table-cell>
          <table:table-cell table:style-name="Default" office:value-type="string" calcext:value-type="string">
            <text:p><text:span text:style-name="T2">GIS Einführung: Daten</text:span></text:p>
            <text:p><text:span text:style-name="T2">organisieren, analysieren</text:span></text:p>
            <text:p><text:span text:style-name="T2">und visualisier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Dr. Rinne, Christoph</text:p>
          </table:table-cell>
          <table:table-cell table:style-name="ce112" office:value-type="string" calcext:value-type="string">
            <text:p><text:s/>Rinne</text:p>
          </table:table-cell>
          <table:table-cell table:style-name="ce112" office:value-type="string" calcext:value-type="string">
            <text:p><text:s/>Christoph</text:p>
          </table:table-cell>
          <table:table-cell table:style-name="ce112" table:number-columns-repeated="9"/>
          <table:table-cell table:style-name="Default" office:value-type="string" calcext:value-type="string">
            <text:p>Archivierung,Dig.</text:p>
            <text:p>Editieren,Software und</text:p>
            <text:p>Tools,Online-Ressourcen,</text:p>
            <text:p>GIS,Datenmanagement,</text:p>
            <text:p>Digitale Datenauswertung,</text:p>
            <text:p>Digitale Dokumentation,</text:p>
            <text:p>Dig. Methoden &amp; Theorien,Digitalisierung</text:p>
          </table:table-cell>
          <table:table-cell table:number-columns-repeated="1002"/>
        </table:table-row>
        <table:table-row table:style-name="ro6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Dg2, Dv2,</text:span></text:p>
            <text:p><text:span text:style-name="T11">Eg3, Ev3</text:span></text:p>
          </table:table-cell>
          <table:table-cell table:style-name="Default" office:value-type="string" calcext:value-type="string">
            <text:p><text:span text:style-name="T11">Archäoinformatik -</text:span></text:p>
            <text:p><text:span text:style-name="T11">Einzelaspekt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ce112" office:value-type="string" calcext:value-type="string">
            <text:p>Dr. Rinne, Christoph</text:p>
          </table:table-cell>
          <table:table-cell table:style-name="Default" office:value-type="string" calcext:value-type="string">
            <text:p><text:s/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ce123" table:number-columns-repeated="9"/>
          <table:table-cell table:style-name="ce112" office:value-type="string" calcext:value-type="string">
            <text:p>Archivierung,</text:p>
            <text:p>Datenkuratierung,</text:p>
            <text:p>Photogrammetrie,R,</text:p>
            <text:p>Software und Tools,</text:p>
            <text:p>Statistik,</text:p>
            <text:p>Programmierung,Online-</text:p>
            <text:p>Ressourcen,Internet,</text:p>
            <text:p>Metadaten,</text:p>
            <text:p>Webtechnologien,GIS,</text:p>
            <text:p>Geophysik,Datenbanken,</text:p>
            <text:p>Datenmanagement,</text:p>
            <text:p>Datenpräsentation,CAD,</text:p>
            <text:p>Bildbearbeitung,3D</text:p>
            <text:p>Scan,Digitale Datenauswertung,</text:p>
            <text:p>Digitale Dokumentation,</text:p>
            <text:p>Dig. Methoden &amp; Theorien,EDV,</text:p>
            <text:p>Fotografie,</text:p>
            <text:p>Digitalisierung,Digital</text:p>
            <text:p>Humanities,Digitale</text:p>
            <text:p>Ressourcen,Digitale</text:p>
            <text:p>Vermessung,3D</text:p>
          </table:table-cell>
          <table:table-cell table:number-columns-repeated="1002"/>
        </table:table-row>
        <table:table-row table:style-name="ro3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Eg3, Ev3,</text:span></text:p>
            <text:p><text:span text:style-name="T11">Kg2, Kv2</text:span></text:p>
          </table:table-cell>
          <table:table-cell table:style-name="ce123" office:value-type="string" calcext:value-type="string">
            <text:p>Geomagnetische Prospektionen in Mecklenburg-Vorpommer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23" office:value-type="string" calcext:value-type="string">
            <text:p>Dr. Kneisel, Jutta</text:p>
          </table:table-cell>
          <table:table-cell table:style-name="Default" office:value-type="string" calcext:value-type="string">
            <text:p><text:s/>Kneisel</text:p>
          </table:table-cell>
          <table:table-cell table:style-name="Default" office:value-type="string" calcext:value-type="string">
            <text:p><text:s/>Jutta</text:p>
          </table:table-cell>
          <table:table-cell table:style-name="ce123" office:value-type="string" calcext:value-type="string">
            <text:p><text:s/></text:p>
          </table:table-cell>
          <table:table-cell table:style-name="ce123" table:number-columns-repeated="8"/>
          <table:table-cell table:style-name="ce112" office:value-type="string" calcext:value-type="string">
            <text:p>Geophysik,Digitale Datenauswertung,EDV,</text:p>
            <text:p>Digitale Vermessung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Eg3, Ev3,</text:span></text:p>
            <text:p><text:span text:style-name="T11">Kg2, Kv2</text:span></text:p>
          </table:table-cell>
          <table:table-cell table:style-name="Default" office:value-type="string" calcext:value-type="string">
            <text:p>Geomagnetische</text:p>
            <text:p>Prospektionen in Pole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23" office:value-type="string" calcext:value-type="string">
            <text:p>Dr. Kneisel, Jutta</text:p>
          </table:table-cell>
          <table:table-cell table:style-name="ce112" office:value-type="string" calcext:value-type="string">
            <text:p><text:s/>Kneisel</text:p>
          </table:table-cell>
          <table:table-cell table:style-name="ce112" office:value-type="string" calcext:value-type="string">
            <text:p><text:s/>Jutta</text:p>
          </table:table-cell>
          <table:table-cell table:style-name="ce123" table:number-columns-repeated="9"/>
          <table:table-cell table:style-name="Default" office:value-type="string" calcext:value-type="string">
            <text:p>Geophysik,Digitale Datenauswertung,</text:p>
            <text:p>Digitale Dokumentation,</text:p>
            <text:p>Dig. Methoden &amp; Theorien,EDV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1">Teil der Module Eg3, Ev3,</text:span></text:p>
            <text:p><text:span text:style-name="T11">Kg2, Kv2</text:span></text:p>
          </table:table-cell>
          <table:table-cell table:style-name="Default" office:value-type="string" calcext:value-type="string">
            <text:p><text:span text:style-name="T11">Maritime Archäologie im Schleigebiet - Geophysik</text:span></text:p>
            <text:p/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23" office:value-type="string" calcext:value-type="string">
            <text:p>Dr. Rinne, Christoph</text:p>
          </table:table-cell>
          <table:table-cell table:style-name="Default" office:value-type="string" calcext:value-type="string">
            <text:p><text:s/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ce112" office:value-type="string" calcext:value-type="string">
            <text:p>Geophysik,Digitale Datenauswertung,</text:p>
            <text:p>Digitale Dokumentation,</text:p>
            <text:p>Dig. Methoden &amp; Theorien,EDV</text:p>
          </table:table-cell>
          <table:table-cell table:number-columns-repeated="1002"/>
        </table:table-row>
        <table:table-row table:style-name="ro2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12" office:value-type="string" calcext:value-type="string">
            <text:p>SM, AM oder EM</text:p>
          </table:table-cell>
          <table:table-cell table:style-name="ce112" office:value-type="string" calcext:value-type="string">
            <text:p>Spatial analysis of landscapes and urban 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Dig.</text:p>
            <text:p>Methoden &amp; Theorien,3D</text:p>
          </table:table-cell>
          <table:table-cell table:number-columns-repeated="1002"/>
        </table:table-row>
        <table:table-row table:style-name="ro6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12" office:value-type="string" calcext:value-type="string">
            <text:p>SM, AM oder EM</text:p>
          </table:table-cell>
          <table:table-cell table:style-name="ce112" office:value-type="string" calcext:value-type="string">
            <text:p>Spatial analysis of landscapes and urban environment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ce123" table:number-columns-repeated="9"/>
          <table:table-cell table:style-name="ce112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12" office:value-type="string" calcext:value-type="string">
            <text:p>SM, AM oder EM</text:p>
          </table:table-cell>
          <table:table-cell table:style-name="ce112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123" office:value-type="string" calcext:value-type="string">
            <text:p>Hageneuer, Sebastian</text:p>
          </table:table-cell>
          <table:table-cell table:style-name="Default" office:value-type="string" calcext:value-type="string">
            <text:p>Hageneuer</text:p>
          </table:table-cell>
          <table:table-cell table:style-name="Default" office:value-type="string" calcext:value-type="string">
            <text:p><text:s/>Sebastian</text:p>
          </table:table-cell>
          <table:table-cell table:style-name="Default" table:number-columns-repeated="9"/>
          <table:table-cell table:style-name="Default" office:value-type="string" calcext:value-type="string">
            <text:p>3D-Modellierung,</text:p>
            <text:p>Software und Tools,</text:p>
            <text:p>Visualisierung,3D</text:p>
          </table:table-cell>
          <table:table-cell table:number-columns-repeated="1002"/>
        </table:table-row>
        <table:table-row table:style-name="ro3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12" office:value-type="string" calcext:value-type="string">
            <text:p>SM, AM oder EM</text:p>
          </table:table-cell>
          <table:table-cell table:style-name="Default" office:value-type="string" calcext:value-type="string">
            <text:p>Theorien und aktuelle Forschungen in der Archäoinformat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3D-Modellierung,R,</text:p>
            <text:p>Software und Tools,</text:p>
            <text:p>Space Syntax,Spatial</text:p>
            <text:p>Analysis,GIS,3D Scan,</text:p>
            <text:p>Digitale Datenauswertung,Dig. Methoden &amp; Theorien,</text:p>
            <text:p>Digital Humanities,3D</text:p>
          </table:table-cell>
          <table:table-cell table:number-columns-repeated="1002"/>
        </table:table-row>
        <table:table-row table:style-name="ro7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12" office:value-type="string" calcext:value-type="string">
            <text:p>SM, AM oder EM</text:p>
          </table:table-cell>
          <table:table-cell table:style-name="ce112" office:value-type="string" calcext:value-type="string">
            <text:p>Relational and Spatial 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ce112" office:value-type="string" calcext:value-type="string">
            <text:p>Software und Tools,</text:p>
            <text:p>Programmierung,</text:p>
            <text:p>Metadaten,Web-</text:p>
            <text:p>Kartierung,GIS,</text:p>
            <text:p>Datenbanken,</text:p>
            <text:p>Datenmanagement,</text:p>
            <text:p>Datenpräsentation,</text:p>
            <text:p>Digitale Datenauswertung,</text:p>
            <text:p>Digitale Dokumentation,</text:p>
            <text:p>Dig. Methoden &amp; Theorien,Digitale</text:p>
            <text:p>Ressourcen</text:p>
          </table:table-cell>
          <table:table-cell table:number-columns-repeated="1002"/>
        </table:table-row>
        <table:table-row table:style-name="ro7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 BA</text:p>
          </table:table-cell>
          <table:table-cell table:style-name="ce123" office:value-type="string" calcext:value-type="string">
            <text:p>Basistechnologien (Archäoinformatik I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Default" office:value-type="string" calcext:value-type="string">
            <text:p>Recht</text:p>
          </table:table-cell>
          <table:table-cell table:style-name="Default" office:value-type="string" calcext:value-type="string">
            <text:p><text:s/>Alexander</text:p>
          </table:table-cell>
          <table:table-cell table:style-name="Default" table:number-columns-repeated="9"/>
          <table:table-cell table:style-name="ce112" office:value-type="string" calcext:value-type="string">
            <text:p>3D-Modellierung,</text:p>
            <text:p>Archivierung,Software</text:p>
            <text:p>und Tools,</text:p>
            <text:p>Programmierung,Online-</text:p>
            <text:p>Ressourcen,</text:p>
            <text:p>Webtechnologien,</text:p>
            <text:p>Zeichnen,GIS,</text:p>
            <text:p>Datenbanken,</text:p>
            <text:p>Datenpräsentation,CAD,</text:p>
            <text:p>Digitale Datenauswertung,EDV,</text:p>
            <text:p>Digitale Ressourcen,3D</text:p>
          </table:table-cell>
          <table:table-cell table:number-columns-repeated="1002"/>
        </table:table-row>
        <table:table-row table:style-name="ro2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2">Ägyptologisches Institut / Ägyptisches Museum -</text:span></text:p>
            <text:p><text:span text:style-name="T2">Geord Steindorff</text:span></text:p>
          </table:table-cell>
          <table:table-cell table:style-name="Default" office:value-type="string" calcext:value-type="string">
            <text:p>Bachelor Ägyptologie /</text:p>
            <text:p>Einführung in die</text:p>
            <text:p>Ägyptologie</text:p>
          </table:table-cell>
          <table:table-cell table:style-name="Default" office:value-type="string" calcext:value-type="string">
            <text:p>Verarbeitung digitaler</text:p>
            <text:p>Daten in der Ägypt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Naether,</text:p>
            <text:p>Franziska Dr.,</text:p>
            <text:p>Schuffenhauer,</text:p>
            <text:p>Maria BA</text:p>
          </table:table-cell>
          <table:table-cell table:style-name="Default" office:value-type="string" calcext:value-type="string">
            <text:p>Naether</text:p>
          </table:table-cell>
          <table:table-cell table:style-name="Default" office:value-type="string" calcext:value-type="string">
            <text:p>Franziska</text:p>
          </table:table-cell>
          <table:table-cell table:style-name="Default" office:value-type="string" calcext:value-type="string">
            <text:p>Schuffenhauer</text:p>
          </table:table-cell>
          <table:table-cell table:style-name="Default" office:value-type="string" calcext:value-type="string">
            <text:p>Maria</text:p>
          </table:table-cell>
          <table:table-cell table:style-name="Default" table:number-columns-repeated="7"/>
          <table:table-cell table:style-name="Default" office:value-type="string" calcext:value-type="string">
            <text:p>Archivierung,Software</text:p>
            <text:p>und Tools,Online-</text:p>
            <text:p>Ressourcen,Internet,</text:p>
            <text:p>Metadaten,Zeichnen,</text:p>
            <text:p>GIS,Digitale</text:p>
            <text:p>Dokumentation,Digital</text:p>
            <text:p>Humanities</text:p>
          </table:table-cell>
          <table:table-cell table:number-columns-repeated="1002"/>
        </table:table-row>
        <table:table-row table:style-name="ro4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1">B.A. alt: 2 / 7 /14 / 15 B.A.</text:span></text:p>
            <text:p><text:span text:style-name="T11">neu: Quellen, Sachkultur II</text:span></text:p>
            <text:p><text:span text:style-name="T11">b, Fachspezifische</text:span></text:p>
            <text:p><text:span text:style-name="T11">Sprachen und</text:span></text:p>
            <text:p><text:span text:style-name="T11">Schlüsselqualifikationen 1</text:span></text:p>
            <text:p><text:span text:style-name="T11">Und 2</text:span></text:p>
          </table:table-cell>
          <table:table-cell table:style-name="ce112" office:value-type="string" calcext:value-type="string">
            <text:p>Poseidippos – Epigramme und archäologische Überliefer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11">Amedick, Rita,</text:span></text:p>
            <text:p><text:span text:style-name="T11">deBrasi, Diego</text:span></text:p>
          </table:table-cell>
          <table:table-cell table:style-name="Default" office:value-type="string" calcext:value-type="string">
            <text:p>Amedick</text:p>
          </table:table-cell>
          <table:table-cell table:style-name="Default" office:value-type="string" calcext:value-type="string">
            <text:p><text:s/>Rita</text:p>
          </table:table-cell>
          <table:table-cell table:style-name="Default" office:value-type="string" calcext:value-type="string">
            <text:p>deBrasi</text:p>
          </table:table-cell>
          <table:table-cell table:style-name="Default" office:value-type="string" calcext:value-type="string">
            <text:p><text:s/>Diego</text:p>
          </table:table-cell>
          <table:table-cell table:style-name="Default" table:number-columns-repeated="8"/>
          <table:table-cell table:number-columns-repeated="1002"/>
        </table:table-row>
        <table:table-row table:style-name="ro3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1">B.A. alt: 8 / 14 / 15 B.A.</text:span></text:p>
            <text:p><text:span text:style-name="T11">neu: Digitale Archäologie</text:span></text:p>
            <text:p><text:span text:style-name="T11">und Methoden</text:span></text:p>
            <text:p><text:span text:style-name="T11">Fachspezifische Sprachen</text:span></text:p>
            <text:p><text:span text:style-name="T11">und</text:span></text:p>
            <text:p><text:span text:style-name="T11">Schlüsselqualifikationen 1</text:span></text:p>
            <text:p><text:span text:style-name="T11">Und 2</text:span></text:p>
          </table:table-cell>
          <table:table-cell table:style-name="ce123" office:value-type="string" calcext:value-type="string">
            <text:p>Einführung in die Bauaufnahm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11">Burwitz,</text:span></text:p>
            <text:p><text:span text:style-name="T11">Henning</text:span></text:p>
          </table:table-cell>
          <table:table-cell table:style-name="Default" office:value-type="string" calcext:value-type="string">
            <text:p>Burwitz</text:p>
          </table:table-cell>
          <table:table-cell table:style-name="Default" office:value-type="string" calcext:value-type="string">
            <text:p>Henning</text:p>
          </table:table-cell>
          <table:table-cell table:style-name="Default" table:number-columns-repeated="10"/>
          <table:table-cell table:number-columns-repeated="1002"/>
        </table:table-row>
        <table:table-row table:style-name="ro6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Vorgeschichtliches Seminar</text:p>
          </table:table-cell>
          <table:table-cell table:style-name="Default" office:value-type="string" calcext:value-type="string">
            <text:p><text:span text:style-name="T11">BA Archäologie Master</text:span></text:p>
            <text:p><text:span text:style-name="T11">Prähistorische</text:span></text:p>
            <text:p><text:span text:style-name="T11">Archäologie/Geoarchäologie</text:span></text:p>
          </table:table-cell>
          <table:table-cell table:style-name="ce112" office:value-type="string" calcext:value-type="string">
            <text:p>Bildgebende Verfahren in der Archäologe: vom Fundobjekt zum 3D-Model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Prof. Felix</text:span></text:p>
            <text:p><text:span text:style-name="T11">Teichner</text:span></text:p>
          </table:table-cell>
          <table:table-cell table:style-name="Default" office:value-type="string" calcext:value-type="string">
            <text:p><text:s/>Felix</text:p>
          </table:table-cell>
          <table:table-cell table:style-name="Default" office:value-type="string" calcext:value-type="string">
            <text:p>Teichner</text:p>
          </table:table-cell>
          <table:table-cell table:style-name="Default" table:number-columns-repeated="9"/>
          <table:table-cell table:style-name="Default" office:value-type="string" calcext:value-type="string">
            <text:p>3D-Modellierung,</text:p>
            <text:p>Photogrammetrie,3D</text:p>
            <text:p>Scan,Fotografie,</text:p>
            <text:p>Digitalisierung,3D</text:p>
          </table:table-cell>
          <table:table-cell table:number-columns-repeated="1002"/>
        </table:table-row>
        <table:table-row table:style-name="ro4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Vorgeschichtliches Seminar</text:p>
          </table:table-cell>
          <table:table-cell table:style-name="Default" office:value-type="string" calcext:value-type="string">
            <text:p><text:span text:style-name="T11">BA Archäologie Master</text:span></text:p>
            <text:p><text:span text:style-name="T11">Prähistorische</text:span></text:p>
            <text:p><text:span text:style-name="T11">Archäologie/Geoarchäologie</text:span></text:p>
          </table:table-cell>
          <table:table-cell table:style-name="Default" office:value-type="string" calcext:value-type="string">
            <text:p><text:span text:style-name="T11">Nicht-invasive Landschaftsarchäologie im</text:span></text:p>
            <text:p><text:span text:style-name="T11">Mittleren Donauraum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Prof. Felix</text:span></text:p>
            <text:p><text:span text:style-name="T11">Teichner</text:span></text:p>
          </table:table-cell>
          <table:table-cell table:style-name="Default" office:value-type="string" calcext:value-type="string">
            <text:p><text:s/>Felix</text:p>
          </table:table-cell>
          <table:table-cell table:style-name="Default" office:value-type="string" calcext:value-type="string">
            <text:p>Teichner</text:p>
          </table:table-cell>
          <table:table-cell table:style-name="Default" table:number-columns-repeated="9"/>
          <table:table-cell table:style-name="Default" office:value-type="string" calcext:value-type="string">
            <text:p>Spatial Analysis,GIS,</text:p>
            <text:p>Geophysik,Digital</text:p>
            <text:p>Humanities</text:p>
          </table:table-cell>
          <table:table-cell table:number-columns-repeated="1002"/>
        </table:table-row>
        <table:table-row table:style-name="ro6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BA Classical Studies BA</text:p>
            <text:p>Naher und Mittlerer Osten</text:p>
            <text:p>BA Antike und Orient BA</text:p>
            <text:p>Archäologie: Europa und</text:p>
            <text:p>Vorderer Orient MA</text:p>
            <text:p>Klassische Archäologie MA</text:p>
            <text:p>Provinzialrömische</text:p>
            <text:p>Archäologie MA</text:p>
            <text:p>Vorderasiatische</text:p>
            <text:p>Archäologie MA Vor- und</text:p>
            <text:p>Frühgeschichtliche</text:p>
            <text:p>Archäologie</text:p>
          </table:table-cell>
          <table:table-cell table:style-name="Default" office:value-type="string" calcext:value-type="string">
            <text:p>Die Biographie eines</text:p>
            <text:p>Heiligtums.</text:p>
            <text:p>Computergestützte</text:p>
            <text:p>Visualisierung und Analyse</text:p>
            <text:p>mit georeferenzierten</text:p>
            <text:p>Datenmodell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Graml,</text:p>
            <text:p>Constanze,</text:p>
            <text:p>Hunziker,</text:p>
            <text:p>Manuel</text:p>
          </table:table-cell>
          <table:table-cell table:style-name="ce104" office:value-type="string" calcext:value-type="string">
            <text:p>Graml</text:p>
          </table:table-cell>
          <table:table-cell table:style-name="ce104" office:value-type="string" calcext:value-type="string">
            <text:p>Constanze</text:p>
          </table:table-cell>
          <table:table-cell table:style-name="ce104" office:value-type="string" calcext:value-type="string">
            <text:p>Hunziker</text:p>
          </table:table-cell>
          <table:table-cell table:style-name="ce104" office:value-type="string" calcext:value-type="string">
            <text:p>Manuel</text:p>
          </table:table-cell>
          <table:table-cell table:style-name="ce104" table:number-columns-repeated="2"/>
          <table:table-cell table:style-name="Default" table:number-columns-repeated="5"/>
          <table:table-cell table:style-name="Default" office:value-type="string" calcext:value-type="string">
            <text:p>Online-Ressourcen,</text:p>
            <text:p>Laserscanning,</text:p>
            <text:p>Metadaten,Web-Kartierung,</text:p>
            <text:p>Webtechnologien,GIS,</text:p>
            <text:p>Auszeichnungssprachen,</text:p>
            <text:p>Digitale Datenauswert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11">Institut für Vor- und Frühgeschichtliche Archäologie und Provinzialrömische Archäologie</text:span></text:p>
            <text:p/>
          </table:table-cell>
          <table:table-cell table:style-name="Default" office:value-type="string" calcext:value-type="string">
            <text:p><text:span text:style-name="T11">BA Archäologie: Europa</text:span></text:p>
            <text:p><text:span text:style-name="T11">und Vorderer Orient MA</text:span></text:p>
            <text:p><text:span text:style-name="T11">Vor- und Frühgeschichtliche Doktoranden/innen</text:span></text:p>
            <text:p><text:span text:style-name="T11">Archäologie</text:span></text:p>
          </table:table-cell>
          <table:table-cell table:style-name="Default" office:value-type="string" calcext:value-type="string">
            <text:p>Statistik@EisenzeitDigita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Dr. Caroline von</text:span></text:p>
            <text:p><text:span text:style-name="T11">Nicolai, Dr.</text:span></text:p>
            <text:p><text:span text:style-name="T11">Stephan Lücke,</text:span></text:p>
            <text:p><text:span text:style-name="T11">Prof. Dr. Helmut</text:span></text:p>
            <text:p><text:span text:style-name="T11">Küchenhoff</text:span></text:p>
          </table:table-cell>
          <table:table-cell table:style-name="ce104" office:value-type="string" calcext:value-type="string">
            <text:p>von Nicolai</text:p>
          </table:table-cell>
          <table:table-cell table:style-name="ce104" office:value-type="string" calcext:value-type="string">
            <text:p><text:s/>Caroline</text:p>
          </table:table-cell>
          <table:table-cell table:style-name="ce104" office:value-type="string" calcext:value-type="string">
            <text:p>Lücke</text:p>
          </table:table-cell>
          <table:table-cell table:style-name="ce104" office:value-type="string" calcext:value-type="string">
            <text:p>Stephan</text:p>
          </table:table-cell>
          <table:table-cell table:style-name="ce104" office:value-type="string" calcext:value-type="string">
            <text:p>Küchenhoff</text:p>
          </table:table-cell>
          <table:table-cell table:style-name="ce104" office:value-type="string" calcext:value-type="string">
            <text:p>Helmut</text:p>
          </table:table-cell>
          <table:table-cell table:style-name="ce123" table:number-columns-repeated="5"/>
          <table:table-cell table:style-name="ce112" office:value-type="string" calcext:value-type="string">
            <text:p>R,Spatial Analysis,</text:p>
            <text:p>Statistik,GIS,Digitale Datenauswertung,Digital</text:p>
            <text:p>Humanities</text:p>
          </table:table-cell>
          <table:table-cell table:number-columns-repeated="1002"/>
        </table:table-row>
        <table:table-row table:style-name="ro4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11">Institut für Klassische</text:span></text:p>
            <text:p><text:span text:style-name="T11">Archäologie und Christli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Klassische</text:span></text:p>
            <text:p><text:span text:style-name="T11">Archäologie/Praxismodul</text:span></text:p>
          </table:table-cell>
          <table:table-cell table:style-name="ce112" office:value-type="string" calcext:value-type="string">
            <text:p>Das Korfsmeyer-Modell der Agora von Athen - Verbereitung einer virtuelllen Station als Vermittlungsmedium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123" office:value-type="string" calcext:value-type="string">
            <text:p>H.-Helge Nieswandt</text:p>
          </table:table-cell>
          <table:table-cell table:style-name="ce104" office:value-type="string" calcext:value-type="string">
            <text:p>Nieswandt</text:p>
          </table:table-cell>
          <table:table-cell table:style-name="ce104" office:value-type="string" calcext:value-type="string">
            <text:p>H.-Helge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Digital Humanities</text:p>
          </table:table-cell>
          <table:table-cell table:number-columns-repeated="1002"/>
        </table:table-row>
        <table:table-row table:style-name="ro2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11">Historisches Seminar -</text:span></text:p>
            <text:p><text:span text:style-name="T11">Abteilung für Ur- und</text:span></text:p>
            <text:p><text:span text:style-name="T11">Frühgeschichtliche</text:span></text:p>
            <text:p><text:span text:style-name="T11">Archäologie</text:span></text:p>
          </table:table-cell>
          <table:table-cell table:style-name="Default" office:value-type="string" calcext:value-type="string">
            <text:p>MA Modul 2</text:p>
          </table:table-cell>
          <table:table-cell table:style-name="Default" office:value-type="string" calcext:value-type="string">
            <text:p><text:span text:style-name="T11">Theorie und Anwendung statistischer Methoden zur</text:span></text:p>
            <text:p><text:span text:style-name="T11">Gräberfeld- und Siedlungsanalyse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ce112" office:value-type="string" calcext:value-type="string">
            <text:p>Dr. Frank Siegmund</text:p>
          </table:table-cell>
          <table:table-cell table:style-name="Default" office:value-type="string" calcext:value-type="string">
            <text:p>Siegmund</text:p>
          </table:table-cell>
          <table:table-cell table:style-name="ce104" office:value-type="string" calcext:value-type="string">
            <text:p>Frank</text:p>
          </table:table-cell>
          <table:table-cell table:style-name="ce104" table:number-columns-repeated="4"/>
          <table:table-cell table:style-name="Default" table:number-columns-repeated="5"/>
          <table:table-cell table:style-name="ce112" office:value-type="string" calcext:value-type="string">
            <text:p>Statistik,Datenbanken,</text:p>
            <text:p>Digitale Datenauswertung</text:p>
          </table:table-cell>
          <table:table-cell table:number-columns-repeated="1002"/>
        </table:table-row>
        <table:table-row table:style-name="ro2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2">Institut für Ägyptologie und</text:span></text:p>
            <text:p><text:span text:style-name="T2">Koptologie</text:span></text:p>
          </table:table-cell>
          <table:table-cell table:style-name="Default" office:value-type="string" calcext:value-type="string">
            <text:p>Master-Studiengang</text:p>
            <text:p>"Sprachen und Kulturen</text:p>
            <text:p>Ägyptens und</text:p>
            <text:p>Altvorderasiens"/M21</text:p>
          </table:table-cell>
          <table:table-cell table:style-name="Default" office:value-type="string" calcext:value-type="string">
            <text:p>Analoge und digitiale</text:p>
            <text:p>Dokumentationsmethoden.</text:p>
            <text:p>Einführung in das Zeichnen</text:p>
            <text:p>von Kleinfunden und das</text:p>
            <text:p>elektronische Faksimilier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lexa Rickert,</text:p>
            <text:p>Anke Ilona</text:p>
            <text:p>Blöbaum</text:p>
          </table:table-cell>
          <table:table-cell table:style-name="ce104" office:value-type="string" calcext:value-type="string">
            <text:p>Rickert</text:p>
          </table:table-cell>
          <table:table-cell table:style-name="ce104" office:value-type="string" calcext:value-type="string">
            <text:p>Alexa</text:p>
          </table:table-cell>
          <table:table-cell table:style-name="ce104" office:value-type="string" calcext:value-type="string">
            <text:p>Ilona</text:p>
          </table:table-cell>
          <table:table-cell table:style-name="ce104" office:value-type="string" calcext:value-type="string">
            <text:p>Anke</text:p>
          </table:table-cell>
          <table:table-cell table:style-name="ce104" office:value-type="string" calcext:value-type="string">
            <text:p>Blöbaum</text:p>
          </table:table-cell>
          <table:table-cell table:style-name="ce104"/>
          <table:table-cell table:style-name="Default" table:number-columns-repeated="5"/>
          <table:table-cell table:style-name="Default" office:value-type="string" calcext:value-type="string">
            <text:p>Dig. Editieren,Zeichnen,</text:p>
            <text:p>Digitale Dokumentation</text:p>
          </table:table-cell>
          <table:table-cell table:number-columns-repeated="1002"/>
        </table:table-row>
        <table:table-row table:style-name="ro2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Potsdam</text:p>
          </table:table-cell>
          <table:table-cell table:style-name="Default" office:value-type="string" calcext:value-type="string">
            <text:p>Universität Potsdam</text:p>
          </table:table-cell>
          <table:table-cell table:style-name="Default" office:value-type="string" calcext:value-type="string">
            <text:p><text:span text:style-name="T11">Institut für Klassische Philologie</text:span></text:p>
            <text:p/>
          </table:table-cell>
          <table:table-cell table:style-name="Default" office:value-type="string" calcext:value-type="string">
            <text:p>Wahlbereich</text:p>
          </table:table-cell>
          <table:table-cell table:style-name="Default" office:value-type="string" calcext:value-type="string">
            <text:p><text:span text:style-name="T11">Instrumenta digitalia –</text:span></text:p>
            <text:p><text:span text:style-name="T11">Digitale Werkzeuge für Klassische Philologen 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Tischer, Ute</text:p>
          </table:table-cell>
          <table:table-cell table:style-name="ce104" office:value-type="string" calcext:value-type="string">
            <text:p>Tischer</text:p>
          </table:table-cell>
          <table:table-cell table:style-name="ce104" office:value-type="string" calcext:value-type="string">
            <text:p><text:s/>Ute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Software und Tools,</text:p>
            <text:p>Textanalyse,Online-</text:p>
            <text:p>Ressourcen,Digital</text:p>
            <text:p>Humanities,Digitale</text:p>
            <text:p>Ressourcen</text:p>
          </table:table-cell>
          <table:table-cell table:number-columns-repeated="1002"/>
        </table:table-row>
        <table:table-row table:style-name="ro4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<text:span text:style-name="T11">Lehrstuhl für Vor- und</text:span></text:p>
            <text:p><text:span text:style-name="T11">Frühgeschichtli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BA, MA Vor- und</text:span></text:p>
            <text:p><text:span text:style-name="T11">Frühgeschichtliche</text:span></text:p>
            <text:p><text:span text:style-name="T11">Archäologie (HF, NF)</text:span></text:p>
          </table:table-cell>
          <table:table-cell table:style-name="Default" office:value-type="string" calcext:value-type="string">
            <text:p>Vermessungstechn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ce104" office:value-type="string" calcext:value-type="string">
            <text:p>Ostermeier</text:p>
          </table:table-cell>
          <table:table-cell table:style-name="ce104" office:value-type="string" calcext:value-type="string">
            <text:p><text:s/>Nils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Software und Tools,GIS,</text:p>
            <text:p>CAD,Digitale</text:p>
            <text:p>Vermessung</text:p>
          </table:table-cell>
          <table:table-cell table:number-columns-repeated="1002"/>
        </table:table-row>
        <table:table-row table:style-name="ro4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<text:span text:style-name="T11">Lehrstuhl für Vor- und</text:span></text:p>
            <text:p><text:span text:style-name="T11">Frühgeschichtli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BA, MA Vor- und</text:span></text:p>
            <text:p><text:span text:style-name="T11">Frühgeschichtliche</text:span></text:p>
            <text:p><text:span text:style-name="T11">Archäologie (HF, NF)</text:span></text:p>
          </table:table-cell>
          <table:table-cell table:style-name="Default" office:value-type="string" calcext:value-type="string">
            <text:p><text:span text:style-name="T11">Magnetometerprospektionen in Mainfrank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ce104" office:value-type="string" calcext:value-type="string">
            <text:p>Ostermeier</text:p>
          </table:table-cell>
          <table:table-cell table:style-name="ce104" office:value-type="string" calcext:value-type="string">
            <text:p><text:s/>Nils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GIS,Geophysik,CAD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12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<text:span text:style-name="T11">Digital Humanities Master Griechisch</text:span></text:p>
            <text:p/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Essler</text:p>
          </table:table-cell>
          <table:table-cell table:style-name="Default" office:value-type="string" calcext:value-type="string">
            <text:p><text:s/>Holger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Metadaten,Datenbanken,</text:p>
            <text:p>Auszeichnungssprachen,</text:p>
            <text:p>Digital Humanitie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 Kunst- und Kulturgeschichte</text:p>
          </table:table-cell>
          <table:table-cell table:style-name="ce197" office:value-type="string" calcext:value-type="string">
            <text:p>Gallia Narbonensis. Roman archaeology and heritage in Provence</text:p>
          </table:table-cell>
          <table:table-cell table:style-name="Default" office:value-type="string" calcext:value-type="string">
            <text:p>Pro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Dr. Annelize Rheeder</text:p>
          </table:table-cell>
          <table:table-cell table:style-name="ce104" office:value-type="string" calcext:value-type="string">
            <text:p>Rheeder</text:p>
          </table:table-cell>
          <table:table-cell table:style-name="ce104" office:value-type="string" calcext:value-type="string">
            <text:p>Annelize</text:p>
          </table:table-cell>
          <table:table-cell table:style-name="ce104" table:number-columns-repeated="4"/>
          <table:table-cell table:style-name="Default" table:number-columns-repeated="5"/>
          <table:table-cell table:style-name="ce207" office:value-type="string" calcext:value-type="string">
            <text:p>Dig. Editieren,Software und Tools,Bildbearbeitung,EDV</text:p>
          </table:table-cell>
          <table:table-cell table:style-name="Default" table:number-columns-repeated="3"/>
          <table:table-cell table:number-columns-repeated="999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 und MA Kunst- und Kulturgeschichte</text:p>
          </table:table-cell>
          <table:table-cell table:style-name="Default" office:value-type="string" calcext:value-type="string">
            <text:p>Nachbearbeitung des Akragas Projekts.</text:p>
            <text:p>Digitalisierungsprojekt der Ausgrabung in Agrigent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Natascha</text:p>
            <text:p>Sojc</text:p>
          </table:table-cell>
          <table:table-cell table:style-name="Default" office:value-type="string" calcext:value-type="string">
            <text:p>Sojc</text:p>
          </table:table-cell>
          <table:table-cell table:style-name="Default" office:value-type="string" calcext:value-type="string">
            <text:p>Natascha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Archivierung,Datenbanken,</text:p>
            <text:p>Datenmanagement,Digitale Datenauswertung,Digitale</text:p>
            <text:p>Dokumentation</text:p>
          </table:table-cell>
          <table:table-cell table:style-name="Default" table:number-columns-repeated="3"/>
          <table:table-cell table:number-columns-repeated="999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 Kunst- und Kulturgeschichte</text:p>
          </table:table-cell>
          <table:table-cell table:style-name="Default" office:value-type="string" calcext:value-type="string">
            <text:p>The Akragas Project goes online. Ausgrabungen und</text:p>
            <text:p>Forschungen zu extraurbanem Heiligtum</text:p>
            <text:p>und griechischer Polis in Agrigent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rof. Dr. Natascha</text:p>
            <text:p>Sojc</text:p>
          </table:table-cell>
          <table:table-cell table:style-name="Default" office:value-type="string" calcext:value-type="string">
            <text:p>Sojc</text:p>
          </table:table-cell>
          <table:table-cell table:style-name="Default" office:value-type="string" calcext:value-type="string">
            <text:p>Natascha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Dig. Editieren,Online-</text:p>
            <text:p>Ressourcen,Internet,</text:p>
            <text:p>Datenpräsentation</text:p>
          </table:table-cell>
          <table:table-cell table:style-name="Default" table:number-columns-repeated="3"/>
          <table:table-cell table:number-columns-repeated="999"/>
        </table:table-row>
        <table:table-row table:style-name="ro7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Master Klassische Archäologie;</text:p>
            <text:p>Modul: Interdisziplinäre</text:p>
            <text:p>Perspektiven der Klassischen</text:p>
            <text:p>Archäologie</text:p>
          </table:table-cell>
          <table:table-cell table:style-name="Default" office:value-type="string" calcext:value-type="string">
            <text:p>Datenkompetenz und Geoinformationssysteme in Den Altertumswissenschaf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olla, Silvia</text:p>
          </table:table-cell>
          <table:table-cell table:style-name="Default" office:value-type="string" calcext:value-type="string">
            <text:p>Polla</text:p>
          </table:table-cell>
          <table:table-cell table:style-name="Default" office:value-type="string" calcext:value-type="string">
            <text:p><text:s/>Silvia</text:p>
          </table:table-cell>
          <table:table-cell table:style-name="Default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Archivierung,</text:p>
            <text:p>Datenkuratierung,Spatial</text:p>
            <text:p>Analysis,Metadaten,</text:p>
            <text:p>Visualisierung,GIS,</text:p>
            <text:p>Datenbanken,</text:p>
            <text:p>Datenmanagement,</text:p>
            <text:p>Datenpräsentation,</text:p>
            <text:p>Digitale Datenauswertung,</text:p>
            <text:p>Digitale Dokumentation,Dig. Methoden &amp; Theorien,</text:p>
            <text:p>Digitalisierung,Digital Humanities,</text:p>
            <text:p>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2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Master Klassische Archäologie,</text:p>
            <text:p>Modul Interdisziplinäre</text:p>
            <text:p>Perspektiven der Klassischen</text:p>
            <text:p>Archäologie (LV 13964 Seminar</text:p>
            <text:p>+ LV 13965 Projektseminar)</text:p>
          </table:table-cell>
          <table:table-cell table:style-name="Default" office:value-type="string" calcext:value-type="string">
            <text:p>Datenkompetenz und Geoinformationssysteme in Den Altertumswissenschaften (Seminar und Projektseminar)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olla, Silvia</text:p>
          </table:table-cell>
          <table:table-cell table:style-name="ce112" office:value-type="string" calcext:value-type="string">
            <text:p>Polla</text:p>
          </table:table-cell>
          <table:table-cell table:style-name="ce112" office:value-type="string" calcext:value-type="string">
            <text:p><text:s/>Silvia</text:p>
          </table:table-cell>
          <table:table-cell table:style-name="ce112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999"/>
        </table:table-row>
        <table:table-row table:style-name="ro7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Allgemeine Berufsvorbereitung</text:p>
            <text:p>(ABV) [der Fakultät Geschichts- und Kulturwissenschaften]</text:p>
          </table:table-cell>
          <table:table-cell table:style-name="Default" office:value-type="string" calcext:value-type="string">
            <text:p>Einführung zu statistischem Programmieren mit R für</text:p>
            <text:p>die Geisteswissenschaf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Georg Roth</text:p>
          </table:table-cell>
          <table:table-cell table:style-name="Default" office:value-type="string" calcext:value-type="string">
            <text:p>Roth</text:p>
          </table:table-cell>
          <table:table-cell table:style-name="Default" office:value-type="string" calcext:value-type="string">
            <text:p>Georg</text:p>
          </table:table-cell>
          <table:table-cell table:style-name="Default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R,Spatial Analysis,Statistik,</text:p>
            <text:p>Textanalyse,</text:p>
            <text:p>Programmierung,</text:p>
            <text:p>Datenbanken,</text:p>
            <text:p>Datenmanagement,</text:p>
            <text:p>Datenpräsentation,</text:p>
            <text:p>Bildbearbeitung,Digitale Datenauswertung,</text:p>
            <text:p>Dig. Methoden &amp; Theorien,</text:p>
            <text:p>Digital Humanities</text:p>
          </table:table-cell>
          <table:table-cell table:style-name="Default" table:number-columns-repeated="3"/>
          <table:table-cell table:number-columns-repeated="999"/>
        </table:table-row>
        <table:table-row table:style-name="ro6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</text:p>
          </table:table-cell>
          <table:table-cell table:style-name="Default" office:value-type="string" calcext:value-type="string">
            <text:p>B.A. Archäologie und Kulturgeschichte Nordostafrikas </text:p>
          </table:table-cell>
          <table:table-cell table:style-name="Default" office:value-type="string" calcext:value-type="string">
            <text:p>Ägyptische Sprachdaten digital verarbeiten und</text:p>
            <text:p>Analysier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incke, Eliese-Sophia</text:p>
          </table:table-cell>
          <table:table-cell table:style-name="Default" office:value-type="string" calcext:value-type="string">
            <text:p>Lincke</text:p>
          </table:table-cell>
          <table:table-cell table:style-name="Default" office:value-type="string" calcext:value-type="string">
            <text:p><text:s/>Eliese-Sophia</text:p>
          </table:table-cell>
          <table:table-cell table:style-name="Default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Textanalyse,</text:p>
            <text:p>Programmierung,Digitale Datenauswertung</text:p>
          </table:table-cell>
          <table:table-cell table:number-columns-repeated="1002"/>
        </table:table-row>
        <table:table-row table:style-name="ro3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</text:p>
          </table:table-cell>
          <table:table-cell table:style-name="Default" office:value-type="string" calcext:value-type="string">
            <text:p><text:span text:style-name="T11">M.A. Archäologie und</text:span></text:p>
            <text:p><text:span text:style-name="T11">Kulturgeschichte Nordostafrikas</text:span></text:p>
          </table:table-cell>
          <table:table-cell table:style-name="ce112" office:value-type="string" calcext:value-type="string">
            <text:p>Einführung  in die Auswertung  digitaler</text:p>
            <text:p>Ägyptisch-koptischer Textkorpora mit Pyth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Werning, Daniel</text:p>
          </table:table-cell>
          <table:table-cell table:style-name="Default" office:value-type="string" calcext:value-type="string">
            <text:p>Werning</text:p>
          </table:table-cell>
          <table:table-cell table:style-name="Default" office:value-type="string" calcext:value-type="string">
            <text:p><text:s/>Daniel</text:p>
          </table:table-cell>
          <table:table-cell table:style-name="Default" table:number-columns-repeated="3"/>
          <table:table-cell table:style-name="ce104"/>
          <table:table-cell table:style-name="ce123" table:number-columns-repeated="5"/>
          <table:table-cell table:style-name="ce112" office:value-type="string" calcext:value-type="string">
            <text:p>Textanalyse,</text:p>
            <text:p>Programmierung,Digitale Datenauswertung</text:p>
          </table:table-cell>
          <table:table-cell table:style-name="Default" table:number-columns-repeated="3"/>
          <table:table-cell table:number-columns-repeated="999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Klassische Philologie</text:p>
          </table:table-cell>
          <table:table-cell table:style-name="ce112" office:value-type="string" calcext:value-type="string">
            <text:p>Römische Mythen im sozialgeschichtlichen</text:p>
            <text:p>Kontex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ce123" office:value-type="string" calcext:value-type="string">
            <text:p>Sterbenc Erker, Darja PD Dr.</text:p>
          </table:table-cell>
          <table:table-cell table:style-name="Default" office:value-type="string" calcext:value-type="string">
            <text:p>Sterbenc Erker</text:p>
          </table:table-cell>
          <table:table-cell table:style-name="Default" office:value-type="string" calcext:value-type="string">
            <text:p><text:s/>Darja</text:p>
          </table:table-cell>
          <table:table-cell table:style-name="Default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Textanalyse,</text:p>
            <text:p>Datenpräsentation,Audio</text:p>
            <text:p>und Video</text:p>
          </table:table-cell>
          <table:table-cell table:style-name="Default" table:number-columns-repeated="3"/>
          <table:table-cell table:number-columns-repeated="999"/>
        </table:table-row>
        <table:table-row table:style-name="ro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n</text:p>
          </table:table-cell>
          <table:table-cell table:style-name="Default" office:value-type="string" calcext:value-type="string">
            <text:p>Universität Bern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Prähistorische Archäologie</text:p>
          </table:table-cell>
          <table:table-cell table:style-name="Default" office:value-type="string" calcext:value-type="string">
            <text:p>GIS in 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inz, Martin</text:p>
          </table:table-cell>
          <table:table-cell table:style-name="Default" office:value-type="string" calcext:value-type="string">
            <text:p>Hinz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999"/>
        </table:table-row>
        <table:table-row table:style-name="ro2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<text:span text:style-name="T11">BA Archäologische</text:span></text:p>
            <text:p><text:span text:style-name="T11">Wissenschaften und MA</text:span></text:p>
            <text:p><text:span text:style-name="T11">Klassische</text:span></text:p>
            <text:p><text:span text:style-name="T11">Archäologie/Praktikumsmodul</text:span></text:p>
          </table:table-cell>
          <table:table-cell table:style-name="ce123" office:value-type="string" calcext:value-type="string">
            <text:p>Digitalisierung im Museum: Praktische Anwendung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Agelidis, Soi,</text:span></text:p>
            <text:p><text:span text:style-name="T11">Latzel, Lucas</text:span></text:p>
          </table:table-cell>
          <table:table-cell table:style-name="Default" office:value-type="string" calcext:value-type="string">
            <text:p>Agelidis</text:p>
          </table:table-cell>
          <table:table-cell table:style-name="Default" office:value-type="string" calcext:value-type="string">
            <text:p><text:s/>Soi</text:p>
          </table:table-cell>
          <table:table-cell table:style-name="Default" office:value-type="string" calcext:value-type="string">
            <text:p>Latzel</text:p>
          </table:table-cell>
          <table:table-cell table:style-name="Default" office:value-type="string" calcext:value-type="string">
            <text:p><text:s/>Lucas</text:p>
          </table:table-cell>
          <table:table-cell table:style-name="Default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3D-Modellierung,Software</text:p>
            <text:p>und Tools,Visualisierung,3D</text:p>
            <text:p>Scan,Digitale</text:p>
            <text:p>Dokumentation,</text:p>
            <text:p>Digitalisierung</text:p>
          </table:table-cell>
          <table:table-cell table:style-name="Default" table:number-columns-repeated="3"/>
          <table:table-cell table:number-columns-repeated="999"/>
        </table:table-row>
        <table:table-row table:style-name="ro3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<text:span text:style-name="T11">Einführungsmodul/MA</text:span></text:p>
            <text:p><text:span text:style-name="T11">Wirtschafts- und</text:span></text:p>
            <text:p><text:span text:style-name="T11">Rohstoffarchäologie</text:span></text:p>
          </table:table-cell>
          <table:table-cell table:style-name="Default" office:value-type="string" calcext:value-type="string">
            <text:p><text:span text:style-name="T11">Angewandte Analysen antiker Landschaften und</text:span></text:p>
            <text:p><text:span text:style-name="T11">Verbreitung  von pflanzlichen Rohstoffen mit</text:span></text:p>
            <text:p><text:span text:style-name="T11">GIS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Weissová, Barbora</text:p>
          </table:table-cell>
          <table:table-cell table:style-name="Default" office:value-type="string" calcext:value-type="string">
            <text:p>Weissová</text:p>
          </table:table-cell>
          <table:table-cell table:style-name="Default" office:value-type="string" calcext:value-type="string">
            <text:p><text:s/>Barbora</text:p>
          </table:table-cell>
          <table:table-cell table:style-name="Default" table:number-columns-repeated="9"/>
          <table:table-cell table:style-name="Default" office:value-type="string" calcext:value-type="string">
            <text:p>Archivierung,</text:p>
            <text:p>Datenkuratierung,Software</text:p>
            <text:p>und Tools,Spatial Analysis,</text:p>
            <text:p>GIS,Datenpräsentation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999"/>
        </table:table-row>
        <table:table-row table:style-name="ro2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12" office:value-type="string" calcext:value-type="string">
            <text:p>Von der Zeichnung  zum 3D-Modell am Beispiel</text:p>
            <text:p>griechischer Tempe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atzel, Lucas</text:p>
          </table:table-cell>
          <table:table-cell table:style-name="Default" office:value-type="string" calcext:value-type="string">
            <text:p>Latzel</text:p>
          </table:table-cell>
          <table:table-cell table:style-name="Default" office:value-type="string" calcext:value-type="string">
            <text:p><text:s/>Lucas</text:p>
          </table:table-cell>
          <table:table-cell table:style-name="Default" table:number-columns-repeated="3"/>
          <table:table-cell table:style-name="ce104"/>
          <table:table-cell table:style-name="ce112" table:number-columns-repeated="5"/>
          <table:table-cell table:style-name="Default" office:value-type="string" calcext:value-type="string">
            <text:p>3D-Modellierung,Software</text:p>
            <text:p>und Tools,Visualisierung,</text:p>
            <text:p>Datenpräsentation,3D Scan,</text:p>
            <text:p>Dig. Methoden &amp; Theorien,</text:p>
            <text:p>3D</text:p>
          </table:table-cell>
          <table:table-cell table:style-name="Default" table:number-columns-repeated="3"/>
          <table:table-cell table:number-columns-repeated="999"/>
        </table:table-row>
        <table:table-row table:style-name="ro2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12" office:value-type="string" calcext:value-type="string">
            <text:p>Gestalten mit Adobe und alternativen Free War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12" office:value-type="string" calcext:value-type="string">
            <text:p>Haubenthal, Clarissa</text:p>
          </table:table-cell>
          <table:table-cell table:style-name="Default" office:value-type="string" calcext:value-type="string">
            <text:p>Haubenthal</text:p>
          </table:table-cell>
          <table:table-cell table:style-name="Default" office:value-type="string" calcext:value-type="string">
            <text:p><text:s/>Clarissa</text:p>
          </table:table-cell>
          <table:table-cell table:style-name="Default" table:number-columns-repeated="4"/>
          <table:table-cell table:style-name="ce112" table:number-columns-repeated="5"/>
          <table:table-cell table:style-name="Default" office:value-type="string" calcext:value-type="string">
            <text:p>Dig. Editieren,Software und</text:p>
            <text:p>Tools,Visualisierung,</text:p>
            <text:p>Datenmanagement,</text:p>
            <text:p>Datenpräsentation,</text:p>
            <text:p>Bildbearbeitung</text:p>
          </table:table-cell>
          <table:table-cell table:style-name="Default" table:number-columns-repeated="3"/>
          <table:table-cell table:number-columns-repeated="999"/>
        </table:table-row>
        <table:table-row table:style-name="ro6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12" office:value-type="string" calcext:value-type="string">
            <text:p>Editieren mit Adobe und alternativen Free War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12" office:value-type="string" calcext:value-type="string">
            <text:p>Haubenthal, Clarissa</text:p>
          </table:table-cell>
          <table:table-cell table:style-name="Default" office:value-type="string" calcext:value-type="string">
            <text:p>Haubenthal</text:p>
          </table:table-cell>
          <table:table-cell table:style-name="Default" office:value-type="string" calcext:value-type="string">
            <text:p><text:s/>Clarissa</text:p>
          </table:table-cell>
          <table:table-cell table:style-name="Default" table:number-columns-repeated="9"/>
          <table:table-cell table:style-name="Default" office:value-type="string" calcext:value-type="string">
            <text:p>Dig. Editieren,Software und</text:p>
            <text:p>Tools,Datenpräsentation</text:p>
          </table:table-cell>
          <table:table-cell table:style-name="Default" table:number-columns-repeated="3"/>
          <table:table-cell table:number-columns-repeated="999"/>
        </table:table-row>
        <table:table-row table:style-name="ro7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nn</text:p>
          </table:table-cell>
          <table:table-cell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<text:span text:style-name="T11">Institut für Archäologie und</text:span></text:p>
            <text:p><text:span text:style-name="T11">Kulturanthropologie</text:span></text:p>
          </table:table-cell>
          <table:table-cell table:style-name="Default" office:value-type="string" calcext:value-type="string">
            <text:p><text:span text:style-name="T11">Archäologien (B.A., Zwei-Fach-</text:span></text:p>
            <text:p><text:span text:style-name="T11">B.A.),</text:span></text:p>
            <text:p><text:span text:style-name="T11">Kunstgesch.u.Archäologie</text:span></text:p>
            <text:p><text:span text:style-name="T11">(B.A.),</text:span></text:p>
            <text:p><text:span text:style-name="T11">Frg.Arch.u.Arch.Röm.Prov.</text:span></text:p>
            <text:p><text:span text:style-name="T11">(M.A.), Klassische Archäologie</text:span></text:p>
            <text:p><text:span text:style-name="T11">(M.A.), Ägyptologie (M.A.),</text:span></text:p>
            <text:p><text:span text:style-name="T11">Altamerikanistik/Ethnol. (M.A.),</text:span></text:p>
            <text:p><text:span text:style-name="T11">Kulturs.zu Lateinamerika</text:span></text:p>
            <text:p><text:span text:style-name="T11">(M.A.), Anthropology of the</text:span></text:p>
            <text:p><text:span text:style-name="T11">Americas (M.A.)</text:span></text:p>
          </table:table-cell>
          <table:table-cell table:style-name="Default" office:value-type="string" calcext:value-type="string">
            <text:p>Archäoinformatik 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Ulrich Wölfel</text:p>
          </table:table-cell>
          <table:table-cell table:style-name="Default" office:value-type="string" calcext:value-type="string">
            <text:p>Wölfel</text:p>
          </table:table-cell>
          <table:table-cell table:style-name="Default" office:value-type="string" calcext:value-type="string">
            <text:p>Ulrich</text:p>
          </table:table-cell>
          <table:table-cell table:style-name="Default" table:number-columns-repeated="9"/>
          <table:table-cell table:style-name="Default" office:value-type="string" calcext:value-type="string">
            <text:p>GIS,Datenbanken</text:p>
          </table:table-cell>
          <table:table-cell table:style-name="Default" table:number-columns-repeated="3"/>
          <table:table-cell table:number-columns-repeated="999"/>
        </table:table-row>
        <table:table-row table:style-name="ro7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nn</text:p>
          </table:table-cell>
          <table:table-cell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<text:span text:style-name="T11">Institut für Archäologie und</text:span></text:p>
            <text:p><text:span text:style-name="T11">Kulturanthropologie</text:span></text:p>
          </table:table-cell>
          <table:table-cell table:style-name="Default" office:value-type="string" calcext:value-type="string">
            <text:p><text:span text:style-name="T11">M.A. Altamerikanistik und</text:span></text:p>
            <text:p><text:span text:style-name="T11">Ethnologie, M.A. Anthropology</text:span></text:p>
            <text:p><text:span text:style-name="T11">of the Americas B.A.</text:span></text:p>
            <text:p><text:span text:style-name="T11">Archäologien M.A.</text:span></text:p>
            <text:p><text:span text:style-name="T11">Archäologische Wissenschaften</text:span></text:p>
          </table:table-cell>
          <table:table-cell table:style-name="ce112" office:value-type="string" calcext:value-type="string">
            <text:p>Archäologie im 21. Jahrhundert: Fallstudien zur</text:p>
            <text:p>Archäoinforma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Ulrich Wölfel</text:p>
          </table:table-cell>
          <table:table-cell table:style-name="Default" office:value-type="string" calcext:value-type="string">
            <text:p>Wölfel</text:p>
          </table:table-cell>
          <table:table-cell table:style-name="Default" office:value-type="string" calcext:value-type="string">
            <text:p>Ulrich</text:p>
          </table:table-cell>
          <table:table-cell table:style-name="Default" table:number-columns-repeated="9"/>
          <table:table-cell table:style-name="Default" office:value-type="string" calcext:value-type="string">
            <text:p>Datenkuratierung,</text:p>
            <text:p>Photogrammetrie,Statistik,</text:p>
            <text:p>Visualisierung,GIS,</text:p>
            <text:p>Datenbanken,</text:p>
            <text:p>Datenmanagement,</text:p>
            <text:p>Bildbearbeitung,Digitale</text:p>
            <text:p>Dokumentation,Digitale</text:p>
            <text:p>Vermessung</text:p>
          </table:table-cell>
          <table:table-cell table:style-name="Default" table:number-columns-repeated="3"/>
          <table:table-cell table:number-columns-repeated="999"/>
        </table:table-row>
        <table:table-row table:style-name="ro4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123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11">Archäologische Wissenschaften,</text:span></text:p>
            <text:p><text:span text:style-name="T11">Museumspraktikum</text:span></text:p>
          </table:table-cell>
          <table:table-cell table:style-name="Default" office:value-type="string" calcext:value-type="string">
            <text:p><text:span text:style-name="T11">3D-Modellierung  am</text:span></text:p>
            <text:p><text:span text:style-name="T11">Beispiel eines antiken</text:span></text:p>
            <text:p><text:span text:style-name="T11">Gebäudes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Süß Jürgen</text:p>
          </table:table-cell>
          <table:table-cell table:style-name="Default" office:value-type="string" calcext:value-type="string">
            <text:p>Süß</text:p>
          </table:table-cell>
          <table:table-cell table:style-name="Default" office:value-type="string" calcext:value-type="string">
            <text:p>Jürgen</text:p>
          </table:table-cell>
          <table:table-cell table:style-name="Default" table:number-columns-repeated="9"/>
          <table:table-cell table:style-name="Default" office:value-type="string" calcext:value-type="string">
            <text:p>3D-Modellierung</text:p>
          </table:table-cell>
          <table:table-cell table:style-name="Default" table:number-columns-repeated="3"/>
          <table:table-cell table:number-columns-repeated="999"/>
        </table:table-row>
        <table:table-row table:style-name="ro2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7</text:p>
          </table:table-cell>
          <table:table-cell table:style-name="Default" office:value-type="string" calcext:value-type="string">
            <text:p><text:span text:style-name="T11">Objekte der Vergangenheit -</text:span></text:p>
            <text:p><text:span text:style-name="T11">Sammlungen der Zukunft?</text:span></text:p>
            <text:p><text:span text:style-name="T11">Chancen und Herausforderungen der</text:span></text:p>
            <text:p><text:span text:style-name="T11">Digitalisierung in 3D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Sonstige</text:p>
          </table:table-cell>
          <table:table-cell table:style-name="Default" office:value-type="string" calcext:value-type="string">
            <text:p>Böttger, Lucie</text:p>
          </table:table-cell>
          <table:table-cell table:style-name="Default" office:value-type="string" calcext:value-type="string">
            <text:p>Böttger</text:p>
          </table:table-cell>
          <table:table-cell table:style-name="Default" office:value-type="string" calcext:value-type="string">
            <text:p><text:s/>Lucie</text:p>
          </table:table-cell>
          <table:table-cell table:style-name="Default" table:number-columns-repeated="3"/>
          <table:table-cell table:style-name="ce112"/>
          <table:table-cell table:style-name="Default" table:number-columns-repeated="5"/>
          <table:table-cell table:style-name="Default" office:value-type="string" calcext:value-type="string">
            <text:p>3D-Modellierung,</text:p>
            <text:p>Visualisierung,3D Scan,Dig.</text:p>
            <text:p>Methoden &amp; Theorien,</text:p>
            <text:p>Digitalisierung,Digital</text:p>
            <text:p>Humanities</text:p>
          </table:table-cell>
          <table:table-cell table:style-name="Default" table:number-columns-repeated="4"/>
          <table:table-cell table:number-columns-repeated="998"/>
        </table:table-row>
        <table:table-row table:style-name="ro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8; M.DH.16</text:p>
          </table:table-cell>
          <table:table-cell table:style-name="ce112" office:value-type="string" calcext:value-type="string">
            <text:p>Historische Quellen kartieren und digital</text:p>
            <text:p>Auswer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Langner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table:number-columns-repeated="9"/>
          <table:table-cell table:style-name="Default" office:value-type="string" calcext:value-type="string">
            <text:p>GIS,Digital Humanities</text:p>
          </table:table-cell>
          <table:table-cell table:style-name="Default" table:number-columns-repeated="4"/>
          <table:table-cell table:number-columns-repeated="998"/>
        </table:table-row>
        <table:table-row table:style-name="ro6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8; M.DH.16</text:p>
          </table:table-cell>
          <table:table-cell table:style-name="ce112" office:value-type="string" calcext:value-type="string">
            <text:p>Mit Plinius im antiken Rom: Erstellen einer interaktiven Karte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ünther, Elisabeth</text:p>
          </table:table-cell>
          <table:table-cell table:style-name="Default" office:value-type="string" calcext:value-type="string">
            <text:p>Günther</text:p>
          </table:table-cell>
          <table:table-cell table:style-name="Default" office:value-type="string" calcext:value-type="string">
            <text:p><text:s/>Elisabeth</text:p>
          </table:table-cell>
          <table:table-cell table:style-name="Default" table:number-columns-repeated="9"/>
          <table:table-cell table:style-name="Default" office:value-type="string" calcext:value-type="string">
            <text:p>GIS,Digitale Datenauswertung,</text:p>
            <text:p>Digital Humanities,</text:p>
            <text:p>Digitale Ressourcen,</text:p>
            <text:p>Digitale Vermessung</text:p>
          </table:table-cell>
          <table:table-cell table:style-name="Default" table:number-columns-repeated="4"/>
          <table:table-cell table:number-columns-repeated="998"/>
        </table:table-row>
        <table:table-row table:style-name="ro2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1">Institut für Klassis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BA Klassische Archäologie,</text:span></text:p>
            <text:p><text:span text:style-name="T11">Praxismodul 1 / 2 MA</text:span></text:p>
            <text:p><text:span text:style-name="T11">Klassische Archäologie, Modul</text:span></text:p>
            <text:p><text:span text:style-name="T11">A3</text:span></text:p>
          </table:table-cell>
          <table:table-cell table:style-name="Default" office:value-type="string" calcext:value-type="string">
            <text:p><text:span text:style-name="T11">Videos selbstgemacht:</text:span></text:p>
            <text:p><text:span text:style-name="T11">Produktion von Erklärvideos</text:span></text:p>
            <text:p><text:span text:style-name="T11">zur Antikensammlung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ohmann, Polly</text:p>
          </table:table-cell>
          <table:table-cell table:style-name="Default" office:value-type="string" calcext:value-type="string">
            <text:p>Lohmann</text:p>
          </table:table-cell>
          <table:table-cell table:style-name="Default" office:value-type="string" calcext:value-type="string">
            <text:p><text:s/>Polly</text:p>
          </table:table-cell>
          <table:table-cell table:style-name="Default" table:number-columns-repeated="9"/>
          <table:table-cell table:style-name="Default" office:value-type="string" calcext:value-type="string">
            <text:p>Visualisierung,Audio und</text:p>
            <text:p>Video</text:p>
          </table:table-cell>
          <table:table-cell table:style-name="Default" table:number-columns-repeated="4"/>
          <table:table-cell table:number-columns-repeated="998"/>
        </table:table-row>
        <table:table-row table:style-name="ro2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1">Institut für Klassis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BA Klassische Archäologie,</text:span></text:p>
            <text:p><text:span text:style-name="T11">Praxismodul 2 / Übergreifende</text:span></text:p>
            <text:p><text:span text:style-name="T11">Kompetenzen MA Klassische</text:span></text:p>
            <text:p><text:span text:style-name="T11">Archäologie, Modul A3 / A9</text:span></text:p>
          </table:table-cell>
          <table:table-cell table:style-name="ce112" office:value-type="string" calcext:value-type="string">
            <text:p>EDV 3-D-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style-name="Default" table:number-columns-repeated="9"/>
          <table:table-cell table:style-name="ce112" office:value-type="string" calcext:value-type="string">
            <text:p>3D-Modellierung,</text:p>
            <text:p>Visualisierung</text:p>
          </table:table-cell>
          <table:table-cell table:style-name="Default" table:number-columns-repeated="4"/>
          <table:table-cell table:number-columns-repeated="998"/>
        </table:table-row>
        <table:table-row table:style-name="ro2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1">Institut für Klassis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BA Klassische Archäologie,</text:span></text:p>
            <text:p><text:span text:style-name="T11">Praxismodul 2 / Übergreifende</text:span></text:p>
            <text:p><text:span text:style-name="T11">Kompetenzen MA Klassische</text:span></text:p>
            <text:p><text:span text:style-name="T11">Archäologie, Modul A3 / A9</text:span></text:p>
          </table:table-cell>
          <table:table-cell table:style-name="ce112" office:value-type="string" calcext:value-type="string">
            <text:p>EDV Digitale Vortragstechnik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Süß</text:p>
          </table:table-cell>
          <table:table-cell table:style-name="Default" office:value-type="string" calcext:value-type="string">
            <text:p><text:s/>Jürgen</text:p>
          </table:table-cell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Software und Tools</text:p>
          </table:table-cell>
          <table:table-cell table:style-name="Default" table:number-columns-repeated="4"/>
          <table:table-cell table:number-columns-repeated="998"/>
        </table:table-row>
        <table:table-row table:style-name="ro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1">Institut für Klassische</text:span></text:p>
            <text:p><text:span text:style-name="T11">Archäologie</text:span></text:p>
          </table:table-cell>
          <table:table-cell table:style-name="Default" office:value-type="string" calcext:value-type="string">
            <text:p>PM2/ÜK, A3</text:p>
          </table:table-cell>
          <table:table-cell table:style-name="ce112" office:value-type="string" calcext:value-type="string">
            <text:p>3-D-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style-name="Default" table:number-columns-repeated="9"/>
          <table:table-cell table:style-name="Default" office:value-type="string" calcext:value-type="string">
            <text:p>3D-Modellierung</text:p>
          </table:table-cell>
          <table:table-cell table:style-name="Default" table:number-columns-repeated="4"/>
          <table:table-cell table:number-columns-repeated="998"/>
        </table:table-row>
        <table:table-row table:style-name="ro2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2" office:value-type="string" calcext:value-type="string">
            <text:p>Zentrum für Altertumswissenschaften (ZAW)</text:p>
          </table:table-cell>
          <table:table-cell table:style-name="Default" office:value-type="string" calcext:value-type="string">
            <text:p><text:span text:style-name="T11">BA-UFG 50%: Module A3 und</text:span></text:p>
            <text:p><text:span text:style-name="T11">A4 sowie B3 und B4 BA-UFG</text:span></text:p>
            <text:p><text:span text:style-name="T11">25%: C2, C3 MA-UFG: A4 MA</text:span></text:p>
            <text:p><text:span text:style-name="T11">GeoArch: C2</text:span></text:p>
          </table:table-cell>
          <table:table-cell table:style-name="ce112" office:value-type="string" calcext:value-type="string">
            <text:p>Statistik und Datenorganisation mit R</text:p>
            <text:p>(2/3): Tabellen - Dataframes - Packag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Shinoto, Maria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<text:s/>Maria</text:p>
          </table:table-cell>
          <table:table-cell table:number-columns-repeated="3"/>
          <table:table-cell table:style-name="Default"/>
          <table:table-cell table:style-name="ce123" table:number-columns-repeated="5"/>
          <table:table-cell table:style-name="Default" office:value-type="string" calcext:value-type="string">
            <text:p>R,Software und Tools,</text:p>
            <text:p>Statistik,Programmierung,</text:p>
            <text:p>Datenpräsentation,Digitale Datenauswertung,Digital Humanities</text:p>
          </table:table-cell>
          <table:table-cell table:style-name="Default" table:number-columns-repeated="4"/>
          <table:table-cell table:number-columns-repeated="998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ce112" office:value-type="string" calcext:value-type="string">
            <text:p>Teil der Module Bg2, Bg3, Cg2,</text:p>
            <text:p>Dg1, Dg2</text:p>
          </table:table-cell>
          <table:table-cell table:style-name="Default" office:value-type="string" calcext:value-type="string">
            <text:p>Kartierungen mit G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23" office:value-type="string" calcext:value-type="string">
            <text:p>Dr. phil. Jutta Kneisel</text:p>
          </table:table-cell>
          <table:table-cell table:style-name="Default" office:value-type="string" calcext:value-type="string">
            <text:p>Kneisel</text:p>
          </table:table-cell>
          <table:table-cell table:style-name="Default" office:value-type="string" calcext:value-type="string">
            <text:p>Jutta</text:p>
          </table:table-cell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Software und Tools,GIS,</text:p>
            <text:p>Digitale Datenauswertung,</text:p>
            <text:p>EDV</text:p>
          </table:table-cell>
          <table:table-cell table:style-name="Default" table:number-columns-repeated="4"/>
          <table:table-cell table:number-columns-repeated="998"/>
        </table:table-row>
        <table:table-row table:style-name="ro3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Teil der Module Bg3, Bv3, Dg2,</text:span></text:p>
            <text:p><text:span text:style-name="T11">Dv2</text:span></text:p>
          </table:table-cell>
          <table:table-cell table:style-name="ce123" office:value-type="string" calcext:value-type="string">
            <text:p>Quantitative Methoden für Prähistoriker - Einführung in die Statis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3"/>
          <table:table-cell table:style-name="Default"/>
          <table:table-cell table:style-name="ce123" table:number-columns-repeated="5"/>
          <table:table-cell table:style-name="ce112" office:value-type="string" calcext:value-type="string">
            <text:p>Datenkuratierung,R,</text:p>
            <text:p>Software und Tools,Statistik,</text:p>
            <text:p>Datenbanken,Digitale Datenauswertung,EDV</text:p>
          </table:table-cell>
          <table:table-cell table:style-name="Default" table:number-columns-repeated="4"/>
          <table:table-cell table:number-columns-repeated="998"/>
        </table:table-row>
        <table:table-row table:style-name="ro3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Teil der Module Bv2, Bv3, Cv2,</text:span></text:p>
            <text:p><text:span text:style-name="T11">Dv1, Dv2</text:span></text:p>
          </table:table-cell>
          <table:table-cell table:style-name="ce123" office:value-type="string" calcext:value-type="string">
            <text:p>Einführung  in die Korrespondenz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23" office:value-type="string" calcext:value-type="string">
            <text:p>Dr. phil. Jutta Kneisel</text:p>
          </table:table-cell>
          <table:table-cell table:style-name="Default" office:value-type="string" calcext:value-type="string">
            <text:p>Kneisel</text:p>
          </table:table-cell>
          <table:table-cell table:style-name="Default" office:value-type="string" calcext:value-type="string">
            <text:p>Jutta</text:p>
          </table:table-cell>
          <table:table-cell table:number-columns-repeated="3"/>
          <table:table-cell table:style-name="Default"/>
          <table:table-cell table:style-name="ce123" table:number-columns-repeated="5"/>
          <table:table-cell table:style-name="Default" office:value-type="string" calcext:value-type="string">
            <text:p><text:span text:style-name="T11">Digitale Datenauswertung,</text:span></text:p>
            <text:p><text:span text:style-name="T11">Dig. Methoden &amp; Theorien,</text:span></text:p>
            <text:p><text:span text:style-name="T11">EDV</text:span></text:p>
          </table:table-cell>
          <table:table-cell table:style-name="Default" table:number-columns-repeated="4"/>
          <table:table-cell table:number-columns-repeated="998"/>
        </table:table-row>
        <table:table-row table:style-name="ro3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Teil der Module Cg2, Cv2, Dg1,</text:span></text:p>
            <text:p><text:span text:style-name="T11">Dv1, Dg2, Dv2</text:span></text:p>
          </table:table-cell>
          <table:table-cell table:style-name="Default" office:value-type="string" calcext:value-type="string">
            <text:p>Einführung  in 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23" office:value-type="string" calcext:value-type="string">
            <text:p>PD Dr. Oliver Nakoinz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Oliver</text:p>
          </table:table-cell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R,Statistik,Datenbanken,</text:p>
            <text:p>Digitale Datenauswertung</text:p>
          </table:table-cell>
          <table:table-cell table:style-name="Default" table:number-columns-repeated="4"/>
          <table:table-cell table:number-columns-repeated="998"/>
        </table:table-row>
        <table:table-row table:style-name="ro3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Teil der Module Cg2, Cv2, Dv1,</text:span></text:p>
            <text:p><text:span text:style-name="T11">Eg1, Ev1</text:span></text:p>
          </table:table-cell>
          <table:table-cell table:style-name="Default" office:value-type="string" calcext:value-type="string">
            <text:p><text:span text:style-name="T11">Datenbanken und konkrete</text:span></text:p>
            <text:p><text:span text:style-name="T11">Anwendung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3"/>
          <table:table-cell table:style-name="Default" table:number-columns-repeated="6"/>
          <table:table-cell table:style-name="ce112" office:value-type="string" calcext:value-type="string">
            <text:p>Software und Tools,</text:p>
            <text:p>Datenbanken,Digitale Datenauswertung,EDV</text:p>
          </table:table-cell>
          <table:table-cell table:style-name="Default" table:number-columns-repeated="4"/>
          <table:table-cell table:number-columns-repeated="998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Teil der Module Eg3, Ev3</text:p>
          </table:table-cell>
          <table:table-cell table:style-name="ce112" office:value-type="string" calcext:value-type="string">
            <text:p>Geophysikalische Prospe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3"/>
          <table:table-cell table:style-name="Default"/>
          <table:table-cell table:style-name="ce123" table:number-columns-repeated="5"/>
          <table:table-cell table:style-name="Default" office:value-type="string" calcext:value-type="string">
            <text:p>Geophysik,Digitale Datenauswertung,</text:p>
            <text:p>Digitale Dokumentation,Dig. Methoden &amp; Theorien,</text:p>
            <text:p>Digitale Vermessung</text:p>
          </table:table-cell>
          <table:table-cell table:style-name="Default" table:number-columns-repeated="4"/>
          <table:table-cell table:number-columns-repeated="998"/>
        </table:table-row>
        <table:table-row table:style-name="ro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Teil der Module EG3, Ev3</text:p>
          </table:table-cell>
          <table:table-cell table:style-name="Default" office:value-type="string" calcext:value-type="string">
            <text:p>Magnetische Prospektio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, Sonstige</text:p>
          </table:table-cell>
          <table:table-cell table:style-name="ce123" office:value-type="string" calcext:value-type="string">
            <text:p>Dr. phil. Jutta Kneisel</text:p>
          </table:table-cell>
          <table:table-cell table:style-name="Default" office:value-type="string" calcext:value-type="string">
            <text:p>Kneisel</text:p>
          </table:table-cell>
          <table:table-cell table:style-name="Default" office:value-type="string" calcext:value-type="string">
            <text:p>Jutta</text:p>
          </table:table-cell>
          <table:table-cell table:number-columns-repeated="3"/>
          <table:table-cell table:style-name="Default"/>
          <table:table-cell table:style-name="ce123" table:number-columns-repeated="5"/>
          <table:table-cell table:style-name="Default" office:value-type="string" calcext:value-type="string">
            <text:p>Geophysik,Digitalisierung</text:p>
          </table:table-cell>
          <table:table-cell table:style-name="Default" table:number-columns-repeated="4"/>
          <table:table-cell table:number-columns-repeated="998"/>
        </table:table-row>
        <table:table-row table:style-name="ro3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1">Teil der Module Kv1, Bg2, Bv2,</text:span></text:p>
            <text:p><text:span text:style-name="T11">Cg2, Cv2, Dg1, Dv1, Dg2, Dv2</text:span></text:p>
          </table:table-cell>
          <table:table-cell table:style-name="ce112" office:value-type="string" calcext:value-type="string">
            <text:p>Archäologische Datenmodellierung und</text:p>
            <text:p>Datenerfass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23" office:value-type="string" calcext:value-type="string">
            <text:p>PD Dr. Oliver Nakoinz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Oliver</text:p>
          </table:table-cell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R,Statistik,Datenbanken,</text:p>
            <text:p>EDV</text:p>
          </table:table-cell>
          <table:table-cell table:style-name="Default" table:number-columns-repeated="4"/>
          <table:table-cell table:number-columns-repeated="998"/>
        </table:table-row>
        <table:table-row table:style-name="ro3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informatik AM, EM</text:p>
          </table:table-cell>
          <table:table-cell table:style-name="Default" office:value-type="string" calcext:value-type="string">
            <text:p><text:span text:style-name="T11">Colloquium in Digital</text:span></text:p>
            <text:p><text:span text:style-name="T11">Cultural Heritage</text:span></text:p>
          </table:table-cell>
          <table:table-cell table:style-name="Default" office:value-type="string" calcext:value-type="string">
            <text:p>Kolloquium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Hageneuer, Sebastian, </text:span></text:p>
            <text:p><text:span text:style-name="T11">Eide, Oyvind</text:span></text:p>
          </table:table-cell>
          <table:table-cell table:style-name="ce104" office:value-type="string" calcext:value-type="string">
            <text:p>Hageneuer</text:p>
          </table:table-cell>
          <table:table-cell table:style-name="ce104" office:value-type="string" calcext:value-type="string">
            <text:p><text:s/>Sebastian</text:p>
          </table:table-cell>
          <table:table-cell office:value-type="string" calcext:value-type="string">
            <text:p>Eide</text:p>
          </table:table-cell>
          <table:table-cell office:value-type="string" calcext:value-type="string">
            <text:p><text:s/>Oyvind</text:p>
          </table:table-cell>
          <table:table-cell table:style-name="ce104"/>
          <table:table-cell table:style-name="Default"/>
          <table:table-cell table:style-name="ce123" table:number-columns-repeated="5"/>
          <table:table-cell table:style-name="Default" office:value-type="string" calcext:value-type="string">
            <text:p><text:span text:style-name="T11">Dig. Methoden &amp; Theorien,</text:span></text:p>
            <text:p><text:span text:style-name="T11">Digital Humanities</text:span></text:p>
          </table:table-cell>
          <table:table-cell table:style-name="Default" table:number-columns-repeated="4"/>
          <table:table-cell table:number-columns-repeated="998"/>
        </table:table-row>
        <table:table-row table:style-name="ro2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1">Archäologie/Archäoinformatik</text:span></text:p>
            <text:p><text:span text:style-name="T11">im SM, AM oder EM</text:span></text:p>
          </table:table-cell>
          <table:table-cell table:style-name="ce112" office:value-type="string" calcext:value-type="string">
            <text:p>3D recording  and documentation of material</text:p>
            <text:p>Cultur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ce123" office:value-type="string" calcext:value-type="string">
            <text:p>Hageneuer, Sebastian</text:p>
          </table:table-cell>
          <table:table-cell office:value-type="string" calcext:value-type="string">
            <text:p>Hageneuer</text:p>
          </table:table-cell>
          <table:table-cell office:value-type="string" calcext:value-type="string">
            <text:p><text:s/>Sebastian</text:p>
          </table:table-cell>
          <table:table-cell table:style-name="ce104" office:value-type="string" calcext:value-type="string">
            <text:p><text:s/></text:p>
          </table:table-cell>
          <table:table-cell table:style-name="ce104" table:number-columns-repeated="2"/>
          <table:table-cell table:style-name="Default" table:number-columns-repeated="6"/>
          <table:table-cell table:style-name="Default" office:value-type="string" calcext:value-type="string">
            <text:p>Archivierung,</text:p>
            <text:p>Photogrammetrie,</text:p>
            <text:p>Laserscanning,</text:p>
            <text:p>Bildbearbeitung,3D Scan,</text:p>
            <text:p>Digitale Dokumentation,</text:p>
            <text:p>Fotografie,Digitalisierung,</text:p>
            <text:p>Digitale Vermessung,3D</text:p>
          </table:table-cell>
          <table:table-cell table:style-name="Default" table:number-columns-repeated="4"/>
          <table:table-cell table:number-columns-repeated="998"/>
        </table:table-row>
        <table:table-row table:style-name="ro6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1">Archäologie/Archäoinformatik</text:span></text:p>
            <text:p><text:span text:style-name="T11">im SM, AM oder EM</text:span></text:p>
          </table:table-cell>
          <table:table-cell table:style-name="ce123" office:value-type="string" calcext:value-type="string">
            <text:p>Kernkompetenzen Archäoinformatik II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Hageneuer, Sebastian,</text:span></text:p>
            <text:p><text:span text:style-name="T11">Schmidt, Sophie</text:span></text:p>
          </table:table-cell>
          <table:table-cell office:value-type="string" calcext:value-type="string">
            <text:p>Hageneuer</text:p>
          </table:table-cell>
          <table:table-cell office:value-type="string" calcext:value-type="string">
            <text:p><text:s/>Sebastian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<text:s/>Sophie</text:p>
          </table:table-cell>
          <table:table-cell/>
          <table:table-cell table:style-name="Default" table:number-columns-repeated="6"/>
          <table:table-cell table:style-name="Default" office:value-type="string" calcext:value-type="string">
            <text:p>3D-Modellierung,Spatial</text:p>
            <text:p>Analysis,Visualisierung,</text:p>
            <text:p>Zeichnen,GIS,CAD,Digitale</text:p>
            <text:p>Dokumentation,3D</text:p>
          </table:table-cell>
          <table:table-cell table:style-name="Default" table:number-columns-repeated="4"/>
          <table:table-cell table:number-columns-repeated="998"/>
        </table:table-row>
        <table:table-row table:style-name="ro4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1">Archäologie / Aufbaumodul 3:</text:span></text:p>
            <text:p><text:span text:style-name="T11">Archäoinformatik,</text:span></text:p>
            <text:p><text:span text:style-name="T11">Archäogeophysik,</text:span></text:p>
            <text:p><text:span text:style-name="T11">Vermessungs- und</text:span></text:p>
            <text:p><text:span text:style-name="T11">Dokumentationstechniken</text:span></text:p>
            <text:p><text:span text:style-name="T11">Archäologie / Ergänzungsmodul</text:span></text:p>
            <text:p><text:span text:style-name="T11">8: Methodenkompetenz</text:span></text:p>
            <text:p><text:span text:style-name="T11">Archäoinformatik</text:span></text:p>
          </table:table-cell>
          <table:table-cell table:style-name="Default" office:value-type="string" calcext:value-type="string">
            <text:p><text:span text:style-name="T11">Praktische Einführung in quantitative Methoden für</text:span></text:p>
            <text:p><text:span text:style-name="T11">die Archäologi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<text:s/>Sophie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R,Software und Tools,</text:p>
            <text:p>Statistik,Programmierung,</text:p>
            <text:p>Digitale Datenauswertung</text:p>
          </table:table-cell>
          <table:table-cell table:style-name="Default" table:number-columns-repeated="4"/>
          <table:table-cell table:number-columns-repeated="998"/>
        </table:table-row>
        <table:table-row table:style-name="ro7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 BA</text:p>
          </table:table-cell>
          <table:table-cell table:style-name="ce112" office:value-type="string" calcext:value-type="string">
            <text:p>Archäoinformatik I Basistechnologi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<text:s/>Alexander</text:p>
          </table:table-cell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3D-Modellierung,</text:p>
            <text:p>Archivierung,Software und</text:p>
            <text:p>Tools,Programmierung,</text:p>
            <text:p>Online-Ressourcen,</text:p>
            <text:p>Webtechnologien,Zeichnen,</text:p>
            <text:p>GIS,Datenbanken,</text:p>
            <text:p>Datenpräsentation,CAD,</text:p>
            <text:p>Digitale Datenauswertung,</text:p>
            <text:p>EDV,Digitale Ressourcen,3D</text:p>
          </table:table-cell>
          <table:table-cell table:style-name="Default" table:number-columns-repeated="4"/>
          <table:table-cell table:number-columns-repeated="998"/>
        </table:table-row>
        <table:table-row table:style-name="ro2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<text:span text:style-name="T11">Institut für Afrikanistik und</text:span></text:p>
            <text:p><text:span text:style-name="T11">Ägyptologie</text:span></text:p>
          </table:table-cell>
          <table:table-cell table:style-name="Default" office:value-type="string" calcext:value-type="string">
            <text:p><text:span text:style-name="T11">BA/MA Archäologie, BA/MA</text:span></text:p>
            <text:p><text:span text:style-name="T11">Afrikanistik und Ägyptologie,</text:span></text:p>
            <text:p><text:span text:style-name="T11">BA/MA Antike Sprachen und</text:span></text:p>
            <text:p><text:span text:style-name="T11">Kulturen</text:span></text:p>
          </table:table-cell>
          <table:table-cell table:style-name="ce112" office:value-type="string" calcext:value-type="string">
            <text:p>Introduction to network analysis in archaeology and</text:p>
            <text:p>ancient histor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ena Tambs</text:p>
          </table:table-cell>
          <table:table-cell office:value-type="string" calcext:value-type="string">
            <text:p>Tambs</text:p>
          </table:table-cell>
          <table:table-cell office:value-type="string" calcext:value-type="string">
            <text:p>Len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Digital Humanities</text:p>
          </table:table-cell>
          <table:table-cell table:style-name="Default" table:number-columns-repeated="4"/>
          <table:table-cell table:number-columns-repeated="998"/>
        </table:table-row>
        <table:table-row table:style-name="ro7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<text:span text:style-name="T11">SunoikisisDC - Teil zahlreicher</text:span></text:p>
            <text:p><text:span text:style-name="T11">Studiengänge weltweit</text:span></text:p>
          </table:table-cell>
          <table:table-cell table:style-name="Default" office:value-type="string" calcext:value-type="string">
            <text:p><text:span text:style-name="T11">SunoikisisDC-2020-2021 -</text:span></text:p>
            <text:p><text:span text:style-name="T11">Digital Classics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1">Dr. Franziska</text:span></text:p>
            <text:p><text:span text:style-name="T11">Naether und</text:span></text:p>
            <text:p><text:span text:style-name="T11">Weitere</text:span></text:p>
          </table:table-cell>
          <table:table-cell table:style-name="Default" office:value-type="string" calcext:value-type="string">
            <text:p>Naether</text:p>
          </table:table-cell>
          <table:table-cell table:style-name="Default" office:value-type="string" calcext:value-type="string">
            <text:p>Franziska</text:p>
          </table:table-cell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NN</text:p>
          </table:table-cell>
          <table:table-cell/>
          <table:table-cell table:style-name="Default" office:value-type="string" calcext:value-type="string">
            <text:p>NN</text:p>
          </table:table-cell>
          <table:table-cell table:style-name="Default" table:number-columns-repeated="4"/>
          <table:table-cell table:style-name="Default" office:value-type="string" calcext:value-type="string">
            <text:p>Datenkuratierung,</text:p>
            <text:p>Dig. Editieren,Software und Tools,Textanalyse,</text:p>
            <text:p>Online-Ressourcen,Metadaten,</text:p>
            <text:p>Visualisierung,</text:p>
            <text:p>Webtechnologien,</text:p>
            <text:p>Digitale Datenauswertung,</text:p>
            <text:p>Digital Humanities,</text:p>
            <text:p>Digitale Ressourcen</text:p>
          </table:table-cell>
          <table:table-cell table:style-name="Default" table:number-columns-repeated="4"/>
          <table:table-cell table:number-columns-repeated="998"/>
        </table:table-row>
        <table:table-row table:style-name="ro4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11">Institut für klassische Philologie</text:span></text:p>
            <text:p><text:span text:style-name="T11">und Komparatistik</text:span></text:p>
          </table:table-cell>
          <table:table-cell table:style-name="Default" office:value-type="string" calcext:value-type="string">
            <text:p><text:span text:style-name="T11">Lehramt Latein Gymnasium /</text:span></text:p>
            <text:p><text:span text:style-name="T11">Modul 04-022-1004</text:span></text:p>
          </table:table-cell>
          <table:table-cell table:style-name="Default" office:value-type="string" calcext:value-type="string">
            <text:p><text:span text:style-name="T11">Fachdidaktik des</text:span></text:p>
            <text:p><text:span text:style-name="T11">altsprachlichen Unterrichts</text:span></text:p>
            <text:p><text:span text:style-name="T11">3,  Thema 3b: Grundsätze</text:span></text:p>
            <text:p><text:span text:style-name="T11">des Lernens mit digitalen</text:span></text:p>
            <text:p><text:span text:style-name="T11">Medien in den alten</text:span></text:p>
            <text:p><text:span text:style-name="T11">Sprach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Sonstige</text:p>
          </table:table-cell>
          <table:table-cell table:style-name="Default" office:value-type="string" calcext:value-type="string">
            <text:p><text:span text:style-name="T11">Korn, Matthias,</text:span></text:p>
            <text:p><text:span text:style-name="T11">Kauk, Lioba</text:span>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<text:s/>Matthias</text:p>
          </table:table-cell>
          <table:table-cell office:value-type="string" calcext:value-type="string">
            <text:p>Kauk</text:p>
          </table:table-cell>
          <table:table-cell office:value-type="string" calcext:value-type="string">
            <text:p><text:s/>Lioba</text:p>
          </table:table-cell>
          <table:table-cell table:number-columns-repeated="2"/>
          <table:table-cell table:style-name="Default" table:number-columns-repeated="5"/>
          <table:table-cell table:style-name="Default" office:value-type="string" calcext:value-type="string">
            <text:p>Software und Tools,</text:p>
            <text:p>Textanalyse,Online-</text:p>
            <text:p>Ressourcen,Internet,</text:p>
            <text:p>Digitale Ressourcen</text:p>
          </table:table-cell>
          <table:table-cell table:style-name="Default" table:number-columns-repeated="4"/>
          <table:table-cell table:number-columns-repeated="998"/>
        </table:table-row>
        <table:table-row table:style-name="ro3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ce123" office:value-type="string" calcext:value-type="string">
            <text:p>Johannes Gutenberg-Universität Mainz</text:p>
          </table:table-cell>
          <table:table-cell table:style-name="ce123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Latinistik</text:p>
          </table:table-cell>
          <table:table-cell table:style-name="Default" office:value-type="string" calcext:value-type="string">
            <text:p><text:span text:style-name="T11">Masterkurs lateinisch -</text:span></text:p>
            <text:p><text:span text:style-name="T11">deutsch Übersetz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Blümer, Wilhelm,</text:span></text:p>
            <text:p><text:span text:style-name="T11">Walde, Christine</text:span></text:p>
          </table:table-cell>
          <table:table-cell office:value-type="string" calcext:value-type="string">
            <text:p>Blümer</text:p>
          </table:table-cell>
          <table:table-cell office:value-type="string" calcext:value-type="string">
            <text:p><text:s/>Wilhelm</text:p>
          </table:table-cell>
          <table:table-cell office:value-type="string" calcext:value-type="string">
            <text:p>Walde</text:p>
          </table:table-cell>
          <table:table-cell office:value-type="string" calcext:value-type="string">
            <text:p><text:s/>Christine</text:p>
          </table:table-cell>
          <table:table-cell table:number-columns-repeated="2"/>
          <table:table-cell table:style-name="Default" table:number-columns-repeated="10"/>
          <table:table-cell table:number-columns-repeated="998"/>
        </table:table-row>
        <table:table-row table:style-name="ro4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ce123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<text:span text:style-name="T11">B.A. Archäologien und B.A.</text:span></text:p>
            <text:p><text:span text:style-name="T11">Klassische Archäologie:</text:span></text:p>
            <text:p><text:span text:style-name="T11">Praxismodul</text:span></text:p>
          </table:table-cell>
          <table:table-cell table:style-name="Default" office:value-type="string" calcext:value-type="string">
            <text:p><text:span text:style-name="T11">Spring School. Archäologische</text:span></text:p>
            <text:p><text:span text:style-name="T11">Rekonstruktion in der digitalen Ära (März 2021)</text:span></text:p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Junker, Klaus</text:p>
          </table:table-cell>
          <table:table-cell office:value-type="string" calcext:value-type="string">
            <text:p>Junker</text:p>
          </table:table-cell>
          <table:table-cell office:value-type="string" calcext:value-type="string">
            <text:p><text:s/>Klaus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Visualisierung,3D Scan,</text:p>
            <text:p>Digitale Dokumentation,</text:p>
            <text:p>Digital Humanities</text:p>
          </table:table-cell>
          <table:table-cell table:style-name="Default" table:number-columns-repeated="4"/>
          <table:table-cell table:number-columns-repeated="998"/>
        </table:table-row>
        <table:table-row table:style-name="ro3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12a</text:p>
          </table:table-cell>
          <table:table-cell table:style-name="Default" office:value-type="string" calcext:value-type="string">
            <text:p><text:span text:style-name="T11">Griechische Vasen:</text:span></text:p>
            <text:p><text:span text:style-name="T11">Funktionen und Technik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Sonstige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4"/>
          <table:table-cell table:style-name="Default" table:number-columns-repeated="10"/>
          <table:table-cell table:number-columns-repeated="998"/>
        </table:table-row>
        <table:table-row table:style-name="ro4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ce112" office:value-type="string" calcext:value-type="string">
            <text:p>6012120 MA1B, 3012110</text:p>
            <text:p>MA1A, 683010 , 6763475 12b,</text:p>
            <text:p>6763470, 683020, 6763480</text:p>
            <text:p>13a, 6763485 13b, 763480,</text:p>
            <text:p>6012160 MA3b, 6012150</text:p>
            <text:p>MA3a</text:p>
          </table:table-cell>
          <table:table-cell table:style-name="Default" office:value-type="string" calcext:value-type="string">
            <text:p>Bauten Herodes des Großen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eld, Winfried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<text:s/>Winfried</text:p>
          </table:table-cell>
          <table:table-cell table:number-columns-repeated="4"/>
          <table:table-cell table:style-name="Default" table:number-columns-repeated="10"/>
          <table:table-cell table:number-columns-repeated="998"/>
        </table:table-row>
        <table:table-row table:style-name="ro3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763470 12a, 6763320,</text:span></text:p>
            <text:p><text:span text:style-name="T11">6763340, 763610, 763620</text:span></text:p>
          </table:table-cell>
          <table:table-cell table:style-name="Default" office:value-type="string" calcext:value-type="string">
            <text:p>Griechische Tempel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ld, Winfried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<text:s/>Winfried</text:p>
          </table:table-cell>
          <table:table-cell table:number-columns-repeated="4"/>
          <table:table-cell table:style-name="Default" table:number-columns-repeated="10"/>
          <table:table-cell table:number-columns-repeated="998"/>
        </table:table-row>
        <table:table-row table:style-name="ro4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763470 12a, 6763360,</text:span></text:p>
            <text:p><text:span text:style-name="T11">763240, 6763480 13a,</text:span></text:p>
            <text:p><text:span text:style-name="T11">6763450 10a</text:span></text:p>
          </table:table-cell>
          <table:table-cell table:style-name="Default" office:value-type="string" calcext:value-type="string">
            <text:p><text:span text:style-name="T11">Seminar zur Vorlesung  Rom</text:span></text:p>
            <text:p><text:span text:style-name="T11">in der Zeit des Augustus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4"/>
          <table:table-cell table:style-name="Default" table:number-columns-repeated="10"/>
          <table:table-cell table:number-columns-repeated="998"/>
        </table:table-row>
        <table:table-row table:style-name="ro4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763470 12a, 6763475 12b,</text:span></text:p>
            <text:p><text:span text:style-name="T11">683030, 6012140 MA2b,</text:span></text:p>
            <text:p><text:span text:style-name="T11">6012130 MA2a, 763230,</text:span></text:p>
            <text:p><text:span text:style-name="T11">763240, 683020, 6763480 13a,</text:span></text:p>
            <text:p><text:span text:style-name="T11">6763485 13b, 6763455 10b,</text:span></text:p>
            <text:p><text:span text:style-name="T11">6763450 10a, 6012160 MA3b,</text:span></text:p>
            <text:p><text:span text:style-name="T11">6012150 MA3a, 6012180</text:span></text:p>
            <text:p><text:span text:style-name="T11">MA4b, 6012170 MA4a</text:span></text:p>
          </table:table-cell>
          <table:table-cell table:style-name="Default" office:value-type="string" calcext:value-type="string">
            <text:p>Grabmalerei in Etrurien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3"/>
          <table:table-cell table:style-name="ce104"/>
          <table:table-cell table:style-name="Default" table:number-columns-repeated="9"/>
          <table:table-cell table:number-columns-repeated="999"/>
        </table:table-row>
        <table:table-row table:style-name="ro6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763470 12a, 6763475 12b,</text:span></text:p>
            <text:p><text:span text:style-name="T11">683030, 6012140 MA2b,</text:span></text:p>
            <text:p><text:span text:style-name="T11">6012130 MA2a, 763230,</text:span></text:p>
            <text:p><text:span text:style-name="T11">763240, 683020, 6763480 13a,</text:span></text:p>
            <text:p><text:span text:style-name="T11">6763485 13b, 6763455 10b,</text:span></text:p>
            <text:p><text:span text:style-name="T11">6763450 10a, 6012160 MA3b,</text:span></text:p>
            <text:p><text:span text:style-name="T11">6012150 MA3a, 763480,</text:span></text:p>
            <text:p><text:span text:style-name="T11">763240, 6763360, 683010,</text:span></text:p>
            <text:p><text:span text:style-name="T11">6012110 MA1a, 6012120 MA1b</text:span></text:p>
          </table:table-cell>
          <table:table-cell table:style-name="Default" office:value-type="string" calcext:value-type="string">
            <text:p><text:span text:style-name="T11">Rom in der Zeit des</text:span></text:p>
            <text:p><text:span text:style-name="T11">Augustus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3"/>
          <table:table-cell table:style-name="ce104"/>
          <table:table-cell table:style-name="Default" table:number-columns-repeated="9"/>
          <table:table-cell table:number-columns-repeated="999"/>
        </table:table-row>
        <table:table-row table:style-name="ro3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83030, 6012140 MA2b,</text:span></text:p>
            <text:p><text:span text:style-name="T11">6012130 MA2a, 683020,</text:span></text:p>
            <text:p><text:span text:style-name="T11">6763480 13a, 6763485 13b,</text:span></text:p>
            <text:p><text:span text:style-name="T11">6763450 10a, 6763455 10b,</text:span></text:p>
            <text:p><text:span text:style-name="T11">6012160 MA3b, 6012150</text:span></text:p>
            <text:p><text:span text:style-name="T11">MA3a, 6012110 MA1a,</text:span></text:p>
            <text:p><text:span text:style-name="T11">6012120 MA1b, 683010</text:span></text:p>
          </table:table-cell>
          <table:table-cell table:style-name="Default" office:value-type="string" calcext:value-type="string">
            <text:p><text:span text:style-name="T11">Häuser von Pompeji und</text:span></text:p>
            <text:p><text:span text:style-name="T11">ihre Ausstattung</text:span>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4"/>
          <table:table-cell table:style-name="ce112" table:number-columns-repeated="5"/>
          <table:table-cell table:style-name="Default" table:number-columns-repeated="4"/>
          <table:table-cell table:number-columns-repeated="999"/>
        </table:table-row>
        <table:table-row table:style-name="ro6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<text:span text:style-name="T11">683030, 6763320, 6763340,</text:span></text:p>
            <text:p><text:span text:style-name="T11">6012140 MA2b, 6012130</text:span></text:p>
            <text:p><text:span text:style-name="T11">MA2a, 763230, 683020,</text:span></text:p>
            <text:p><text:span text:style-name="T11">6763480 13a, 6763485 13b,</text:span></text:p>
            <text:p><text:span text:style-name="T11">763480, 6763450 10a,</text:span></text:p>
            <text:p><text:span text:style-name="T11">6763455 10b, 763450,</text:span></text:p>
            <text:p><text:span text:style-name="T11">6763465 11b, 763460,</text:span></text:p>
            <text:p><text:span text:style-name="T11">6012160 MA3b, 6012150</text:span></text:p>
            <text:p><text:span text:style-name="T11">MA3a</text:span></text:p>
          </table:table-cell>
          <table:table-cell table:style-name="Default" office:value-type="string" calcext:value-type="string">
            <text:p><text:span text:style-name="T11">Griechische Götter. Gestaltwerdung  und</text:span></text:p>
            <text:p><text:span text:style-name="T11">Erscheinungsbilder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ce112" office:value-type="string" calcext:value-type="string">
            <text:p>Grassinger, Dagmar</text:p>
          </table:table-cell>
          <table:table-cell office:value-type="string" calcext:value-type="string">
            <text:p>Grassinger</text:p>
          </table:table-cell>
          <table:table-cell office:value-type="string" calcext:value-type="string">
            <text:p><text:s/>Dagmar</text:p>
          </table:table-cell>
          <table:table-cell table:number-columns-repeated="4"/>
          <table:table-cell table:style-name="Default" table:number-columns-repeated="9"/>
          <table:table-cell table:number-columns-repeated="999"/>
        </table:table-row>
        <table:table-row table:style-name="ro3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1">Fachbereich 06 Geschichte und</text:span></text:p>
            <text:p><text:span text:style-name="T11">Kulturwissenschaften – Archäologisches Seminar</text:span></text:p>
          </table:table-cell>
          <table:table-cell table:style-name="Default" office:value-type="string" calcext:value-type="string">
            <text:p>763110, 6763110 M1, 763920</text:p>
          </table:table-cell>
          <table:table-cell table:style-name="Default" office:value-type="string" calcext:value-type="string">
            <text:p><text:span text:style-name="T11">Einführung  in die Klassische</text:span></text:p>
            <text:p><text:span text:style-name="T11">Archäologi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4"/>
          <table:table-cell table:style-name="Default" table:number-columns-repeated="9"/>
          <table:table-cell table:number-columns-repeated="999"/>
        </table:table-row>
        <table:table-row table:style-name="ro4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11">Department für Kulturwissenschaften und</text:span></text:p>
            <text:p><text:span text:style-name="T11">Altertumskunde</text:span></text:p>
          </table:table-cell>
          <table:table-cell table:style-name="Default" office:value-type="string" calcext:value-type="string">
            <text:p><text:span text:style-name="T11">Bachelor Archäologie: Europa</text:span></text:p>
            <text:p><text:span text:style-name="T11">und Vorderer Orient</text:span></text:p>
            <text:p><text:span text:style-name="T11">(Hauptfach) Bachelor Classical</text:span></text:p>
            <text:p><text:span text:style-name="T11">Studies (Hauptfach) Bachelor</text:span></text:p>
            <text:p><text:span text:style-name="T11">Antike und Orient (Nebenfach)</text:span></text:p>
            <text:p><text:span text:style-name="T11">Master Klassische Archäologie</text:span></text:p>
          </table:table-cell>
          <table:table-cell table:style-name="Default" office:value-type="string" calcext:value-type="string">
            <text:p>Einführung  in die Archäoinforma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Hunziker, Manuel</text:p>
          </table:table-cell>
          <table:table-cell office:value-type="string" calcext:value-type="string">
            <text:p>Hunziker</text:p>
          </table:table-cell>
          <table:table-cell office:value-type="string" calcext:value-type="string">
            <text:p><text:s/>Manuel</text:p>
          </table:table-cell>
          <table:table-cell table:number-columns-repeated="4"/>
          <table:table-cell table:style-name="ce112" table:number-columns-repeated="5"/>
          <table:table-cell table:style-name="Default" office:value-type="string" calcext:value-type="string">
            <text:p>3D-Modellierung,Software und Tools,Programmierung,</text:p>
            <text:p>Webtechnologien,Datenbanken,3D Scan,Dig.</text:p>
            <text:p>Methoden &amp; Theorien,EDV,</text:p>
            <text:p>Digital Humanities,3D</text:p>
          </table:table-cell>
          <table:table-cell table:style-name="Default" table:number-columns-repeated="3"/>
          <table:table-cell table:number-columns-repeated="999"/>
        </table:table-row>
        <table:table-row table:style-name="ro4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11">Institut für Vor- und</text:span></text:p>
            <text:p><text:span text:style-name="T11">Frühgeschichtliche Archäologie</text:span></text:p>
            <text:p><text:span text:style-name="T11">und Provinzialrömische</text:span></text:p>
            <text:p><text:span text:style-name="T11">Archäologie</text:span></text:p>
          </table:table-cell>
          <table:table-cell table:style-name="Default" office:value-type="string" calcext:value-type="string">
            <text:p><text:span text:style-name="T11">Master Vor- und</text:span></text:p>
            <text:p><text:span text:style-name="T11">Frühgeschichtliche Archäologie</text:span></text:p>
            <text:p><text:span text:style-name="T11">Bachelor Archäologie: Europa</text:span></text:p>
            <text:p><text:span text:style-name="T11">und Vorderer Orient</text:span></text:p>
            <text:p><text:span text:style-name="T11">(Hauptfach)</text:span></text:p>
          </table:table-cell>
          <table:table-cell table:style-name="Default" office:value-type="string" calcext:value-type="string">
            <text:p><text:span text:style-name="T2"><text:a xlink:href="mailto:Statistik@EisenzeitDigital" xlink:type="simple">Statistik@EisenzeitDigital</text:a>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von Nicolai, Caroline,</text:p>
            <text:p>Küchenhoff, Helmut, </text:p>
            <text:p>Lücke, Stephan</text:p>
            <text:p/>
          </table:table-cell>
          <table:table-cell office:value-type="string" calcext:value-type="string">
            <text:p>von Nicolai</text:p>
          </table:table-cell>
          <table:table-cell office:value-type="string" calcext:value-type="string">
            <text:p><text:s/>Caroline</text:p>
          </table:table-cell>
          <table:table-cell office:value-type="string" calcext:value-type="string">
            <text:p>Küchenhoff</text:p>
          </table:table-cell>
          <table:table-cell office:value-type="string" calcext:value-type="string">
            <text:p><text:s/>Helmut</text:p>
          </table:table-cell>
          <table:table-cell office:value-type="string" calcext:value-type="string">
            <text:p>Lücke</text:p>
          </table:table-cell>
          <table:table-cell office:value-type="string" calcext:value-type="string">
            <text:p><text:s/>Stephan</text:p>
          </table:table-cell>
          <table:table-cell table:style-name="Default" table:number-columns-repeated="5"/>
          <table:table-cell table:style-name="Default" office:value-type="string" calcext:value-type="string">
            <text:p>R,Statistik,Datenbanken,</text:p>
            <text:p>EDV,Digital Humanities</text:p>
          </table:table-cell>
          <table:table-cell table:style-name="Default" table:number-columns-repeated="3"/>
          <table:table-cell table:number-columns-repeated="999"/>
        </table:table-row>
        <table:table-row table:style-name="ro2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11">Historisches Seminar -</text:span></text:p>
            <text:p><text:span text:style-name="T11">Abteilung für Ur- und</text:span></text:p>
            <text:p><text:span text:style-name="T11">Frühgeschichtliche Archäologie</text:span></text:p>
          </table:table-cell>
          <table:table-cell table:style-name="Default" office:value-type="string" calcext:value-type="string">
            <text:p>MA Modul 2</text:p>
          </table:table-cell>
          <table:table-cell table:style-name="ce112" office:value-type="string" calcext:value-type="string">
            <text:p>Geographische Informationssysteme (GIS)</text:p>
            <text:p>in der Archäologie 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Dr. Claudia Tappert</text:p>
          </table:table-cell>
          <table:table-cell office:value-type="string" calcext:value-type="string">
            <text:p>Tappert</text:p>
          </table:table-cell>
          <table:table-cell office:value-type="string" calcext:value-type="string">
            <text:p>Claudi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Software und Tools,</text:p>
            <text:p>Spatial Analysis,Online-Ressourcen,</text:p>
            <text:p>Internet,Metadaten,GIS,</text:p>
            <text:p>Datenmanagement,Digitale Datenauswertung,</text:p>
            <text:p>Digitalisierung,Digital Humanities,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6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23" office:value-type="string" calcext:value-type="string">
            <text:p>Institut für Altorientalistik und Vorderasiatische Archäologie</text:p>
          </table:table-cell>
          <table:table-cell table:style-name="Default" office:value-type="string" calcext:value-type="string">
            <text:p><text:span text:style-name="T11">BA - Allgemeiner Abschluss -</text:span></text:p>
            <text:p><text:span text:style-name="T11">Allgemeine Studien ( AST 4),</text:span></text:p>
            <text:p><text:span text:style-name="T11">Master - Antike Kulturen des</text:span></text:p>
            <text:p><text:span text:style-name="T11">östl. Mittelmeerraums (AKOEM)</text:span></text:p>
            <text:p><text:span text:style-name="T11">(88 995 7), Master - Sprachen</text:span></text:p>
            <text:p><text:span text:style-name="T11">und Kulturen Ägyptens und</text:span></text:p>
            <text:p><text:span text:style-name="T11">Altvorderasiens, Master -</text:span></text:p>
            <text:p><text:span text:style-name="T11">Sprachen und Kulturen</text:span></text:p>
            <text:p><text:span text:style-name="T11">Ägyptens und Altvorderasiens</text:span></text:p>
          </table:table-cell>
          <table:table-cell table:style-name="ce123" office:value-type="string" calcext:value-type="string">
            <text:p>Auswertung  einer Ausgrabungsdokumentatio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Prof. Dr. Florian</text:span></text:p>
            <text:p><text:span text:style-name="T11">Janoscha Kreppner</text:span></text:p>
          </table:table-cell>
          <table:table-cell office:value-type="string" calcext:value-type="string">
            <text:p>Kreppner</text:p>
          </table:table-cell>
          <table:table-cell office:value-type="string" calcext:value-type="string">
            <text:p>Florian Janosch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Zeichnen,GIS,Datenbanken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999"/>
        </table:table-row>
        <table:table-row table:style-name="ro4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23" office:value-type="string" calcext:value-type="string">
            <text:p>Institut für Altorientalistik und Vorderasiatische Archäologie</text:p>
          </table:table-cell>
          <table:table-cell table:style-name="Default" office:value-type="string" calcext:value-type="string">
            <text:p><text:span text:style-name="T11">Master - Sprachen und Kulturen</text:span></text:p>
            <text:p><text:span text:style-name="T11">Ägyptens und Altvorderasiens,</text:span></text:p>
            <text:p><text:span text:style-name="T11">Master - Antike Kulturen des</text:span></text:p>
            <text:p><text:span text:style-name="T11">östl. Mittelmeerraums</text:span></text:p>
            <text:p><text:span text:style-name="T11">(AKOEM), Ba - Allgemeiner</text:span></text:p>
            <text:p><text:span text:style-name="T11">Abschluss - Allgemeine Studien</text:span></text:p>
          </table:table-cell>
          <table:table-cell table:style-name="ce123" office:value-type="string" calcext:value-type="string">
            <text:p>Modellierung  von virtuellen Rekonstruktionen in der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1">Sebastian</text:span></text:p>
            <text:p><text:span text:style-name="T11">Hageneuer, M.A.</text:span></text:p>
          </table:table-cell>
          <table:table-cell table:style-name="Default"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</text:p>
            <text:p>Visualisierung,3D</text:p>
          </table:table-cell>
          <table:table-cell table:style-name="Default" table:number-columns-repeated="3"/>
          <table:table-cell table:number-columns-repeated="999"/>
        </table:table-row>
        <table:table-row table:style-name="ro7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Stuttgart</text:p>
          </table:table-cell>
          <table:table-cell table:style-name="Default" office:value-type="string" calcext:value-type="string">
            <text:p>Universität Stuttgart</text:p>
          </table:table-cell>
          <table:table-cell table:style-name="Default" office:value-type="string" calcext:value-type="string">
            <text:p><text:span text:style-name="T11">Historisches Institut Abteilung</text:span></text:p>
            <text:p><text:span text:style-name="T11">für Alte Geschichte</text:span></text:p>
          </table:table-cell>
          <table:table-cell table:style-name="Default" office:value-type="string" calcext:value-type="string">
            <text:p><text:span text:style-name="T11">BA/MA Geschichte 19210</text:span></text:p>
            <text:p><text:span text:style-name="T11">Ergänzung Antike Lehramt</text:span></text:p>
            <text:p><text:span text:style-name="T11">Geschichte (GYmPo I) 26920</text:span></text:p>
            <text:p><text:span text:style-name="T11">Überblicksmodul Themen der</text:span></text:p>
            <text:p><text:span text:style-name="T11">historischen Epochen BA</text:span></text:p>
            <text:p><text:span text:style-name="T11">(Lehramt: Geschichte) 58490</text:span></text:p>
            <text:p><text:span text:style-name="T11">Kernmodul Themen der</text:span></text:p>
            <text:p><text:span text:style-name="T11">historischen Epochen MA</text:span></text:p>
            <text:p><text:span text:style-name="T11">(Lehramt: Geschichte) 72600</text:span></text:p>
            <text:p><text:span text:style-name="T11">Master-</text:span></text:p>
            <text:p><text:span text:style-name="T11">Vertiefungswahlpflichtbereich</text:span></text:p>
            <text:p><text:span text:style-name="T11">Themen der Antike</text:span></text:p>
          </table:table-cell>
          <table:table-cell table:style-name="Default" office:value-type="string" calcext:value-type="string">
            <text:p><text:span text:style-name="T11">Historische Oratorik der</text:span></text:p>
            <text:p><text:span text:style-name="T11">Antike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<text:span text:style-name="T11">Prof. Dr. Peter</text:span></text:p>
            <text:p><text:span text:style-name="T11">Scholz</text:span></text:p>
          </table:table-cell>
          <table:table-cell office:value-type="string" calcext:value-type="string">
            <text:p>Scholz</text:p>
          </table:table-cell>
          <table:table-cell office:value-type="string" calcext:value-type="string">
            <text:p>Peter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</text:p>
            <text:p>Textanalyse,Online-</text:p>
            <text:p>Ressourcen,Audio und Video</text:p>
          </table:table-cell>
          <table:table-cell table:style-name="Default" table:number-columns-repeated="3"/>
          <table:table-cell table:number-columns-repeated="999"/>
        </table:table-row>
        <table:table-row table:style-name="ro75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chelor und Master Kunst-und Kulturgeschichte</text:p>
            <text:p>Aufbaumodul</text:p>
            <text:p>Wahlpflichtbereich: KUK-</text:p>
            <text:p>0008</text:p>
            <text:p>(Praktikum/Projekt/Grabun</text:p>
            <text:p>g) Aufbaumodul</text:p>
            <text:p>Wahlpflichtbereich: KUK-</text:p>
            <text:p>0009</text:p>
            <text:p>(Praktikum/Projekt/Grabun</text:p>
            <text:p>g) Wahlbereich KUK-0026:</text:p>
            <text:p>Praktikum/Projekt/Grabung</text:p>
            <text:p>2 Wahlbereich KUK-0025:</text:p>
            <text:p>Praktikum/Projekt/Grabung</text:p>
            <text:p>1</text:p>
          </table:table-cell>
          <table:table-cell table:style-name="Default" office:value-type="string" calcext:value-type="string">
            <text:p>Nachbearbeitung des Akragas Projekts. Digitalisierungsprojekt der Ausgrabung in Agrigent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Natascha Sojc</text:p>
          </table:table-cell>
          <table:table-cell office:value-type="string" calcext:value-type="string">
            <text:p>Sojc</text:p>
          </table:table-cell>
          <table:table-cell office:value-type="string" calcext:value-type="string">
            <text:p>Natasch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Archivierung,</text:p>
            <text:p>Datenbanken,</text:p>
            <text:p>Datenmanagement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999"/>
        </table:table-row>
        <table:table-row table:style-name="ro16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ster Kunst- und</text:p>
            <text:p>Kulturgeschichte</text:p>
            <text:p>Pflichtbereich KUK-0016:</text:p>
            <text:p>Methoden und Theorien 1</text:p>
            <text:p>Pflichtbereich KUK-0019:</text:p>
            <text:p>Methoden und Theorien 2</text:p>
            <text:p>Wahlbereich KUK-0022:</text:p>
            <text:p>Methoden und Theorien</text:p>
            <text:p>Wahlbereich KUK-0024:</text:p>
            <text:p>Methoden und Theorien</text:p>
            <text:p>Wahlbereich KUK-0025:</text:p>
            <text:p>Praktikum/Projekt/Grabung</text:p>
            <text:p>1 Wahlbereich KUK-0026:</text:p>
            <text:p>Praktikum/Projekt/Grabung</text:p>
            <text:p>2</text:p>
          </table:table-cell>
          <table:table-cell table:style-name="Default" office:value-type="string" calcext:value-type="string">
            <text:p>The Akragas Project goes online Part II: Von Website-Gestaltung bis Game-Design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rof. Dr. Natascha Sojc</text:p>
          </table:table-cell>
          <table:table-cell office:value-type="string" calcext:value-type="string">
            <text:p>Sojc</text:p>
          </table:table-cell>
          <table:table-cell office:value-type="string" calcext:value-type="string">
            <text:p>Natasch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Online-Ressourcen,</text:p>
            <text:p>Internet,Visualisierung</text:p>
          </table:table-cell>
          <table:table-cell table:style-name="Default" table:number-columns-repeated="3"/>
          <table:table-cell table:number-columns-repeated="999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ster Kunst- und Kulturgeschichte, Methoden MA</text:p>
            <text:p>und Theorien 2</text:p>
          </table:table-cell>
          <table:table-cell table:style-name="Default" office:value-type="string" calcext:value-type="string">
            <text:p>Museum 360°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Götz, Lisa</text:p>
          </table:table-cell>
          <table:table-cell office:value-type="string" calcext:value-type="string">
            <text:p>Götz</text:p>
          </table:table-cell>
          <table:table-cell office:value-type="string" calcext:value-type="string">
            <text:p><text:s/>Lis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Online-Ressourcen,</text:p>
            <text:p>Visualisierung,Digitale</text:p>
            <text:p>Dokumentation,Dig.</text:p>
            <text:p>Methoden &amp; Theorien,</text:p>
            <text:p>Digitale Vermessung</text:p>
          </table:table-cell>
          <table:table-cell table:style-name="Default" table:number-columns-repeated="3"/>
          <table:table-cell table:number-columns-repeated="999"/>
        </table:table-row>
        <table:table-row table:style-name="ro59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BA Altertumswissenschaften</text:p>
          </table:table-cell>
          <table:table-cell table:style-name="Default" office:value-type="string" calcext:value-type="string">
            <text:p>Viele Daten aufgenommen - und</text:p>
            <text:p>jetzt? Einführung in Statistik für Altertumswissenschaftle</text:p>
            <text:p>Rin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th, Georg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<text:s/>Georg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Digitale Datenauswertung</text:p>
          </table:table-cell>
          <table:table-cell table:style-name="Default" table:number-columns-repeated="3"/>
          <table:table-cell table:number-columns-repeated="999"/>
        </table:table-row>
        <table:table-row table:style-name="ro59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BA Altertumswissenschaften</text:p>
          </table:table-cell>
          <table:table-cell table:style-name="Default" office:value-type="string" calcext:value-type="string">
            <text:p>Mehr als bunte Karten. Einführung zu Geographischen</text:p>
            <text:p>Informationssystemen</text:p>
            <text:p>(GIS) für AltertumswissenschaftlerIn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th, Georg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<text:s/>Georg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999"/>
        </table:table-row>
        <table:table-row table:style-name="ro76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Master of Arts Archäol.</text:p>
            <text:p>Nordostafrikas Hauptfach (</text:p>
            <text:p>Vertiefung: kein LA;</text:p>
            <text:p>POVersion: 2014 ) ;</text:p>
            <text:p>Bachelor of Arts Archäol.</text:p>
            <text:p>Nordostafrikas Kernfach (</text:p>
            <text:p>Vertiefung: kein LA;</text:p>
            <text:p>POVersion: 2014 ) ;</text:p>
            <text:p>Bachelor of Arts Archäol.</text:p>
            <text:p>Nordostafrikas Zweitfach (</text:p>
            <text:p>Vertiefung: kein LA;</text:p>
            <text:p>POVersion: 2014 );</text:p>
            <text:p>Bachelor of Science</text:p>
            <text:p>Archäol. Nordostafrikas</text:p>
            <text:p>Zweitfach ( Vertiefung: kein</text:p>
            <text:p>LA; POVersion: 2014 )</text:p>
          </table:table-cell>
          <table:table-cell table:style-name="Default" office:value-type="string" calcext:value-type="string">
            <text:p>GIS und Gräberfelder - <text:s/>eine praktische Einführ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öhl, Rebecca</text:p>
          </table:table-cell>
          <table:table-cell office:value-type="string" calcext:value-type="string">
            <text:p>Döhl</text:p>
          </table:table-cell>
          <table:table-cell office:value-type="string" calcext:value-type="string">
            <text:p><text:s/>Rebecc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999"/>
        </table:table-row>
        <table:table-row table:style-name="ro62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AKNOA: BA4, BA10</text:p>
          </table:table-cell>
          <table:table-cell table:style-name="Default" office:value-type="string" calcext:value-type="string">
            <text:p>Mein Haus, mein Grab, mein Tempel: Archäologische</text:p>
            <text:p>Fundkontext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mauer, Eva Maria</text:p>
          </table:table-cell>
          <table:table-cell office:value-type="string" calcext:value-type="string">
            <text:p>Hemauer</text:p>
          </table:table-cell>
          <table:table-cell office:value-type="string" calcext:value-type="string">
            <text:p><text:s/>Eva Mari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Online-Ressourcen,</text:p>
            <text:p>Visualisierung,Dig.</text:p>
            <text:p>Methoden &amp; Theorien,</text:p>
            <text:p>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AKNOA: BA7, BA10</text:p>
          </table:table-cell>
          <table:table-cell table:style-name="Default" office:value-type="string" calcext:value-type="string">
            <text:p>Mummies and more: Körper in Theorie und Prax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Alexandra Verbovsek</text:p>
          </table:table-cell>
          <table:table-cell office:value-type="string" calcext:value-type="string">
            <text:p>Verbovsek</text:p>
          </table:table-cell>
          <table:table-cell office:value-type="string" calcext:value-type="string">
            <text:p>Alexandr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Programmierung,</text:p>
            <text:p>Datenpräsentation,Dig.</text:p>
            <text:p>Methoden &amp; Theorien,</text:p>
            <text:p>Digital Humanities,</text:p>
            <text:p>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14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n</text:p>
          </table:table-cell>
          <table:table-cell table:style-name="Default" office:value-type="string" calcext:value-type="string">
            <text:p>Universität Bern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BA / MA</text:p>
          </table:table-cell>
          <table:table-cell table:style-name="Default" office:value-type="string" calcext:value-type="string">
            <text:p>Statistical methods for archaeological data analys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Hinz, Martin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<text:s/>Martin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R,Statistik</text:p>
          </table:table-cell>
          <table:table-cell table:style-name="Default" table:number-columns-repeated="3"/>
          <table:table-cell table:number-columns-repeated="999"/>
        </table:table-row>
        <table:table-row table:style-name="ro64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Default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Fachgebiet Klassische Archäologie </text:p>
          </table:table-cell>
          <table:table-cell table:style-name="Default" office:value-type="string" calcext:value-type="string">
            <text:p>Architektur</text:p>
          </table:table-cell>
          <table:table-cell table:style-name="Default" office:value-type="string" calcext:value-type="string">
            <text:p>Digitale Bauaufnahm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rüneberg, Clemens</text:p>
          </table:table-cell>
          <table:table-cell table:style-name="Default" office:value-type="string" calcext:value-type="string">
            <text:p>Brünenberg</text:p>
          </table:table-cell>
          <table:table-cell table:style-name="Default" office:value-type="string" calcext:value-type="string">
            <text:p>Clemens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Dig.</text:p>
            <text:p>Editieren,</text:p>
            <text:p>Photogrammetrie,</text:p>
            <text:p>Software und Tools,</text:p>
            <text:p>Metadaten,</text:p>
            <text:p>Visualisierung,</text:p>
            <text:p>Bildbearbeitung,3D Scan,</text:p>
            <text:p>Digitale Dokumentation,</text:p>
            <text:p>Fotografie,Digitale</text:p>
            <text:p>Vermessung,3D</text:p>
          </table:table-cell>
          <table:table-cell table:style-name="Default" table:number-columns-repeated="3"/>
          <table:table-cell table:number-columns-repeated="999"/>
        </table:table-row>
        <table:table-row table:style-name="ro29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Default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Fachgebiet Klassische Archäologie </text:p>
          </table:table-cell>
          <table:table-cell table:style-name="Default" office:value-type="string" calcext:value-type="string">
            <text:p>Architektur</text:p>
          </table:table-cell>
          <table:table-cell table:style-name="Default" office:value-type="string" calcext:value-type="string">
            <text:p>Historische Bau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Brüneberg, Clemens</text:p>
          </table:table-cell>
          <table:table-cell table:style-name="Default" office:value-type="string" calcext:value-type="string">
            <text:p>Brünenberg</text:p>
          </table:table-cell>
          <table:table-cell table:style-name="Default" office:value-type="string" calcext:value-type="string">
            <text:p>Clemens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Photogrammetrie,Metadaten,</text:p>
            <text:p>Visualisierung,</text:p>
            <text:p>Bildbearbeitung,3D Scan,</text:p>
            <text:p>Digitale Datenauswertung,</text:p>
            <text:p>Digitale Dokumentation,</text:p>
            <text:p>Dig. Methoden &amp; Theorien,Fotografie,</text:p>
            <text:p>Digitale Vermessung</text:p>
          </table:table-cell>
          <table:table-cell table:style-name="Default" table:number-columns-repeated="3"/>
          <table:table-cell table:number-columns-repeated="999"/>
        </table:table-row>
        <table:table-row table:style-name="ro31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Eichstätt</text:p>
          </table:table-cell>
          <table:table-cell table:style-name="Default" office:value-type="string" calcext:value-type="string">
            <text:p>Katholische Universität Eichstätt-Ingolstadt</text:p>
          </table:table-cell>
          <table:table-cell table:style-name="Default" office:value-type="string" calcext:value-type="string">
            <text:p>Professur für Klassische Archäologie</text:p>
          </table:table-cell>
          <table:table-cell table:style-name="Default" office:value-type="string" calcext:value-type="string">
            <text:p>Interdisziplinärer BA</text:p>
            <text:p>Kunstwissenschaften,</text:p>
            <text:p>Teilgebiet Klassische</text:p>
            <text:p>Archäologie, Module:</text:p>
            <text:p>Vertiefung, Konkretisierung,</text:p>
            <text:p>Praktikum</text:p>
          </table:table-cell>
          <table:table-cell table:style-name="Default" office:value-type="string" calcext:value-type="string">
            <text:p>Digitale Präsentation einer archäologischen Sammlung (Internetausstellung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Burkhardt, Nadin</text:p>
          </table:table-cell>
          <table:table-cell office:value-type="string" calcext:value-type="string">
            <text:p>Burkhardt</text:p>
          </table:table-cell>
          <table:table-cell office:value-type="string" calcext:value-type="string">
            <text:p><text:s/>Nadin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Software und Tools,</text:p>
            <text:p>Internet,Visualisierung,</text:p>
            <text:p>Datenpräsentation,</text:p>
            <text:p>Bildbearbeitung,Digitale</text:p>
            <text:p>Dokumentation,</text:p>
            <text:p>Fotografie,Digitalisierung</text:p>
          </table:table-cell>
          <table:table-cell table:style-name="Default" table:number-columns-repeated="3"/>
          <table:table-cell table:number-columns-repeated="999"/>
        </table:table-row>
        <table:table-row table:style-name="ro29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BA Archäologische Wissenschaften</text:p>
          </table:table-cell>
          <table:table-cell table:style-name="Default" office:value-type="string" calcext:value-type="string">
            <text:p>Structure from Motion (SfM) als Aufnahmetechnik in der</text:p>
            <text:p>Archäologie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äffler, Doris</text:p>
          </table:table-cell>
          <table:table-cell office:value-type="string" calcext:value-type="string">
            <text:p>Schäffler</text:p>
          </table:table-cell>
          <table:table-cell office:value-type="string" calcext:value-type="string">
            <text:p><text:s/>Doris</text:p>
          </table:table-cell>
          <table:table-cell table:number-columns-repeated="4"/>
          <table:table-cell table:style-name="ce104" table:number-columns-repeated="5"/>
          <table:table-cell table:style-name="Default" office:value-type="string" calcext:value-type="string">
            <text:p>3D-Modellierung,</text:p>
            <text:p>Photogrammetrie,3D</text:p>
            <text:p>Scan,Digitale</text:p>
            <text:p>Datenauswertung,</text:p>
            <text:p>Digitale Dokumentation,</text:p>
            <text:p>Fotografie,Digitale</text:p>
            <text:p>Vermessung,3D</text:p>
          </table:table-cell>
          <table:table-cell table:style-name="Default" table:number-columns-repeated="3"/>
          <table:table-cell table:number-columns-repeated="999"/>
        </table:table-row>
        <table:table-row table:style-name="ro59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BA Archäologische Wissenschaften</text:p>
          </table:table-cell>
          <table:table-cell table:style-name="ce104" office:value-type="string" calcext:value-type="string">
            <text:p>Erstellung einer digitalen archäologischen Karte zur „Neolithisierung“ Afrika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Magnavita, Sonja</text:p>
          </table:table-cell>
          <table:table-cell office:value-type="string" calcext:value-type="string">
            <text:p>Magnavita</text:p>
          </table:table-cell>
          <table:table-cell office:value-type="string" calcext:value-type="string">
            <text:p><text:s/>Sonj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Web-Kartierung,Digitale Datenauswert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BA Archäologische Wissenschaften, MA Vor- und Frühgeschichtliche Archäologie</text:p>
          </table:table-cell>
          <table:table-cell table:style-name="ce104" office:value-type="string" calcext:value-type="string">
            <text:p>Quantitative Arbeiten und Forschungsdaten in der Archäologie. Praktische Hilfe für Examenskandidat_inn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Gestrich, Nikolas</text:p>
          </table:table-cell>
          <table:table-cell office:value-type="string" calcext:value-type="string">
            <text:p>Gestrich</text:p>
          </table:table-cell>
          <table:table-cell office:value-type="string" calcext:value-type="string">
            <text:p><text:s/>Nikolas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Software und Tools,Statistik,Datenmanagement,Datenpräsentation,Digitale Datenauswert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77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table:style-name="ce104" office:value-type="string" calcext:value-type="string">
            <text:p>Abteilung für Voderasiatische <text:span text:style-name="T11">Archäologie und</text:span></text:p>
            <text:p><text:span text:style-name="T11">Altorientalische Philologie, Institut für Archäologische Wissenschaften</text:span></text:p>
          </table:table-cell>
          <table:table-cell table:style-name="ce167" office:value-type="string" calcext:value-type="string">
            <text:p>B.A. /M.A. Vorderasiatische Altertumskunde</text:p>
          </table:table-cell>
          <table:table-cell table:style-name="ce104" office:value-type="string" calcext:value-type="string">
            <text:p>Digitale Ressourcen in der Altorientalistik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rof. Dr. Pruszinszky, Regome</text:p>
          </table:table-cell>
          <table:table-cell office:value-type="string" calcext:value-type="string">
            <text:p>Pruszinszky</text:p>
          </table:table-cell>
          <table:table-cell office:value-type="string" calcext:value-type="string">
            <text:p><text:s/>Regome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Digitale Ressourcen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2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style-name="ce104" office:value-type="string" calcext:value-type="string">
            <text:p>Archäologie und Kulturgeschichte des antiken Mittelmeerraumes</text:p>
          </table:table-cell>
          <table:table-cell table:style-name="ce104" office:value-type="string" calcext:value-type="string">
            <text:p>BA Klassische Archäologie</text:p>
          </table:table-cell>
          <table:table-cell table:style-name="ce104" office:value-type="string" calcext:value-type="string">
            <text:p>3D-Digitalisierung in der Archäologi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chwenn, Fabian</text:p>
          </table:table-cell>
          <table:table-cell office:value-type="string" calcext:value-type="string">
            <text:p>Schwenn</text:p>
          </table:table-cell>
          <table:table-cell office:value-type="string" calcext:value-type="string">
            <text:p><text:s/>Fabian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3D-Modellierung,</text:p>
            <text:p>Photogrammetrie,</text:p>
            <text:p>Software und Tools,</text:p>
            <text:p>Laserscanning,</text:p>
            <text:p>Visualisierung,</text:p>
            <text:p>Bildbearbeitung,3D Scan,</text:p>
            <text:p>Digitale Datenauswertung,3D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2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style-name="ce104" office:value-type="string" calcext:value-type="string">
            <text:p>Archäologie und Kulturgeschichte des antiken Mittelmeerraumes</text:p>
          </table:table-cell>
          <table:table-cell table:style-name="ce104" office:value-type="string" calcext:value-type="string">
            <text:p>BA Klassische Archäologie, MA Archäologie und Kulturgeschichte des antiken Mittelmeerraumes</text:p>
          </table:table-cell>
          <table:table-cell table:style-name="ce104" office:value-type="string" calcext:value-type="string">
            <text:p>Methoden der Feldarbeit und Grabungsdokumentation am Beispiel der Forschungsgrabung von Milet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teinmann, Lisa</text:p>
          </table:table-cell>
          <table:table-cell office:value-type="string" calcext:value-type="string">
            <text:p>Steinmann</text:p>
          </table:table-cell>
          <table:table-cell office:value-type="string" calcext:value-type="string">
            <text:p><text:s/>Lis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Datenkuratierung,</text:p>
            <text:p>Software und Tools,</text:p>
            <text:p><text:span text:style-name="T2">Ausgrabungsdokumentation</text:span>,Datenbanken,</text:p>
            <text:p>Datenmanagement,</text:p>
            <text:p>Datenpräsentation,</text:p>
            <text:p>Digitale Datenauswert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72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style-name="ce104" office:value-type="string" calcext:value-type="string">
            <text:p>Archäologie und Kulturgeschichte des antiken Mittelmeerraumes</text:p>
          </table:table-cell>
          <table:table-cell table:style-name="ce104" office:value-type="string" calcext:value-type="string">
            <text:p>BA Klassische Archäologie (Ü, WB1-FV), MA Archäologie und Kulturgeschichte des antiken Mittelmeerraumes (MMA-A3, MMA-WB-FV)</text:p>
          </table:table-cell>
          <table:table-cell table:style-name="ce104" office:value-type="string" calcext:value-type="string">
            <text:p>Fieldschool Xanten – Geophysikalische Prospektion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eifert, Martina, Babucic, Nikola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<text:s/>Martina</text:p>
          </table:table-cell>
          <table:table-cell office:value-type="string" calcext:value-type="string">
            <text:p><text:s/>Babucic</text:p>
          </table:table-cell>
          <table:table-cell office:value-type="string" calcext:value-type="string">
            <text:p><text:s/>Nikola</text:p>
          </table:table-cell>
          <table:table-cell table:number-columns-repeated="2"/>
          <table:table-cell table:style-name="ce104" table:number-columns-repeated="5"/>
          <table:table-cell table:style-name="ce104" office:value-type="string" calcext:value-type="string">
            <text:p>Geophysik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5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Heidelberg Center for Cultural Heritage</text:p>
          </table:table-cell>
          <table:table-cell table:style-name="ce104" office:value-type="string" calcext:value-type="string">
            <text:p>Master, Praxismodul</text:p>
          </table:table-cell>
          <table:table-cell table:style-name="ce104" office:value-type="string" calcext:value-type="string">
            <text:p>3D-Visualisierung von (Wohn)Gebäuden in Uruk-Warka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style-name="Default" table:number-columns-repeated="2"/>
          <table:table-cell table:number-columns-repeated="2"/>
          <table:table-cell table:style-name="ce104" table:number-columns-repeated="5"/>
          <table:table-cell table:style-name="ce104" office:value-type="string" calcext:value-type="string">
            <text:p>3D-Modellier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5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Klassische Archäologie</text:p>
          </table:table-cell>
          <table:table-cell table:style-name="ce104" office:value-type="string" calcext:value-type="string">
            <text:p>Archäologie digital am Beispiel von Zeichnung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style-name="Default" table:number-columns-repeated="2"/>
          <table:table-cell table:number-columns-repeated="2"/>
          <table:table-cell table:style-name="ce104" table:number-columns-repeated="5"/>
          <table:table-cell table:style-name="ce104" office:value-type="string" calcext:value-type="string">
            <text:p>Software und Tools,Zeichnen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5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Klassische Archäologie</text:p>
          </table:table-cell>
          <table:table-cell table:style-name="ce104" office:value-type="string" calcext:value-type="string">
            <text:p>3D Computerrekonstruk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style-name="Default" table:number-columns-repeated="2"/>
          <table:table-cell table:number-columns-repeated="2"/>
          <table:table-cell table:style-name="ce104" table:number-columns-repeated="5"/>
          <table:table-cell table:style-name="ce104" office:value-type="string" calcext:value-type="string">
            <text:p>3D-Modellierung,Software und Tools,3D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2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Zentrum für Altertumswissenschaften Ur- und Frühgeschichte und Vorderasiatische Archäologie</text:p>
          </table:table-cell>
          <table:table-cell table:style-name="ce104" office:value-type="string" calcext:value-type="string">
            <text:p><text:s/>BA-UFG 50%: Module A3 <text:s/>und A4 sowie B3 und B4 und BA-UFG 25%: C2, C3 MA- UFG: A4 MA GeoArch: C2</text:p>
          </table:table-cell>
          <table:table-cell table:style-name="ce104" office:value-type="string" calcext:value-type="string">
            <text:p>Statistik und Datenorganisation mit R (3/3): Statistische und archäologische Konzepte und ihre Umsetzung in „R“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Shinoto, Maria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<text:s/>Mari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R,Statistik,Datenmanagement,Digital Humanities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2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Teil der Module Bg1, Bv1, Cg1, Cv1, Kv1</text:p>
          </table:table-cell>
          <table:table-cell table:style-name="ce104" office:value-type="string" calcext:value-type="string">
            <text:p>Landschaftsarchäologische Modellierung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Nakoinz, Oliver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<text:s/>Oliver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R,Software und Tools,</text:p>
            <text:p>Spatial Analysis,</text:p>
            <text:p>Programmierung,</text:p>
            <text:p>Visualisierung,</text:p>
            <text:p>Datenpräsentation,Dig.</text:p>
            <text:p>Methoden &amp; Theorien,</text:p>
            <text:p>EDV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72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</text:p>
            <text:p>Historische Archäologie, Teil </text:p>
            <text:p>der Module Bg3, Bv3, Cg2,</text:p>
            <text:p>Cv2, Dg2, Dv2, Eg1, Ev1</text:p>
          </table:table-cell>
          <table:table-cell table:style-name="ce104" office:value-type="string" calcext:value-type="string">
            <text:p>GIS Einführung: Daten organisieren,</text:p>
            <text:p>analysieren und visualisier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Software und Tools,</text:p>
            <text:p>Spatial Analysis,Statistik,</text:p>
            <text:p>Visualisierung,GIS,</text:p>
            <text:p>Datenbanken,</text:p>
            <text:p>Datenmanagement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3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</text:p>
            <text:p>Historische Archäologie, Teil der Module Dg1, Dv1, Dg2,</text:p>
            <text:p>Dv2</text:p>
          </table:table-cell>
          <table:table-cell table:style-name="ce104" office:value-type="string" calcext:value-type="string">
            <text:p>Digitale Medien und Koopera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Dig. Editieren,R,Software und Tools,Online-Ressourcen,Internet,Datenbanken,EDV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r Module Eg3, Ev3</text:p>
          </table:table-cell>
          <table:table-cell table:style-name="ce104" office:value-type="string" calcext:value-type="string">
            <text:p>Geländepraktikum: Prospektion Warburg-</text:p>
            <text:p>Menne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Visualisierung,Geophysik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r Module Eg3, Ev3, Kg2, Kv2</text:p>
          </table:table-cell>
          <table:table-cell table:style-name="ce104" office:value-type="string" calcext:value-type="string">
            <text:p>Geomagnetische Prospektionen in Mecklenburg-Vorpommern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Dr. phil. Jutta Kneisel</text:p>
          </table:table-cell>
          <table:table-cell office:value-type="string" calcext:value-type="string">
            <text:p>Kneisel</text:p>
          </table:table-cell>
          <table:table-cell office:value-type="string" calcext:value-type="string">
            <text:p>Jutt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Visualisierung,Geophysik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r Module Eg3, Ev3, Kg2, Kv2</text:p>
          </table:table-cell>
          <table:table-cell table:style-name="ce104" office:value-type="string" calcext:value-type="string">
            <text:p>Geomagnetische Prospektionen in Polen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Dr. phil. Jutta Kneisel</text:p>
          </table:table-cell>
          <table:table-cell office:value-type="string" calcext:value-type="string">
            <text:p>Kneisel</text:p>
          </table:table-cell>
          <table:table-cell office:value-type="string" calcext:value-type="string">
            <text:p>Jutt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Visualisierung,Geophysik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73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s Moduls Kv2</text:p>
          </table:table-cell>
          <table:table-cell table:style-name="ce104" office:value-type="string" calcext:value-type="string">
            <text:p>Praktische Übung Landschaftsarchäologisches</text:p>
            <text:p>Modellierungspraktikum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Sonstige</text:p>
          </table:table-cell>
          <table:table-cell table:style-name="ce104" office:value-type="string" calcext:value-type="string">
            <text:p>Nakoinz, Oliver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<text:s/>Oliver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R,Software und Tools,</text:p>
            <text:p>Spatial Analysis,Statistik,</text:p>
            <text:p>Programmierung,</text:p>
            <text:p>Visualisierung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</text:p>
            <text:p>oder EM </text:p>
          </table:table-cell>
          <table:table-cell table:style-name="ce104" office:value-type="string" calcext:value-type="string">
            <text:p>Theorien und aktuelle</text:p>
            <text:p>Forschungen in der</text:p>
            <text:p>Archäoinformatik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Software und Tools,</text:p>
            <text:p>Online-Ressourcen,Dig.</text:p>
            <text:p>Methoden &amp; Theorien,</text:p>
            <text:p>Digital Humanities,</text:p>
            <text:p>Digitale Ressourcen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72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ce104" office:value-type="string" calcext:value-type="string">
            <text:p>Spatial analysis of landscapes and urban environments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72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ce104" office:value-type="string" calcext:value-type="string">
            <text:p>Spatial analysis of landscapes and urban environments, Übung zur LV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style-name="Default" table:number-columns-repeated="3"/>
          <table:table-cell table:number-columns-repeated="999"/>
        </table:table-row>
        <table:table-row table:style-name="ro73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Default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Hageneuer, Sebastian</text:p>
          </table:table-cell>
          <table:table-cell office:value-type="string" calcext:value-type="string">
            <text:p>Hageneuer</text:p>
          </table:table-cell>
          <table:table-cell office:value-type="string" calcext:value-type="string">
            <text:p><text:s/>Sebastian</text:p>
          </table:table-cell>
          <table:table-cell table:number-columns-repeated="4"/>
          <table:table-cell table:style-name="ce104" table:number-columns-repeated="5"/>
          <table:table-cell table:style-name="Default" office:value-type="string" calcext:value-type="string">
            <text:p>3D-Modellierung,</text:p>
            <text:p>Software und Tools,</text:p>
            <text:p>Online-Ressourcen,</text:p>
            <text:p>Visualisierung,</text:p>
            <text:p>Datenmanagement,</text:p>
            <text:p>Datenpräsentation,Dig.</text:p>
            <text:p>Methoden &amp; Theorien,</text:p>
            <text:p>Digitale Ressourcen,3D</text:p>
          </table:table-cell>
          <table:table-cell table:style-name="Default" table:number-columns-repeated="3"/>
          <table:table-cell table:number-columns-repeated="999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Default" office:value-type="string" calcext:value-type="string">
            <text:p>Kernkompetenzen Archäoinformatik 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ce104"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Spatial</text:p>
            <text:p>Analysis,Visualisierung,</text:p>
            <text:p>Zeichnen,GIS,CAD,</text:p>
            <text:p>Digitale Dokumentation,</text:p>
            <text:p>3D</text:p>
          </table:table-cell>
          <table:table-cell table:style-name="Default" table:number-columns-repeated="3"/>
          <table:table-cell table:number-columns-repeated="999"/>
        </table:table-row>
        <table:table-row table:style-name="ro72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Digitale Methodik in den Geistes- und Kulturwissenschaften, Altorientalische Philologie</text:p>
          </table:table-cell>
          <table:table-cell table:style-name="Default" office:value-type="string" calcext:value-type="string">
            <text:p>Exploration von digitalen Werkzeugen in der Altertums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a, Hubert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<text:s/>Hubert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</text:p>
            <text:p>Datenkuratierung,</text:p>
            <text:p>Software und Tools,</text:p>
            <text:p>Metadaten,</text:p>
            <text:p>Datenmanagement,</text:p>
            <text:p>Datenpräsentation,3D</text:p>
            <text:p>Scan,Digitale Datenauswertung,Dig.</text:p>
            <text:p>Methoden &amp; Theorien,</text:p>
            <text:p>Digital Humanities</text:p>
          </table:table-cell>
          <table:table-cell table:style-name="Default" table:number-columns-repeated="3"/>
          <table:table-cell table:number-columns-repeated="999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Ägyptologie/Altorientalistik <text:s/>(Bachelor/Master)</text:p>
          </table:table-cell>
          <table:table-cell table:style-name="Default" office:value-type="string" calcext:value-type="string">
            <text:p>Geschichte und Objekte ägyptologischer Sammlungen weltweit: Vorberietung einer virtuellen Exkursion</text:p>
          </table:table-cell>
          <table:table-cell table:style-name="Default" office:value-type="string" calcext:value-type="string">
            <text:p>Exkursion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rhards, Simone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<text:s/>Simone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Software und Tools,</text:p>
            <text:p>Online-Ressourcen,</text:p>
            <text:p>Metadaten,Datenbanken,</text:p>
            <text:p>Digitale Datenauswertung,</text:p>
            <text:p>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2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Ägyptologie/Altorientalistik, Schwerpunkt Ägyptologie</text:p>
          </table:table-cell>
          <table:table-cell table:style-name="Default" office:value-type="string" calcext:value-type="string">
            <text:p>Epigraphik, Paläographie, Textedition und Analyse: Philologische Methoden in der Ägypt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Verhoeven-van</text:p>
            <text:p>Elsbergen, Univ.-</text:p>
            <text:p>Prof. Dr. Ursula</text:p>
          </table:table-cell>
          <table:table-cell office:value-type="string" calcext:value-type="string">
            <text:p>Verhoeven-van Elsbergen</text:p>
          </table:table-cell>
          <table:table-cell office:value-type="string" calcext:value-type="string">
            <text:p>Ursula</text:p>
          </table:table-cell>
          <table:table-cell table:number-columns-repeated="4"/>
          <table:table-cell table:style-name="Default" table:number-columns-repeated="5"/>
          <table:table-cell table:style-name="ce104" office:value-type="string" calcext:value-type="string">
            <text:p>Dig. Editieren,Software und Tools,Textanalyse,</text:p>
            <text:p>Online-Ressourcen,Datenbanken,Dig. Methoden &amp; Theorien,</text:p>
            <text:p>Digitalisierung,Digital Humanities,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3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8 Digitale Archäologie und</text:p>
            <text:p> Methoden 14 und 15</text:p>
            <text:p> Fachspezifische Sprachen</text:p>
            <text:p>und</text:p>
            <text:p>Schlüsselqualifikationen 1</text:p>
            <text:p>und 2</text:p>
          </table:table-cell>
          <table:table-cell table:style-name="Default" office:value-type="string" calcext:value-type="string">
            <text:p>Einführung in die Bauaufnahm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nning Burwitz</text:p>
          </table:table-cell>
          <table:table-cell office:value-type="string" calcext:value-type="string">
            <text:p>Burwitz</text:p>
          </table:table-cell>
          <table:table-cell office:value-type="string" calcext:value-type="string">
            <text:p>Henning</text:p>
          </table:table-cell>
          <table:table-cell table:number-columns-repeated="4"/>
          <table:table-cell table:style-name="Default" table:number-columns-repeated="9"/>
          <table:table-cell table:number-columns-repeated="999"/>
        </table:table-row>
        <table:table-row table:style-name="ro62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Institut für Vor- und Frühgeschichtliche</text:p>
            <text:p>Archäologie und Provinzialrömische</text:p>
            <text:p>Archäologie</text:p>
          </table:table-cell>
          <table:table-cell table:style-name="Default" office:value-type="string" calcext:value-type="string">
            <text:p>Bachelor, Master und Promotion</text:p>
          </table:table-cell>
          <table:table-cell table:style-name="Default" office:value-type="string" calcext:value-type="string">
            <text:p>Karten, Grafiken und Data Visualization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Massy, Ken</text:p>
          </table:table-cell>
          <table:table-cell office:value-type="string" calcext:value-type="string">
            <text:p>Massy</text:p>
          </table:table-cell>
          <table:table-cell office:value-type="string" calcext:value-type="string">
            <text:p><text:s/>Ken</text:p>
          </table:table-cell>
          <table:table-cell table:number-columns-repeated="4"/>
          <table:table-cell table:style-name="ce112" table:number-columns-repeated="5"/>
          <table:table-cell table:style-name="Default" office:value-type="string" calcext:value-type="string">
            <text:p>Software und Tools,</text:p>
            <text:p>Visualisierung,</text:p>
            <text:p>Bildbearbeitung,Digitale Datenauswertung,EDV,</text:p>
            <text:p>Digitalisierung</text:p>
          </table:table-cell>
          <table:table-cell table:style-name="Default" table:number-columns-repeated="3"/>
          <table:table-cell table:number-columns-repeated="999"/>
        </table:table-row>
        <table:table-row table:style-name="ro3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Institut für Altorientalistik und Vorderasiatische</text:p>
            <text:p>Archäologie</text:p>
          </table:table-cell>
          <table:table-cell table:style-name="Default" office:value-type="string" calcext:value-type="string">
            <text:p>M21 Ergänzende Studien</text:p>
          </table:table-cell>
          <table:table-cell table:style-name="Default" office:value-type="string" calcext:value-type="string">
            <text:p>Auswertung einer <text:s/>Ausgrabungsdokumenta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Prof. Dr. Florian Janoscha Kreppner</text:p>
          </table:table-cell>
          <table:table-cell office:value-type="string" calcext:value-type="string">
            <text:p>Kreppner</text:p>
          </table:table-cell>
          <table:table-cell office:value-type="string" calcext:value-type="string">
            <text:p>Florian Janosch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GIS,Datenmanagement,Ausgrabungsdokumentation,Digitale Datenauswertung,Digitale Dokumentation</text:p>
          </table:table-cell>
          <table:table-cell table:style-name="Default" table:number-columns-repeated="3"/>
          <table:table-cell table:number-columns-repeated="999"/>
        </table:table-row>
        <table:table-row table:style-name="ro3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nd</text:p>
            <text:p>Frühgeschichtliche Archäologie</text:p>
          </table:table-cell>
          <table:table-cell table:style-name="Default" office:value-type="string" calcext:value-type="string">
            <text:p>MA Modul 2</text:p>
          </table:table-cell>
          <table:table-cell table:style-name="Default" office:value-type="string" calcext:value-type="string">
            <text:p>Theorie und Anwendung statistischer Methoden zur Gräberfeld- und Siedlungs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iegmund, Frank</text:p>
          </table:table-cell>
          <table:table-cell office:value-type="string" calcext:value-type="string">
            <text:p>Siegmund</text:p>
          </table:table-cell>
          <table:table-cell office:value-type="string" calcext:value-type="string">
            <text:p><text:s/>Frank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Statistik,Datenbanken,Digitale Datenauswertung</text:p>
          </table:table-cell>
          <table:table-cell table:style-name="Default" table:number-columns-repeated="3"/>
          <table:table-cell table:number-columns-repeated="999"/>
        </table:table-row>
        <table:table-row table:style-name="ro3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Institut für Klassische und Christliche Archäologie / Archäologisches Museum</text:p>
          </table:table-cell>
          <table:table-cell table:style-name="Default" office:value-type="string" calcext:value-type="string">
            <text:p>BA Klassische und Christliche Archäologie; MAKlassische und Christliche</text:p>
            <text:p>Archäologie, MA AKOEM</text:p>
          </table:table-cell>
          <table:table-cell table:style-name="Default" office:value-type="string" calcext:value-type="string">
            <text:p>3D-Projekte im Archäologischen Museum der WWU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H.-H.</text:p>
            <text:p>Nieswandt</text:p>
          </table:table-cell>
          <table:table-cell office:value-type="string" calcext:value-type="string">
            <text:p>Nieswandt</text:p>
          </table:table-cell>
          <table:table-cell office:value-type="string" calcext:value-type="string">
            <text:p>H.-H.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3D Scan</text:p>
          </table:table-cell>
          <table:table-cell table:style-name="Default" table:number-columns-repeated="3"/>
          <table:table-cell table:number-columns-repeated="999"/>
        </table:table-row>
        <table:table-row table:style-name="ro73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Potsdam</text:p>
          </table:table-cell>
          <table:table-cell table:style-name="Default" office:value-type="string" calcext:value-type="string">
            <text:p>Universität Potsdam</text:p>
          </table:table-cell>
          <table:table-cell table:style-name="Default" office:value-type="string" calcext:value-type="string">
            <text:p>Historisches Institut</text:p>
          </table:table-cell>
          <table:table-cell table:style-name="Default" office:value-type="string" calcext:value-type="string">
            <text:p>BA Latinistik, BA Lehramt Latein, BA Gräzistik</text:p>
          </table:table-cell>
          <table:table-cell table:style-name="Default" office:value-type="string" calcext:value-type="string">
            <text:p>Instrumenta digitalia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Tischer, Ute</text:p>
          </table:table-cell>
          <table:table-cell office:value-type="string" calcext:value-type="string">
            <text:p>Tischer</text:p>
          </table:table-cell>
          <table:table-cell office:value-type="string" calcext:value-type="string">
            <text:p><text:s/>Ute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Software und Tools,</text:p>
            <text:p>Textanalyse,Online-</text:p>
            <text:p>Ressourcen,Internet,</text:p>
            <text:p>Datenbanken,Dig.</text:p>
            <text:p>Methoden &amp; Theorien,</text:p>
            <text:p>Digitalisierung,Digital</text:p>
            <text:p>Humanities,Digitale</text:p>
            <text:p>Ressourcen</text:p>
          </table:table-cell>
          <table:table-cell table:style-name="Default" table:number-columns-repeated="3"/>
          <table:table-cell table:number-columns-repeated="999"/>
        </table:table-row>
        <table:table-row table:style-name="ro59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BA Griechisch</text:p>
          </table:table-cell>
          <table:table-cell table:style-name="Default" office:value-type="string" calcext:value-type="string">
            <text:p>Digital Editions of Greek Literary and Paraliterary Papyr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Essler, Holger</text:p>
          </table:table-cell>
          <table:table-cell office:value-type="string" calcext:value-type="string">
            <text:p>Essler</text:p>
          </table:table-cell>
          <table:table-cell office:value-type="string" calcext:value-type="string">
            <text:p><text:s/>Holger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Online-Ressourcen,</text:p>
            <text:p>Auszeichnungssprachen,</text:p>
            <text:p>Digital Humanities</text:p>
          </table:table-cell>
          <table:table-cell table:style-name="Default" table:number-columns-repeated="3"/>
          <table:table-cell table:number-columns-repeated="999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Blender</text:p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</text:p>
          </table:table-cell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Digitale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Einführung in die digitale Bild- und Objektwissenschaf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Römische Kaiserporträts. Digitaler Maßvergleich an 3D</text:p>
            <text:p>Modell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Sehen lernen. Mensch und Künstliche Intelligenz im Vergleich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</text:p>
          </table:table-cell>
          <table:table-cell table:style-name="Default" office:value-type="string" calcext:value-type="string">
            <text:p>Spatial Humaniti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Digitale Methoden und ihre Anwendung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Grundlagen der Vermessungstechnik und Structure from Motion (SfM)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Quantitative Methoden in 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59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Klasssiche</text:p>
            <text:p>Archäologie, Winckelmann-</text:p>
            <text:p>Institut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Archäometrie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61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Default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Archäologie</text:p>
          </table:table-cell>
          <table:table-cell table:style-name="Default" office:value-type="string" calcext:value-type="string">
            <text:p>Praxismodul</text:p>
          </table:table-cell>
          <table:table-cell table:style-name="Default" office:value-type="string" calcext:value-type="string">
            <text:p>Digitale Verarbeitung</text:p>
            <text:p>archäologischer Geoda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Default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Archäologie</text:p>
          </table:table-cell>
          <table:table-cell table:style-name="Default" office:value-type="string" calcext:value-type="string">
            <text:p>Praxismodul</text:p>
          </table:table-cell>
          <table:table-cell table:style-name="Default" office:value-type="string" calcext:value-type="string">
            <text:p>Sands of Time – Mediale Darstellungsstrategien der Grabungswissenschaften (Vorbereitung einer Sonderausstellung)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number-columns-repeated="2" table:style-name="Default" office:value-type="string" calcext:value-type="string">
            <text:p>Vor- und Frühgeschichtliche Archäologie</text:p>
          </table:table-cell>
          <table:table-cell table:style-name="Default" office:value-type="string" calcext:value-type="string">
            <text:p>3D-Scanni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number-columns-repeated="2" table:style-name="Default" office:value-type="string" calcext:value-type="string">
            <text:p>Vor- und Frühgeschichtliche Archäologie</text:p>
          </table:table-cell>
          <table:table-cell table:style-name="Default" office:value-type="string" calcext:value-type="string">
            <text:p>Jungneolithische Erdwerke in Mainfranken – Gewinnung, Prozessierung und Analyse von Forschungsda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6"/>
          <table:table-cell table:number-columns-repeated="6"/>
          <table:table-cell table:style-name="Default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9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Archäologische Wissenschaften</text:p>
          </table:table-cell>
          <table:table-cell office:value-type="string" calcext:value-type="string">
            <text:p>ABC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Archäologische Wissenschaften</text:p>
          </table:table-cell>
          <table:table-cell office:value-type="string" calcext:value-type="string">
            <text:p>Antike Landschaften mit GIS betrachten und analys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Default" table:number-columns-repeated="6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edit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gestal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Saarbrücken</text:p>
          </table:table-cell>
          <table:table-cell office:value-type="string" calcext:value-type="string">
            <text:p>Universität des Saarlandes</text:p>
          </table:table-cell>
          <table:table-cell office:value-type="string" calcext:value-type="string">
            <text:p>Archäologie</text:p>
          </table:table-cell>
          <table:table-cell office:value-type="string" calcext:value-type="string">
            <text:p>Archäologie, Altertumswissenschaften</text:p>
          </table:table-cell>
          <table:table-cell office:value-type="string" calcext:value-type="string">
            <text:p>Digitalisierung der Lehrsammlung der Klass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CAD und GIS – eine Einführung in Zeichnen und Layou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Digitales Zeich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3D modelling and reconstruction</text:p>
            <text:p>in Archaeology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“That belongs in a museum!” Creating Archaeogames from idea to releas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Relational and Spatial databa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/>
          <table:table-cell table:style-name="Default" table:number-columns-repeated="5"/>
          <table:table-cell/>
          <table:table-cell table:style-name="ce104" table:number-columns-repeated="5"/>
          <table:table-cell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. Übung zur V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04"/>
          <table:table-cell table:style-name="Default" table:number-columns-repeated="5"/>
          <table:table-cell/>
          <table:table-cell table:style-name="ce104" table:number-columns-repeated="5"/>
          <table:table-cell table:style-name="ce204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, Doktoranden</text:p>
          </table:table-cell>
          <table:table-cell table:style-name="ce104"/>
          <table:table-cell table:style-name="Default" table:number-columns-repeated="5"/>
          <table:table-cell table:number-columns-repeated="6"/>
          <table:table-cell table:style-name="ce104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Theorien und aktuelle Forschungen in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und Christliche Archäologie</text:p>
          </table:table-cell>
          <table:table-cell office:value-type="string" calcext:value-type="string">
            <text:p>BA "Klass. u. Christl. Arch.",</text:p>
            <text:p>MA "Klass. u. Christl. Arch.";</text:p>
            <text:p>MA "AKOEM"</text:p>
          </table:table-cell>
          <table:table-cell office:value-type="string" calcext:value-type="string">
            <text:p>Münzprägung im Hellenismu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78" table:number-rows-repeated="80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78">
          <table:table-cell table:number-columns-repeated="10"/>
          <table:table-cell table:style-name="Default" table:number-columns-repeated="11"/>
          <table:table-cell table:number-columns-repeated="1003"/>
        </table:table-row>
        <table:table-row table:style-name="ro79" table:number-rows-repeated="1047770">
          <table:table-cell table:number-columns-repeated="1024"/>
        </table:table-row>
        <table:table-row table:style-name="ro79">
          <table:table-cell table:number-columns-repeated="1024"/>
        </table:table-row>
        <table:named-expressions>
          <table:named-range table:name="autofields_table" table:base-cell-address="$Tabelle1.$A$1" table:cell-range-address="$Tabelle1.$A$1:.$Z$51"/>
          <table:named-expression table:name="content" table:base-cell-address="$Tabelle1.$A$1" table:expression="tabelle1!#REF!"/>
        </table:named-expressions>
      </table:table>
      <table:table table:name="Pivot Table_Tabelle1_1" table:style-name="ta2">
        <table:table-column table:style-name="co17" table:default-cell-style-name="ce106"/>
        <table:table-column table:style-name="co18" table:default-cell-style-name="ce115"/>
        <table:table-column table:style-name="co18" table:number-columns-repeated="26" table:default-cell-style-name="Pivot_20_Table_20_Value"/>
        <table:table-column table:style-name="co18" table:default-cell-style-name="ce147"/>
        <table:table-column table:style-name="co18" table:default-cell-style-name="ce157"/>
        <table:table-row table:style-name="ro78">
          <table:table-cell table:style-name="ce102" office:value-type="string" calcext:value-type="string">
            <text:p>Count - Stadt</text:p>
          </table:table-cell>
          <table:table-cell table:style-name="ce111" office:value-type="string" calcext:value-type="string">
            <text:p>Stadt</text:p>
          </table:table-cell>
          <table:table-cell table:style-name="ce134" table:number-columns-repeated="27"/>
          <table:table-cell table:style-name="ce154"/>
        </table:table-row>
        <table:table-row table:style-name="ro78">
          <table:table-cell table:style-name="ce103" office:value-type="string" calcext:value-type="string">
            <text:p>Semester</text:p>
          </table:table-cell>
          <table:table-cell table:style-name="ce113" office:value-type="string" calcext:value-type="string">
            <text:p>Augsburg</text:p>
          </table:table-cell>
          <table:table-cell table:style-name="ce135" office:value-type="string" calcext:value-type="string">
            <text:p>Bamberg</text:p>
          </table:table-cell>
          <table:table-cell table:style-name="ce135" office:value-type="string" calcext:value-type="string">
            <text:p>Berlin</text:p>
          </table:table-cell>
          <table:table-cell table:style-name="ce135" office:value-type="string" calcext:value-type="string">
            <text:p>Bochum</text:p>
          </table:table-cell>
          <table:table-cell table:style-name="ce135" office:value-type="string" calcext:value-type="string">
            <text:p>Bonn</text:p>
          </table:table-cell>
          <table:table-cell table:style-name="ce135" office:value-type="string" calcext:value-type="string">
            <text:p>Düsseldorf</text:p>
          </table:table-cell>
          <table:table-cell table:style-name="ce135" office:value-type="string" calcext:value-type="string">
            <text:p>Erlangen</text:p>
          </table:table-cell>
          <table:table-cell table:style-name="ce135" office:value-type="string" calcext:value-type="string">
            <text:p>Frankfurt a.M.</text:p>
          </table:table-cell>
          <table:table-cell table:style-name="ce135" office:value-type="string" calcext:value-type="string">
            <text:p>Freiburg</text:p>
          </table:table-cell>
          <table:table-cell table:style-name="ce135" office:value-type="string" calcext:value-type="string">
            <text:p>Giessen</text:p>
          </table:table-cell>
          <table:table-cell table:style-name="ce135" office:value-type="string" calcext:value-type="string">
            <text:p>Göttingen</text:p>
          </table:table-cell>
          <table:table-cell table:style-name="ce135" office:value-type="string" calcext:value-type="string">
            <text:p>Halle</text:p>
          </table:table-cell>
          <table:table-cell table:style-name="ce135" office:value-type="string" calcext:value-type="string">
            <text:p>Hamburg</text:p>
          </table:table-cell>
          <table:table-cell table:style-name="ce135" office:value-type="string" calcext:value-type="string">
            <text:p>Heidelberg</text:p>
          </table:table-cell>
          <table:table-cell table:style-name="ce135" office:value-type="string" calcext:value-type="string">
            <text:p>Jena</text:p>
          </table:table-cell>
          <table:table-cell table:style-name="ce135" office:value-type="string" calcext:value-type="string">
            <text:p>Kiel</text:p>
          </table:table-cell>
          <table:table-cell table:style-name="ce135" office:value-type="string" calcext:value-type="string">
            <text:p>Köln</text:p>
          </table:table-cell>
          <table:table-cell table:style-name="ce135" office:value-type="string" calcext:value-type="string">
            <text:p>Leipzig</text:p>
          </table:table-cell>
          <table:table-cell table:style-name="ce135" office:value-type="string" calcext:value-type="string">
            <text:p>Mainz</text:p>
          </table:table-cell>
          <table:table-cell table:style-name="ce135" office:value-type="string" calcext:value-type="string">
            <text:p>Marburg</text:p>
          </table:table-cell>
          <table:table-cell table:style-name="ce135" office:value-type="string" calcext:value-type="string">
            <text:p>München</text:p>
          </table:table-cell>
          <table:table-cell table:style-name="ce135" office:value-type="string" calcext:value-type="string">
            <text:p>Münster</text:p>
          </table:table-cell>
          <table:table-cell table:style-name="ce135" office:value-type="string" calcext:value-type="string">
            <text:p>Regensburg</text:p>
          </table:table-cell>
          <table:table-cell table:style-name="ce135" office:value-type="string" calcext:value-type="string">
            <text:p>Stuttgart</text:p>
          </table:table-cell>
          <table:table-cell table:style-name="ce135" office:value-type="string" calcext:value-type="string">
            <text:p>Trier</text:p>
          </table:table-cell>
          <table:table-cell table:style-name="ce135" office:value-type="string" calcext:value-type="string">
            <text:p>Tübingen</text:p>
          </table:table-cell>
          <table:table-cell table:style-name="ce135" office:value-type="string" calcext:value-type="string">
            <text:p>Würzburg</text:p>
          </table:table-cell>
          <table:table-cell table:style-name="ce135" office:value-type="string" calcext:value-type="string">
            <text:p>(empty)</text:p>
          </table:table-cell>
          <table:table-cell table:style-name="ce155" office:value-type="string" calcext:value-type="string">
            <text:p>Total Result</text:p>
          </table:table-cell>
        </table:table-row>
        <table:table-row table:style-name="ro78">
          <table:table-cell table:style-name="ce105" office:value-type="string" calcext:value-type="string">
            <text:p>SoSe 2015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3" table:style-name="ce136" office:value-type="float" office:value="3" calcext:value-type="float">
            <text:p>3</text:p>
          </table:table-cell>
          <table:table-cell table:style-name="ce136" table:number-columns-repeated="3"/>
          <table:table-cell table:style-name="ce136" office:value-type="float" office:value="1" calcext:value-type="float">
            <text:p>1</text:p>
          </table:table-cell>
          <table:table-cell table:style-name="ce136" table:number-columns-repeated="2"/>
          <table:table-cell table:style-name="ce136" office:value-type="float" office:value="2" calcext:value-type="float">
            <text:p>2</text:p>
          </table:table-cell>
          <table:table-cell table:style-name="ce136" table:number-columns-repeated="2"/>
          <table:table-cell table:style-name="ce136" office:value-type="float" office:value="11" calcext:value-type="float">
            <text:p>11</text:p>
          </table:table-cell>
          <table:table-cell table:style-name="ce136"/>
          <table:table-cell table:number-columns-repeated="2" table:style-name="ce136" office:value-type="float" office:value="6" calcext:value-type="float">
            <text:p>6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9" calcext:value-type="float">
            <text:p>9</text:p>
          </table:table-cell>
          <table:table-cell table:style-name="ce136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table:number-columns-repeated="2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 table:style-name="ce146"/>
          <table:table-cell table:style-name="ce156" office:value-type="float" office:value="52" calcext:value-type="float">
            <text:p>52</text:p>
          </table:table-cell>
        </table:table-row>
        <table:table-row table:style-name="ro78">
          <table:table-cell office:value-type="string" calcext:value-type="string">
            <text:p>SoSe 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78">
          <table:table-cell office:value-type="string" calcext:value-type="string">
            <text:p>SoSe 20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78">
          <table:table-cell office:value-type="string" calcext:value-type="string">
            <text:p>SoSe 2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78">
          <table:table-cell office:value-type="string" calcext:value-type="string">
            <text:p>WiSe 2014/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5"/>
          <table:table-cell office:value-type="float" office:value="3" calcext:value-type="float">
            <text:p>3</text:p>
          </table:table-cell>
        </table:table-row>
        <table:table-row table:style-name="ro78">
          <table:table-cell office:value-type="string" calcext:value-type="string">
            <text:p>WiSe 2015/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78">
          <table:table-cell office:value-type="string" calcext:value-type="string">
            <text:p>WiSe 2016/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78">
          <table:table-cell office:value-type="string" calcext:value-type="string">
            <text:p>WiSe 2017/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78">
          <table:table-cell office:value-type="string" calcext:value-type="string">
            <text:p>WiSe 2018/19</text:p>
          </table:table-cell>
          <table:table-cell table:style-name="ce116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6" calcext:value-type="float">
            <text:p>6</text:p>
          </table:table-cell>
          <table:table-cell table:style-name="ce137" table:number-columns-repeated="8"/>
          <table:table-cell table:number-columns-repeated="2" table:style-name="ce137" office:value-type="float" office:value="2" calcext:value-type="float">
            <text:p>2</text:p>
          </table:table-cell>
          <table:table-cell table:style-name="ce137"/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table:number-columns-repeated="2"/>
          <table:table-cell table:number-columns-repeated="2" table:style-name="ce137" office:value-type="float" office:value="1" calcext:value-type="float">
            <text:p>1</text:p>
          </table:table-cell>
          <table:table-cell table:style-name="ce137" table:number-columns-repeated="4"/>
          <table:table-cell table:style-name="ce137" office:value-type="float" office:value="1" calcext:value-type="float">
            <text:p>1</text:p>
          </table:table-cell>
          <table:table-cell table:style-name="ce151"/>
          <table:table-cell table:style-name="ce158" office:value-type="float" office:value="45" calcext:value-type="float">
            <text:p>45</text:p>
          </table:table-cell>
        </table:table-row>
        <table:table-row table:style-name="ro78">
          <table:table-cell table:style-name="ce110" office:value-type="string" calcext:value-type="string">
            <text:p>Total Result</text:p>
          </table:table-cell>
          <table:table-cell table:style-name="ce133" office:value-type="float" office:value="10" calcext:value-type="float">
            <text:p>10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59" calcext:value-type="float">
            <text:p>59</text:p>
          </table:table-cell>
          <table:table-cell table:style-name="ce138" office:value-type="float" office:value="28" calcext:value-type="float">
            <text:p>28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43" calcext:value-type="float">
            <text:p>43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2" calcext:value-type="float">
            <text:p>42</text:p>
          </table:table-cell>
          <table:table-cell table:style-name="ce138" office:value-type="float" office:value="61" calcext:value-type="float">
            <text:p>61</text:p>
          </table:table-cell>
          <table:table-cell table:style-name="ce138" office:value-type="float" office:value="34" calcext:value-type="float">
            <text:p>34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6" calcext:value-type="float">
            <text:p>26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3" calcext:value-type="float">
            <text:p>23</text:p>
          </table:table-cell>
          <table:table-cell table:style-name="ce138" office:value-type="float" office:value="14" calcext:value-type="float">
            <text:p>14</text:p>
          </table:table-cell>
          <table:table-cell table:style-name="ce153"/>
          <table:table-cell table:style-name="ce159" office:value-type="float" office:value="482" calcext:value-type="float">
            <text:p>482</text:p>
          </table:table-cell>
        </table:table-row>
      </table:table>
      <table:table table:name="Tabelle2" table:style-name="ta2">
        <table:table-column table:style-name="co18" table:default-cell-style-name="Default"/>
        <table:table-row table:style-name="ro78" table:number-rows-repeated="3">
          <table:table-cell table:style-name="ce254"/>
        </table:table-row>
        <table:table-row table:style-name="ro78" table:number-rows-repeated="116">
          <table:table-cell table:style-name="ce255"/>
        </table:table-row>
        <table:table-row table:style-name="ro78" table:number-rows-repeated="1048456">
          <table:table-cell/>
        </table:table-row>
        <table:table-row table:style-name="ro78">
          <table:table-cell/>
        </table:table-row>
      </table:table>
      <table:named-expressions/>
      <table:database-ranges>
        <table:database-range table:name="__Anonymous_Sheet_DB__0" table:target-range-address="Tabelle1.A1:Tabelle1.Z805" table:display-filter-buttons="true"/>
      </table:database-ranges>
      <table:data-pilot-tables>
        <table:data-pilot-table table:name="DataPilot1" table:application-data="" table:target-range-address="'Pivot Table_Tabelle1_1'.A1:'Pivot Table_Tabelle1_1'.AD12" table:buttons="'Pivot Table_Tabelle1_1'.A2 'Pivot Table_Tabelle1_1'.B1" table:show-filter-button="false" table:drill-down-on-double-click="false">
          <table:source-cell-range table:cell-range-address="Tabelle1.A1:Tabelle1.C524"/>
          <table:data-pilot-field table:source-field-name="Stadt" table:orientation="column" table:used-hierarchy="0" table:function="auto">
            <table:data-pilot-level table:show-empty="false" calcext:repeat-item-labels="false">
              <table:data-pilot-members>
                <table:data-pilot-member table:name="Augsburg" table:display="true" table:show-details="true"/>
                <table:data-pilot-member table:name="Bamberg" table:display="true" table:show-details="true"/>
                <table:data-pilot-member table:name="Berlin" table:display="true" table:show-details="true"/>
                <table:data-pilot-member table:name="Bochum" table:display="true" table:show-details="true"/>
                <table:data-pilot-member table:name="Bonn" table:display="true" table:show-details="true"/>
                <table:data-pilot-member table:name="Düsseldorf" table:display="true" table:show-details="true"/>
                <table:data-pilot-member table:name="Erlangen" table:display="true" table:show-details="true"/>
                <table:data-pilot-member table:name="Frankfurt a.M." table:display="true" table:show-details="true"/>
                <table:data-pilot-member table:name="Freiburg" table:display="true" table:show-details="true"/>
                <table:data-pilot-member table:name="Giessen" table:display="true" table:show-details="true"/>
                <table:data-pilot-member table:name="Göttingen" table:display="true" table:show-details="true"/>
                <table:data-pilot-member table:name="Halle" table:display="true" table:show-details="true"/>
                <table:data-pilot-member table:name="Hamburg" table:display="true" table:show-details="true"/>
                <table:data-pilot-member table:name="Heidelberg" table:display="true" table:show-details="true"/>
                <table:data-pilot-member table:name="Jena" table:display="true" table:show-details="true"/>
                <table:data-pilot-member table:name="Kiel" table:display="true" table:show-details="true"/>
                <table:data-pilot-member table:name="Köln" table:display="true" table:show-details="true"/>
                <table:data-pilot-member table:name="Leipzig" table:display="true" table:show-details="true"/>
                <table:data-pilot-member table:name="Mainz" table:display="true" table:show-details="true"/>
                <table:data-pilot-member table:name="Marburg" table:display="true" table:show-details="true"/>
                <table:data-pilot-member table:name="München" table:display="true" table:show-details="true"/>
                <table:data-pilot-member table:name="Münster" table:display="true" table:show-details="true"/>
                <table:data-pilot-member table:name="Regensburg" table:display="true" table:show-details="true"/>
                <table:data-pilot-member table:name="Stuttgart" table:display="true" table:show-details="true"/>
                <table:data-pilot-member table:name="Trier" table:display="true" table:show-details="true"/>
                <table:data-pilot-member table:name="Tübingen" table:display="true" table:show-details="true"/>
                <table:data-pilot-member table:name="Würzburg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mester" table:orientation="row" table:used-hierarchy="0" table:function="auto">
            <table:data-pilot-level table:show-empty="false" calcext:repeat-item-labels="false">
              <table:data-pilot-members>
                <table:data-pilot-member table:name="SoSe 2015" table:display="true" table:show-details="true"/>
                <table:data-pilot-member table:name="SoSe 2016" table:display="true" table:show-details="true"/>
                <table:data-pilot-member table:name="SoSe 2017" table:display="true" table:show-details="true"/>
                <table:data-pilot-member table:name="SoSe 2018" table:display="true" table:show-details="true"/>
                <table:data-pilot-member table:name="WiSe 2014/15" table:display="true" table:show-details="true"/>
                <table:data-pilot-member table:name="WiSe 2015/16" table:display="true" table:show-details="true"/>
                <table:data-pilot-member table:name="WiSe 2016/17" table:display="true" table:show-details="true"/>
                <table:data-pilot-member table:name="WiSe 2017/18" table:display="true" table:show-details="true"/>
                <table:data-pilot-member table:name="WiSe 2018/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dt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29">
      <number:month number:textual="true"/>
      <number:text> </number:text>
      <number:year/>
    </number:date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date-style style:name="N127">
      <number:day number:style="long"/>
      <number:text>. </number:text>
      <number:month number:textual="true"/>
    </number:date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0">
      <number:day number:style="long"/>
      <number:text>. </number:text>
      <number:month number:textual="true"/>
      <number:text> </number:text>
      <number:year/>
    </number:date-style>
    <number:time-style style:name="N119">
      <number:minutes number:style="long"/>
      <number:text>:</number:text>
      <number:seconds number:style="long" number:decimal-places="1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</number:time-style>
    <number:number-style style:name="N141">
      <number:number number:decimal-places="0" number:min-decimal-places="0" number:min-integer-digits="1"/>
      <number:text>,</number:text>
    </number:number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time-style style:name="N111">
      <number:hours/>
      <number:text>:</number:text>
      <number:minute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Schmidt</meta:initial-creator>
    <meta:creation-date>2018-09-10T08:22:30</meta:creation-date>
    <dc:date>2024-06-28T13:57:31.901426705</dc:date>
    <meta:editing-duration>P1DT16H1M27S</meta:editing-duration>
    <meta:generator>LibreOffice/7.3.7.2$Linux_X86_64 LibreOffice_project/30$Build-2</meta:generator>
    <meta:editing-cycles>351</meta:editing-cycles>
    <meta:document-statistic meta:table-count="3" meta:cell-count="8795" meta:object-count="0"/>
    <meta:user-defined meta:name="AppVersion">15.0300</meta:user-defined>
  </office:meta>
</office:document-meta>
</file>